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P15" style:parent-style-name="Normalny" style:family="paragraph">
      <style:paragraph-properties fo:text-align="justify" fo:line-height="150%" fo:text-indent="0.2479in"/>
    </style:style>
    <style:style style:name="P16" style:parent-style-name="Normalny" style:family="paragraph">
      <style:paragraph-properties fo:text-align="justify" fo:line-height="150%" fo:text-indent="0.2479in"/>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text-underline-type="single" style:text-underline-style="solid" style:text-underline-width="auto" style:text-underline-mode="continuous"/>
    </style:style>
    <style:style style:name="T35" style:parent-style-name="Domyślnaczcionkaakapitu" style:family="text">
      <style:text-properties style:text-underline-type="single" style:text-underline-style="solid" style:text-underline-width="auto" style:text-underline-mode="continuous"/>
    </style:style>
    <style:style style:name="T36" style:parent-style-name="Domyślnaczcionkaakapitu" style:family="text">
      <style:text-properties fo:background-color="#80FFFF" style:text-underline-type="single" style:text-underline-style="solid" style:text-underline-width="auto" style:text-underline-mode="continuous"/>
    </style:style>
    <style:style style:name="T37" style:parent-style-name="Domyślnaczcionkaakapitu" style:family="text">
      <style:text-properties style:text-underline-type="single" style:text-underline-style="solid" style:text-underline-width="auto" style:text-underline-mode="continuous"/>
    </style:style>
    <style:style style:name="T38" style:parent-style-name="Domyślnaczcionkaakapitu" style:family="text">
      <style:text-properties fo:background-color="#80FFFF" style:text-underline-type="single" style:text-underline-style="solid" style:text-underline-width="auto" style:text-underline-mode="continuous"/>
    </style:style>
    <style:style style:name="T39" style:parent-style-name="Domyślnaczcionkaakapitu" style:family="text">
      <style:text-properties style:text-underline-type="single" style:text-underline-style="solid" style:text-underline-width="auto" style:text-underline-mode="continuous"/>
    </style:style>
    <style:style style:name="P40" style:parent-style-name="Normalny" style:family="paragraph">
      <style:paragraph-properties fo:text-align="justify" fo:line-height="150%" fo:text-indent="0.2479in"/>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fo:text-indent="0.2479in"/>
    </style:style>
    <style:style style:name="P49" style:parent-style-name="Normalny" style:family="paragraph">
      <style:paragraph-properties fo:text-align="justify" fo:line-height="150%" fo:text-indent="0.2479in"/>
    </style:style>
    <style:style style:name="P50" style:parent-style-name="Normalny" style:family="paragraph">
      <style:paragraph-properties fo:text-align="justify" fo:line-height="150%" fo:text-indent="0.2479in"/>
    </style:style>
    <style:style style:name="P51" style:parent-style-name="Normalny" style:family="paragraph">
      <style:paragraph-properties fo:text-align="justify" fo:line-height="150%" fo:text-indent="0.2479in"/>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P77" style:parent-style-name="Normalny" style:family="paragraph">
      <style:paragraph-properties fo:text-align="justify" fo:line-height="150%" fo:text-indent="0.2479in"/>
    </style:style>
    <style:style style:name="P78" style:parent-style-name="Normalny" style:family="paragraph">
      <style:paragraph-properties fo:text-align="justify" fo:line-height="150%" fo:text-indent="0.2479in"/>
    </style:style>
    <style:style style:name="P79" style:parent-style-name="Normalny" style:family="paragraph">
      <style:paragraph-properties fo:text-align="justify" fo:line-height="150%"/>
    </style:style>
    <style:style style:name="T80" style:parent-style-name="Domyślnaczcionkaakapitu" style:family="text">
      <style:text-properties style:text-underline-type="single" style:text-underline-style="solid" style:text-underline-width="auto" style:text-underline-mode="continuous"/>
    </style:style>
    <style:style style:name="T81" style:parent-style-name="Domyślnaczcionkaakapitu" style:family="text">
      <style:text-properties fo:background-color="#80FFFF" style:text-underline-type="single" style:text-underline-style="solid" style:text-underline-width="auto" style:text-underline-mode="continuous"/>
    </style:style>
    <style:style style:name="T82" style:parent-style-name="Domyślnaczcionkaakapitu" style:family="text">
      <style:text-properties style:text-underline-type="single" style:text-underline-style="solid" style:text-underline-width="auto" style:text-underline-mode="continuous"/>
    </style:style>
    <style:style style:name="T83" style:parent-style-name="Domyślnaczcionkaakapitu" style:family="text">
      <style:text-properties fo:background-color="#80FFFF" style:text-underline-type="single" style:text-underline-style="solid" style:text-underline-width="auto" style:text-underline-mode="continuous"/>
    </style:style>
    <style:style style:name="T84" style:parent-style-name="Domyślnaczcionkaakapitu" style:family="text">
      <style:text-properties style:text-underline-type="single" style:text-underline-style="solid" style:text-underline-width="auto" style:text-underline-mode="continuous"/>
    </style:style>
    <style:style style:name="T85" style:parent-style-name="Domyślnaczcionkaakapitu" style:family="text">
      <style:text-properties fo:background-color="#80FFFF" style:text-underline-type="single" style:text-underline-style="solid" style:text-underline-width="auto" style:text-underline-mode="continuous"/>
    </style:style>
    <style:style style:name="T86" style:parent-style-name="Domyślnaczcionkaakapitu" style:family="text">
      <style:text-properties style:text-underline-type="single" style:text-underline-style="solid" style:text-underline-width="auto" style:text-underline-mode="continuous"/>
    </style:style>
    <style:style style:name="T87" style:parent-style-name="Domyślnaczcionkaakapitu" style:family="text">
      <style:text-properties fo:background-color="#80FFFF" style:text-underline-type="single" style:text-underline-style="solid" style:text-underline-width="auto" style:text-underline-mode="continuous"/>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style:style>
    <style:style style:name="T91" style:parent-style-name="Domyślnaczcionkaakapitu" style:family="text">
      <style:text-properties style:text-underline-type="single" style:text-underline-style="solid" style:text-underline-width="auto" style:text-underline-mode="continuous"/>
    </style:style>
    <style:style style:name="T92" style:parent-style-name="Domyślnaczcionkaakapitu" style:family="text">
      <style:text-properties fo:background-color="#80FFFF" style:text-underline-type="single" style:text-underline-style="solid" style:text-underline-width="auto" style:text-underline-mode="continuous"/>
    </style:style>
    <style:style style:name="T93" style:parent-style-name="Domyślnaczcionkaakapitu" style:family="text">
      <style:text-properties style:text-underline-type="single" style:text-underline-style="solid" style:text-underline-width="auto" style:text-underline-mode="continuous"/>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P215" style:parent-style-name="Normalny" style:family="paragraph">
      <style:paragraph-properties fo:text-align="justify" fo:line-height="150%" fo:text-indent="0.2479in"/>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P234" style:parent-style-name="Normalny" style:family="paragraph">
      <style:paragraph-properties fo:text-align="justify" fo:line-height="150%" fo:text-indent="0.2479in"/>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P241" style:parent-style-name="Normalny" style:family="paragraph">
      <style:paragraph-properties fo:text-align="justify" fo:line-height="150%" fo:text-indent="0.2479in"/>
    </style:style>
    <style:style style:name="P242" style:parent-style-name="Normalny" style:family="paragraph">
      <style:paragraph-properties fo:text-align="justify" fo:line-height="150%"/>
    </style:style>
    <style:style style:name="T243" style:parent-style-name="Domyślnaczcionkaakapitu" style:family="text">
      <style:text-properties style:text-underline-type="single" style:text-underline-style="solid" style:text-underline-width="auto" style:text-underline-mode="continuous"/>
    </style:style>
    <style:style style:name="T244" style:parent-style-name="Domyślnaczcionkaakapitu" style:family="text">
      <style:text-properties fo:background-color="#80FFFF" style:text-underline-type="single" style:text-underline-style="solid" style:text-underline-width="auto" style:text-underline-mode="continuous"/>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fo:text-indent="0.2479in"/>
    </style:style>
    <style:style style:name="P247" style:parent-style-name="Normalny" style:family="paragraph">
      <style:paragraph-properties fo:text-align="justify" fo:line-height="150%" fo:text-indent="0.2479in"/>
    </style:style>
    <style:style style:name="P248" style:parent-style-name="Normalny" style:family="paragraph">
      <style:paragraph-properties fo:text-align="justify" fo:line-height="150%"/>
    </style:style>
    <style:style style:name="T249" style:parent-style-name="Domyślnaczcionkaakapitu" style:family="text">
      <style:text-properties fo:background-color="#80FFFF" style:text-underline-type="single" style:text-underline-style="solid" style:text-underline-width="auto" style:text-underline-mode="continuous"/>
    </style:style>
    <style:style style:name="T250" style:parent-style-name="Domyślnaczcionkaakapitu" style:family="text">
      <style:text-properties style:text-underline-type="single" style:text-underline-style="solid" style:text-underline-width="auto" style:text-underline-mode="continuous"/>
    </style:style>
    <style:style style:name="T251" style:parent-style-name="Domyślnaczcionkaakapitu" style:family="text">
      <style:text-properties fo:background-color="#80FFFF" style:text-underline-type="single" style:text-underline-style="solid" style:text-underline-width="auto" style:text-underline-mode="continuous"/>
    </style:style>
    <style:style style:name="T252" style:parent-style-name="Domyślnaczcionkaakapitu" style:family="text">
      <style:text-properties style:text-underline-type="single" style:text-underline-style="solid" style:text-underline-width="auto" style:text-underline-mode="continuous"/>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479in">
        <style:tab-stops>
          <style:tab-stop style:type="left" style:position="0.5965in"/>
        </style:tab-stops>
      </style:paragraph-properties>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P289" style:parent-style-name="Normalny" style:family="paragraph">
      <style:paragraph-properties fo:text-align="justify" fo:line-height="150%"/>
    </style:style>
    <style:style style:name="T290" style:parent-style-name="Domyślnaczcionkaakapitu" style:family="text">
      <style:text-properties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P298" style:parent-style-name="Normalny" style:family="paragraph">
      <style:paragraph-properties fo:text-align="justify" fo:line-height="150%"/>
    </style:style>
    <style:style style:name="T299" style:parent-style-name="Domyślnaczcionkaakapitu" style:family="text">
      <style:text-properties style:text-underline-type="single" style:text-underline-style="solid" style:text-underline-width="auto" style:text-underline-mode="continuous"/>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479in"/>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479in"/>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P338" style:parent-style-name="Normalny" style:family="paragraph">
      <style:paragraph-properties fo:text-align="justify" fo:line-height="150%" fo:text-indent="0.2479in"/>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P365" style:parent-style-name="Normalny" style:family="paragraph">
      <style:paragraph-properties fo:text-align="justify" fo:line-height="150%"/>
    </style:style>
    <style:style style:name="T366" style:parent-style-name="Domyślnaczcionkaakapitu" style:family="text">
      <style:text-properties style:text-underline-type="single" style:text-underline-style="solid" style:text-underline-width="auto" style:text-underline-mode="continuous"/>
    </style:style>
    <style:style style:name="T367" style:parent-style-name="Domyślnaczcionkaakapitu" style:family="text">
      <style:text-properties fo:background-color="#80FFFF" style:text-underline-type="single" style:text-underline-style="solid" style:text-underline-width="auto" style:text-underline-mode="continuous"/>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T373" style:parent-style-name="Domyślnaczcionkaakapitu" style:family="text">
      <style:text-properties fo:background-color="#80FFFF" style:text-underline-type="single" style:text-underline-style="solid" style:text-underline-width="auto" style:text-underline-mode="continuous"/>
    </style:style>
    <style:style style:name="T374" style:parent-style-name="Domyślnaczcionkaakapitu" style:family="text">
      <style:text-properties style:text-underline-type="single" style:text-underline-style="solid" style:text-underline-width="auto" style:text-underline-mode="continuous"/>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style:text-underline-type="single" style:text-underline-style="solid" style:text-underline-width="auto" style:text-underline-mode="continuous"/>
    </style:style>
    <style:style style:name="T377" style:parent-style-name="Domyślnaczcionkaakapitu" style:family="text">
      <style:text-properties fo:background-color="#80FFFF"/>
    </style:style>
    <style:style style:name="P378" style:parent-style-name="Normalny" style:family="paragraph">
      <style:paragraph-properties fo:text-align="justify" fo:line-height="150%" fo:text-indent="0.2479in"/>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479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tab-stops>
          <style:tab-stop style:type="left" style:position="1.95in"/>
        </style:tab-stops>
      </style:paragraph-properties>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P397" style:parent-style-name="Normalny" style:family="paragraph">
      <style:paragraph-properties fo:text-align="justify" fo:line-height="150%"/>
    </style:style>
    <style:style style:name="T398" style:parent-style-name="Domyślnaczcionkaakapitu" style:family="text">
      <style:text-properties style:text-underline-type="single" style:text-underline-style="solid" style:text-underline-width="auto" style:text-underline-mode="continuous"/>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style:style>
    <style:style style:name="T403" style:parent-style-name="Domyślnaczcionkaakapitu" style:family="text">
      <style:text-properties style:text-underline-type="single" style:text-underline-style="solid" style:text-underline-width="auto" style:text-underline-mode="continuous"/>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479in"/>
    </style:style>
    <style:style style:name="P406" style:parent-style-name="Normalny" style:family="paragraph">
      <style:paragraph-properties fo:text-align="justify" fo:line-height="150%"/>
    </style:style>
    <style:style style:name="T407" style:parent-style-name="Domyślnaczcionkaakapitu" style:family="text">
      <style:text-properties style:text-underline-type="single" style:text-underline-style="solid" style:text-underline-width="auto" style:text-underline-mode="continuous"/>
    </style:style>
    <style:style style:name="T408" style:parent-style-name="Domyślnaczcionkaakapitu" style:family="text">
      <style:text-properties fo:background-color="#80FFFF" style:text-underline-type="single" style:text-underline-style="solid" style:text-underline-width="auto" style:text-underline-mode="continuous"/>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fo:text-indent="0.2479in"/>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P454" style:parent-style-name="Normalny" style:family="paragraph">
      <style:paragraph-properties fo:text-align="justify" fo:line-height="150%"/>
    </style:style>
    <style:style style:name="T455" style:parent-style-name="Domyślnaczcionkaakapitu" style:family="text">
      <style:text-properties style:text-underline-type="single" style:text-underline-style="solid" style:text-underline-width="auto" style:text-underline-mode="continuous"/>
    </style:style>
    <style:style style:name="T456" style:parent-style-name="Domyślnaczcionkaakapitu" style:family="text">
      <style:text-properties fo:background-color="#80FFFF" style:text-underline-type="single" style:text-underline-style="solid" style:text-underline-width="auto" style:text-underline-mode="continuous"/>
    </style:style>
    <style:style style:name="T457" style:parent-style-name="Domyślnaczcionkaakapitu" style:family="text">
      <style:text-properties style:text-underline-type="single" style:text-underline-style="solid" style:text-underline-width="auto" style:text-underline-mode="continuous"/>
    </style:style>
    <style:style style:name="T458" style:parent-style-name="Domyślnaczcionkaakapitu" style:family="text">
      <style:text-properties fo:background-color="#80FFFF" style:text-underline-type="single" style:text-underline-style="solid" style:text-underline-width="auto" style:text-underline-mode="continuous"/>
    </style:style>
    <style:style style:name="T459" style:parent-style-name="Domyślnaczcionkaakapitu" style:family="text">
      <style:text-properties style:text-underline-type="single" style:text-underline-style="solid" style:text-underline-width="auto" style:text-underline-mode="continuous"/>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T473" style:parent-style-name="Domyślnaczcionkaakapitu" style:family="text">
      <style:text-properties fo:background-color="#80FFFF" style:text-underline-type="single" style:text-underline-style="solid" style:text-underline-width="auto" style:text-underline-mode="continuous"/>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P476" style:parent-style-name="Normalny" style:family="paragraph">
      <style:paragraph-properties fo:text-align="justify" fo:line-height="150%"/>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P533" style:parent-style-name="Normalny" style:family="paragraph">
      <style:paragraph-properties fo:text-align="justify" fo:line-height="150%" fo:text-indent="0.2479in"/>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fo:text-indent="0.2479in"/>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fo:text-indent="0.2479in"/>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P577" style:parent-style-name="Normalny" style:family="paragraph">
      <style:paragraph-properties fo:text-align="justify" fo:line-height="150%" fo:text-indent="0.2479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fo:text-indent="0.2479in"/>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479in"/>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479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479in"/>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P629" style:parent-style-name="Normalny" style:family="paragraph">
      <style:paragraph-properties fo:text-align="justify" fo:line-height="150%"/>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479in"/>
    </style:style>
    <style:style style:name="P634" style:parent-style-name="Normalny" style:family="paragraph">
      <style:paragraph-properties fo:text-align="justify" fo:line-height="150%"/>
    </style:style>
    <style:style style:name="T635" style:parent-style-name="Domyślnaczcionkaakapitu" style:family="text">
      <style:text-properties style:text-underline-type="single" style:text-underline-style="solid" style:text-underline-width="auto" style:text-underline-mode="continuous"/>
    </style:style>
    <style:style style:name="T636" style:parent-style-name="Domyślnaczcionkaakapitu" style:family="text">
      <style:text-properties fo:background-color="#80FFFF" style:text-underline-type="single" style:text-underline-style="solid" style:text-underline-width="auto" style:text-underline-mode="continuous"/>
    </style:style>
    <style:style style:name="T637" style:parent-style-name="Domyślnaczcionkaakapitu" style:family="text">
      <style:text-properties style:text-underline-type="single" style:text-underline-style="solid" style:text-underline-width="auto" style:text-underline-mode="continuous"/>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479in">
        <style:tab-stops>
          <style:tab-stop style:type="left" style:position="1.7631in"/>
        </style:tab-stops>
      </style:paragraph-properties>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P658" style:parent-style-name="Normalny" style:family="paragraph">
      <style:paragraph-properties fo:text-align="justify" fo:line-height="150%" fo:text-indent="0.2479in"/>
    </style:style>
    <style:style style:name="P659" style:parent-style-name="Normalny" style:family="paragraph">
      <style:paragraph-properties fo:text-align="justify" fo:line-height="150%"/>
    </style:style>
    <style:style style:name="T660" style:parent-style-name="Domyślnaczcionkaakapitu" style:family="text">
      <style:text-properties style:text-underline-type="single" style:text-underline-style="solid" style:text-underline-width="auto" style:text-underline-mode="continuous"/>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P663" style:parent-style-name="Normalny" style:family="paragraph">
      <style:paragraph-properties fo:text-align="justify" fo:line-height="150%"/>
    </style:style>
    <style:style style:name="T664" style:parent-style-name="Domyślnaczcionkaakapitu" style:family="text">
      <style:text-properties style:text-underline-type="single" style:text-underline-style="solid" style:text-underline-width="auto" style:text-underline-mode="continuous"/>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P672" style:parent-style-name="Normalny" style:family="paragraph">
      <style:paragraph-properties fo:text-align="justify" fo:line-height="150%" fo:text-indent="0.2479in"/>
    </style:style>
    <style:style style:name="P673" style:parent-style-name="Normalny" style:family="paragraph">
      <style:paragraph-properties fo:text-align="justify" fo:line-height="150%" fo:text-indent="0.2479in"/>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P687" style:parent-style-name="Normalny" style:family="paragraph">
      <style:paragraph-properties fo:text-align="justify" fo:line-height="150%" fo:text-indent="0.2479in"/>
    </style:style>
    <style:style style:name="P688" style:parent-style-name="Normalny" style:family="paragraph">
      <style:paragraph-properties fo:text-align="justify" fo:line-height="150%" fo:text-indent="0.2479in"/>
    </style:style>
    <style:style style:name="P689" style:parent-style-name="Normalny" style:family="paragraph">
      <style:paragraph-properties fo:text-align="justify" fo:line-height="150%"/>
    </style:style>
    <style:style style:name="T690" style:parent-style-name="Domyślnaczcionkaakapitu" style:family="text">
      <style:text-properties style:text-underline-type="single" style:text-underline-style="solid" style:text-underline-width="auto" style:text-underline-mode="continuous"/>
    </style:style>
    <style:style style:name="T691" style:parent-style-name="Domyślnaczcionkaakapitu" style:family="text">
      <style:text-properties fo:background-color="#80FFFF" style:text-underline-type="single" style:text-underline-style="solid" style:text-underline-width="auto" style:text-underline-mode="continuous"/>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style:style>
    <style:style style:name="T697" style:parent-style-name="Domyślnaczcionkaakapitu" style:family="text">
      <style:text-properties style:text-underline-type="single" style:text-underline-style="solid" style:text-underline-width="auto" style:text-underline-mode="continuous"/>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P700" style:parent-style-name="Normalny" style:family="paragraph">
      <style:paragraph-properties fo:text-align="justify" fo:line-height="150%"/>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P705" style:parent-style-name="Normalny" style:family="paragraph">
      <style:paragraph-properties fo:text-align="justify" fo:line-height="150%"/>
    </style:style>
    <style:style style:name="P706" style:parent-style-name="Normalny" style:family="paragraph">
      <style:paragraph-properties fo:text-align="justify" fo:line-height="150%"/>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style:style>
    <style:style style:name="P709" style:parent-style-name="Normalny" style:family="paragraph">
      <style:paragraph-properties fo:text-align="justify" fo:line-height="150%"/>
    </style:style>
    <style:style style:name="P710" style:parent-style-name="Normalny" style:family="paragraph">
      <style:paragraph-properties fo:text-align="justify" fo:line-height="150%"/>
    </style:style>
    <style:style style:name="P711" style:parent-style-name="Normalny" style:family="paragraph">
      <style:paragraph-properties fo:text-align="justify" fo:line-height="150%"/>
    </style:style>
    <style:style style:name="T712" style:parent-style-name="Domyślnaczcionkaakapitu" style:family="text">
      <style:text-properties style:text-underline-type="single" style:text-underline-style="solid" style:text-underline-width="auto" style:text-underline-mode="continuous"/>
    </style:style>
    <style:style style:name="T713" style:parent-style-name="Domyślnaczcionkaakapitu" style:family="text">
      <style:text-properties style:text-underline-type="single" style:text-underline-style="solid" style:text-underline-width="auto" style:text-underline-mode="continuous"/>
    </style:style>
    <style:style style:name="P714" style:parent-style-name="Normalny" style:family="paragraph">
      <style:paragraph-properties fo:text-align="justify" fo:line-height="150%"/>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fo:background-color="#80FFFF" style:text-underline-type="single" style:text-underline-style="solid" style:text-underline-width="auto" style:text-underline-mode="continuous"/>
    </style:style>
    <style:style style:name="T717" style:parent-style-name="Domyślnaczcionkaakapitu" style:family="text">
      <style:text-properties style:text-underline-type="single" style:text-underline-style="solid" style:text-underline-width="auto" style:text-underline-mode="continuous"/>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P720" style:parent-style-name="Normalny" style:family="paragraph">
      <style:paragraph-properties fo:text-align="justify" fo:line-height="150%">
        <style:tab-stops>
          <style:tab-stop style:type="left" style:position="4.9347in"/>
        </style:tab-stops>
      </style:paragraph-properties>
    </style:style>
    <style:style style:name="T721" style:parent-style-name="Domyślnaczcionkaakapitu" style:family="text">
      <style:text-properties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P730" style:parent-style-name="Normalny" style:family="paragraph">
      <style:paragraph-properties fo:text-align="justify" fo:line-height="150%"/>
    </style:style>
    <style:style style:name="T731" style:parent-style-name="Domyślnaczcionkaakapitu" style:family="text">
      <style:text-properties style:text-underline-type="single" style:text-underline-style="solid" style:text-underline-width="auto" style:text-underline-mode="continuous"/>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style>
    <style:style style:name="P734" style:parent-style-name="Normalny" style:family="paragraph">
      <style:paragraph-properties fo:text-align="justify" fo:line-height="150%" fo:text-indent="0.2479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style:style>
    <style:style style:name="T748" style:parent-style-name="Domyślnaczcionkaakapitu" style:family="text">
      <style:text-properties style:text-underline-type="single" style:text-underline-style="solid" style:text-underline-width="auto" style:text-underline-mode="continuous"/>
    </style:style>
    <style:style style:name="T749" style:parent-style-name="Domyślnaczcionkaakapitu" style:family="text">
      <style:text-properties fo:background-color="#80FFFF" style:text-underline-type="single" style:text-underline-style="solid" style:text-underline-width="auto" style:text-underline-mode="continuous"/>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T752" style:parent-style-name="Domyślnaczcionkaakapitu" style:family="text">
      <style:text-properties style:text-underline-type="single" style:text-underline-style="solid" style:text-underline-width="auto" style:text-underline-mode="continuous"/>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P755" style:parent-style-name="Normalny" style:family="paragraph">
      <style:paragraph-properties fo:text-align="justify" fo:line-height="150%"/>
    </style:style>
    <style:style style:name="T756" style:parent-style-name="Domyślnaczcionkaakapitu" style:family="text">
      <style:text-properties style:text-underline-type="single" style:text-underline-style="solid" style:text-underline-width="auto" style:text-underline-mode="continuous"/>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P787" style:parent-style-name="Normalny" style:family="paragraph">
      <style:paragraph-properties fo:text-align="justify" fo:line-height="150%"/>
    </style:style>
    <style:style style:name="T788" style:parent-style-name="Domyślnaczcionkaakapitu" style:family="text">
      <style:text-properties style:text-underline-type="single" style:text-underline-style="solid" style:text-underline-width="auto" style:text-underline-mode="continuous"/>
    </style:style>
    <style:style style:name="T789" style:parent-style-name="Domyślnaczcionkaakapitu" style:family="text">
      <style:text-properties fo:background-color="#80FFFF" style:text-underline-type="single" style:text-underline-style="solid" style:text-underline-width="auto" style:text-underline-mode="continuous"/>
    </style:style>
    <style:style style:name="T790" style:parent-style-name="Domyślnaczcionkaakapitu" style:family="text">
      <style:text-properties style:text-underline-type="single" style:text-underline-style="solid" style:text-underline-width="auto" style:text-underline-mode="continuous"/>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P793" style:parent-style-name="Normalny" style:family="paragraph">
      <style:paragraph-properties fo:text-align="justify" fo:line-height="150%" fo:text-indent="0.2479in"/>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P798" style:parent-style-name="Normalny" style:family="paragraph">
      <style:paragraph-properties fo:text-align="justify" fo:line-height="150%"/>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P803" style:parent-style-name="Normalny" style:family="paragraph">
      <style:paragraph-properties fo:text-align="justify" fo:line-height="150%"/>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P807" style:parent-style-name="Normalny" style:family="paragraph">
      <style:paragraph-properties fo:text-align="justify" fo:line-height="150%"/>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text-underline-type="single" style:text-underline-style="solid" style:text-underline-width="auto" style:text-underline-mode="continuous"/>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P824" style:parent-style-name="Normalny" style:family="paragraph">
      <style:paragraph-properties fo:text-align="justify" fo:line-height="150%"/>
    </style:style>
    <style:style style:name="T825" style:parent-style-name="Domyślnaczcionkaakapitu" style:family="text">
      <style:text-properties style:text-underline-type="single" style:text-underline-style="solid" style:text-underline-width="auto" style:text-underline-mode="continuous"/>
    </style:style>
    <style:style style:name="T826" style:parent-style-name="Domyślnaczcionkaakapitu" style:family="text">
      <style:text-properties fo:background-color="#80FFFF" style:text-underline-type="single" style:text-underline-style="solid" style:text-underline-width="auto" style:text-underline-mode="continuous"/>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style:style>
    <style:style style:name="T830" style:parent-style-name="Domyślnaczcionkaakapitu" style:family="text">
      <style:text-properties style:text-underline-type="single" style:text-underline-style="solid" style:text-underline-width="auto" style:text-underline-mode="continuous"/>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style:style>
    <style:style style:name="T836" style:parent-style-name="Domyślnaczcionkaakapitu" style:family="text">
      <style:text-properties style:text-underline-type="single" style:text-underline-style="solid" style:text-underline-width="auto" style:text-underline-mode="continuous"/>
    </style:style>
    <style:style style:name="T837" style:parent-style-name="Domyślnaczcionkaakapitu" style:family="text">
      <style:text-properties fo:background-color="#80FFFF" style:text-underline-type="single" style:text-underline-style="solid" style:text-underline-width="auto" style:text-underline-mode="continuous"/>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P840" style:parent-style-name="Normalny" style:family="paragraph">
      <style:paragraph-properties fo:text-align="justify" fo:line-height="150%"/>
    </style:style>
    <style:style style:name="T841" style:parent-style-name="Domyślnaczcionkaakapitu" style:family="text">
      <style:text-properties fo:background-color="#80FFFF" style:text-underline-type="single" style:text-underline-style="solid" style:text-underline-width="auto" style:text-underline-mode="continuous"/>
    </style:style>
    <style:style style:name="T842" style:parent-style-name="Domyślnaczcionkaakapitu" style:family="text">
      <style:text-properties style:text-underline-type="single" style:text-underline-style="solid" style:text-underline-width="auto" style:text-underline-mode="continuous"/>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479in"/>
    </style:style>
    <style:style style:name="P850" style:parent-style-name="Normalny" style:family="paragraph">
      <style:paragraph-properties fo:text-align="justify" fo:line-height="150%" fo:text-indent="0.2479in"/>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fo:text-indent="0.2479in"/>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P871" style:parent-style-name="Normalny" style:family="paragraph">
      <style:paragraph-properties fo:text-align="justify" fo:line-height="150%" fo:text-indent="0.2479in"/>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479in"/>
    </style:style>
    <style:style style:name="P887" style:parent-style-name="Normalny" style:family="paragraph">
      <style:paragraph-properties fo:text-align="justify" fo:line-height="150%" fo:text-indent="0.2479in"/>
    </style:style>
    <style:style style:name="P888" style:parent-style-name="Normalny" style:family="paragraph">
      <style:paragraph-properties fo:text-align="justify" fo:line-height="150%" fo:text-indent="0.2479in"/>
    </style:style>
    <style:style style:name="P889" style:parent-style-name="Normalny" style:family="paragraph">
      <style:paragraph-properties fo:text-align="justify" fo:line-height="150%" fo:text-indent="0.2479in"/>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fo:text-indent="0.2479in"/>
    </style:style>
    <style:style style:name="P908" style:parent-style-name="Normalny" style:family="paragraph">
      <style:paragraph-properties fo:text-align="justify" fo:line-height="150%" fo:text-indent="0.2479in"/>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fo:text-indent="0.2479in"/>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T923" style:parent-style-name="Domyślnaczcionkaakapitu" style:family="text">
      <style:text-properties fo:background-color="#80FFFF"/>
    </style:style>
    <style:style style:name="P924" style:parent-style-name="Normalny" style:family="paragraph">
      <style:paragraph-properties fo:text-align="justify" fo:line-height="150%" fo:text-indent="0.2479in"/>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T930" style:parent-style-name="Domyślnaczcionkaakapitu" style:family="text">
      <style:text-properties style:text-underline-type="single" style:text-underline-style="solid" style:text-underline-width="auto" style:text-underline-mode="continuous"/>
    </style:style>
    <style:style style:name="T931" style:parent-style-name="Domyślnaczcionkaakapitu" style:family="text">
      <style:text-properties fo:background-color="#80FFFF" style:text-underline-type="single" style:text-underline-style="solid" style:text-underline-width="auto" style:text-underline-mode="continuous"/>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P999" style:parent-style-name="Normalny" style:family="paragraph">
      <style:paragraph-properties fo:text-align="justify" fo:line-height="150%" fo:text-indent="0.2479in"/>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fo:text-indent="0.2479in"/>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style:style>
    <style:style style:name="P1025" style:parent-style-name="Normalny" style:family="paragraph">
      <style:paragraph-properties fo:text-align="justify" fo:line-height="150%"/>
    </style:style>
    <style:style style:name="T1026" style:parent-style-name="Domyślnaczcionkaakapitu" style:family="text">
      <style:text-properties style:text-underline-type="single" style:text-underline-style="solid" style:text-underline-width="auto" style:text-underline-mode="continuous"/>
    </style:style>
    <style:style style:name="P1027" style:parent-style-name="Normalny" style:family="paragraph">
      <style:paragraph-properties fo:text-align="justify" fo:line-height="150%" fo:text-indent="0.2479in">
        <style:tab-stops>
          <style:tab-stop style:type="left" style:leader-style="dotted" style:leader-text="." style:position="4.9763in"/>
        </style:tab-stops>
      </style:paragraph-properties>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479in"/>
    </style:style>
    <style:style style:name="P1031" style:parent-style-name="Normalny" style:family="paragraph">
      <style:paragraph-properties fo:text-align="justify" fo:line-height="150%" fo:text-indent="0.2479in"/>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fo:text-indent="0.2479in"/>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style>
    <style:style style:name="P1052" style:parent-style-name="Normalny" style:family="paragraph">
      <style:paragraph-properties fo:text-align="justify" fo:line-height="150%"/>
    </style:style>
    <style:style style:name="T1053" style:parent-style-name="Domyślnaczcionkaakapitu" style:family="text">
      <style:text-properties style:text-underline-type="single" style:text-underline-style="solid" style:text-underline-width="auto" style:text-underline-mode="continuou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479in"/>
    </style:style>
    <style:style style:name="P1057" style:parent-style-name="Normalny" style:family="paragraph">
      <style:paragraph-properties fo:text-align="justify" fo:line-height="150%"/>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479in"/>
    </style:style>
    <style:style style:name="P1068" style:parent-style-name="Normalny" style:family="paragraph">
      <style:paragraph-properties fo:text-align="justify" fo:line-height="150%" fo:text-indent="0.2479in"/>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P1071" style:parent-style-name="Normalny" style:family="paragraph">
      <style:paragraph-properties fo:text-align="justify" fo:line-height="150%" fo:text-indent="0.2479in"/>
    </style:style>
    <style:style style:name="P1072" style:parent-style-name="Normalny" style:family="paragraph">
      <style:paragraph-properties fo:text-align="justify" fo:line-height="150%" fo:text-indent="0.2479in"/>
    </style:style>
    <style:style style:name="P1073" style:parent-style-name="Normalny" style:family="paragraph">
      <style:paragraph-properties fo:text-align="justify" fo:line-height="150%" fo:text-indent="0.2479in"/>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479in"/>
    </style:style>
    <style:style style:name="P1083" style:parent-style-name="Normalny" style:family="paragraph">
      <style:paragraph-properties fo:text-align="justify" fo:line-height="150%"/>
    </style:style>
    <style:style style:name="T1084" style:parent-style-name="Domyślnaczcionkaakapitu" style:family="text">
      <style:text-properties style:text-underline-type="single" style:text-underline-style="solid" style:text-underline-width="auto" style:text-underline-mode="continuous"/>
    </style:style>
    <style:style style:name="T1085" style:parent-style-name="Domyślnaczcionkaakapitu" style:family="text">
      <style:text-properties fo:background-color="#80FFFF" style:text-underline-type="single" style:text-underline-style="solid" style:text-underline-width="auto" style:text-underline-mode="continuous"/>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P1088" style:parent-style-name="Normalny" style:family="paragraph">
      <style:paragraph-properties fo:text-align="justify" fo:line-height="150%"/>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T1091" style:parent-style-name="Domyślnaczcionkaakapitu" style:family="text">
      <style:text-properties fo:background-color="#80FFFF" style:text-underline-type="single" style:text-underline-style="solid" style:text-underline-width="auto" style:text-underline-mode="continuous"/>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P1095" style:parent-style-name="Normalny" style:family="paragraph">
      <style:paragraph-properties fo:text-align="justify" fo:line-height="150%" fo:text-indent="0.2479in"/>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P1114" style:parent-style-name="Normalny" style:family="paragraph">
      <style:paragraph-properties fo:text-align="justify" fo:line-height="150%"/>
    </style:style>
    <style:style style:name="T1115" style:parent-style-name="Domyślnaczcionkaakapitu" style:family="text">
      <style:text-properties style:text-underline-type="single" style:text-underline-style="solid" style:text-underline-width="auto" style:text-underline-mode="continuous"/>
    </style:style>
    <style:style style:name="P1116" style:parent-style-name="Normalny" style:family="paragraph">
      <style:paragraph-properties fo:text-align="justify" fo:line-height="150%" fo:text-indent="0.2479in"/>
    </style:style>
    <style:style style:name="P1117" style:parent-style-name="Normalny" style:family="paragraph">
      <style:paragraph-properties fo:text-align="justify" fo:line-height="150%"/>
    </style:style>
    <style:style style:name="T1118" style:parent-style-name="Domyślnaczcionkaakapitu" style:family="text">
      <style:text-properties style:text-underline-type="single" style:text-underline-style="solid" style:text-underline-width="auto" style:text-underline-mode="continuous"/>
    </style:style>
    <style:style style:name="T1119" style:parent-style-name="Domyślnaczcionkaakapitu" style:family="text">
      <style:text-properties fo:background-color="#80FFFF" style:text-underline-type="single" style:text-underline-style="solid" style:text-underline-width="auto" style:text-underline-mode="continuous"/>
    </style:style>
    <style:style style:name="T1120" style:parent-style-name="Domyślnaczcionkaakapitu" style:family="text">
      <style:text-properties style:text-underline-type="single" style:text-underline-style="solid" style:text-underline-width="auto" style:text-underline-mode="continuous"/>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P1139" style:parent-style-name="Normalny" style:family="paragraph">
      <style:paragraph-properties fo:text-align="justify" fo:line-height="150%" fo:text-indent="0.2479in"/>
    </style:style>
    <style:style style:name="P1140" style:parent-style-name="Normalny" style:family="paragraph">
      <style:paragraph-properties fo:text-align="justify" fo:line-height="150%" fo:text-indent="0.2479in"/>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479in"/>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fo:text-indent="0.2479in"/>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479in"/>
    </style:style>
    <style:style style:name="P1167" style:parent-style-name="Normalny" style:family="paragraph">
      <style:paragraph-properties fo:text-align="justify" fo:line-height="150%" fo:text-indent="0.2479in"/>
    </style:style>
    <style:style style:name="P1168" style:parent-style-name="Normalny" style:family="paragraph">
      <style:paragraph-properties fo:text-align="justify" fo:line-height="150%"/>
    </style:style>
    <style:style style:name="T1169" style:parent-style-name="Domyślnaczcionkaakapitu" style:family="text">
      <style:text-properties style:text-underline-type="single" style:text-underline-style="solid" style:text-underline-width="auto" style:text-underline-mode="continuous"/>
    </style:style>
    <style:style style:name="T1170" style:parent-style-name="Domyślnaczcionkaakapitu" style:family="text">
      <style:text-properties fo:background-color="#80FFFF" style:text-underline-type="single" style:text-underline-style="solid" style:text-underline-width="auto" style:text-underline-mode="continuous"/>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P1173" style:parent-style-name="Normalny" style:family="paragraph">
      <style:paragraph-properties fo:text-align="justify" fo:line-height="150%"/>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479in"/>
    </style:style>
    <style:style style:name="P1180" style:parent-style-name="Normalny" style:family="paragraph">
      <style:paragraph-properties fo:text-align="justify" fo:line-height="150%" fo:text-indent="0.2479in"/>
    </style:style>
    <style:style style:name="P1181" style:parent-style-name="Normalny" style:family="paragraph">
      <style:paragraph-properties fo:text-align="justify" fo:line-height="150%"/>
    </style:style>
    <style:style style:name="T1182" style:parent-style-name="Domyślnaczcionkaakapitu" style:family="text">
      <style:text-properties fo:background-color="#80FFFF" style:text-underline-type="single" style:text-underline-style="solid" style:text-underline-width="auto" style:text-underline-mode="continuous"/>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fo:text-indent="0.2479in"/>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P1359" style:parent-style-name="Normalny" style:family="paragraph">
      <style:paragraph-properties fo:text-align="justify" fo:line-height="150%" fo:text-indent="0.2479in"/>
    </style:style>
    <style:style style:name="P1360" style:parent-style-name="Normalny" style:family="paragraph">
      <style:paragraph-properties fo:text-align="justify" fo:line-height="150%"/>
    </style:style>
    <style:style style:name="T1361" style:parent-style-name="Domyślnaczcionkaakapitu" style:family="text">
      <style:text-properties style:text-underline-type="single" style:text-underline-style="solid" style:text-underline-width="auto" style:text-underline-mode="continuous"/>
    </style:style>
    <style:style style:name="T1362" style:parent-style-name="Domyślnaczcionkaakapitu" style:family="text">
      <style:text-properties fo:background-color="#80FFFF" style:text-underline-type="single" style:text-underline-style="solid" style:text-underline-width="auto" style:text-underline-mode="continuous"/>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P1374" style:parent-style-name="Normalny" style:family="paragraph">
      <style:paragraph-properties fo:text-align="justify" fo:line-height="150%" fo:text-indent="0.2479in"/>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479in"/>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P1424" style:parent-style-name="Normalny" style:family="paragraph">
      <style:paragraph-properties fo:text-align="justify" fo:line-height="150%"/>
    </style:style>
    <style:style style:name="P1425" style:parent-style-name="Normalny" style:family="paragraph">
      <style:paragraph-properties fo:text-align="justify" fo:line-height="150%" fo:text-indent="0.2479in"/>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fo:text-indent="0.2479in"/>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fo:text-indent="0.2479in"/>
    </style:style>
    <style:style style:name="P1458" style:parent-style-name="Normalny" style:family="paragraph">
      <style:paragraph-properties fo:text-align="justify" fo:line-height="150%"/>
    </style:style>
    <style:style style:name="T1459" style:parent-style-name="Domyślnaczcionkaakapitu" style:family="text">
      <style:text-properties style:text-underline-type="single" style:text-underline-style="solid" style:text-underline-width="auto" style:text-underline-mode="continuous"/>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style:style>
    <style:style style:name="T1464" style:parent-style-name="Domyślnaczcionkaakapitu" style:family="text">
      <style:text-properties style:text-underline-type="single" style:text-underline-style="solid" style:text-underline-width="auto" style:text-underline-mode="continuous"/>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479in"/>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479in"/>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P1533" style:parent-style-name="Normalny" style:family="paragraph">
      <style:paragraph-properties fo:text-align="justify" fo:line-height="150%"/>
    </style:style>
    <style:style style:name="T1534" style:parent-style-name="Domyślnaczcionkaakapitu" style:family="text">
      <style:text-properties style:text-underline-type="single" style:text-underline-style="solid" style:text-underline-width="auto" style:text-underline-mode="continuous"/>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style:style>
    <style:style style:name="P1542" style:parent-style-name="Normalny" style:family="paragraph">
      <style:paragraph-properties fo:text-align="justify" fo:line-height="150%" fo:text-indent="0.2479in"/>
    </style:style>
    <style:style style:name="P1543" style:parent-style-name="Normalny" style:family="paragraph">
      <style:paragraph-properties fo:text-align="justify" fo:line-height="150%" fo:text-indent="0.2479in"/>
    </style:style>
    <style:style style:name="P1544" style:parent-style-name="Normalny" style:family="paragraph">
      <style:paragraph-properties fo:text-align="justify" fo:line-height="150%" fo:text-indent="0.2479in"/>
    </style:style>
    <style:style style:name="P1545" style:parent-style-name="Normalny" style:family="paragraph">
      <style:paragraph-properties fo:text-align="justify" fo:line-height="150%" fo:text-indent="0.2479in"/>
    </style:style>
    <style:style style:name="P1546" style:parent-style-name="Normalny" style:family="paragraph">
      <style:paragraph-properties fo:text-align="justify" fo:line-height="150%"/>
    </style:style>
    <style:style style:name="P1547" style:parent-style-name="Normalny" style:family="paragraph">
      <style:paragraph-properties fo:text-align="justify" fo:line-height="150%"/>
    </style:style>
    <style:style style:name="P1548" style:parent-style-name="Normalny" style:family="paragraph">
      <style:paragraph-properties fo:text-align="justify" fo:line-height="150%"/>
    </style:style>
    <style:style style:name="P1549" style:parent-style-name="Normalny" style:family="paragraph">
      <style:paragraph-properties fo:text-align="justify" fo:line-height="150%"/>
    </style:style>
    <style:style style:name="P1550" style:parent-style-name="Normalny" style:family="paragraph">
      <style:paragraph-properties fo:text-align="justify" fo:line-height="150%"/>
    </style:style>
    <style:style style:name="P1551" style:parent-style-name="Normalny" style:family="paragraph">
      <style:paragraph-properties fo:text-align="justify" fo:line-height="150%"/>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style:style>
    <style:style style:name="T1559" style:parent-style-name="Domyślnaczcionkaakapitu" style:family="text">
      <style:text-properties style:text-underline-type="single" style:text-underline-style="solid" style:text-underline-width="auto" style:text-underline-mode="continuous"/>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style:text-underline-type="single" style:text-underline-style="solid" style:text-underline-width="auto" style:text-underline-mode="continuous"/>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style:style>
    <style:style style:name="T1572" style:parent-style-name="Domyślnaczcionkaakapitu" style:family="text">
      <style:text-properties style:text-underline-type="single" style:text-underline-style="solid" style:text-underline-width="auto" style:text-underline-mode="continuous"/>
    </style:style>
    <style:style style:name="T1573" style:parent-style-name="Domyślnaczcionkaakapitu" style:family="text">
      <style:text-properties fo:background-color="#80FFFF" style:text-underline-type="single" style:text-underline-style="solid" style:text-underline-width="auto" style:text-underline-mode="continuous"/>
    </style:style>
    <style:style style:name="T1574" style:parent-style-name="Domyślnaczcionkaakapitu" style:family="text">
      <style:text-properties style:text-underline-type="single" style:text-underline-style="solid" style:text-underline-width="auto" style:text-underline-mode="continuous"/>
    </style:style>
    <style:style style:name="T1575" style:parent-style-name="Domyślnaczcionkaakapitu" style:family="text">
      <style:text-properties fo:background-color="#80FFFF" style:text-underline-type="single" style:text-underline-style="solid" style:text-underline-width="auto" style:text-underline-mode="continuous"/>
    </style:style>
    <style:style style:name="T1576" style:parent-style-name="Domyślnaczcionkaakapitu" style:family="text">
      <style:text-properties style:text-underline-type="single" style:text-underline-style="solid" style:text-underline-width="auto" style:text-underline-mode="continuous"/>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fo:text-indent="0.2479in"/>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P1625" style:parent-style-name="Normalny" style:family="paragraph">
      <style:paragraph-properties fo:text-align="justify" fo:line-height="150%"/>
    </style:style>
    <style:style style:name="T1626" style:parent-style-name="Domyślnaczcionkaakapitu" style:family="text">
      <style:text-properties style:text-underline-type="single" style:text-underline-style="solid" style:text-underline-width="auto" style:text-underline-mode="continuous"/>
    </style:style>
    <style:style style:name="P1627" style:parent-style-name="Normalny" style:family="paragraph">
      <style:paragraph-properties fo:text-align="justify" fo:line-height="150%" fo:text-indent="0.2479in"/>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P1636" style:parent-style-name="Normalny" style:family="paragraph">
      <style:paragraph-properties fo:text-align="justify" fo:line-height="150%" fo:text-indent="0.2479in"/>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style:style>
    <style:style style:name="T1670" style:parent-style-name="Domyślnaczcionkaakapitu" style:family="text">
      <style:text-properties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style:style>
    <style:style style:name="T1680" style:parent-style-name="Domyślnaczcionkaakapitu" style:family="text">
      <style:text-properties style:text-underline-type="single" style:text-underline-style="solid" style:text-underline-width="auto" style:text-underline-mode="continuous"/>
    </style:style>
    <style:style style:name="T1681" style:parent-style-name="Domyślnaczcionkaakapitu" style:family="text">
      <style:text-properties fo:background-color="#80FFFF" style:text-underline-type="single" style:text-underline-style="solid" style:text-underline-width="auto" style:text-underline-mode="continuous"/>
    </style:style>
    <style:style style:name="T1682" style:parent-style-name="Domyślnaczcionkaakapitu" style:family="text">
      <style:text-properties style:text-underline-type="single" style:text-underline-style="solid" style:text-underline-width="auto" style:text-underline-mode="continuous"/>
    </style:style>
    <style:style style:name="P1683" style:parent-style-name="Normalny" style:family="paragraph">
      <style:paragraph-properties fo:text-align="justify" fo:line-height="150%" fo:text-indent="0.2479in"/>
    </style:style>
    <style:style style:name="P1684" style:parent-style-name="Normalny" style:family="paragraph">
      <style:paragraph-properties fo:text-align="justify" fo:line-height="150%" fo:text-indent="0.2479in"/>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479in"/>
    </style:style>
    <style:style style:name="P1690" style:parent-style-name="Normalny" style:family="paragraph">
      <style:paragraph-properties fo:text-align="justify" fo:line-height="150%" fo:text-indent="0.2479in"/>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479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P1727" style:parent-style-name="Normalny" style:family="paragraph">
      <style:paragraph-properties fo:text-align="justify" fo:line-height="150%" fo:text-indent="0.2479in"/>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fo:text-indent="0.2479in"/>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P1782" style:parent-style-name="Normalny" style:family="paragraph">
      <style:paragraph-properties fo:text-align="justify" fo:line-height="150%" fo:text-indent="0.2479in"/>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479in"/>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fo:text-indent="0.2479in"/>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P1811" style:parent-style-name="Normalny" style:family="paragraph">
      <style:paragraph-properties fo:text-align="justify" fo:line-height="150%" fo:text-indent="0.2479in"/>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479in"/>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479in"/>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fo:text-indent="0.2479in"/>
    </style:style>
    <style:style style:name="P1857" style:parent-style-name="Normalny" style:family="paragraph">
      <style:paragraph-properties fo:text-align="justify" fo:line-height="150%" fo:text-indent="0.2479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P1866" style:parent-style-name="Normalny" style:family="paragraph">
      <style:paragraph-properties fo:text-align="justify" fo:line-height="150%"/>
    </style:style>
    <style:style style:name="T1867" style:parent-style-name="Domyślnaczcionkaakapitu" style:family="text">
      <style:text-properties style:text-underline-type="single" style:text-underline-style="solid" style:text-underline-width="auto" style:text-underline-mode="continuous"/>
    </style:style>
    <style:style style:name="T1868" style:parent-style-name="Domyślnaczcionkaakapitu" style:family="text">
      <style:text-properties fo:background-color="#80FFFF" style:text-underline-type="single" style:text-underline-style="solid" style:text-underline-width="auto" style:text-underline-mode="continuous"/>
    </style:style>
    <style:style style:name="T1869" style:parent-style-name="Domyślnaczcionkaakapitu" style:family="text">
      <style:text-properties style:text-underline-type="single" style:text-underline-style="solid" style:text-underline-width="auto" style:text-underline-mode="continuous"/>
    </style:style>
    <style:style style:name="T1870" style:parent-style-name="Domyślnaczcionkaakapitu" style:family="text">
      <style:text-properties fo:background-color="#80FFFF" style:text-underline-type="single" style:text-underline-style="solid" style:text-underline-width="auto" style:text-underline-mode="continuous"/>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T1873" style:parent-style-name="Domyślnaczcionkaakapitu" style:family="text">
      <style:text-properties style:text-underline-type="single" style:text-underline-style="solid" style:text-underline-width="auto" style:text-underline-mode="continuous"/>
    </style:style>
    <style:style style:name="T1874" style:parent-style-name="Domyślnaczcionkaakapitu" style:family="text">
      <style:text-properties fo:background-color="#80FFFF" style:text-underline-type="single" style:text-underline-style="solid" style:text-underline-width="auto" style:text-underline-mode="continuous"/>
    </style:style>
    <style:style style:name="T1875" style:parent-style-name="Domyślnaczcionkaakapitu" style:family="text">
      <style:text-properties style:text-underline-type="single" style:text-underline-style="solid" style:text-underline-width="auto" style:text-underline-mode="continuous"/>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P1879" style:parent-style-name="Normalny" style:family="paragraph">
      <style:paragraph-properties fo:text-align="justify" fo:line-height="150%" fo:text-indent="0.2479in"/>
    </style:style>
    <style:style style:name="P1880" style:parent-style-name="Normalny" style:family="paragraph">
      <style:paragraph-properties fo:text-align="justify" fo:line-height="150%"/>
    </style:style>
    <style:style style:name="T1881" style:parent-style-name="Domyślnaczcionkaakapitu" style:family="text">
      <style:text-properties style:text-underline-type="single" style:text-underline-style="solid" style:text-underline-width="auto" style:text-underline-mode="continuous"/>
    </style:style>
    <style:style style:name="T1882" style:parent-style-name="Domyślnaczcionkaakapitu" style:family="text">
      <style:text-properties fo:background-color="#80FFFF" style:text-underline-type="single" style:text-underline-style="solid" style:text-underline-width="auto" style:text-underline-mode="continuous"/>
    </style:style>
    <style:style style:name="T1883" style:parent-style-name="Domyślnaczcionkaakapitu" style:family="text">
      <style:text-properties style:text-underline-type="single" style:text-underline-style="solid" style:text-underline-width="auto" style:text-underline-mode="continuous"/>
    </style:style>
    <style:style style:name="P1884" style:parent-style-name="Normalny" style:family="paragraph">
      <style:paragraph-properties fo:text-align="justify" fo:line-height="150%" fo:text-indent="0.2479in"/>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style:style>
    <style:style style:name="T1887" style:parent-style-name="Domyślnaczcionkaakapitu" style:family="text">
      <style:text-properties style:text-underline-type="single" style:text-underline-style="solid" style:text-underline-width="auto" style:text-underline-mode="continuous"/>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fo:text-indent="0.2479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fo:text-indent="0.2479in"/>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style:style>
    <style:style style:name="P1908" style:parent-style-name="Normalny" style:family="paragraph">
      <style:paragraph-properties fo:text-align="justify" fo:line-height="150%" fo:text-indent="0.2479in"/>
    </style:style>
    <style:style style:name="P1909" style:parent-style-name="Normalny" style:family="paragraph">
      <style:paragraph-properties fo:text-align="justify" fo:line-height="150%"/>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fo:text-indent="0.2479in"/>
    </style:style>
    <style:style style:name="P1915" style:parent-style-name="Normalny" style:family="paragraph">
      <style:paragraph-properties fo:text-align="justify" fo:line-height="150%"/>
    </style:style>
    <style:style style:name="T1916" style:parent-style-name="Domyślnaczcionkaakapitu" style:family="text">
      <style:text-properties style:text-underline-type="single" style:text-underline-style="solid" style:text-underline-width="auto" style:text-underline-mode="continuous"/>
    </style:style>
    <style:style style:name="T1917" style:parent-style-name="Domyślnaczcionkaakapitu" style:family="text">
      <style:text-properties fo:background-color="#80FFFF" style:text-underline-type="single" style:text-underline-style="solid" style:text-underline-width="auto" style:text-underline-mode="continuous"/>
    </style:style>
    <style:style style:name="T1918" style:parent-style-name="Domyślnaczcionkaakapitu" style:family="text">
      <style:text-properties style:text-underline-type="single" style:text-underline-style="solid" style:text-underline-width="auto" style:text-underline-mode="continuous"/>
    </style:style>
    <style:style style:name="P1919" style:parent-style-name="Normalny" style:family="paragraph">
      <style:paragraph-properties fo:text-align="justify" fo:line-height="150%" fo:text-indent="0.2479in"/>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P1943" style:parent-style-name="Normalny" style:family="paragraph">
      <style:paragraph-properties fo:text-align="justify" fo:line-height="150%" fo:text-indent="0.2479in"/>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P1946" style:parent-style-name="Normalny" style:family="paragraph">
      <style:paragraph-properties fo:text-align="justify" fo:line-height="150%"/>
    </style:style>
    <style:style style:name="T1947" style:parent-style-name="Domyślnaczcionkaakapitu" style:family="text">
      <style:text-properties style:text-underline-type="single" style:text-underline-style="solid" style:text-underline-width="auto" style:text-underline-mode="continuous"/>
    </style:style>
    <style:style style:name="P1948" style:parent-style-name="Normalny" style:family="paragraph">
      <style:paragraph-properties fo:text-align="justify" fo:line-height="150%" fo:text-indent="0.2479in"/>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style:style>
    <style:style style:name="T1951" style:parent-style-name="Domyślnaczcionkaakapitu" style:family="text">
      <style:text-properties style:text-underline-type="single" style:text-underline-style="solid" style:text-underline-width="auto" style:text-underline-mode="continuous"/>
    </style:style>
    <style:style style:name="P1952" style:parent-style-name="Normalny" style:family="paragraph">
      <style:paragraph-properties fo:text-align="justify" fo:line-height="150%" fo:text-indent="0.2479in"/>
    </style:style>
    <style:style style:name="P1953" style:parent-style-name="Normalny" style:family="paragraph">
      <style:paragraph-properties fo:text-align="justify" fo:line-height="150%" fo:text-indent="0.2479in"/>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P1988" style:parent-style-name="Normalny" style:family="paragraph">
      <style:paragraph-properties fo:text-align="justify" fo:line-height="150%" fo:text-indent="0.2479in"/>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style:tab-stops>
          <style:tab-stop style:type="left" style:leader-style="solid" style:leader-text="_" style:position="0.8347in"/>
          <style:tab-stop style:type="left" style:leader-style="solid" style:leader-text="_" style:position="0.9041in"/>
        </style:tab-stops>
      </style:paragraph-properties>
    </style:style>
    <style:style style:name="T1991" style:parent-style-name="Domyślnaczcionkaakapitu" style:family="text">
      <style:text-properties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style:style>
    <style:style style:name="T1995" style:parent-style-name="Domyślnaczcionkaakapitu" style:family="text">
      <style:text-properties style:text-underline-type="single" style:text-underline-style="solid" style:text-underline-width="auto" style:text-underline-mode="continuous"/>
    </style:style>
    <style:style style:name="P1996" style:parent-style-name="Normalny" style:family="paragraph">
      <style:paragraph-properties fo:text-align="justify" fo:line-height="150%" fo:text-indent="0.2479in"/>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479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T2031" style:parent-style-name="Domyślnaczcionkaakapitu" style:family="text">
      <style:text-properties fo:background-color="#80FFFF" style:text-underline-type="single" style:text-underline-style="solid" style:text-underline-width="auto" style:text-underline-mode="continuous"/>
    </style:style>
    <style:style style:name="T2032" style:parent-style-name="Domyślnaczcionkaakapitu" style:family="text">
      <style:text-properties style:text-underline-type="single" style:text-underline-style="solid" style:text-underline-width="auto" style:text-underline-mode="continuous"/>
    </style:style>
    <style:style style:name="T2033" style:parent-style-name="Domyślnaczcionkaakapitu" style:family="text">
      <style:text-properties fo:background-color="#80FFFF" style:text-underline-type="single" style:text-underline-style="solid" style:text-underline-width="auto" style:text-underline-mode="continuous"/>
    </style:style>
    <style:style style:name="T2034" style:parent-style-name="Domyślnaczcionkaakapitu" style:family="text">
      <style:text-properties style:text-underline-type="single" style:text-underline-style="solid" style:text-underline-width="auto" style:text-underline-mode="continuous"/>
    </style:style>
    <style:style style:name="T2035" style:parent-style-name="Domyślnaczcionkaakapitu" style:family="text">
      <style:text-properties fo:background-color="#80FFFF" style:text-underline-type="single" style:text-underline-style="solid" style:text-underline-width="auto" style:text-underline-mode="continuous"/>
    </style:style>
    <style:style style:name="T2036" style:parent-style-name="Domyślnaczcionkaakapitu" style:family="text">
      <style:text-properties style:text-underline-type="single" style:text-underline-style="solid" style:text-underline-width="auto" style:text-underline-mode="continuous"/>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fo:text-indent="0.2479in"/>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P2071" style:parent-style-name="Normalny" style:family="paragraph">
      <style:paragraph-properties fo:text-align="justify" fo:line-height="150%" fo:text-indent="0.2479in"/>
    </style:style>
    <style:style style:name="P2072" style:parent-style-name="Normalny" style:family="paragraph">
      <style:paragraph-properties fo:text-align="justify" fo:line-height="150%"/>
    </style:style>
    <style:style style:name="T2073" style:parent-style-name="Domyślnaczcionkaakapitu" style:family="text">
      <style:text-properties style:text-underline-type="single" style:text-underline-style="solid" style:text-underline-width="auto" style:text-underline-mode="continuous"/>
    </style:style>
    <style:style style:name="T2074" style:parent-style-name="Domyślnaczcionkaakapitu" style:family="text">
      <style:text-properties fo:background-color="#80FFFF" style:text-underline-type="single" style:text-underline-style="solid" style:text-underline-width="auto" style:text-underline-mode="continuous"/>
    </style:style>
    <style:style style:name="T2075" style:parent-style-name="Domyślnaczcionkaakapitu" style:family="text">
      <style:text-properties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479in"/>
    </style:style>
    <style:style style:name="P2077" style:parent-style-name="Normalny" style:family="paragraph">
      <style:paragraph-properties fo:text-align="justify" fo:line-height="150%" fo:text-indent="0.2479in"/>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fo:text-indent="0.2479in"/>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fo:text-indent="0.2479in"/>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479in"/>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style:style>
    <style:style style:name="T2111" style:parent-style-name="Domyślnaczcionkaakapitu" style:family="text">
      <style:text-properties fo:background-color="#80FFFF" style:text-underline-type="single" style:text-underline-style="solid" style:text-underline-width="auto" style:text-underline-mode="continuous"/>
    </style:style>
    <style:style style:name="T2112" style:parent-style-name="Domyślnaczcionkaakapitu" style:family="text">
      <style:text-properties style:text-underline-type="single" style:text-underline-style="solid" style:text-underline-width="auto" style:text-underline-mode="continuous"/>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style:tab-stops>
          <style:tab-stop style:type="left" style:leader-style="dash" style:leader-text="-" style:position="2.0222in"/>
        </style:tab-stops>
      </style:paragraph-properties>
    </style:style>
    <style:style style:name="T2118" style:parent-style-name="Domyślnaczcionkaakapitu" style:family="text">
      <style:text-properties style:text-underline-type="single" style:text-underline-style="solid" style:text-underline-width="auto" style:text-underline-mode="continuous"/>
    </style:style>
    <style:style style:name="T2119" style:parent-style-name="Domyślnaczcionkaakapitu" style:family="text">
      <style:text-properties fo:background-color="#80FFFF" style:text-underline-type="single" style:text-underline-style="solid" style:text-underline-width="auto" style:text-underline-mode="continuous"/>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479in">
        <style:tab-stops>
          <style:tab-stop style:type="left" style:leader-style="dash" style:leader-text="-" style:position="2.0222in"/>
        </style:tab-stops>
      </style:paragraph-properties>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style:style>
    <style:style style:name="T2125" style:parent-style-name="Domyślnaczcionkaakapitu" style:family="text">
      <style:text-properties fo:background-color="#80FFFF" style:text-underline-type="single" style:text-underline-style="solid" style:text-underline-width="auto" style:text-underline-mode="continuous"/>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style:style>
    <style:style style:name="T2133" style:parent-style-name="Domyślnaczcionkaakapitu" style:family="text">
      <style:text-properties style:text-underline-type="single" style:text-underline-style="solid" style:text-underline-width="auto" style:text-underline-mode="continuous"/>
    </style:style>
    <style:style style:name="P2134" style:parent-style-name="Normalny" style:family="paragraph">
      <style:paragraph-properties fo:text-align="justify" fo:line-height="150%" fo:text-indent="0.2479in"/>
    </style:style>
    <style:style style:name="P2135" style:parent-style-name="Normalny" style:family="paragraph">
      <style:paragraph-properties fo:text-align="justify" fo:line-height="150%">
        <style:tab-stops>
          <style:tab-stop style:type="left" style:position="2.4013in"/>
        </style:tab-stops>
      </style:paragraph-properties>
    </style:style>
    <style:style style:name="T2136" style:parent-style-name="Domyślnaczcionkaakapitu" style:family="text">
      <style:text-properties style:text-underline-type="single" style:text-underline-style="solid" style:text-underline-width="auto" style:text-underline-mode="continuous"/>
    </style:style>
    <style:style style:name="T2137" style:parent-style-name="Domyślnaczcionkaakapitu" style:family="text">
      <style:text-properties fo:background-color="#80FFFF" style:text-underline-type="single" style:text-underline-style="solid" style:text-underline-width="auto" style:text-underline-mode="continuous"/>
    </style:style>
    <style:style style:name="T2138" style:parent-style-name="Domyślnaczcionkaakapitu" style:family="text">
      <style:text-properties style:text-underline-type="single" style:text-underline-style="solid" style:text-underline-width="auto" style:text-underline-mode="continuous"/>
    </style:style>
    <style:style style:name="P2139" style:parent-style-name="Normalny" style:family="paragraph">
      <style:paragraph-properties fo:text-align="justify" fo:line-height="150%" fo:text-indent="0.2479in"/>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479in"/>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fo:text-indent="0.2479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fo:text-indent="0.2479in"/>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479in"/>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479in"/>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fo:text-indent="0.2479in"/>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479in"/>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style:style>
    <style:style style:name="T2193" style:parent-style-name="Domyślnaczcionkaakapitu" style:family="text">
      <style:text-properties style:text-underline-type="single" style:text-underline-style="solid" style:text-underline-width="auto" style:text-underline-mode="continuous"/>
    </style:style>
    <style:style style:name="P2194" style:parent-style-name="Normalny" style:family="paragraph">
      <style:paragraph-properties fo:text-align="justify" fo:line-height="150%" fo:text-indent="0.2479in"/>
    </style:style>
    <style:style style:name="P2195" style:parent-style-name="Normalny" style:family="paragraph">
      <style:paragraph-properties fo:text-align="justify" fo:line-height="150%"/>
    </style:style>
    <style:style style:name="T2196" style:parent-style-name="Domyślnaczcionkaakapitu" style:family="text">
      <style:text-properties fo:background-color="#80FFFF" style:text-underline-type="single" style:text-underline-style="solid" style:text-underline-width="auto" style:text-underline-mode="continuous"/>
    </style:style>
    <style:style style:name="T2197" style:parent-style-name="Domyślnaczcionkaakapitu" style:family="text">
      <style:text-properties style:text-underline-type="single" style:text-underline-style="solid" style:text-underline-width="auto" style:text-underline-mode="continuous"/>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fo:text-indent="0.2479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479in"/>
    </style:style>
    <style:style style:name="P2207" style:parent-style-name="Normalny" style:family="paragraph">
      <style:paragraph-properties fo:text-align="justify" fo:line-height="150%" fo:text-indent="0.2479in"/>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2210" style:parent-style-name="Normalny" style:family="paragraph">
      <style:paragraph-properties fo:text-align="justify" fo:line-height="150%" fo:text-indent="0.2479in"/>
    </style:style>
    <style:style style:name="P2211" style:parent-style-name="Normalny" style:family="paragraph">
      <style:paragraph-properties fo:text-align="justify" fo:line-height="150%"/>
    </style:style>
    <style:style style:name="T2212" style:parent-style-name="Domyślnaczcionkaakapitu" style:family="text">
      <style:text-properties style:text-underline-type="single" style:text-underline-style="solid" style:text-underline-width="auto" style:text-underline-mode="continuous"/>
    </style:style>
    <style:style style:name="P2213" style:parent-style-name="Normalny" style:family="paragraph">
      <style:paragraph-properties fo:text-align="justify" fo:line-height="150%" fo:text-indent="0.2479in"/>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479in"/>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text-underline-type="single" style:text-underline-style="solid" style:text-underline-width="auto" style:text-underline-mode="continuous"/>
    </style:style>
    <style:style style:name="T2235" style:parent-style-name="Domyślnaczcionkaakapitu" style:family="text">
      <style:text-properties style:text-underline-type="single" style:text-underline-style="solid" style:text-underline-width="auto" style:text-underline-mode="continuous"/>
    </style:style>
    <style:style style:name="T2236" style:parent-style-name="Domyślnaczcionkaakapitu" style:family="text">
      <style:text-properties fo:background-color="#80FFFF" style:text-underline-type="single" style:text-underline-style="solid" style:text-underline-width="auto" style:text-underline-mode="continuous"/>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T2239" style:parent-style-name="Domyślnaczcionkaakapitu" style:family="text">
      <style:text-properties style:text-underline-type="single" style:text-underline-style="solid" style:text-underline-width="auto" style:text-underline-mode="continuous"/>
    </style:style>
    <style:style style:name="T2240" style:parent-style-name="Domyślnaczcionkaakapitu" style:family="text">
      <style:text-properties fo:background-color="#80FFFF" style:text-underline-type="single" style:text-underline-style="solid" style:text-underline-width="auto" style:text-underline-mode="continuous"/>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479in">
        <style:tab-stops>
          <style:tab-stop style:type="left" style:leader-style="dotted" style:leader-text="." style:position="2.4534in"/>
          <style:tab-stop style:type="left" style:leader-style="dotted" style:leader-text="." style:position="2.8958in"/>
        </style:tab-stops>
      </style:paragraph-properties>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style:style>
    <style:style style:name="T2245" style:parent-style-name="Domyślnaczcionkaakapitu" style:family="text">
      <style:text-properties fo:background-color="#80FFFF" style:text-underline-type="single" style:text-underline-style="solid" style:text-underline-width="auto" style:text-underline-mode="continuous"/>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fo:text-indent="0.2479in"/>
    </style:style>
    <style:style style:name="P2256" style:parent-style-name="Normalny" style:family="paragraph">
      <style:paragraph-properties fo:text-align="justify" fo:line-height="150%"/>
    </style:style>
    <style:style style:name="T2257" style:parent-style-name="Domyślnaczcionkaakapitu" style:family="text">
      <style:text-properties style:text-underline-type="single" style:text-underline-style="solid" style:text-underline-width="auto" style:text-underline-mode="continuous"/>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T2262" style:parent-style-name="Domyślnaczcionkaakapitu" style:family="text">
      <style:text-properties fo:background-color="#80FFFF"/>
    </style:style>
    <style:style style:name="P2263" style:parent-style-name="Normalny" style:family="paragraph">
      <style:paragraph-properties fo:text-align="justify" fo:line-height="150%" fo:text-indent="0.2479in"/>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P2270" style:parent-style-name="Normalny" style:family="paragraph">
      <style:paragraph-properties fo:text-align="justify" fo:line-height="150%" fo:text-indent="0.2479in"/>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style:style>
    <style:style style:name="T2273" style:parent-style-name="Domyślnaczcionkaakapitu" style:family="text">
      <style:text-properties style:text-underline-type="single" style:text-underline-style="solid" style:text-underline-width="auto" style:text-underline-mode="continuous"/>
    </style:style>
    <style:style style:name="T2274" style:parent-style-name="Domyślnaczcionkaakapitu" style:family="text">
      <style:text-properties fo:background-color="#80FFFF" style:text-underline-type="single" style:text-underline-style="solid" style:text-underline-width="auto" style:text-underline-mode="continuous"/>
    </style:style>
    <style:style style:name="T2275" style:parent-style-name="Domyślnaczcionkaakapitu" style:family="text">
      <style:text-properties style:text-underline-type="single" style:text-underline-style="solid" style:text-underline-width="auto" style:text-underline-mode="continuous"/>
    </style:style>
    <style:style style:name="T2276" style:parent-style-name="Domyślnaczcionkaakapitu" style:family="text">
      <style:text-properties fo:background-color="#80FFFF" style:text-underline-type="single" style:text-underline-style="solid" style:text-underline-width="auto" style:text-underline-mode="continuous"/>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style:style>
    <style:style style:name="T2283" style:parent-style-name="Domyślnaczcionkaakapitu" style:family="text">
      <style:text-properties fo:background-color="#80FFFF" style:text-underline-type="single" style:text-underline-style="solid" style:text-underline-width="auto" style:text-underline-mode="continuous"/>
    </style:style>
    <style:style style:name="T2284" style:parent-style-name="Domyślnaczcionkaakapitu" style:family="text">
      <style:text-properties style:text-underline-type="single" style:text-underline-style="solid" style:text-underline-width="auto" style:text-underline-mode="continuous"/>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fo:text-indent="0.2479in"/>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style:style>
    <style:style style:name="T2302" style:parent-style-name="Domyślnaczcionkaakapitu" style:family="text">
      <style:text-properties style:text-underline-type="single" style:text-underline-style="solid" style:text-underline-width="auto" style:text-underline-mode="continuous"/>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fo:text-indent="0.2479in"/>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fo:text-indent="0.2479in"/>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479in"/>
    </style:style>
    <style:style style:name="P2325" style:parent-style-name="Normalny" style:family="paragraph">
      <style:paragraph-properties fo:text-align="justify" fo:line-height="150%" fo:text-indent="0.2479in"/>
    </style:style>
    <style:style style:name="P2326" style:parent-style-name="Normalny" style:family="paragraph">
      <style:paragraph-properties fo:text-align="justify" fo:line-height="150%"/>
    </style:style>
    <style:style style:name="T2327" style:parent-style-name="Domyślnaczcionkaakapitu" style:family="text">
      <style:text-properties fo:language="en" fo:country="US" style:language-asian="en" style:country-asian="US" style:language-complex="en" style:country-complex="US"/>
    </style:style>
    <style:style style:name="T2328" style:parent-style-name="Domyślnaczcionkaakapitu" style:family="text">
      <style:text-properties fo:background-color="#80FFFF" fo:language="en" fo:country="US" style:language-asian="en" style:country-asian="US" style:language-complex="en" style:country-complex="US"/>
    </style:style>
    <style:style style:name="T2329" style:parent-style-name="Domyślnaczcionkaakapitu" style:family="text">
      <style:text-properties fo:language="en" fo:country="US" style:language-asian="en" style:country-asian="US" style:language-complex="en" style:country-complex="US"/>
    </style:style>
  </office:automatic-styles>
  <office:body>
    <office:text text:use-soft-page-breaks="true">
      <text:p text:style-name="P1">KORPUS= Obrady Okrągłego Stołu</text:p>
      <text:p text:style-name="P2">ZESPÓŁ= Podzespół do spraw Rolnictwa</text:p>
      <text:p text:style-name="P3">TYTUŁ= STENOGRAM z drugiego posiedzenia Podzespołu do spraw Rolnictwa</text:p>
      <text:p text:style-name="P4">DATA= 17 lutego 1989 r.</text:p>
      <text:p text:style-name="P5">SYGNATURA=<text:s/></text:p>
      <text:p text:style-name="P6">INW= 46069</text:p>
      <text:p text:style-name="P7">TEKST=</text:p>
      <text:p text:style-name="P8">Stenogram z obrad Podzespołu do spraw Rolnictwa w dniu 17<text:span text:style-name="T9">.</text:span>02.1989 r.</text:p>
      <text:p text:style-name="P10">/Obradom<text:s/>przewodniczy:<text:s/><text:span text:style-name="T11">Andrzej Stelmachowski</text:span>/.</text:p>
      <text:p text:style-name="P12"><text:span text:style-name="T13">Przewodnicząc</text:span><text:span text:style-name="T14">y</text:span>:</text:p>
      <text:p text:style-name="P15">Proszę państwa, wznawiamy obrady.</text:p>
      <text:p text:style-name="P16">Jeśli można o chwilę spokoju.</text:p>
      <text:p text:style-name="P17">Proszę państwa, kilka kwestii porządkowych. Otóż chcemy przerwę zrobić o godz. 12.00<text:span text:style-name="T18">,</text:span><text:s/>pierwszą na odprężenie się. P<text:span text:style-name="T19">r</text:span>ośba druga, by wszyscy zabierający głos w dyskusji podawali swoje nazwiska, ponieważ mamy trochę takie trudniejsze warunki pracy dzisi<text:span text:style-name="T20">aj,</text:span><text:s/>i potem do stenogramu mają ci, którzy piszą stenogram mają kłopoty z identy<text:span text:style-name="T21">fi</text:span>ka<text:span text:style-name="T22">cją</text:span>. Także bardzo proszę za każdym razem, kiedy ktoś zabiera głos bardzo proszę o podawanie nazwiska, niezależnie od tego, ile razy głos zabiera. To są te dwie kwestie porządkowe.</text:p>
      <text:p text:style-name="P23"><text:span text:style-name="T24">I</text:span><text:s/>teraz przed państwem jest stanowisko OPZZ do tej części, którą myśmy roboczo na poprzednim posiedzeniu przyjęli, w tej części urynkowienia gospodarki żywnościowej.</text:p>
      <text:p text:style-name="P25">Mam propozycję, by stanowisko przedstawił przedstawiciel OPZZ, do obiadu, przepraszam - do przerwy każdy by się z tym spokojnie zapoznał, a po przerwie ewentualnie byśmy wrócili do sprawy co o tym sądzimy. A potem byśmy przeszli do, potem tutaj w głosie przedstawiciela OPZZ przeszlibyśmy do problemów restrukturyzacji, no z przyczyn takich powiedziałbym trochę<text:s/><text:span text:style-name="T26">h</text:span>umanitarn<text:span text:style-name="T27">yc</text:span>h. Minister Szatkowski by<text:s/>zabrał głos, ustosunkowu<text:span text:style-name="T28">ją</text:span>c się do kwestii podniesionych w tej materii na poprzednim posiedzeniu. Byśmy do przerwy ten w miarę możliwości na ile by nam czas pozwolił, nie po prostu minister Szatkowski ma 39 stopni więc nie będziemy go tutaj męczyć.<text:s/><text:span text:style-name="T29">I</text:span><text:s/>to jest ten powód, że chcemy to puścić, a chcemy przy jego obecności tą kwestię przedyskutowa<text:span text:style-name="T30">ć</text:span>. Stąd prośba moja.</text:p>
      <text:p text:style-name="P31">Bardzo proszę w związku z tym pana Iwańca o przedłożenie swojego stanowiska.</text:p>
      <text:p text:style-name="P32"><text:span text:style-name="T33">Ob</text:span><text:span text:style-name="T34">.</text:span><text:span text:style-name="T35"><text:s/>Kazimierz Iwaniec<text:s/></text:span><text:span text:style-name="T36">-</text:span><text:span text:style-name="T37"><text:s/></text:span><text:span text:style-name="T38">O</text:span><text:span text:style-name="T39">PZZ</text:span>:</text:p>
      <text:p text:style-name="P40">Chciałem szerzej omówić to co powiedział przewodniczący obrad zgodnie z danymi i naszymi wnioskami.</text:p>
      <text:p text:style-name="P41"><text:span text:style-name="T42">W</text:span><text:s/>końcowej części obrad w dniu 1<text:span text:style-name="T43">5</text:span><text:s/><text:span text:style-name="T44">l</text:span>utego br. wnioskowaliśmy wstrzym<text:span text:style-name="T45">an</text:span>ie zapisu pana pro<text:span text:style-name="T46">f.</text:span><text:s/>Stelmachowskiego, dlatego pragniemy dzisiaj uzgodnić przyczyny tego wniosku oraz przedstawiamy propozy<text:span text:style-name="T47">cję</text:span><text:s/>zapisu z - niezbędnymi naszym zdaniem - uściśleniami.</text:p>
      <text:p text:style-name="P48">Pragnę jeszcze raz podkreślić, że w sprawie urynkowienia sfery zaopatrzenia i zbytu produkcji rolniczej, a także szerzej kompleksu żywnościowego jesteśmy kierunkowo zgodni i zawarliśmy to w przedłożonym stanowisku.</text:p>
      <text:p text:style-name="P49">Zgadzamy się na stwierdzenie, że uzgodniliśmy pogląd na temat wprowadzenia urynkowienia w sferze<text:s/><text:soft-page-break/>zaopatrzenia i zbytu produkcji rolniczej.</text:p>
      <text:p text:style-name="P50">Nie przedyskutowaliśmy jeszcze całości zagadnień kompleksu żywnościowego, przede wszystkim wolnych cen detalicznych żywności i pokrycia skutków jej podrożenia. Dlatego nie możemy już mówić o uzgodnieniach w odniesieniu do całego kompleksu żywnościowego.</text:p>
      <text:p text:style-name="P51">Naszą uwagę wynikającą z doświadczeń idą w kierunku zapisów uściślających zarówno nasze uzgodnione poglądy jak i dalszego trybu działań. Uważamy za potrzebne sprecyzowanie na jakie produkty powinny być wprowadzone ceny gwarantowane. Proponujemy na podstawowe produkty roślinne i zwierzęce, w stosunku do tych produktów gwarantem byłoby państwo.</text:p>
      <text:p text:style-name="P52">Nie należy wykluczać stosowania minimalnych cen gwarantowanych i dla innych produktów. Byłoby to jednak sprawą decyzji i odpowiedzialności jako gwaranta poszczególnych jednostek skupiających, które takie gwarancje zawarłby w umowach z producentami rolnymi.</text:p>
      <text:p text:style-name="P53">Proponujemy w miejsce stwierdzenia o stałych relacjach wprowadzenie określenia relacji zapewnia<text:span text:style-name="T54">ją</text:span>cych opłacalność.</text:p>
      <text:p text:style-name="P55">Wydaje się, że dziś problem stałych relacji jest zbyt ryzykowny. Badania IBMER-u przed kilku laty, relacji cen skupu do cen ciągników i niektórych maszyn w Polsce, i w kilku krajach europejskich wykazały, że są one u nas korzystne. Dokonana analiza, z jakiej powierzchni wartość uzyskiwanej produkcji czystej równoważy ceny tych środków, wykazało, że w Polsce potrzebny jest znacznie zwiększony obszar. Jest to więc sprawa osiąganej wydajności i efektywności produkcji polskiego rolnictwa.</text:p>
      <text:p text:style-name="P56">Panowie Balazs, Bąk, Dąbrowski, Grochowski Leopold i Okuniewski, przepraszam za niewymienianie tytułów, wskazywali na cały zestaw ograniczników i uwarunkowań, ale jednocześnie na potrzebę przełamania tego koła niemożności.</text:p>
      <text:p text:style-name="P57">Uważamy, że trzeba uwzględnić te poglądy, przy zmieniającej się sytuacji, ciągłym poddawaniu rolnictwa różnym zewnętrznym oddziaływaniom, wydaje się nam za potrzebne elastyczne potraktowanie ustalania relacji. Relacja mogłaby by<text:span text:style-name="T58">ć</text:span><text:s/>ustalana na okresy wieloletnie, a ceny gwarantowane na okresy krótsze. Ceny i relacje cen powinny być uzgodnione z przedstawicielstwami producentów rolnych. Podkreślamy z przedstawicielstwami, zgodnie z przyjętym przez nas poglądem na pluralizm przedstawicielstw rolniczych.</text:p>
      <text:p text:style-name="P59">Wprowadzenie cen gwarantowanych wymaga zapewnienia systemu wykupu produktów po tych cenach. Przez okres kilku lat mieliśmy wolne ceny i ceny gwarantowane w nasiennictwie<text:s/>oraz<text:s/><text:span text:style-name="T60">w</text:span><text:s/>poszczególnych latach konieczność wykupu po cenach gwarantowanych. Istniały też ceny minimalne gwarantowane, ceny prosiąt i warchlaków oraz państwowy skup po tych cenach. Skup ten występował przy ciągłym niedoborze mięsa. Brak systemu powodował, że interwency<text:span text:style-name="T61">jn</text:span>ie wpychano do sterowania w PGR-ach wożąc przez całą Polskę gospodarkę i ekonomikę gospodarstw państwowych, bowiem dyrektorzy pamiętają te czasy.</text:p>
      <text:p text:style-name="P62">Pamiętamy, że w 1980 r. sytuacja, gdy PGR-y nie były już w stanie wchłonąć nadwyżek, PGR-y i dramatyczne reportaże telewizji oraz debaty sejmowe. Mamy świadomość innej sytuacji.</text:p>
      <text:p text:style-name="P63">Obecnie jednak doświadczenie wskazuje, na potrzebę posiadania w<text:s/><text:span text:style-name="T64">t</text:span>ym zakresie systemowego rozwiązania. Za takim zabezpieczeniem przemawia także aktualne narzucanie gospodarstwom uspołecznionym dostaw obowiązkowych.</text:p>
      <text:soft-page-break/>
      <text:p text:style-name="P65">Wprowadzenie urynkowienia kompleksu żywnościowego będzie od przedsiębiorstw gospodarki rolnej, skupu i przemysłu rolno-spożywczego wymagało bardziej elastycznej gospodarki rozszerzenia przetwórstwa i znacznie sprawnie<text:span text:style-name="T66">js</text:span>z<text:span text:style-name="T67">ej</text:span><text:s/>gospodarki magazynowej. Z góry wykluczyć należy tworzenie mechanizmów zachęcających do przerzucenia kosztów i ryzyka skupu oraz przechowywania na producentów rolnych.</text:p>
      <text:p text:style-name="P68">Obecny system podatkowy gospodarki finansowej przedsiębiorstw przeciwdziała rozwijaniu przetwórstwa, zwiększonej gospodarce zapasami i generalnie bardzo zasadniczo ogranicza zdolność do samo<text:span text:style-name="T69">fi</text:span>nansowania.</text:p>
      <text:p text:style-name="P70">Sytuacja pogarsza wysoki wzrost oprocentowania kredytów bankowych. Szczególnie ostro będzie to występować w<text:s/>przedsiębiorstwach przemysłu rolno-<text:span text:style-name="T71">s</text:span>pożywczego.</text:p>
      <text:p text:style-name="P72">Proponujemy potraktować odrębnie sprawy doraźnych przeciwdziałań aktualnemu załamaniu się produkcji zwierzęcej widząc je jednak w ścisłym związku z tworzeniem warunków dla pełnego urynkowienie i likwidacji kartek.</text:p>
      <text:p text:style-name="P73">Uważamy, że uściślenie naszego poglądu na te sprawy nie może pomijać bardzo przekonywującego rachunku przedstawionego przez pro<text:span text:style-name="T74">f</text:span>. Grochowskiego. Chodzi nam o sprawę prz<text:span text:style-name="T75">ej</text:span>ściowego ograniczenia skupu zbóż i zwiększenia ich importu o około 1 mln ton oraz o zgromadzenie w zapasach około 300 tys. ton mięsa.</text:p>
      <text:p text:style-name="P76">Proponujemy o te ważkie problemy rozszerzyć zapis. Proponujemy też rozszerzyć zapis w kwestii skutków w kosztach utrzymania.</text:p>
      <text:p text:style-name="P77">Projekt zmian redakcji przedstawiliśmy wszystkim uczestnikom tutaj obecnym na dzisiejszym naszym spotkaniu.</text:p>
      <text:p text:style-name="P78">Dziękuję bardzo.</text:p>
      <text:p text:style-name="P79"><text:span text:style-name="T80">Pr</text:span><text:span text:style-name="T81">ze</text:span><text:span text:style-name="T82">w</text:span><text:span text:style-name="T83">od</text:span><text:span text:style-name="T84">n</text:span><text:span text:style-name="T85">iczą</text:span><text:span text:style-name="T86">c</text:span><text:span text:style-name="T87">y</text:span>:</text:p>
      <text:p text:style-name="P88">Dziękuję.<text:s/><text:span text:style-name="T89">W</text:span><text:s/>związku z umową, jeśli państwo przyjęlibyście tę propozycję, wrócilibyśmy do sprawy po przerwie o godz. 12.00. A teraz bardzo proszę pana Szatkowskiego o zabranie głosu.</text:p>
      <text:p text:style-name="P90"><text:span text:style-name="T91">Ob</text:span><text:span text:style-name="T92">.</text:span><text:span text:style-name="T93"><text:s/>Szatkowski</text:span><text:span text:style-name="T94">:</text:span></text:p>
      <text:p text:style-name="P95">Główne założenia rozwoju społeczno-gospodarczego w dziesięcioleciu obejmują wzrost dochodu narodowego w skali co najmniej 75<text:span text:style-name="T96">%</text:span><text:s/>i w tej samej skali wzrost produkcji przemysłow<text:span text:style-name="T97">ej</text:span>.</text:p>
      <text:p text:style-name="P98">Dalszy rozwój gospodarki narodowej w części przemysłu będzie uzależniony od stopniowego łagodzenia blokad, jakie stwarzają wzrastające zadłużenia kraju, pogłębiająca się dekapitalizacja majątku, rozszerz<text:span text:style-name="T99">aj</text:span>ąca się luka techniczna i postępująca degradacja środowiska.</text:p>
      <text:p text:style-name="P100"><text:span text:style-name="T101">W</text:span><text:s/>tej sytuacji pierwszorzędnym warunkiem rozwoju społeczno-gospodarczego kraju będzie wyraźna, sy<text:span text:style-name="T102">st</text:span>em<text:span text:style-name="T103">at</text:span>yczna poprawa ekonomii produkcji, czyli poprawa efektywności wykorzystania dostępnych zasobów.</text:p>
      <text:p text:style-name="P104">Wychodząc z generalnych założeń zmian strukturalnych oraz przedstawionych wyżej ograniczeń i uwarunkowań przyjęto, aby pierwszą grupę stanowiły branże i wyroby, które ze względu na perspektywy rozwojowe gospodark<text:span text:style-name="T105">i,</text:span><text:s/><text:span text:style-name="T106">p</text:span>rz<text:span text:style-name="T107">yję</text:span>te kryteria i priorytety powinny charakteryzowa<text:span text:style-name="T108">ć</text:span><text:s/>się wysokim tempem rozwoju, jak również sterowaniem i wspomaganiem ze strony państwa. Do tej grupy zaliczono:<text:s/><text:span text:style-name="T109">b</text:span>lok bazy kooperacy<text:span text:style-name="T110">jn</text:span>ej, a więc elektroniza<text:span text:style-name="T111">cj</text:span>i, łożyska, silniki elektryczne, zespoły i elementy hydrauliki siłowej,<text:s/><text:soft-page-break/>części złącznej, nowoczesne tworzywa konstrukcyjne, a więc wszystko co dzisiaj jest deficytowe i hamulcem rozwoju.</text:p>
      <text:p text:style-name="P112">Blok środków wytwarzania i blok zaspokajana potrzeb społecznych, a więc środki produkcji dla rolnictwa i gospod<text:span text:style-name="T113">a</text:span>rki żywnościowej, nowoczesne maszyny rolnicze, sprzęt<text:s/><text:span text:style-name="T114">d</text:span>o melioracji, nawozy i środki ochrony roślin, w tym bloku są również opakowania, farmaceutyki i wyroby rynkowe.</text:p>
      <text:p text:style-name="P115">Jako ostatni blok w tej grupie pierwsz<text:span text:style-name="T116">ej,</text:span><text:s/>jest to blok oszczędnościowy, a więc wszystkie urządzenia, które między innymi i na tym zespole były omówione, jak dla małej energetyki, czy też piece do niskich gatunków węgla, o wysokiej e<text:span text:style-name="T117">fe</text:span>ktywności.</text:p>
      <text:p text:style-name="P118">Drugą grupę stanowią takie przemysły jak: lotniczy, maszyny budowlane, motoryzacja.</text:p>
      <text:p text:style-name="P119"><text:span text:style-name="T120">A</text:span><text:s/>trzecią grupę<text:s/>branże i grupy wyrobów o wysokiej energochłonności, materiałochłonności, wysokiej kapitałochłonności rozwoju. Tu znajduje się kopalnictwo, energetyka, hutnictwo i petrochemia.</text:p>
      <text:p text:style-name="P121"><text:span text:style-name="T122">Z</text:span><text:s/>powyższego więc wynika, że w programie re<text:span text:style-name="T123">st</text:span>rukturyza<text:span text:style-name="T124">cji<text:s/></text:span>środki produkcji dla rolnictwa i gospodarki żywnościowej znalazły się w pierwszej grupie, a więc w grupie o wysokim tempie rozwoju przy wspomaganiu państwa.</text:p>
      <text:p text:style-name="P125">Ogromnie ważną sprawą w realizacji programu zmian strukturalnych jest określenie dróg i form ich urzeczywistnienia, a więc zabezpieczenie środków ich realizacji.</text:p>
      <text:p text:style-name="P126">Rozwój perspektywiczny produkcji środków technicznych dla rolnictwa i gospodarki żywnościowej określony został w syntetycznym programie opracowanym wspólnie przez rolnictwo i przemysł, który jest aktualnie realizowany.</text:p>
      <text:p text:style-name="P127">Proponowany rozwój produkcji koncentrować się będzie na zaspokojeniu potrzeb rolnictwa w sprzęt i maszyny, zapewniające kompleksową mechanizację poszczególnych ciągów technologicznych, uciążliwych oraz pracochłonnych zabiegów agrotechnicznych, pozwala<text:span text:style-name="T128">ją</text:span>cych na osiągnięcie wyższej wydajności pracy oraz wzrostu produkcji rośl<text:span text:style-name="T129">i</text:span>nnej, zwierzęcej i przetwórstwa.</text:p>
      <text:p text:style-name="P130">Zakłada się w pierwszej kolejności dostawy dla kompleksowej modernizacji uciążliwych i pracochłonnych z<text:span text:style-name="T131">ab</text:span>iegów związanych z produkcją zboża, zielonek, ziemniaków oraz hodowli trzody i bydła. Obejmują one odpowiednie ilości, jakość i asortymenty głównie takich maszyn jak kombajny, do zbiorów zbóż i siewników do zbóż, kukurydzy i buraków, ciągników i przyczep, rozrzutników obornika, ładowaczy chw<text:span text:style-name="T132">yt</text:span>akowych, kombajnów do zbiorów ziemni<text:span text:style-name="T133">a</text:span>ków, do zbioru buraków, a także dojarek, parników i urządzeń do przechowalnictwa,<text:s/>suszarnictwa.</text:p>
      <text:p text:style-name="P134">Oczywiście program ten obejmuje również części zamienne jak również ich regeneracja. Dalsza intensy<text:span text:style-name="T135">fi</text:span>ka<text:span text:style-name="T136">cj</text:span>a produkcji roślinnej uzależniona jest od wyposażenia rolnictwa w nowoczesne energooszczędne wysokowyd<text:span text:style-name="T137">aj</text:span>ne maszyny i urządzenia.</text:p>
      <text:p text:style-name="P138">Na dwóch kolejnych spotkaniach w Głubczycach i Jarosławcu ustalono, że dla unowocześnienia produkcji roślinnej istnieje konieczność uruchomienia szeregu nowoczesnych maszyn,<text:s/><text:span text:style-name="T139">m</text:span>iędzy innymi takich jak do uprawy gleby<text:s/>spulchniaczy<text:s/>obrotowych, agregatów do upraw przedsiewnych,<text:s/><text:span text:style-name="T140">p</text:span>ług<text:span text:style-name="T141">ów<text:s/></text:span>obracalnych dwuskibowych, do nawożenia i ochrony roślin rozsiewaczy pneumatycznych, czy cały typoszereg nowoczesnych opryskiwaczy zawieszanych, przyczepianych i samobieżnych. Do uprawy i zbioru buraków, chodzi tu głównie o zmodernizowanie siewniki punktowe, siewniki rzędowe do agregatów uprawowo-<text:span text:style-name="T142">s</text:span>iewnych.</text:p>
      <text:soft-page-break/>
      <text:p text:style-name="P143">Obejmuje tu również produkcję pasz objętościowych, a szczególnie sieczkarnie zawieszane o wydajności 15 ton na godzinę, zmodernizowane kombajny paszowe, typoszereg<text:s/>przyczep zbiera<text:span text:style-name="T144">ją</text:span>cych, łącznie z rozdrabniaczem i inne<text:span text:style-name="T145">.</text:span></text:p>
      <text:p text:style-name="P146">Prace nad uruchomieniem tej produkcji<text:s/><text:span text:style-name="T147">s</text:span>ą<text:s/><text:span text:style-name="T148">w</text:span><text:s/>pełnym toku, i zabezpieczone zostały niemałe środki w wysokości ponad 35<text:s/><text:span text:style-name="T149">mld</text:span><text:s/><text:span text:style-name="T150">zł</text:span><text:s/><text:span text:style-name="T151">i</text:span><text:s/><text:span text:style-name="T152">18</text:span><text:s/>mln 600 tys.<text:s/><text:span text:style-name="T153">d</text:span>olarów. Większość tych prac objęta została Centralnym Planem Badawczo-Rozw<text:span text:style-name="T154">oj</text:span>owym, a zadania wdrożeniowe objęte zo<text:span text:style-name="T155">s</text:span>tały liczną grupą zamówień rządowych.</text:p>
      <text:p text:style-name="P156">Konsekwentna realizacja programowych tych założeń powinna zapewnić uzyskanie na pocz<text:span text:style-name="T157">ą</text:span>tku lat dziewięćdziesiątych założonego przez rolnictwo stopnia mechanizacji prac związanych głównie ze zbiorem zbóż, zielonek, okopowych i produkcji zwierzęcej.</text:p>
      <text:p text:style-name="P158"><text:span text:style-name="T159">W</text:span><text:s/>niektórych asortymentach podjęte zostały wręcz awaryjne decyzje, jak na przykład na osta<text:span text:style-name="T160">t</text:span>nim wspólnym posiedzeniu kierownictw obu resortów ustalono, że w ciągu dwóch lat osiągnięty zostanie poziom produkcji zgodnie z potrzebami takich maszyn ważnych dla rolnictwa, jak przyczepy rolnicze, kosiarki rotacyjne, opryskiwacze polowe i sadownicze, dojark<text:span text:style-name="T161">i<text:s/></text:span>czy chłodziarki.</text:p>
      <text:p text:style-name="P162">Rozwój produkcji ciągników dostosowany został do aktualnych potrzeb rolniczych, określony został w zwery<text:span text:style-name="T163">fi</text:span>kowanym w grudniu ubiegłego roku programie. Założona zmiana struktury produkcji ciągników pozwoli na uzyskanie wzrostu sumarycznej mocy ciągników z 2 mln k<text:span text:style-name="T164">W</text:span><text:s/>na rok, do 4,3, a zatem prawie dwukrotnie, a także co szczególnie chciałem podkreślić, wzrostu średniej mocy ciągnika<text:s/><text:span text:style-name="T165">z</text:span><text:s/>3<text:span text:style-name="T166">5</text:span><text:s/>k<text:span text:style-name="T167">W</text:span><text:s/>do 50<text:span text:style-name="T168">.</text:span><text:s/>Pozwoli to na zwiększenie wskaźnika nasycenia energetycznego w rolnictwie z 1,6 w 1<text:span text:style-name="T169">9</text:span>86 r. do 2,7 w 1995 oraz zmniejszenie powierzchni użytków rolnych przypad<text:span text:style-name="T170">ają</text:span>cych na jeden ciągnik<text:s/>odpowiednio<text:s/><text:span text:style-name="T171">z</text:span><text:s/>19 do 1<text:span text:style-name="T172">5</text:span><text:s/>ha.<text:s/><text:span text:style-name="T173">R</text:span>ozwój produkcji mikrociągników określony został w zaktualizowanym programie i obejmuje 5 typów o sile od 1 kN do 4<text:span text:style-name="T174">,</text:span><text:s/>wraz z 3<text:span text:style-name="T175">0</text:span><text:s/>pozycjami narzędzi i maszyn współpracu<text:span text:style-name="T176">ją</text:span>cych.</text:p>
      <text:p text:style-name="P177">Należy podkreślić, że w programie tym sta<text:span text:style-name="T178">rt</text:span>u<text:span text:style-name="T179">j</text:span>emy ze zmodernizowanym przemysłem maszyn rolniczych i ciągników, a także z zupełnie niezłym zapleczem technicznym rolnictwa.<text:s/><text:span text:style-name="T180">W</text:span><text:s/>1988 r. rolnictwo posiadało 1 0<text:span text:style-name="T181">63</text:span><text:s/>tys. ciągników, z tego ponad 800 rolnicy indywidualni. Warto tu podkreślić, że na przestrzeni ostatnich 7 - 8 lat rolnicy indywidualni dwukrotnie powiększyli swój stan posiadania ciągników z 400 do 800 tys.</text:p>
      <text:p text:style-name="P182">Rolnictwo posiadało także ponad 64 tys. kombajnów zbożowych i zbiór kombajnów objął w ostatnim roku 65<text:span text:style-name="T183">%</text:span><text:s/>areału zbóż. Dlatego też niezależnie od wzrostu produkcji ilościowej i jakościowej sprzętu, pamiętać należy również o jak największym wykorzystaniu tego sprzętu i zabezpieczenie prawidłowej eksploata<text:span text:style-name="T184">cji</text:span>. Dlatego też program, o którym mówiłem obejmuje również produkcję części zamiennych i regenerację, a także zabezpieczenie prawidłowej eksploatacji.</text:p>
      <text:p text:style-name="P185">Chciałbym tu na marginesie wystąpienie prof. Dietla powiedzieć dwa słowa o spółkach.<text:s/><text:span text:style-name="T186">W</text:span><text:s/>końcowej fazie są przygotowania do zar<text:span text:style-name="T187">ej</text:span>estrowania spółki Rozwoju Techniki Rolniczej. Założycielami i ak<text:span text:style-name="T188">cj</text:span>onariuszami tej spółki będą przedsiębiorstwa o różnych sektorów własnościowych, produkujących maszyny, części, jednostki obrotu i obsługi technicznej rolnictwa, różnorodne związki, spółdzielnie rolnicze, a także rolnicy indywidualni. Do spółki wchodzi również fundusz zmian strukturalnych, a celem spółki jest rozwój efektywnego<text:s/>potencjału produkc<text:span text:style-name="T189">yj</text:span>nego technicznych środków i usług dla rolnictwa, poprzez pozyskiwanie, zgromadzenie i lokowanie kapitału ze źródeł państwowych, przedsiębiorstw indywidualnych,<text:s/><text:soft-page-break/>a również i rolników, a może nawet i ze źródeł zagranicznych. Cele te spółka będzie realizowała przy pełnym zachowaniu ekonomiczn<text:span text:style-name="T190">ej,</text:span><text:s/>organizacy<text:span text:style-name="T191">jn</text:span>ej i prawnej podmiotowości ak<text:span text:style-name="T192">cj</text:span>onariuszy oraz respektując rynkowe reguły regulacji, spółka prowadziła będzie starania o ustalenie konsensusu pomiędzy polityką państwa, interesami przemysłu i potrzebami odbiorców. A zatem i w tym kierunku nasze działania są zgodne.</text:p>
      <text:p text:style-name="P193">Istotne znacz<text:span text:style-name="T194">e</text:span>n<text:span text:style-name="T195">i</text:span>e dla rolnictwa mają oprócz maszyn i urządzeń nawozy sztuczne i środki ochrony roślin. W latach 1<text:span text:style-name="T196">985</text:span><text:s/><text:span text:style-name="T197">-</text:span><text:s/>1<text:span text:style-name="T198">986</text:span><text:s/>rząd aprobował programy rozwoju w tej branży do 1990 roku.</text:p>
      <text:p text:style-name="P199">Chciałbym tu podkreślić, że ujęte zostały tu zadania i środki związane z modernizacją i rozwojem produkcji nawozów sztucznych. Według tego programu dostawy nawozów azotowych powinny wynieść 1 700 tys. ton azotu. Aby osiągnąć taki poziom dostaw w przemy<text:span text:style-name="T200">ś</text:span>le nawozowym, realizowany jest aktualnie kosztem ponad 60 mld zł program modernizacji i rekonstruk<text:span text:style-name="T201">cj</text:span>i, którego celem jest utworzenie zdolności produkcyjnej w najbliższych dwóch latach 545 ton azotu. Program ten obejmuje<text:s/><text:span text:style-name="T202">58</text:span><text:s/>zadań inwestyc<text:span text:style-name="T203">yj</text:span>nych w 21 zakładach.</text:p>
      <text:p text:style-name="P204">Kontynuowana jest budowa kompleksu wytwórni Polic, przy tym chcę przypomnieć, że w latach 1<text:span text:style-name="T205">98</text:span>4<text:s/><text:span text:style-name="T206">-</text:span><text:s/>19<text:span text:style-name="T207">8</text:span>6 przekazano do eksploatacji dwie duże instalacje amoniaku o zdolności 500 tys. ton na rok, instalację mocznika o zdolności 400 tys., a także instalacje do produkcji kwasu siarkowego<text:s/>o zdolności<text:s/><text:span text:style-name="T208">50</text:span>0 tys.</text:p>
      <text:p text:style-name="P209"><text:span text:style-name="T210">W</text:span><text:s/>końcowej fazie budowy znajduje się instalacja do produkcji nawozów kompleksowych, a w zaawansowanym stanie realizacja kwasu fosforowego.</text:p>
      <text:p text:style-name="P211">Pełna zdolność kompleksu produkcyjnego Polic wyniesie 140 tys. ton fosforu i 225 tys. ton azotu.<text:s/><text:span text:style-name="T212">W</text:span><text:s/>wyniku takiej realizacji powyższych zamierzeń przewiduje się uzyskanie zwiększonej produkcji nawozów azotowych i fosforowych, które łącznie z importowanymi nawozami potasowymi powinny pozwolić na osiągnięcie w roku 1990 - 1991 poziomu nawożenia 213<text:s/><text:span text:style-name="T213">kg<text:s/></text:span>czystego składnika na hektar użytków rolnych.</text:p>
      <text:p text:style-name="P214">Prowadzone jest również trzynaście zadań w grupie nawozów wapniowych i wapniowo-magnezowych celem uzyskania produkcji w najbliższych dwóch latach 4 mln ton.</text:p>
      <text:p text:style-name="P215">Przygotowane są aktualne programy do podjęcia budowy nowych wytwórni na początku lat dziewięćdziesiątych tak, ażeby można było zabezpieczyć w 1995 r. osiągnięcie 230 kg czystego składnika na hektar użytków rolnych.</text:p>
      <text:p text:style-name="P216">Tu pragnę podkreślić, że w przeliczeniu na<text:s/><text:span text:style-name="T217">1</text:span><text:s/>ha użytków rolnych zużycie nawozów pod zbiory 19<text:span text:style-name="T218">8</text:span>8 r. wyniosło 177 kg, to w zestawieniu międzynarodowym Polska plasuje się wśród krajów europejskich na pozycjach środkowych. Przewyższamy takie kraje jak: Wielka Brytania 135 kg, Bułgaria 131, Włochy 123, Austria 111, czy Jugosławia 70. Ale oczywiście wyprzedzają nas inne kraje, jak na przykład Węgry 212, czy Czechosłowa<text:span text:style-name="T219">cj</text:span>a 232.</text:p>
      <text:p text:style-name="P220">W zakresie środków ochrony roślin, których rozwój objęty jest również stosowanym programem, przewiduje się w najbliższych dwóch latach dostawy preparatów do ochrony roślin<text:s/>w wielkości 25 tys. ton substancji aktywnej, w tym preparaty produkowane w kraju 20 tys. ton i preparaty gotowe 105 t<text:span text:style-name="T221">ys</text:span>.</text:p>
      <text:p text:style-name="P222">Aktualnie zgodnie z ustaleniami kierownictw resortu rolnictwa i przemysłu przygotowywany jest w terminie do końca marca program rozwoju środków ochrony roślin, bo warto tu podkreślić, że na zakup środków ochrony roślin tylko w bieżącym roku przeznaczono kwotę ponad 170 mln dolarów, z tego 100 mln dolarów wykorzysta przemysł krajowy, a 70 mln przeznaczono na import gotowych preparatów.</text:p>
      <text:soft-page-break/>
      <text:p text:style-name="P223">Również w tym terminie, to jest do 31 marca przygotowany jest kompleksowy program maszyn i urządzeń dla przemysłu spożywczego, a także przechowalnictwa.</text:p>
      <text:p text:style-name="P224">Trudno oczywiście w krótkim wystąpieniu ują<text:span text:style-name="T225">ć</text:span><text:s/>wszystko. Pragnę jednak podkreślić, że p<text:span text:style-name="T226">r</text:span>ogram na rzecz rolnictwa jest komplementarny i obejmuje również wyposażenie dla melioracji, zaopatrzenia wsi w wodę, narzędzia gospodarskie, wyroby metalowe.</text:p>
      <text:p text:style-name="P227">Istotną również sprawą jest zaopatrzenie w no<text:span text:style-name="T228">w</text:span>oc<text:span text:style-name="T229">z</text:span>esne środki lecznicze, a także preparaty witaminowo-mineralne dla leczenia i żywienia zwie<text:span text:style-name="T230">r</text:span>ząt. Oczywiście nie można pominąć tu innych materiałów, jak chociażby poruszany na naszym spotkaniu materiałów budowlanych czy artykułów przemysłowych.</text:p>
      <text:p text:style-name="P231">Reasumując pragnę podkreśli<text:span text:style-name="T232">ć</text:span>, że program restrukturyzacji przemysłu na rzecz rolnictwa stał się faktem, zgodny z potrzebami rolnictwa i aktualnie jest w realizacji.</text:p>
      <text:p text:style-name="P233">Na zakończenie pragnę poczynić kilka uwag.</text:p>
      <text:p text:style-name="P234">Po pierwsze - począwszy od 1980 roku przemysł na rzecz rolnictwa osiąga większą dynamikę w porównaniu do innych branż.</text:p>
      <text:p text:style-name="P235">Drugie - przemysł zdecydowanie opowiada się za pełnym urynkowieniem obrotu artykułami rolno-spożywczymi.<text:s/><text:span text:style-name="T236">W</text:span><text:s/>bieżącym roku dotacje ze środków pochodzenia przemysłowego wyniosą 540 mld zł. Rentowność tych przemysłów jest w granicach 9 - 10%. Jest to praktycznie rentowność nie gwarantująca przetrwania, a my zakładamy intensywny rozwój. Tylko na przemysł nawozowy dotacja jest ponad 1<text:span text:style-name="T237">5</text:span>2 mld zł. Nie wszyscy chcą pamiętać, że około<text:s/><text:span text:style-name="T238">5</text:span>0<text:span text:style-name="T239">%</text:span><text:s/>cen środków na rzecz rolnictwa, to ceny państwowe i regulowane.</text:p>
      <text:p text:style-name="P240">Jeśli przemysł pracujący na rzecz rolnictwa ma być nowoczesny i w pełni zaspokoić rolnictwo, to nie może on być hamowany ekonomicznie. Dlatego właśnie opowiadamy się za urynkowieniem rolnictwa, bo dla przemysłu jest to jedyna szansa jego rozwoju.</text:p>
      <text:p text:style-name="P241">Dziękuję bardzo.</text:p>
      <text:p text:style-name="P242"><text:span text:style-name="T243">Przewodnicząc</text:span><text:span text:style-name="T244">y</text:span><text:span text:style-name="T245">:</text:span></text:p>
      <text:p text:style-name="P246">Dziękuję.</text:p>
      <text:p text:style-name="P247">Proszę bardzo, pan Dietl.</text:p>
      <text:p text:style-name="P248"><text:span text:style-name="T249">Ob.</text:span><text:span text:style-name="T250"><text:s/>Jerz</text:span><text:span text:style-name="T251">y</text:span><text:span text:style-name="T252"><text:s/>Dietl</text:span><text:span text:style-name="T253">:</text:span></text:p>
      <text:p text:style-name="P254">Chcę zebrać głos w związku z wystąpieniem pana ministra i nie chcę być posądzony o niedelikatność, nie chcę z panem dyskutować, ponieważ mimo, że pan jest chory, ale ja jestem też chory, wobec tego uważam, że mogę zabrać głos.</text:p>
      <text:p text:style-name="P255">Otóż tak. Ja mam do wystąpienia pana, panie ministrze pewne wątpliwości. Uzyskaliśmy tutaj numerację pewnych pięknych projektów, pewnych co będzie robione. Natomiast nie uzyskaliśmy odpowiedzi, a właściwie z wypowiedzi pańskiej wynikają takie wątpliwości, że Ministerstwo w dalszym ciągu ma zamiar kształtować strumień dla rolnictwa w drodze ręcznego sterowania. Po wtóre - nie otrzymaliśmy tutaj informacji w jaki sposób ta realokacja zasobów gospodarczych będzie powiązania z ogólnymi zmianami systemowymi.<text:s/>I wreszcie brak mi tutaj zabezpieczenia tego programu.<text:s/><text:span text:style-name="T256">I</text:span><text:s/>w związku z tym chcę powiedzieć parę słów.</text:p>
      <text:p text:style-name="P257">Jeżeli my tu mamy uzyskać pewne zabezpieczenia czyli zwiększenia podaży środków do produkcji na<text:s/><text:soft-page-break/>rzecz rolnictwa, to musimy w pierwszym rzędzie wiedzieć, jakim kosztem to się odbędzie, to znaczy, które z inwestycji centralnych, które są zapisane w planie obecnym, a które w dalszym ciągu utwierdzają niesłychanie niezdrową strukturę gospodarczą zostaną zamknięte i zasoby gospodarcze będą przesunięte na rzecz przemysłów produkujących dla rolnictwa. To jest rzecz bardzo ważna.</text:p>
      <text:p text:style-name="P258">Otóż proszę pamiętać, że jeżeli weźmiemy budżet, którego kształt jest skandaliczny, bo jak można wychodzić z budżetem o deficycie powyżej biliona złotych, otwartym planem kredytowym, finansowym itd. wiadomą jest rzeczą, że rzecz, której nie<text:s/>można ruszyć, to jest część na sp<text:span text:style-name="T259">ł</text:span>aty kredytów, część, której nie możemy ruszyć, to jest rzecz na konsumpcję i wobec tego właściwie ruszyć możemy dla likwidacji prawda deficytu<text:span text:style-name="T260"><text:s/></text:span>wydatki, zmniejszenie dotacji i mam na myśli zbrojenia, sektor represyjny, administra<text:span text:style-name="T261">cj</text:span>a i możemy... i buforem muszą być inwestycje. No i my się tu dowiadujemy, że tu zwiększają się nakłady inwestycyjne na - dla strumienia dla rolnictwa, no ale nie otrzymujemy tego zabezpieczenia skąd te nakłady się zwiększą. To oczywiście wymaga wyjaśnienia.</text:p>
      <text:p text:style-name="P262">Druga sprawa. Trzeba wobec tego określić i zabezpieczyć to jakąś kontrolą społeczną - jaki udział w produkcji i jaki udział w inwestycjach mają inwestycje i produkcja na rzecz rolnictwa. Bo to jest podstawowa proporcja tutaj makroekonomiczna, która jest dla nas istotna.</text:p>
      <text:p text:style-name="P263">Poza tym nie ma dalszych tutaj zabezpieczeń. No na przykład, jak będzie wyglądał import na rzecz demonopolizacji przedsiębiorstw znajdujących się w monopolistyczn<text:span text:style-name="T264">ej<text:s/></text:span>pozycji w zakresie podaży tych środków dla rolnictwa.<text:s/><text:span text:style-name="T265">W</text:span><text:s/>jakim sensie będą działania w drodze polityki celnej zmniejszającej tak nieopłacalny w tej chwili eksport tych przemysłów, które między innymi mogą być realokowane, przesunięte na rzecz zaspokojenia rolnictwa. To są niesłychanie ważne tutaj zabezpieczenia.</text:p>
      <text:p text:style-name="P266">W dalszym ciągu jest mowa o zamówieniach rządowych. Jeżeli jest mowa o zamówieniach rządowych, to w takim razie programowo stwierdzamy, że wracamy do systemu administracyjnej dystrybucji. Wobec tego od razu się nasuwa następne pytanie, czy będą uruchomione jakieś środki, instrumenty finansowe, które zabezpieczą wyższą opłacalność tych<text:s/>przemysłów produku<text:span text:style-name="T267">ją</text:span>cych na rzecz rolnictwa<text:span text:style-name="T268">,</text:span><text:s/>kiedy również nastąpiła rynkowa realokacja zasobów gospodarczych w tym kierunku, żeby te przedsiębiorstwa chciały prawda produkować te produkty na rzecz rolnictwa.</text:p>
      <text:p text:style-name="P269">Dalej nie ma słowa poza tym jednym przykładem tej spółki, jakie będą posunięte, jakie będą kroki w kierunku zabezpieczeń inst<text:span text:style-name="T270">yt</text:span>u<text:span text:style-name="T271">cj</text:span>onalnych demonopoliza<text:span text:style-name="T272">cji.</text:span><text:s/>No czy de lege, ponieważ ta gospodarka została zniszczona przez działania administracyjne, trzeba ją odbudowywać działaniami administrac<text:span text:style-name="T273">yj</text:span>nymi? Również w jakim sensie na przykład przedsiębiorstwa wielozakładowe w tym sektorze będą dzielone, prawda?<text:s/><text:span text:style-name="T274">W</text:span><text:s/>jakim sensie doprowadzi się do pewnej prywatyzacji? Czy ministerstwo przewiduje ulgi kredytowe i ulgi podatkowe dla prywatnego sektora, który zacznie działać w tym zaopatrzeniu na rzecz rolnictwa? Przecież te zabezpieczenia tu są bardzo istotne. Bez tego oczywiście nie ma mowy<text:span text:style-name="T275">,<text:s/></text:span>żeby ten strumień tutaj zwiększyć.</text:p>
      <text:p text:style-name="P276">I poza tym jedno zdanie mnie tutaj niesłychanie przestraszyło. Mianowicie zdanie było tak s<text:span text:style-name="T277">fo</text:span>rmułowane:<text:s/><text:span text:style-name="T278">„</text:span>Ponieważ<text:span text:style-name="T279"><text:s/></text:span>wprowadzamy, ponieważ państwo chce wprowadzić urynkowienie rynku produktów rolnych, czyli skupu produktów rolnych, wobec tego my będziemy mieli korzystną bazę dla zaopatrywania tego rynku”. Czyli jeżeli będziemy wprowadzali rynek łącznie z demonopolizacją,<text:s/><text:span text:style-name="T280">bo</text:span><text:s/>b<text:span text:style-name="T281">e</text:span>z z<text:span text:style-name="T282">m</text:span>i<text:span text:style-name="T283">a</text:span>n struktur instytucjonalnych rynek jest głupstwem, bo będzie wyłącznie cena monopolowa, to przecież<text:s/><text:soft-page-break/>my nie możemy tego rynku wprowadzać w sektorze gospodarki żywnościow<text:span text:style-name="T284">ej,</text:span><text:s/>nie wprowadzając go w całej ekonomice, a w szczególności w sektorze zaop<text:span text:style-name="T285">at</text:span>rzeniowym rolnictwa.<text:s/><text:span text:style-name="T286">T</text:span>akże<text:s/><text:span text:style-name="T287">w</text:span><text:s/>tym sensie panie ministrze, no bardzo my się cieszymy, że tego i tamtego będzie więcej, ale z tego expose nie widzimy zabezpieczeń, że rzeczywiście tego będzie więcej.</text:p>
      <text:p text:style-name="P288">Dziękuję bardzo.</text:p>
      <text:p text:style-name="P289"><text:span text:style-name="T290">Przewodniczący</text:span>:</text:p>
      <text:p text:style-name="P291">Dzięku<text:span text:style-name="T292">ję.</text:span></text:p>
      <text:p text:style-name="P293"><text:span text:style-name="T294">/</text:span>Głos z sali<text:s/><text:span text:style-name="T295">-</text:span><text:s/>niesłyszalny/<text:span text:style-name="T296">.</text:span></text:p>
      <text:p text:style-name="P297">Minister Szatkowski.</text:p>
      <text:p text:style-name="P298"><text:span text:style-name="T299">Ob. Minister Szatkowski</text:span><text:span text:style-name="T300">:</text:span></text:p>
      <text:p text:style-name="P301">Po pierwsze chciałbym, żeby wszyscy przyjęli to jako fakt, że ręczne sterowanie można zaliczyć do historii. Zamówienia rządowe, które funkcjonują w tym i w przyszłym roku, a które były przekształcone z programu operacy<text:span text:style-name="T302">jn</text:span>ego, praktycznie można powiedzieć, że o ręcznym sterowaniu dzisiaj nie ma mowy.</text:p>
      <text:p text:style-name="P303">Natomiast zamówienia rządowe stały się wręcz konieczne, ażeby zabezpieczyć to o czym pan profesor mówił, realizację dostaw na rzecz rolnictwa. No, bo wiadomo jest, że konieczny jest niezbędny import i tu środki, które na realizację zamówień rządowych zostały zabezpieczone przez państwo, jak również, co szczególnie chciałem podkreślić, jest to obligatoryjne zaopatrzenie, żeby przemysły pracujące na rzecz rolnictwa miały bazę surowcową.<text:s/><text:span text:style-name="T304">I</text:span><text:s/>to jest pierwsza sprawa.</text:p>
      <text:p text:style-name="P305">Druga. Praktycznie można byłoby powiedzieć, z bardzo niewielkimi wyjątkami, które w tej dyskusji można byłoby pominąć, że aktualnie przemysł pracujący na rzecz rolnictwa nie eksportuje mimo, że takie możliwości byłyby duże, chociażby w sferze nawozów, a to dlatego, że dla tych przemysłów jest konieczny często eksport po to, żeby pozyskać niezbędne środki dewizowe. Tym niemniej faktem jest na dzień dzisiejszy, że praktycznie eksport w przemysłach, które pracują na rzecz rolnictwa jest właściwie minimalny.</text:p>
      <text:p text:style-name="P306">Sprawa, którą warto byłoby podkreślić to to, że aktualnie praktycznie te same warunki mają producenci wszystkich sektorów zarówno co do polityki kredytowej, polityki finansowej i tej części, która dotyczy wspomagania państwa.<text:s/>A zetem obecnie z programu, którego mówiłem nawet, chcemy stworzy<text:span text:style-name="T307">ć</text:span><text:s/>bazę, ażeby można było pozyskać znacznie więcej tak zwanych producentów mniejszych.</text:p>
      <text:p text:style-name="P308">Na czym polega sprawa? Jak panowie zwrócili uwagę, pierwszy blok w grupie pierwszej obejmuje tak zwaną bazę kooperacyjną. Przecież wiadomo jest dzisi<text:span text:style-name="T309">aj,</text:span><text:s/>że limituje dzisiaj rozwój przemysłu maszynowego, jego baza elementów kooperac<text:span text:style-name="T310">yj</text:span>nych, hydraulika, silniki elektryczne, łożyska, przekładnie itd.</text:p>
      <text:p text:style-name="P311">Jeżeli ten blok zostanie rozwiązany, to wtedy znakomita ilość producentów mniejszych będzie miała z czego robić. Tworzymy im te klocki, żeby mogli budować maszyny zarówno w mniejszych zakładach.<text:s/><text:span text:style-name="T312">I</text:span><text:s/>nie ukrywam wcale, że chcemy szczególnie tutaj pozyskać techniczne zaplecze rolnictwa, znacznie lepiej go wykorzystać, jak również nowych producentów, którzy co prawda nie tak szybko jak byśmy chcieli zaczynają powstawać.</text:p>
      <text:p text:style-name="P313">Z mojego wystąpienia chyba dosyć jasno wynikało, że cała sfera restrukturyza<text:span text:style-name="T314">cji</text:span>, oczywiście można było powiedzieć, będzie możliwa do zrealizowania dlatego, że w ostatniej grupie znalazły się przemysły<text:s/><text:span text:style-name="T315">t</text:span>e,<text:s/><text:soft-page-break/>które nie są rozwojowe. Mam na myśli cały przemysł ciężki. Ja je wymieniałem. A w grupie drugiej nawet, które również są tylko grupą drugą, a nie pierwszą, znalazły się szereg takich przemysłów, które chyba i na tej sali byłoby dyskusyjnych, jak chociażby i motoryzacja.</text:p>
      <text:p text:style-name="P316">I dlatego też, o ile tamte przemysły będą praktycznie nie rozwijały się, a preferencja będzie szczególnie do grupy pierwszej, to to jest odpowiedź na pytanie pana profesora, to znaczy to się staje faktem. Dlaczego tak się staje? No bardzo prosto. Rząd jeśli uznaje priorytet między innymi numer jeden dla rolnictwa i gospodarki żywnościowej, to swoją politykę musi zabezpieczyć środkami. Jakimi środkami? Zupełnie inne będą warunki kredytowe i dostępność kredytów, zupełnie inne będą ulgi podatkowe dla t<text:span text:style-name="T317">yc</text:span>h p<text:span text:style-name="T318">r</text:span>zem<text:span text:style-name="T319">ys</text:span>łów, a dla innych nie będą. Czyli krótko mówiąc, nie będą miały możliwości rozwoju.</text:p>
      <text:p text:style-name="P320"><text:span text:style-name="T321">A</text:span><text:s/>zatem poprzez prawidłową politykę kredytową, podatkową, będzie realizowany program, o którym mówimy.<text:s/><text:span text:style-name="T322">I</text:span><text:s/>on chcę powiedzieć, jest przygotowany, to znaczy ja nawet wyraziłem takie zdanie, że tak jak ważny jest program, o którym mówiłem,<text:span text:style-name="T323"><text:s/></text:span>tak ważne jest całe zabezpieczenie tego programu.</text:p>
      <text:p text:style-name="P324"><text:span text:style-name="T325">I</text:span><text:s/>sprawa, która wywołała tutaj wiele dyskusji dlaczego przemysł opowiada się za urynkowieniem rolnictwa, po prostu dlatego, że jeżeli na przestrzeni 10 lat praktycznie rentowność przemysłów pracujących na rzecz rolnictwa była 6,7, w bieżącym roku 9<text:span text:style-name="T326">%</text:span>, no to dla wszystkich, którzy się zajmują<text:span text:style-name="T327"><text:s/></text:span>tą sferą, zdają sobie sprawę, że to jest rentowność, która nie pozwala na rozwój tych przemysłów.</text:p>
      <text:p text:style-name="P328">Również nie tak dawno jeszcze przecież ceny nawozów były 30<text:span text:style-name="T329">%</text:span><text:s/>kosztów. Dotacjami nikt nie jest zainteresowany. Nie wiem, ja mówiłem to na spotkaniu z rolnikami, myśmy stracili 14<text:span text:style-name="T330">0</text:span><text:s/>nowych producentów tylko dlatego, że nie wytrzymali ekonomicznie. No, bo prz<text:span text:style-name="T331">y</text:span><text:s/>takiej sytuacji, kiedy zysk był<text:s/><text:span text:style-name="T332">w</text:span><text:s/>granicach paru procent, nikt nie chciał podejmować tej produkcji. Dlatego też my jesteśmy tym zainteresowani, żeby nie hamować rozwoju przemysłów pracujących na rzecz rolnictwa cenami. No, bo jeżeli dzisiaj powiemy fabrykom<text:s/>maszyn, że prz<text:span text:style-name="T333">yt</text:span>rz<text:span text:style-name="T334">ymuje</text:span>my ceny na podstawowe środki produkcji, a chciałbym powiedzieć, że nie ma tu żadnej dowolności. Inspektoraty dosyć wyjątkowo precyzyjnie analizują każdą propozycję podwyżki. I wynika ona przede wszystkim ze zmian cen zaopatrzeniowych, taryf i w związku z tym my jesteśmy za tym w<text:span text:style-name="T335">ł</text:span>aśnie, ażeby była wolna gra rynkowa. Nawet kiedy<text:s/><text:span text:style-name="T336">ż</text:span>eśmy mówili, że opowiadamy się za bogatym rolnictwem, przemysłem spożywczym. No, bo przecież nie ulega wątpliwości, że tylko takie rolnictwo i taki przemysł będzie stać na zakup i nowoczesnych technologii, i nowoczesnych maszyn.</text:p>
      <text:p text:style-name="P337">Chciałem powiedzieć, że niektóre relacje cenowe wręcz stały się niezrozumiałe dla samych rolników. No, bo kto wytłumaczy, że importowany opryskiwacz jugosłowiański jest prawie dwukrotnie droższy od krajowego mimo, że krajowy jest lepszy.</text:p>
      <text:p text:style-name="P338">I dlatego też tak jak ważny jest program, o którym mówiłem, i który jest realizowany, tak ważne jest oczywiście jego całe zabezpieczenie. I to zabezpieczenie integralną częścią tegoż programu.</text:p>
      <text:p text:style-name="P339">I druga sprawa. Ta spółka, o której powiedziałem. No też jest sprawa, jeżeli spółka ma dobrze<text:s/><text:span text:style-name="T340">fu</text:span>nk<text:span text:style-name="T341">cj</text:span>onować, no to musi mieć pomoc państwa. Jaka może być pomoc państwa? No wystarczy poprzez inst<text:span text:style-name="T342">yt</text:span>u<text:span text:style-name="T343">cj</text:span>onalne wprowadzenie pewnego kapitału, bądź przez fundusz zmian strukturalnych, czy też udział banków, no bo trudno byłoby, ażeby państwo uznając za priorytet numer jeden rolnictwo, tego rolnictwa nie wspomagało. Ale będzie to wszystko w rękach po raz pierwszy chyba nie tylko tych, co produkują, ale i tych, którzy są odbiorcami, są użytkownikami. Prz<text:span text:style-name="T344">e</text:span>cie<text:span text:style-name="T345">ż</text:span><text:s/>myśmy do tych<text:s/>spółek zaprosili rolników<text:s/><text:soft-page-break/>indywidualnych i inne organizacje. Będzie to par excellence zupełnie nowoczesne podejście do sprawy, tym bardziej byłoby chyba nawet niemożliwe.</text:p>
      <text:p text:style-name="P346">Nie mam żadnego powodu, żeby bać się o prywatny sektor.<text:s/><text:span text:style-name="T347">M</text:span>y chcemy zabezpieczyć takie same prawa wszystkim, a zatem również prywatnemu sektorowi. Takie same prawa pod każdym względem, a zatem mam na myśli przede wszystkim w sferze polityki kredytowej i finansowej.</text:p>
      <text:p text:style-name="P348">Była w moim wystąpieniu pewna informacja, że niektóre programy rozwojowe są zabezpieczone zamówieniami rządowymi. Ja uważam, że to jest bardzo dobrze, bo to pozwoliło między innymi finansować wiele trudnych pozycji, na które poszczególne przedsiębiorstwa nie byłoby stać. No po prostu nie byłoby niektórych fabryk stać i to jest bardzo dobrze, że się tak stało, że takie duże kwoty między innymi i z planu badawczego, jak i - co najważniejsze mówię - w zakresie wdrożeń zostało zabezpieczonych zamó<text:span text:style-name="T349">w</text:span>ieniami rządowymi. Bo to<text:s/><text:span text:style-name="T350">jest</text:span><text:s/>gwaran<text:span text:style-name="T351">cj</text:span>a, że w ten sposób nastąpi wspomaganie państwa w realizacji tego programu, o którym pan profesor mówił.</text:p>
      <text:p text:style-name="P352">Dlatego też wydaje mi się, że w tej chwili trudno byłoby nawet na moment przy takim ustawieniu całej sprawy mówić o jakimś administracyjnym sterowaniu całego rozwoju,<text:s/><text:span text:style-name="T353">b</text:span>o to już stało się po prostu<text:s/>niemożliwe.</text:p>
      <text:p text:style-name="P354">Natomiast wiele pytań pana profesora dotyczyło, jak z konieczności wybrałem ten fragment restrukturyza<text:span text:style-name="T355">cj</text:span>i, który dotyczy tego<text:s/>„stołu”. Bo chyba wszyscy tu sobie zdają sprawę, że gdybym miał przedstawić cały problem restrukturyzacji, no to po pierwsze by było to bardzo trudne zmieścić się w<text:s/>krótszym okresie czasu, a po drugie wydaje mi się,<text:s/><text:span text:style-name="T356">ż</text:span>e w niedługim okresie czasu wszyscy będą mieli ten materiał dostępny dlatego, że program restrukturyzac<text:span text:style-name="T357">ji</text:span><text:s/>przemysłu zostanie ogłoszony i każdy będzie miał możliwość. Jest to bardzo obszerne opracowanie. Są porównania bym powiedział nie tylko podwórka własnego, ale i świata i chciałem również uwolnić swoje wystąpienie od cyfr, jakie to będą procenty, które ile procent więcej, które ile procent mni<text:span text:style-name="T358">ej.</text:span></text:p>
      <text:p text:style-name="P359">Ale panie profesorze sądzę, że w najbliższym czasie program ten będzie opublikowany, będzie on przedmiotem Komitetu Ekonomicznego Rady Ministrów i wtedy można będzie pogłębić, że tak powiem te wszystkie informacje, które dotyczą - ja się zgadzam - całokształtu problemów związanych z re<text:span text:style-name="T360">st</text:span>rukturyzac<text:span text:style-name="T361">ją</text:span>, bo ja wybrałem tę część, która dotyczy tego fragmentu.</text:p>
      <text:p text:style-name="P362">Jeszcze o jednej sprawie chciałem powiedzieć. Mianowicie niektóre fragmenty programów są nieco zmienione aktualnie. Między innymi na posiedzeniu ostatnim wspólnych kierownictw rolnictwa i przemysłu doszliśmy do wniosku, że na przykład cały program dla przemysłu spożywczego i przetwórstwa musi być zmieniony. Po prostu musi być program obejmujący zarówno tak zwane duże zakłady przetwórcze, jak i te małe. I stąd też, jak panowie zauważyli, powiedziałem, że do końca marca zwery<text:span text:style-name="T363">fi</text:span>kujemy ten program. To znaczy, żeby stworzyć również wyposażenie dla tak zwanych mniejszych przedsiębiorstw, lokalnych przedsiębiorstw. I dlatego też chyba to też będzie zgodne z tą polityką, którą obecnie realizujemy.</text:p>
      <text:p text:style-name="P364">Dziękuję bardzo.</text:p>
      <text:p text:style-name="P365"><text:span text:style-name="T366">Przewodnicząc</text:span><text:span text:style-name="T367">y</text:span><text:span text:style-name="T368">:</text:span></text:p>
      <text:p text:style-name="P369">Dziękuję. Pan pro<text:span text:style-name="T370">f.</text:span><text:s/>Dietl.</text:p>
      <text:p text:style-name="P371"><text:span text:style-name="T372">Ob.<text:s/></text:span><text:span text:style-name="T373">p</text:span><text:span text:style-name="T374">ro</text:span><text:span text:style-name="T375">f</text:span><text:span text:style-name="T376">. Jerzy Dietl</text:span><text:span text:style-name="T377">:</text:span></text:p>
      <text:p text:style-name="P378">Pan prof. Leopold mi podpowiedział. Więc na przykład jeśli chodzi o eksport, pierwsze dwa kwartały,<text:s/><text:soft-page-break/>maszyny, głównie traktory<text:s/><text:span text:style-name="T379">9</text:span><text:s/>m<text:span text:style-name="T380">l</text:span>d zł eksport, chemia, nawozy sztuczne przy WS 0,95 i cenach urzędowych, których praktyczni<text:span text:style-name="T381">e</text:span><text:s/><text:span text:style-name="T382">j</text:span>est około 70<text:span text:style-name="T383">%</text:span><text:s/>dotacji, wskaźnik 0,95<text:s/><text:span text:style-name="T384">8</text:span><text:s/>mld eksportu. Więc jednak ten eksport tych produktów na rzecz rolnictwa jest.</text:p>
      <text:p text:style-name="P385">Poza tym tak, równość sektorów, no jak dotąd fikcja zupełna. Wystarczy wspomnieć o przetargach dewizowych organizowanych odrębnie dla obu sektorów. Wystarczy wspomnieć o<text:s/>woluntarystycznych<text:s/>wsadach importowych, dewizowych i płaceniu, prawda, łącznie z tymi wsadami, i wystarczy wspomnieć o administrac<text:span text:style-name="T386">yj</text:span>nej dystrybucji, która mniej więcej odbywa się w znacznej mierze w ten sposób prawda, że się rozdziela uprzywil<text:span text:style-name="T387">ej</text:span>owanym, przemysłom centralnym, w ramach rozdzielnictwa i cen urzędowych, a następnie idzie reszta na przetarg.</text:p>
      <text:p text:style-name="P388">Prawda tutaj jednak muszą być zabezpieczenia systemowe. Poza tym ja rozumiem, że przemysł i tu bardzo słusznie pan minister,<text:tab/>zresztą dziękuję za pańską odpowiedź, bardzo zwrócił na to uwagę, że oczywiście ten przemysł trzeba w jakiś sposób preferować. Ale jeżeli tak, to musi być preferowanie wyraźnie systemowe. To nie może być preferowanie właśnie w ramach zamówień rządowych, które nie są niczym innym, jak administracyjną dystrybucją, tylko to może być preferowanie jednakże pośrednich instrumentów powiedzmy oddziaływania lub w postaci bardzo parametryzowanych dotacji, które uważam, że i to trzeba sobie wyraźnie powiedzieć, że<text:s/>w środkach do produkcji te zwolnienia z tych dotacji nie wydaje mi się, żeby mogły nadal nastąpić. To znaczy, nie wyobrażam sobie na przykład, że nawozy sztuczne mogłyby być jednorazowo cofnięte z dotacji. Ale oczywiście te dotacje muszą być sparametryzowane, żeby one działały stymulu<text:span text:style-name="T389">j</text:span>ąco prawda na produkcję.</text:p>
      <text:p text:style-name="P390">Natomiast nie ma niczego, żadnych oświadczeń dotychczasowych właściwie władzy, nie ma żadnych zabezpieczeń, kt<text:span text:style-name="T391">ó</text:span>re by gwarantowały nam demonopolizację. Niestety, tego nie ma.</text:p>
      <text:p text:style-name="P392"><text:span text:style-name="T393">Przewodnicząc</text:span><text:span text:style-name="T394">y</text:span><text:span text:style-name="T395">:</text:span></text:p>
      <text:p text:style-name="P396">Minister Szatkowski.</text:p>
      <text:p text:style-name="P397"><text:span text:style-name="T398">Ob. Minister Szatkowski</text:span><text:span text:style-name="T399">:</text:span></text:p>
      <text:p text:style-name="P400">Ale panie pro<text:span text:style-name="T401">fe</text:span>sorze...</text:p>
      <text:p text:style-name="P402"><text:span text:style-name="T403">Prof. Dietl</text:span><text:span text:style-name="T404">:</text:span></text:p>
      <text:p text:style-name="P405">Ja bym potem nie chciał pracować.</text:p>
      <text:p text:style-name="P406"><text:span text:style-name="T407">Przewodnicząc</text:span><text:span text:style-name="T408">y</text:span><text:span text:style-name="T409">:</text:span></text:p>
      <text:p text:style-name="P410"><text:span text:style-name="T411">C</text:span>hwileczkę, tutaj się pan zgłaszał pierwszy.</text:p>
      <text:p text:style-name="P412"><text:span text:style-name="T413">Ob. Edward Małecki</text:span><text:span text:style-name="T414">:</text:span></text:p>
      <text:p text:style-name="P415">Moje nazwisko Małecki, jestem rolnikiem. Edward Małecki.</text:p>
      <text:p text:style-name="P416">Ja już przedtem się zgłaszałem do dyskusji, oczywiście dyskusja między panem wiceministrem a profesorem Dietlem niektóre rzeczy wyjaśniła, a więc automatycznie ograniczyła moje wystąpienie.</text:p>
      <text:p text:style-name="P417">Natomiast chciałbym zwrócić uwagę na uściślenie pewnych spraw. Bo proszę państwa, te grupy to świadczą, że rzeczywiście będą różnie traktowane poszczególne fabryki. Jak to s<text:span text:style-name="T418">i</text:span>ę ma do rozwiązań systemowych, to pan prof. Dietl zwrócił uwagę. Natomiast zamówienia rządowe, to są przede wszystkim surowce, nie oszukujmy się. To jest zabezpieczenie surowców dla konkretnych fabryk. I tutaj nie wiem, czy nie byłoby rzeczą słusznym mówić o zabezpieczeniu surowców dla konkretnej produkcji, a nie dla konkretnych fabryk. Może się zdarzyć, że w niektórych przynajmniej działach będzie możliwość, żeby<text:s/><text:soft-page-break/>sektor prywatny również coś wytwarzał. W momencie jak dostanie cały przydział surowców wyłącznie jedna fabryka państwowa czy kilka, nie ma mowy o równoprawności sektorów.</text:p>
      <text:p text:style-name="P419">Również w<text:s/><text:span text:style-name="T420">s</text:span>prawie kredytów i ulg podatkowych, o których mówił pan wiceminister. Nie wiem, jak to można pogodzić z równoprawnością sektorów, czy to będzie dotyczyło sektorów i produkcji, czy też tylko przemysłu państwowego? Są to sprawy bardzo istotne.</text:p>
      <text:p text:style-name="P421">A poza tym szczerze mówiąc to jest to jakiś mechanizm, natomiast trzeba sobie uczciwie powiedzieć, czy uda się ten mechanizm? Bo my się nie musimy czarować. Myśmy mieli w kraju deklaracje intencji już parę. Myśmy już<text:s/>słyszeli taką historię, że to około 30<text:span text:style-name="T422">%</text:span><text:s/>przemysłu ma pracować na rzecz rolnictwa, uchwalone to było na<text:s/><text:span text:style-name="T423">n</text:span>ajwyższym forum partyjnym, ZSL-owskim itd. Efekty tego jakie były, państwo wszyscy znacie.</text:p>
      <text:p text:style-name="P424">Więc dlatego wydaje mi się, że istotniejsze byłoby to co mówił prof. Dietl pokazanie konkretnie jakie środki są alokowane w ten przemysł, i przede wszystkim jakie mechanizmy będą dotyczyły również wszystkich sektorów. Chodzi o produkcję, a nie o samo forsowanie przemysłu państwowego.</text:p>
      <text:p text:style-name="P425">Natomiast mam wątpliwości, czy lobby górniczo-hutnicze pozwoli na tego typu prze<text:span text:style-name="T426">fo</text:span>rsowanie, no ale to zobaczymy. Bo już wielokrotnie tak bywało, że pomimo wszystkich deklaracji, to jednak się okazywało, że siła pewna, siła przebicia robiła swoje.</text:p>
      <text:p text:style-name="P427">Natomiast chciałbym jeszcze wrócić do tego o czym ciągle mówimy, do tego wolnego rynku.<text:s/><text:span text:style-name="T428">P</text:span>roszę pań<text:span text:style-name="T429">st</text:span>wa, mnie się wydaje, że większość sporów to wynika z braku zde<text:span text:style-name="T430">fi</text:span>niowania, co to jest wolny rynek. Nam, jako prostym ludziom, rolnikom, to się wydaje, że wolny rynek jest wtedy, kiedy my decydujemy komu sprzedajemy, czy ewentualnie kto decyduje czy u nas kupuję, czy nie, ale również my decydujemy u kogo kupujemy, gdzie kupujemy i za ile. My ciągle nie możemy się dowiedzieć, jakie będą mechanizmy demonopolizac<text:span text:style-name="T431">ji</text:span>. Pan minister Szatkowski nam tu mówi o takiej spółce, jak ja tu sobie posłuchałem, to mówię, no jest taka spółka, gdzie są i producenci, i wytwórcy, i naukowcy, i wszyscy. Taka spółka to się nazywa państwo. Więc nie wiem czy to ma być następne państwo w państwie, ale jest to jakiś super monopol<text:s/>zarysowany. To<text:s/><text:span text:style-name="T432">j</text:span>est przerażające. Wydaje mi się<text:span text:style-name="T433">,</text:span><text:s/>a w ogóle<text:s/><text:span text:style-name="T434">z</text:span>e spółkami to jest tak wiecie państwo, spółkę to zawiera co najmniej dwóch ludzi, z których jeden ma pieniądze, a drugi doświadczenie. Po roku się mogą zamienić. Ten, który ma pieniądze, ma doświadczenie i na odwrót.</text:p>
      <text:p text:style-name="P435">Więc obawiam się, że przy tak nierównoprawn<text:span text:style-name="T436">ej</text:span><text:s/>spółce to ta zamiana nastąpi dosyć szybko. Jest to jakieś takie dz<text:span text:style-name="T437">i</text:span>wne troszeczkę.</text:p>
      <text:p text:style-name="P438">Natomiast wydaje mi się, że jeżeli sytuację w gospodarce żywnościowej traktujemy jako priorytetową, jako wręcz stan klęski żywiołowej, to musimy powiedzieć,<text:s/><text:span text:style-name="T439">k</text:span>onkretni<text:span text:style-name="T440">e</text:span>, jakie widzimy możliwości zlikwidowania tego stanu rzeczy. Jakie widzimy przede wszystkim możliwości zlikwidowania monopolu w zakresie przetwórstwa. Ten monopol się deklarował wielokrotnie, że będzie lepiej, nie było lepiej. Jeżeli nie było, proponujemy konkretną sprawę proszę państwa. Jeżeli zarówno państwowe, jak i spółdzielcze, jak i prywatne podmioty gospodarcze będą eksportować, mogą w przypadku eksportu, w przypadku importu środków produkcji dla przemysłu rolno-spożywczego i rolnictwa dostawać zezwolenie na transakcje barterowe. I jeżeli byśmy na lat kilka generalnie zgodzili się na taką formułę, byśmy mieli możliwość odbudowy tego, co zostało zniszczone przez 44 lata, że po prostu importerzy mają prawo do barteru, do pełnego pokrycia towar za towar, w przypadku importu na cele rolnictwa i przemysłu<text:s/><text:soft-page-break/>przetwórczego, rolno-spożywczego, bo jest absolutnie brak.</text:p>
      <text:p text:style-name="P441">Bardzo dobrze, że pan minister podkreślił, że brak jest urządzeń dla przetwórstwa spożywczego. To jest kompletne dno. Dobrze, że ministerstwo o tym myśli. Ale jest mnóstwo drobnych urządzeń. Nie będą w stanie nasze potężne fabryki przestawić się szybko, żeby wyprodukować, a to jakąś maszynkę do mięsa, a to maszynkę do mielenia kości, a to jakąś taką rzecz.</text:p>
      <text:p text:style-name="P442">Więc generalnie zastanówmy się. Chyba, że strona no rządowa, nie lubicie państwo tego określenia jak żeśmy zauważyli, ma lepszy, w tym przypadku pan minister może, prawda - chyba, że ta strona przedstawi lepszy sposób na złamanie monopolu. Bo my musimy powiedzieć jeszcze raz, wolny rynek zgoda, ale wolny rynek to znaczy rynek bez monopolu.</text:p>
      <text:p text:style-name="P443">W Polsce jest sytuacja taka, że istnieją monopole organizacyjne, znaczy spółdzielczość mleczarska czy załóżmy GS-y czy coś i istnieją monopole fizyczne. Jeżeli rolnik chce kupić ciągnik, to wiadomo, że kupi go tylko z<text:s/>„Ursus<text:span text:style-name="T444">a</text:span>”, jeżeli kombajn to tylko z Płocka; jeżeli sieczkarnię polową, to wiadomo, że tylko z Poznania. Niestety, tutaj nie można zrobić nic innego jak spróbować chociaż w małym zakresie, ale zrobić jakieś porównanie. Bo proszę państwa, w przemyśle niestety, do tej pory obowiązuje formuła kosztowa. Co to znaczy, to my dobrze wiemy. Oni mówią, że jest nieopłacalna. Bardzo możliwe, że tak, ale nikt nie może stworzyć sytuacji takiej, że jest mechanizm, który zmusza do obniżki kosztów. Dopóki obowiązuje formuła kosztowa, można przy wszelkich wery<text:span text:style-name="T445">fi</text:span>ka<text:span text:style-name="T446">cj</text:span>ach, komisjach itd. udowodnić, że to musi kosztować tyle. Więc zobaczmy ile kosztuje gdzieindziej, bo przy tym handlu<text:s/>barterowym oczywiście, to jest kwestia ceny dolara. Bo wiadomo, że jest ta cena państwowa<text:s/><text:span text:style-name="T447">5</text:span>13 zł, jest ta cena 3,5 tys. wolnorynkowa. Prawdopodobnie cena właściwa kształtuj się gdzieś tam pośrodku między tymi cenami, trudno jest określić gdzie. Ale będziemy mieli okazję sprawdzić, gdzie jest możliwość produkcji niższej.</text:p>
      <text:p text:style-name="P448">Dziękuję na razie.</text:p>
      <text:p text:style-name="P449"><text:span text:style-name="T450">Przewodnicząc</text:span><text:span text:style-name="T451">y</text:span><text:span text:style-name="T452">:</text:span></text:p>
      <text:p text:style-name="P453">Dziękuję. Pan Dąbkowski Włodzimierz.</text:p>
      <text:p text:style-name="P454"><text:span text:style-name="T455">Ob.<text:s/></text:span><text:span text:style-name="T456">D</text:span><text:span text:style-name="T457">ąbkow</text:span><text:span text:style-name="T458">ski</text:span><text:span text:style-name="T459"><text:s/>Włodzimierz</text:span><text:span text:style-name="T460">:</text:span></text:p>
      <text:p text:style-name="P461">Proszę Państwa! Panie Przewodniczący! Przede wszystkim mam pytanie<text:span text:style-name="T462">.</text:span><text:s/>Przed kilkoma dniami prof. Stelmachowski zwrócił się do mnie z prośbą o próbę opracowania ekspertyzy na temat niezbędnych zmian w<text:s/><text:span text:style-name="T463">z</text:span>asilaniu rolnictwa w techniczne środki produkcji, materiały eksploatac<text:span text:style-name="T464">yj</text:span>ne dla zapewnienia trwałych efektów oczekiwanych urynkowienia gospodarki żywnościow<text:span text:style-name="T465">ej.</text:span></text:p>
      <text:p text:style-name="P466">Siłą rzeczy, gdybym miał ten pogląd przedstawić<text:s/><text:span text:style-name="T467">m</text:span>uszę państwu zabrać trochę czasu.<text:s/><text:span text:style-name="T468">N</text:span>ie wiem, czy będzie zgoda pana przewodniczącego na przedstawienie danych. Myślę, że byłaby to okazja po wypowiedzi pana ministra Szatkowskiego, dlatego że no nie we wszystkim bym się zgodził i będzie to polemiczna na pewno wypowiedź, z tym, że nie chciałbym osobno dyskutować każdego ze szczegółów, więc tym bardzi<text:span text:style-name="T469">ej,<text:s/></text:span>że to jest pewien kontekst.</text:p>
      <text:p text:style-name="P470">Mogę?</text:p>
      <text:p text:style-name="P471"><text:span text:style-name="T472">Przewodnicząc</text:span><text:span text:style-name="T473">y</text:span><text:span text:style-name="T474">:</text:span></text:p>
      <text:p text:style-name="P475">Proszę bardzo.</text:p>
      <text:p text:style-name="P476"><text:span text:style-name="T477">O</text:span><text:span text:style-name="T478">b. Dąbkowski Włodzimierz</text:span><text:span text:style-name="T479">:</text:span></text:p>
      <text:p text:style-name="P480">Wprowadzając samoregulu<text:span text:style-name="T481">ją</text:span>ce się mechanizmy rynkowe w gospodarce żywnościowej, oczekuje się<text:s/><text:soft-page-break/>między innymi wzrostu produkcji żywności, jako wyniku poprawy opłacalności tej produkcji. Te motywacje ekonomiczne w obecnym stanie wyposażenie i zasilanie rolni<text:span text:style-name="T482">ct</text:span>wa w techniczne środki produkcji mogą zapewnić taki efekt, ale tylko w początkowym okresie.</text:p>
      <text:p text:style-name="P483">Drastyczny brak równowagi pomiędzy popytem i podażą na techniczne środki produkcji, materiały eksploatacyjne, może być istotnym hamulcem ich inicjatyw powiększania<text:s/>produkcji żywności<text:s/><text:span text:style-name="T484">w</text:span><text:s/>liczącym się zakresie.</text:p>
      <text:p text:style-name="P485">Będzie to tym bardziej zniechęca<text:span text:style-name="T486">ją</text:span>ce, że płytki jest rynek innych towarów. Rezerwy wzrostu wydajności pracy w gospodarstwach już wyposażanych w środki techniczne poza nielicznymi, są niewielkie, gdyż w większości zmaksymalizowały one już produkcję, akurat ich wyposażenie w większości nie jest pełne, w zrozumieniu kompletności ciągów technologicznych.</text:p>
      <text:p text:style-name="P487">Ogromna liczba gospodarstw nie posiada<text:span text:style-name="T488">ją</text:span>cych środków technicznych od dawna uwarunkowała wzrost produkcji zmechanizowaniem technologii wytwarzania w swoim gospodarstwie. Właśnie w tej grupie mniejszych gospodarstw z reguły dysponujących pewną rezerwą siły roboczej nie można liczy<text:span text:style-name="T489">ć</text:span><text:s/>w tym pierwszym okresie na wzrost produkcji z myślą o zabezpieczeniu środków, na zakup w pierwszej kolejności chociażby używanego ciągnika.</text:p>
      <text:p text:style-name="P490">Trzeba się jednak liczy<text:span text:style-name="T491">ć</text:span><text:s/>z jednoczesnym wzrostem cen sprzętu w stopniu oddalającym szansę jego nabycia przez te gospodarstwa i tym samym zmniejszenia efektywności motywacji ekonomicznych zakładanych w koncepcji urynkowienia gospodarski żywnościowe<text:span text:style-name="T492">j</text:span>.</text:p>
      <text:p text:style-name="P493">Zatem w obu grupach gospodarstw uwarunkowaniem całego wzrostu ich produkcji będzie uzyskanie technicznego uzbrojenia gwarantu<text:span text:style-name="T494">ją</text:span>cego wyższy poziom wydajności. Stwierdzenia te w intuicy<text:span text:style-name="T495">jn</text:span>ej ocenie mogą wydawać się niezgodne w zestawieniu z poważnym wzrostem w ostatnich 10 latach na przykład produkcji ciągników i maszyn rolniczych. Na przykład dynamiką<text:span text:style-name="T496"><text:s/></text:span>wzrostu liczby, proszę nie łączyć tego z produkcją - bo to nie jest tak dokładnie - wzrost liczby ciągników rolniczych<text:s/>od 1978 r. była zbliżony do t<text:span text:style-name="T497">ej,</text:span><text:s/>która występowała w krajach zachodnich w okresie ich intensywnego nasycania, ale nie dotyczyło już większoś<text:span text:style-name="T498">c</text:span>i asortymentu maszyn rolniczych.</text:p>
      <text:p text:style-name="P499">Posługiwanie się jednak danymi statystycznymi ilustrującymi tylko wzrost liczby sprzętu zbudowałoby nam bardzo fałszywy obraz.</text:p>
      <text:p text:style-name="P500">Z chwilą ułatwień w przepływie sprzętu pomiędzy sektorami sprzed wielu laty, w wyniku przedsiębiorczości indywidualnego użytkownika od 9 lat prawie wyeliminowana została w Polsce kasacja<text:s/><text:span text:style-name="T501">c</text:span>iągników, przyczep, kombajnów i wielu maszyn rolniczych. Sprzęt ten został częściowo wyremontowany i przywrócony do użytkowania. Ponadto szybkiemu wzrostowi ilości sprzyjał fakt dostaw mniej wydajnego sprzętu.<text:s/><text:span text:style-name="T502">W</text:span><text:s/>rezultacie udział nakładów inwestyc<text:span text:style-name="T503">yj</text:span>nych w rolnictwie, to jest być może odpowiedź na pytanie pana prof. Dietla, w ogólnych nakładach w kraju nie wzrastał, jakby to sugerował wzrost ilości sprzętu, a malał.<text:s/><text:span text:style-name="T504">W</text:span><text:s/>1981 r. wynosił 19,6<text:span text:style-name="T505">%,<text:s/></text:span>udział inwestycji w rolnictwie, nie w gospodarce żywnościowej, i był wówczas największy w okresie powojennym. Ale w 1<text:span text:style-name="T506">98</text:span>3 r. wynosił<text:s/><text:span text:style-name="T507">j</text:span>uż 18<text:span text:style-name="T508">%</text:span><text:s/>i tylko 16,3<text:span text:style-name="T509">%</text:span><text:s/>w 1<text:span text:style-name="T510">985</text:span><text:s/>r. Natomiast intensywnie wzrastały koszty eksploatacji w gospodarce indywidualnej, zmniejszając rzeczywisty odpis amortyzacyjny i dalsze możliwości zakupu sprzętu w wyniku tegoż odr<text:span text:style-name="T511">e</text:span>montowywanego i ratowanego sprzętu.</text:p>
      <text:p text:style-name="P512">Można szacować, że około 35% sprzętu w gospodarce indywidualnej pochodzi z tej formy odzysku, nie<text:s/><text:soft-page-break/>spotykanego w tej skali chyba w żadnym z krajów. Zatem wydatki inwestycyjne na wszystkie sektory rolnictwa, nie były wysokie, natomiast wzrósł poziom kosztów własnych rolnictwa.<text:s/>Ekonomiści twierdzą, że w innych kra<text:span text:style-name="T513">ja</text:span>ch,<text:s/><text:span text:style-name="T514">o</text:span>pieram się tyle razy, ile przedstawiam dane ekonomiczne głównie na opracowaniach Instytutu Ekonomiki Rolnej i opracowaniach pana prof. Wosi<text:span text:style-name="T515">a</text:span>.</text:p>
      <text:p text:style-name="P516">Ekonomiści twierdzą, że w innych krajach w okresie rekonstrukcji rolnictwo partycypowało w 20 - 22%, a sporadycznie w 27 w podziale nakładów inwestycy<text:span text:style-name="T517">jn</text:span>ych. Przypomnę, jesteśmy na poziomie 16. Poziomu takiego nigdy nie osiągnęliśmy w naszym kraju.</text:p>
      <text:p text:style-name="P518">Inna obserwacja wskazuje, że cechą gospodarki w państwach o średnim poziomie jest przepływ kapitału na rzecz rolnictwa i gospodarki żywnościowej przy założeniu, że rolnictwo powinno partycypować w coraz większym stopniu w podziale dochodu narodowego, a głównie w inwesty<text:span text:style-name="T519">cj</text:span>ach. Uznaje się niekiedy nawet tezę, że warunkiem wzrostu produkcji żywności,<text:s/><text:span text:style-name="T520">je</text:span>dnoczesnego unowocześnienie rolnictwa jest okresowo większy udział rolnictwa w podziale niż w tworzeniu dochodu narodowego.</text:p>
      <text:p text:style-name="P521">Rolnictwo nasze nie korzystało z takich preferencji. Potencjał ponad 1,1 mln ciągników obecnie i 60 t<text:span text:style-name="T522">ys</text:span>. kombajnów jest duży, ale tylko w liczbach bezwzględnych, gdyż relatywnie jest on mały, nawet w odniesieniu do łącznej przestrzeni produkcyjnej rolnictwa, nie uwzględni<text:span text:style-name="T523">aj</text:span>ąc rozdrobnienia jej struktury, a jeszcze mniejszy, jeśli operować wskaźnikiem nasycenia energ<text:span text:style-name="T524">et</text:span>ycznego, mocą przypadającą na hektar użytków rolnych.</text:p>
      <text:p text:style-name="P525">Wartość użytkowa tego sprzętu jest jeszcze mniejsza, a zatem nawet te dane statystyczne mogą prowadzi<text:span text:style-name="T526">ć</text:span><text:s/>do błędnych ocen.<text:s/>Jednocześnie w<text:span text:style-name="T527">a</text:span>rto przypomnieć, że chciałem państwu zwrócić uwagę, około 1,9 mln gospodarstw rolnych, czyli 71<text:span text:style-name="T528">%</text:span><text:s/>pozostaje bez statystycznego ciągnika. To znaczy nawet tego odremontowanego. Wśród gospodarstw większych od 15 ha 14<text:span text:style-name="T529">%</text:span><text:s/>nie posiada jeszcze ciągnika.<text:s/><text:span text:style-name="T530">W</text:span><text:s/>grupie 10 - 15 ha 31<text:span text:style-name="T531">%</text:span><text:s/>nie posiada ciągników, w grupie 7 - 10 - 52, w grupie 5 - 7 - 71, a w mniejszych 85 - 90<text:span text:style-name="T532">%</text:span><text:s/>gospodarstw. Około 1 mln gospodarstw nie dysponuje nawet koniem, a także zmotoryzowanym narzędziem.</text:p>
      <text:p text:style-name="P533">Mimo ciągle ogromnych braków dostaw środków technicznych trzeba uznać jako istotny postęp, niestety, nie w pełni jest on wynikiem rozwoju potencjału własnego przemysłu, to dawałoby gwarancję stałego zaopatrywania przynajmniej w około 20 - 25<text:span text:style-name="T534">%</text:span><text:s/>dostawy pochodziły w ostatnich latach z importu. Sygnalizuje to ciągle niezadowala<text:span text:style-name="T535">ją</text:span>cy wzrost zdolności produkcyjnej krajowego przemysłu.</text:p>
      <text:p text:style-name="P536">Udział przem<text:span text:style-name="T537">ys</text:span>łów zaopatru<text:span text:style-name="T538">ją</text:span>cych rolnictwo w środki produkcji, w globalnych inwestycjach przemysłowych osiągnął w 1978 roku 6<text:span text:style-name="T539">%</text:span>, w 1980 5,5%,<text:s/><text:span text:style-name="T540">w</text:span><text:s/>1982 4,5%, w 19<text:span text:style-name="T541">8</text:span>3 powrót do 5,2 i odnoszę wrażenie, że dzisiaj jest mniej więcej taki poziom - brak jest szczegółowych danych.</text:p>
      <text:p text:style-name="P542">Zakładano w 1980 roku w deklaracjach programowych, że w 1985 r. powiększy on się dwukrotnie, czyli wzrośnie do 11<text:span text:style-name="T543">%</text:span>. To nie zostało osiągnięte i w zasadzie nie nastąpił istotny wzrost w porównaniu z rokiem 1980.</text:p>
      <text:p text:style-name="P544">Na potrzeby rolnictwa przeznaczone było w 1983 r. zaledwie 5,2% globalnej produkcji naszego przemysłu, a jeśli nawet wliczyć potencjał importerów, to znaczy faktu, żeśmy<text:s/>importowali, to można to szacować n<text:span text:style-name="T545">a</text:span><text:s/>około 7<text:span text:style-name="T546">%.</text:span><text:s/>Przy takim poziomie nie jest możliwe zapewnienie oczekiwanego tempa wyposażenia rolnictwa.</text:p>
      <text:p text:style-name="P547">Według różnych szacunków oczekuje się przynajmniej 10 - 12-procentowego udziału przemysłu dla<text:s/><text:soft-page-break/>szybkiego osiągnięcia przez rolnictwo oczekiwanych od niego efektów produkcy<text:span text:style-name="T548">jn</text:span>ych.</text:p>
      <text:p text:style-name="P549">N<text:span text:style-name="T550">aj</text:span>pilniejsze potrzeby dotyczą przemysłu ciągników i maszyn rolniczych oraz przemysłu chemicznego. Wielkość oczekiwanej produkcji ciągników, przemysłu ciągników i maszyn rolniczych wiąże się ściśle z wielkością przestrzeni produkcyjnej naszego rolnictwa. Przypomni<text:span text:style-name="T551">jmy</text:span>, że pod względem przestrzeni produkcyjnej - nie wnikając w jej rozdrobnienie - zajmujemy trzecie miejsce w Europie, ale pod względem produkcji ciągników, która jest najlepszym asortymentem ilościowym u nas, już tylko szóste miejsce, a jeszcze dalsze w produkcji różnych asortymentów maszyn rolniczych.</text:p>
      <text:p text:style-name="P552">Choćby z tego widać wyraźne dysproporcje pomiędzy potencjałem rolnictwa i przemysłu pracującego na jego rzecz. Przemysł ten ma uzasadnienie rozwinięcia wysokiego poziomu swojej produkcji w Europie i pretendowania do rangi przemysłu narodowego. I tyle razy ile słyszę, że rolnictwo powinno się stać gałęzią gospodarki narodowej, to myślę że tak długo nie jest to możliwe, dopóki przemysł ciągników i maszyn rolniczych nie stanie się gałęzią przemysłu narodowego.</text:p>
      <text:p text:style-name="P553">Natomiast duże zapotrzebowanie rolnictwa umożliwi<text:span text:style-name="T554">aj</text:span>ące produkcję długich serii, stwarza dla tego przemysłu warunki do niskich kosztów produkcji i konkurencyjności w eksporcie, jak w żadnym z innych przemysłów. Przemysł ten jednak<text:s/><text:span text:style-name="T555">m</text:span>imo tak silnego uzasadnienia dla swojego potencjału przegrywał przed laty z innymi, a między innymi z przemysłem motoryzacy<text:span text:style-name="T556">jn</text:span>ym. Ilustracją może być choćby dyskusja, którą państwo zapewne pamiętają w telewizji... telewizyjna sprzed kilku laty pod znamiennym tytułem<text:s/><text:span text:style-name="T557">„</text:span>Ciągnik czy samochód”. W tytule dyskusji jest już odpowiedź, że nie mogą to być wyroby alternatywne.</text:p>
      <text:p text:style-name="P558">Jeśli w obecnej sytuacji nie stać nas na oczekiwaną produkcję ciągników i maszyn rolniczych, to na pewno nie stać nas na intensy<text:span text:style-name="T559">fi</text:span>kac<text:span text:style-name="T560">ję</text:span><text:s/>produkcji samochodów osobowych.</text:p>
      <text:p text:style-name="P561"><text:span text:style-name="T562">W</text:span><text:s/>zakresie wzrostu nasilenia rolnictwa przez przemysł ciągników i maszyn rolniczych trzeba by uznać moim zdaniem za najważnie<text:span text:style-name="T563">js</text:span>ze dokończenie inwestycji w ZPC<text:s/>„Ursus”<text:s/>w stopniu umożliwi<text:span text:style-name="T564">aj</text:span>ącym produkcję w 1995 r. w Polsce przynajmniej 85 t<text:span text:style-name="T565">ys</text:span>. ciągników, 95 tys. ciągników, chcąc wyeliminować import, oraz zapewnienia warunków do elastycznej zmiany struktury tej produkcji, w miarę proszę państwa, zmian struktury potrzeb rolnictwa oraz następu<text:span text:style-name="T566">ją</text:span>cego postępu technicznego. Pro<text:span text:style-name="T567">f</text:span>. Grochowski mówił o tym, że być może czeka nas zmiana, jak szybko tego nikt zdaje się nie jest w stanie powiedzieć, przy jakiej dynamice, zmiana struktury i w ramach tej zmiany struktury ten przemysł musi mieć szaloną elastyczność, czyli musi mieć znacznie większe moce dyspozycyjne, żeby się miał możliwość dostosowania do tych wymagań.</text:p>
      <text:p text:style-name="P568">Oczekiwany wzrost produkcji jest bardzo poważny, myślę o przemyśle ciągnikowym, gdyż wymaga w ciągu 6 lat powiększenia produkcji o wielkość równoważną całej produkcji w wielu znanych firmach zachodnich, na przykład Deutz...<text:s/><text:span text:style-name="T569">b</text:span>o tak by<text:span text:style-name="T570">ć</text:span><text:s/>się może wydaje, że to są firmy ogromne, ale na przykład tu wymienione przeze mnie firmy produkują od 15 do 30 tys. ciągników. My potrzebujemy w ciągu 6 lat, planujemy, plan jest 85, a ja mówiłem o 95 przy wyeliminowaniu importu.<text:s/><text:span text:style-name="T571">A</text:span><text:s/>my mamy oczekiwany wzrost rzędu 25 tys. To to jest proszę państwa,<text:s/><text:span text:style-name="T572">p</text:span>obudowanie drugiego zakładu, uruchomienie drugiego Deutz<text:s/>w<text:s/>wielkości.</text:p>
      <text:p text:style-name="P573">Dotychczasowe finansowanie tej inwestycji budzi poważne obawy o możliwość dotrzymania terminu realizacji produkcji nawet 85 tys. ciągników. Wdrażanie licencji Massey-Ferguson trwa już proszę państwa 15 lat.<text:s/><text:span text:style-name="T574">I</text:span><text:s/>w moim przekonaniu główną winę za ten<text:s/><text:span text:style-name="T575">st</text:span>an nie można obarczać<text:s/>„Ursusa”, a sposób jego<text:s/><text:soft-page-break/>finansowania i braku środków.</text:p>
      <text:p text:style-name="P576">Niezbędny jest zdecydowany przynajmniej 5-krotny wzrost ilościowy produkcji przyczep, ale także i rodzajowy. Produkcja przyczep wymaga zdecydowanej rozbudowy zdolności produkcyjnej obręczy w Polsce, oraz przemysłu oponiarskiego, które obecnie limitują nawet prace nad postępem technicznym w budowie tych środków transportowych.</text:p>
      <text:p text:style-name="P577"><text:span text:style-name="T578">W</text:span><text:s/>zakresie opryskiwaczy potrzebny jest do<text:s/><text:span text:style-name="T579">2</text:span>,<text:span text:style-name="T580">5-kro</text:span>t<text:span text:style-name="T581">ny<text:s/></text:span>wzrost dostaw, kosiarek 1,<text:span text:style-name="T582">5</text:span>-krotny, brak jest zupełnie sieczkarń dla gospodarstw indywidualnych do zbioru kukurydzy na paszę, a zatem wzrostu produkcji pasz. Po<text:span text:style-name="T583">t</text:span>r<text:span text:style-name="T584">z</text:span>eby szacuje się na około<text:s/><text:span text:style-name="T585">3</text:span>,<text:span text:style-name="T586">5</text:span><text:s/>tys. rocznie.</text:p>
      <text:p text:style-name="P587">W zakresie narzędzi i agregatów uprawowych potrzebny wzrost jest 1,3 - 3 razy,<text:s/>w zależności od asortymentu.<text:s/>Maszyn do nawożenia 1,2<text:s/>raza; kombajnów zbożowych 1,4<text:s/>raza; kombajnów ziemniaczanych ponad 1,5 raza; kombajnów do buraków ponad 2 razy.</text:p>
      <text:p text:style-name="P588">Nie rozwiązany jest problem zaopatrzenia w motonarzędzia zastępujące narzędzia ręczne, mikro-ciągniki osiowe, jednoosiowe i dwuosiowe.</text:p>
      <text:p text:style-name="P589">Zarysowałem tylko najważnie<text:span text:style-name="T590">js</text:span>ze potrzeby, które będą limitować - moim zdaniem - wzrost produkcji rolnej, bądź też wywoływać wzrost jej kosztów spowodowanych niera<text:span text:style-name="T591">cj</text:span>onalnymi rozwiązaniami technicznymi w rolnictwie. Zakres tych potrzeb wymaga zasadniczego wzrostu potencjału przemysłu pracującego dla rolnictwa.</text:p>
      <text:p text:style-name="P592">Przytaczany w wielu deklaracjach wskaźnik dwukrotnego wzrostu - moim zdaniem - w świetle zestawionych liczb nie jest przesadną wartością. Wymaga to programu działań interwencyjnych. W pierwszym okresie będzie niezbędny oczywiście wzrost importu, gdyż charakter produkcji tych środków wiąże się z reguły z długimi cyklami inwestyc<text:span text:style-name="T593">yjn</text:span>ymi i uruchomieniowymi. Mogłoby się to odbyć przy zmni<text:span text:style-name="T594">ej</text:span>szonych nakładach w przypadku przesunięcia na prz<text:span text:style-name="T595">yk</text:span>ład na ten cel mocy produkcy<text:span text:style-name="T596">jn</text:span>ych wycofanych z innego przemysłu, znaczy unieruchomionych. Myślę o zakładach powiedzmy sobie tych, które zmieniają profil produkcji. Kłopotliwość tej produkcji wynikając<text:span text:style-name="T597">a</text:span><text:s/>z potrzeby spełnienia wielu dodatkowych wymagań, trudnych warunków serwisowych proszę państwa, zupełnie innych, jak w innych przemysłach, jest to rozprzestrzenione zasilanie i tym podobne uzasadnienia, one moim zdaniem uzasadniają preferencyjny system opodatkowania w czasie całej działalności przemysłu pracującego dla rolnictwa. Natomiast do podejmowania inicjatyw produkcji środków dla rolnictwa, myślę o samej inicjatywie, i kooperacji w<text:s/><text:span text:style-name="T598">t</text:span>ym zakresie powinno się zachęcać dodatkowymi odczuwalnymi ulgami w okresie pierwszych<text:s/>kilku lat<text:span text:style-name="T599">.</text:span></text:p>
      <text:p text:style-name="P600">Ulgi te mimo reformy gospodarczej powinny moim zdaniem być przyjęte ze zrozumieniem, gdyż wzrostem gospodarki żywnościowej jest zainteresowane całe społeczeństwo.</text:p>
      <text:p text:style-name="P601">Niezależnie od konieczności wzrostu potencjału przemysłu pracującego dla rolnictwa, dalszy wzrost produkcji rolnej posiada także uwarunkowania w sferze obrotu środkami produkcji, usług i zaopatrzenia. Zaliczyć do nich moim zdaniem należy przede wszystkim pilne stworzenie warunków do budowy nieistniejącej na szczeblu gminy sieci zaopatrzenia w części wymienne, akcesoria i poważniejsze materiały techniczne. Przesunęły się środki na<text:s/><text:span text:style-name="T602">dó</text:span>ł, to znaczy myślę o maszynach i ciągnikach, w związku z tym ta sieć musi być pogłębiona. Ona jest obecnie zbyt płytka i odległa od użytkownika. Praktycznie w większości asortymentów sieć ta sięga najniżej do dawnego powiatu. Oznacza to średnio odległość 20 - 30 km. a w<text:s/><text:soft-page-break/>niektórych asortymentach do obecnego województwa.</text:p>
      <text:p text:style-name="P603">Następną sprawą jest stworzenie sieci usług warsztatowych na poziomie gminy, wzmocnienie sieci usług mechanizacyjnych<text:s/><text:span text:style-name="T604">i</text:span><text:s/>transportowych konkurujących z usługami SK<text:span text:style-name="T605">R</text:span>-ów, a szczególnie w rejonach o bardzo dużym udziale małych gospodarstw.</text:p>
      <text:p text:style-name="P606">Przybliżenie sieci zaopatrzenia w paliwo i oleje oraz uruchomienie usług w zakresie dostarczenia paliwa do większych gospodarstw indywidualnych.</text:p>
      <text:p text:style-name="P607"><text:span text:style-name="T608">W</text:span><text:s/>tych wszystkich elementach sieci usług gminnych, trzeba przyjąć zasadę demonopolizac<text:span text:style-name="T609">ji</text:span><text:s/>równouprawnienia w preferencjach dla inicjatyw pod<text:span text:style-name="T610">ejm</text:span>owanych na... przez różne sektory. Podejmujący takie inicjatywy powinni być zwolnieni ze znacznej części podatku przez okres kilku lat.</text:p>
      <text:p text:style-name="P611">Potrzeby rozbudowy tej sieci wymagają popularyzac<text:span text:style-name="T612">ji<text:s/></text:span>w terenie,<text:s/><text:span text:style-name="T613">w</text:span><text:s/>którym będą tworzone.</text:p>
      <text:p text:style-name="P614"><text:span text:style-name="T615">W</text:span><text:s/>moim wystąpieniu zostały jedynie zasygnalizowane najważniejsze uwarunkowania dla wzrostu produkcji rolnej z mojego technicznego punktu widzenia. Każdy z nich wymaga szczegółowych opracowań programów realizac<text:span text:style-name="T616">yj</text:span>nych, które musiałyby uzyskać powszechny akcept. Natomiast tempo realizacji programów powinno być objęte kontrolą przez społeczność rolniczą.</text:p>
      <text:p text:style-name="P617">Przed<text:span text:style-name="T618">st</text:span>awiony program jest bardzo dużym wymaganiem, ja sobie zda<text:span text:style-name="T619">ję</text:span><text:s/>z tego sprawę, ale wynika to z wieloletnich zaniedbań w wyposażeniu rolnictwa. Jego realizacja będzie wymagała dużego wysiłku całej gospodarki. Jednak dopiero wyposażone rolnictwo stanie się aktywnym uczestnikiem rozwoju gospodarczego zdolnym do dużej elastyczności i zabezpieczającym przed kryzysami w produkcji żywności.</text:p>
      <text:p text:style-name="P620">Dziękuję bardzo.</text:p>
      <text:p text:style-name="P621">Chciałem tylko dodać, że w części, co już wspomniałem, oparłem się na opracowaniu Instytutu Ekonomiki Rolnej, Gospodarki Żywnościow<text:span text:style-name="T622">ej,</text:span><text:s/>w pozostałej części technicznej na wielu swoich opracowaniach z 3<text:span text:style-name="T623">0</text:span>-letnim blisko stażu pracy w tej dziedzinie i li tylko w tej, oraz na opracowaniach Instytutu Budownictwa, Mechanizac<text:span text:style-name="T624">ji</text:span>, Elektry<text:span text:style-name="T625">fi</text:span>ka<text:span text:style-name="T626">cji<text:s/></text:span>Rolnictwa.<text:s/><text:span text:style-name="T627">W</text:span><text:s/>zasadzie proszę państwa, nie prezentuję tu nic nowego. Poglądy te prezentowałem wielokrotnie na różnych spotkaniach.</text:p>
      <text:p text:style-name="P628">Dziękuję bardzo.</text:p>
      <text:p text:style-name="P629"><text:span text:style-name="T630">Przewodnicząc</text:span><text:span text:style-name="T631">y</text:span><text:span text:style-name="T632">:</text:span></text:p>
      <text:p text:style-name="P633">Dziękuję. Proszę bardzo przed przerwą pan Maksymiuk.</text:p>
      <text:p text:style-name="P634"><text:span text:style-name="T635">Ob</text:span><text:span text:style-name="T636">.</text:span><text:span text:style-name="T637"><text:s/>Janusz Maksymiuk</text:span><text:span text:style-name="T638">:</text:span></text:p>
      <text:p text:style-name="P639">Również zacznę może od tego, że na pewno nie wniosę<text:s/><text:span text:style-name="T640">n</text:span>ic nowego, ale chciałbym jednak się tutaj na ten temat wypowiedzieć, i przepraszam, że być może powtórzę się za kimś, ale no nikt z nas nie jest w tym towarzystwie wolny od tej zalety. No tak się układa, że czasami wyrzucenie czegoś z kontekstu prawda, zmienia całą treść.</text:p>
      <text:p text:style-name="P641">I chciałbym może zacząć od tego, że programy restrukturyzac<text:span text:style-name="T642">ji</text:span>. No mieliśmy tutaj również próbkę tego. Mnie się wydaje, że można je było tworzyć w sytuacji tego ręcznego sterowania i zostało to tutaj podkreślone, ale nie ma potrzeby ani tych programów dalej tworzyć, ani też omawiać ich wady. Te wady wszyscy znamy.</text:p>
      <text:p text:style-name="P643">Tutaj wypowiedź pana ministra, który prezentował mnogość programów, rozwiązań, ale wydaje mnie się, że można w ogóle cel programowania restrukturyzac<text:span text:style-name="T644">ji</text:span><text:s/>osłabić chociażby dwoma przykładami, no brak<text:s/><text:soft-page-break/>w tych programach programu produkcji przysłowiowej uszczelki i programu produkcji łat dla cerowania butów gumowych. Każdy program ma tę wadę, że gdzieś jest jakaś dziura. I należałob<text:span text:style-name="T645">y</text:span><text:s/><text:span text:style-name="T646">z</text:span><text:s/>tych programów w końcu, no zrezygnować.</text:p>
      <text:p text:style-name="P647">Dalej. Moim zdaniem restrukturyzacja musi być wymuszana zapotrzebowaniem rynkowym. Musi wzrosnąć siła nabywcza wsi na środki produkcji. I podam taki przykład. Komputery, o których wszyscy mówimy, że są bardzo potrzebne, no one kosztują dzisiaj w granicach 800 tys. - miliona.<text:s/>Są również potrzebne w rolnictwie. No nikt tego nie neguje. Ale zróbmy takie, że tak powiem, doświadczenie. Pom<text:span text:style-name="T648">al</text:span>ujmy je na specjalny kolor, żeby nie można ich było odsprzedać, wrzućmy je na rynek wiejski za 100 tys. zł. Praktycznie za 10% ceny. Kto je kupi z chłopów, jaka jest siła nabywcza wsi polskiej na środki produkcji i technikę. Żadna!<text:s/>Chłop nie ma za co kupić tego i od tego powinniśmy po prostu zaczynać.</text:p>
      <text:p text:style-name="P649">Chciałbym podkreślić, że nie znaczy to, że należy całkowicie zrezygnować z programowania przemysłu na rzecz rolnictwa. Ale podkreśliłbym tutaj to co zostało powiedziane, że należy o tym programowaniu mówić w nowych inwestyc<text:span text:style-name="T650">ja</text:span>ch, o zasięgu krajowym oraz w makroregionie. Proponuję, ab<text:span text:style-name="T651">yś</text:span>my jako ten<text:s/><text:span text:style-name="T652">„</text:span>okrągły stół”<text:s/>zadbali o klimat polityczny, warunki ekonomiczne do wymuszania restrukturyzacji.</text:p>
      <text:p text:style-name="P653">Według mnie i takie jest od lat stanowisko kółek rolnicz<text:span text:style-name="T654">y</text:span>c<text:span text:style-name="T655">h</text:span>, wielokrotnie żeśmy to również na piśmie w tym temacie wypowiadali, restrukturyzacja nie może być mechanizmem jako środek, ona jest wypadkową innych działań. Takich jak: zmiana stosunków społeczno-politycznych, demonopolizacja, skupu i całej sfery gospodarki oparta na pełnej konkurencji oraz urynkowienie gospodarki żywnościow<text:span text:style-name="T656">ej.</text:span></text:p>
      <text:p text:style-name="P657">I pozwolę sobie tutaj państwu zaproponować takie podejście do sprawy. Jeden warunek nasz zespół spełnił. Warunki te polityczne, społeczne, żeśmy to zakończyli, do tego nie wracamy.</text:p>
      <text:p text:style-name="P658">Sprawa druga.</text:p>
      <text:p text:style-name="P659"><text:span text:style-name="T660">Głos z sali</text:span><text:span text:style-name="T661">:</text:span></text:p>
      <text:p text:style-name="P662">W tym gronie nie będziemy wracali.</text:p>
      <text:p text:style-name="P663"><text:span text:style-name="T664">Ob. Janusz Maksymiuk</text:span><text:span text:style-name="T665">:</text:span></text:p>
      <text:p text:style-name="P666">No w tym gronie, nie wracamy. Uważam, że no nikt nie b<text:span text:style-name="T667">ę</text:span>dzie na ten temat mówił, chociaż nie chciałbym tutaj<text:s/>niczego zarzucać.</text:p>
      <text:p text:style-name="P668">Sprawa druga. Z<text:span text:style-name="T669">aj</text:span>mijmy się i zakończmy problem demonopolizac<text:span text:style-name="T670">ji.</text:span></text:p>
      <text:p text:style-name="P671">I sprawa trzecia, o której mówiłem, sprawa urynkowienia.</text:p>
      <text:p text:style-name="P672">Zgadzamy się jako związek z tezą, która tu została wypowiedziana i myśmy to już udowodnili 6 lat temu, którą pan minister był uprzejmy podkreślić, że hamowanie cen na środki do produkcji nie ma sensu. Myśmy w roku 1982 pod naszą presją kółkową no jeszcze wówczas Minister do spraw Cen, minister Krasiński zablokował na rok czasu ceny na środki produkcji i przyznaliśmy się do tego błędu, bo zaczęło tych środków produkcji brakować. I ta teza jest praktycznie absolutnie do przyjęcia od początku do końca. Musieliśmy później, po prostu, no nie musieliśmy, zawnioskowaliśmy odblokowanie i sprawa poszła, i no zaczęło środków przybywać, jakkolwiek z tymi minusami, o których tutaj wszyscy mówimy.</text:p>
      <text:p text:style-name="P673">Dalej. Może na koniec chciałbym również zwrócić uwagę na pewną sprawę. W wypowiedziach mieliśmy takie próby zasygnalizowania, co jest niezbędnie potrzebne. No było 5 razy więcej przyczep, ileś razy prawda więcej opryskiwaczy, ileś czego. Na pewno jest to bardzo dobry... cyfry o stanu w raporcie rolnictwa i zaopatrzenia rolnictwa w środki do produkcji.</text:p>
      <text:soft-page-break/>
      <text:p text:style-name="P674">Natomiast chciałbym, żebyśmy spojrzeli na to w ten sposób. Poczujmy my się w roli, że zespół reprezentu<text:span text:style-name="T675">ją</text:span>cy nie rolników, a resztę społeczeństwa, będzie opracowywał nam programy co my mamy produkować z żywności, trzy razy więcej szynki, dwa razy więcej tego czy innego itd.<text:s/>Bo co ja mam<text:s/><text:span text:style-name="T676">z</text:span><text:s/>żywności jako producent produkować, to jest moja sprawa jako przeds<text:span text:style-name="T677">ię</text:span>biorcy. Ja nie będę produkował w przyszłym roku ziemniaków czy gorczycy, bo wiem, że się wszyscy na to rzucą, bo w tym roku nie było gorczycy. I mnie nie musi klasa robotnicza fachowcowi mówić, co ja mam produkować. Ja po prostu muszę produkować to co się będzie opłacało. My nie narzucajmy przemysłowi, że ma pięć razy więcej produkować przyczep, bo na przykład, powołując się również na inne firmy zagraniczne, stanie się to, że nawiążemy kontakty bardzo silne, które już nawiązujemy z firmami jakoś z<text:s/>Raiffeisen<text:s/>czy<text:s/><text:span text:style-name="T678">F</text:span>ricke i zawalimy polską wieś maszynami używanymi po cenach konkurencyjnych. I kto będzie za to odpowiadał żeśmy przemysł<text:s/><text:span text:style-name="T679">p</text:span>opchali w produkcję przyczep, które będą stały. To jest ich sprawa, ich ryzyko. Niech oni się tak ustawiają, żeby produkowali to co my chcemy pod warunkiem, że my będziemy mieli na to pieniądze. I wracam do tego, że te pozo<text:span text:style-name="T680">s</text:span>tałe tematy są n<text:span text:style-name="T681">aj</text:span>ważniejsze.</text:p>
      <text:p text:style-name="P682">Chciałbym, żeby z tej wypowiedzi nie wynikło, że ja próbowałem cokolwiek narzucać, czy cokolwiek zmieniać, bo temat restrukturyzac<text:span text:style-name="T683">ji</text:span><text:s/>jest bardzo ważny, niemniej jednak podkreślę jeszcze raz to, restrukturyzac<text:span text:style-name="T684">ja</text:span><text:s/>jako wynik innych d<text:span text:style-name="T685">zi</text:span>ałań.</text:p>
      <text:p text:style-name="P686">I prośba moja jest taka, żebyśmy się skoncentrowali na tym, jeżeli my zabezpieczymy sobie te warunki polityczne, inne, ci ludzie w przemyśle muszą również mieć pewność, że wieś nie będzie dalej biedna, że wieś kupi to co wyprodukują. I jeżeli inni się przekonają, że my będziemy kupowali będę to pod nas produkowali.</text:p>
      <text:p text:style-name="P687">Chciałbym, żebyśmy tak może, no na ten temat spojrzeli.</text:p>
      <text:p text:style-name="P688">Dziękuję bardzo.</text:p>
      <text:p text:style-name="P689"><text:span text:style-name="T690">Przewodnicząc</text:span><text:span text:style-name="T691">y</text:span><text:span text:style-name="T692">:</text:span></text:p>
      <text:p text:style-name="P693">Dziękuję. Zanim ogłoszę przerwę, mam następującą propozycję. Zgodnie z bardzo zresztą przyjętą tutaj koncepcją na poprzednim p<text:span text:style-name="T694">os</text:span>iedzeniu, żeby pewne bloki spraw kończąc sygnalizować w postaci jakiegoś małego resume, proponujemy z naszej strony, powołać taki, w ogóle powołać taki mini-zespół do... jeśliby pod koniec dnia doszlibyśmy do wniosku, że można to spuentować jakieś stanowisko cząstkowe byłoby to bardzo dobre. Z naszej strony proponujemy pana J<text:span text:style-name="T695">óź</text:span>wiaka, Gnata i pana Przygodzkiego. Jeśli państwo by zaproponowali ze swojej strony, to bardzo proszę. Chodzi o to, żeby już ci panowie mieli no, już myśleli nad stanowiskiem, które byśmy przyjęli pod koniec dnia. Zgoda będzie? Oczekuję wobec tego wypowiedzi może, czy teraz, czy po obiedzie.</text:p>
      <text:p text:style-name="P696"><text:span text:style-name="T697">Głosy z sali</text:span><text:span text:style-name="T698">:</text:span></text:p>
      <text:p text:style-name="P699">Może po przerwie.</text:p>
      <text:p text:style-name="P700"><text:span text:style-name="T701">Przewodnicząc</text:span><text:span text:style-name="T702">y</text:span><text:span text:style-name="T703">:</text:span></text:p>
      <text:p text:style-name="P704">Ile minut? Palacze są? 20 minut przerwy.</text:p>
      <text:p text:style-name="P705"/>
      <text:p text:style-name="P706">/<text:span text:style-name="T707">Przerwa</text:span>/.</text:p>
      <text:p text:style-name="P708"/>
      <text:p text:style-name="P709">/Po przerwie/.</text:p>
      <text:p text:style-name="P710"/>
      <text:p text:style-name="P711">/Po przerwie obradom<text:s/><text:span text:style-name="T712">przewodniczy</text:span><text:s/>pan<text:s/><text:span text:style-name="T713">Andrzej Stelmachowski</text:span>/.</text:p>
      <text:p text:style-name="P714"><text:span text:style-name="T715">Przewodnicząc</text:span><text:span text:style-name="T716">y</text:span><text:span text:style-name="T717"><text:s/>- ob. Andrzej Stelmachowski</text:span><text:span text:style-name="T718">:</text:span></text:p>
      <text:p text:style-name="P719">Jeśli wolno, prosimy, wznawiamy obrady. Jeśli państwo pozwolą, to jeszcze chciałbym prosić, żeby do obiadu zechciał poprzewodniczyć pan sekretarz Śliwiński, między innymi ze względów czysto egoistycznych, bo też bym chciał w końcu kiedyś zabrać głos. A jak przewodniczę, to nie bardzo mogę, bo nie ma nic gorszego, jak przewodniczący sam jest gadatliwy.</text:p>
      <text:p text:style-name="P720"><text:span text:style-name="T721">Przewodniczący - Stanisław<text:s/></text:span><text:span text:style-name="T722">Śliwiński</text:span><text:span text:style-name="T723">:</text:span></text:p>
      <text:p text:style-name="P724">Zgoda<text:s/><text:span text:style-name="T725">j</text:span>e<text:span text:style-name="T726">s</text:span>t?</text:p>
      <text:p text:style-name="P727"><text:span text:style-name="T728">/</text:span>Jest!/.</text:p>
      <text:p text:style-name="P729">Dziękuję bardzo. Wznawiamy obrady. Bardzo proszę pan prof. Grochowski.</text:p>
      <text:p text:style-name="P730"><text:span text:style-name="T731">Prof. Grochowski</text:span><text:span text:style-name="T732">:</text:span></text:p>
      <text:p text:style-name="P733">...rolnictwa, właściwie ten wykres nie wymaga wiele komentarza, jak widzimy no pozytywne zmiany nastąpiły w przemyśle maszynowym po roku 1982, chociaż w ostatnim okresie nastąpił lekki regres. Ale do tej sprawy jeszcze wrócimy.</text:p>
      <text:p text:style-name="P734">Mianowicie na tym pierwszym wykresie, no bardzo niepokojąca jest sytuacja jeżeli chodzi o produkcję maszyn i urządzeń dla przemysłu spożywczego. Tu jak widzimy od 1978 roku następuje stały regres. I według prognoz sporządzonych w Komitecie<text:s/><text:span text:style-name="T735">„</text:span>Polska 2000”<text:s/>przemysł, potencjał przemysłu spożywczego do roku 2010 powinien ulec podwojeniu. I tu sytuacja jest rzeczywiście tragiczna, bo jak wiadomo wpakowaliśmy grube pieniądze w rozwój przemysłu hutniczego, i ten przemysł nie jest w stanie wyprodukowa<text:span text:style-name="T736">ć</text:span><text:s/>stali czy blachy<text:s/>kwasoodporne<text:span text:style-name="T737">j</text:span>, no bo tylko taka jest używana dla tych urządzeń w przemyśle spożywczym.</text:p>
      <text:p text:style-name="P738">I w tej chwili opieramy się właściwie, no nie w 100 procentach, ale prawie w 10% na imporcie. Jeżeli m<text:span text:style-name="T739">a</text:span>my podwoić potencjał tego przemysłu, to oczywiście sytuacja jest tragiczna. No i tutaj chcielibyśmy usłyszeć jakie są zamierzenia resortu przemysłu w tej sprawie i co w końcu z tym przemysłem hutniczym, ja już nie mówię o stali kwasoodporne<text:span text:style-name="T740">j</text:span>, czy... ale i nawet stali dla przemysłu maszyn rolniczych, która jest kiepska prawda.</text:p>
      <text:p text:style-name="P741">Teraz na drugim wykresie mamy przemysł chemiczny. Jak widzimy po regresie, jaki miał miejsce w ostatnich latach, no w tej chwili wyszliśmy dopiero na poziom 1978 roku. No pan minister Szatkowski nam tutaj przedstawił dosyć<text:s/>optymistyczną wizję na najbliższe lata, mianowicie, że w 1993 roku marny mieć 1 700 t<text:span text:style-name="T742">ys</text:span>.<text:s/><text:span text:style-name="T743">t</text:span>on nawozów azotowych, no to rzeczywiście byłby poważny postęp, bo to by oznaczało 90 kg na 1 ha użytków rolnych, a o<text:span text:style-name="T744">d</text:span><text:s/>właściwie 1976 roku obracamy się wokół 70 kg raz trochę mni<text:span text:style-name="T745">ej</text:span>, raz trochę więc<text:span text:style-name="T746">ej.</text:span></text:p>
      <text:p text:style-name="P747"><text:span text:style-name="T748">Głos<text:s/></text:span><text:span text:style-name="T749">z</text:span><text:span text:style-name="T750"><text:s/></text:span><text:span text:style-name="T751">s</text:span><text:span text:style-name="T752">ali</text:span><text:span text:style-name="T753">:</text:span></text:p>
      <text:p text:style-name="P754">Azotu.</text:p>
      <text:p text:style-name="P755"><text:span text:style-name="T756">Prof. Grochowski</text:span><text:span text:style-name="T757">:</text:span></text:p>
      <text:p text:style-name="P758">Proszę? Azotu, azotu. Mówiłem o azocie.</text:p>
      <text:p text:style-name="P759">Także to jest jeden optymistyczny, no miejmy nadzieję, że to będzie realizowane.</text:p>
      <text:p text:style-name="P760">No jak widzimy bardzo tragiczna sytuacja jest w środkach ochrony roślin, bo w ostatnich latach przemysł<text:s/><text:soft-page-break/>produkuje zaledwie 60% tego, co w roku 1978. No tu też pan minister przedstawił optymistyczną prognozę, że do roku 1995 bodajże mamy mie<text:span text:style-name="T761">ć</text:span><text:s/>25 tys. ton aktywnej substancji, no czyli to by było 1,4 kg na 1 ha użytków rolnych, z czego 20 tys. ton z własnej produkcji. Nie wiem, czy to jest w pełni własna produkcja, czy produkcja importowanych komponentów. Bo w tej chwili my importujemy za 100<text:span text:style-name="T762">-</text:span>kilkadziesiąt milionów dolarów zarówno środków jak i komponentów do produkcji, no a do roku 2000 według prognoz powinniśmy dojść do 3 kg zużycia środków ochrony roślin na 1 ha gruntów ornych i wsadów. Więc gdyby się nie zmieniły proporcje i nic nie zrobilibyśmy dla rozwoju tego przemysłu środków ochrony roślin, to musielibyśmy wydawać 400 mln dolarów na import. No tego prawdopodobnie, na to nie stać będzie naszej gospodarki.</text:p>
      <text:p text:style-name="P763">I teraz chcę wrócić do przemysłu maszynowego. I tutaj chcę nawiązać do wystąpienia pana Dąbkowskiego, który przedstawiał nam jak to, jakie jest wyposażenie poszczególnych grup gospodarstw w ciągu<text:span text:style-name="T764">.</text:span><text:s/><text:span text:style-name="T765">I</text:span><text:s/>chciałbym tu nawiązać do tego, co mówiłem przedwczora<text:span text:style-name="T766">j</text:span>, mianowicie do przemian struktury agrarn<text:span text:style-name="T767">ej</text:span>.</text:p>
      <text:p text:style-name="P768">Wi<text:span text:style-name="T769">ę</text:span>c proszę państwa! Przy tej strukturze, którą mamy, to nasz przemysł nie da rady zaopatrzyć wszystkich gospodarstw i wyposażyć je w ciągniki i maszyny. Zresztą to byłoby niera<text:span text:style-name="T770">cj</text:span>onalne z punktu widzenia ekonomicznego. Musielibyśmy mieć co najmniej 2 mln traktorów w gospodarce indywidualnej, czasem przy racjonalnej strukturze i milion traktorów w zupełności wystarczy. Także ta struktura agrarna jest również nie do utrzymania z punktu widzenia mechanizacji wyposażenia rolnictwa w środki techniczne, bo to by wynosiło za drogo i oczywiście rzutowałoby na wzrost produkcji roln<text:span text:style-name="T771">ej.</text:span></text:p>
      <text:p text:style-name="P772">Jeszcze na marginesie tego należałoby jedną rzecz podkreślić, mianowicie wszędzie na świecie ceny środków produkcji dla rolnictwa rosną szybciej, niż ceny produktów rolnych. To jest fakt obiektywny i z tym musimy się liczyć również u nas.</text:p>
      <text:p text:style-name="P773">Jakie jest wyjście? Jedyne wyjście to jest - można tak określić - ucieczka do przodu. To poza oczywiście wzrostem produkcji rolnej, poza jej intensy<text:span text:style-name="T774">fi</text:span>ka<text:span text:style-name="T775">cj</text:span>ą, ale to nie wystarczy. Musi następować spadek zatrudnienia i wzrost przeciętnego obszaru gospodarstwa, a więc to tylko może zapewnić parytet, bo i na Zachodzie mówi się o parytecie i dostosowaniu taki termin jest<text:s/>engasjement<text:s/>do zmienia<text:span text:style-name="T776">ją</text:span>cych się warunków i to się dzieje tylko na zasadzie wzrostu obszaru gospodarstw. Także tą sprawę chciałbym tutaj jeszcze raz bardzo wyraźnie podkreślić, że te wszystkie zmiany muszą<text:s/>zmierzać właśnie w kierunku tworzenia gospodarstw dużych żywotnych.</text:p>
      <text:p text:style-name="P777"><text:span text:style-name="T778">I</text:span><text:s/>proszę państwa, jeśli jestem już przy głosie, to jedna sprawa. Mianowicie przedwczoraj mówiliśmy tutaj o parytecie dochodów, wyjaśniliśmy pewne sprawy, no i wczoraj w telewizji pan Balazs, niezależnie od tego<text:s/><text:span text:style-name="T779">c</text:span>ośmy tutaj wyjaśnili, no podkreśla, że parytet dochodów kształ<text:span text:style-name="T780">t</text:span>u<text:span text:style-name="T781">j</text:span>e się poniżej 80%. Tymczasem jak wiemy, no w 1987 rzeczywiście był niski,<text:s/><text:span text:style-name="T782">w</text:span><text:s/>'82, no w zeszłym roku będzie około 92. No więc ja byłem tym trochę zaskoczony, no bo występowanie przeciwko pewnym faktom. Ja nie wiem jak to się przedstawia w pana gospodarstwie, czy pan ma parytet poniżej 80, no to wtedy oznaczałoby, że jest pan złym rolnikiem, ale nie można tego uogólniać na całe rolnictwo, nie można występować wbrew faktom, no i wprowadzać w błąd opinię publiczną, zwłaszcza miejską, bo znów ci rolnicy mówią, że im się nie opłaca, i znów żądają podwyżki cen. Oczywiście my się zgadzamy z tym, że opłacalność jes<text:span text:style-name="T783">t</text:span><text:s/><text:span text:style-name="T784">n</text:span>iedostateczna, mówiliśmy, o tym, ale nie można w karykaturalny sposób tego przedstawiać. No fakty są faktami, ustaliliśmy fakty, trzym<text:span text:style-name="T785">aj</text:span>my się faktów.</text:p>
      <text:soft-page-break/>
      <text:p text:style-name="P786">Dziękuję bardzo.</text:p>
      <text:p text:style-name="P787"><text:span text:style-name="T788">Przewodni</text:span><text:span text:style-name="T789">cz</text:span><text:span text:style-name="T790">ący</text:span><text:span text:style-name="T791">:</text:span></text:p>
      <text:p text:style-name="P792">Dziękuję. Pan się zgłasza już parokrotnie, proszę bardzo.</text:p>
      <text:p text:style-name="P793">A, przepraszam bardzo, zanim panu udzielę głos więc informuję tutaj zebranych, państwa, że ta strona zaproponowała do tego zespołu redagującego tą część nazwaną przez nas umownie restrukturyzacją, pana Dąbkowskiego, pana Małeckiego i pana Dąbrowskiego. Tak że proszę uprzejmie<text:s/>obydwie te grupy, byście się państwo może w czasie przerwy obiadowej domówili w jaki sposób zechcielibyście pod koniec przedłożyć nam tutaj stanowisko zespołu naszego.</text:p>
      <text:p text:style-name="P794"><text:span text:style-name="T795">Ob. Artur Balazs</text:span><text:span text:style-name="T796">:</text:span></text:p>
      <text:p text:style-name="P797">Czy mogę odpowiedzieć, bo zostałem wywołany, pewne sprawy wyjaśnić?</text:p>
      <text:p text:style-name="P798"><text:span text:style-name="T799">Przewodnicząc</text:span><text:span text:style-name="T800">y</text:span><text:span text:style-name="T801">:</text:span></text:p>
      <text:p text:style-name="P802">Teraz już tak. Tak ad vocem.</text:p>
      <text:p text:style-name="P803"><text:span text:style-name="T804">Ob. Artur Balazs</text:span><text:span text:style-name="T805">:</text:span></text:p>
      <text:p text:style-name="P806">Tak.</text:p>
      <text:p text:style-name="P807"><text:span text:style-name="T808">Przewodnicząc</text:span><text:span text:style-name="T809">y</text:span><text:span text:style-name="T810">:</text:span></text:p>
      <text:p text:style-name="P811">Więc proszę bardzo, pan Balazs mówi, że w krótkim tutaj... żebyśmy nie odbiegli od tego naszego głównego tematu.</text:p>
      <text:p text:style-name="P812"><text:span text:style-name="T813">Ob. Artur Balazs</text:span><text:span text:style-name="T814">:</text:span></text:p>
      <text:p text:style-name="P815">Więc ja myślę, że tak, że to jaki ja uzyskuję parytet w gospodarstwie, to jest kwestią drugorzędną, ponieważ no ja reprezentuję tu rolników i ich odczucie jest najbardziej istotne.</text:p>
      <text:p text:style-name="P816"><text:span text:style-name="T817">P</text:span>arytet za zeszły rok nie został jeszcze podany, natomiast jeżeli chodzi o parytet za rok 1987, to on był oficjalnie podawany tak jak tu mówił pan prof. 83. W odczuciu rolników jest to parytet w ogóle bardzo zły, a miernikiem tego czy on jest odpowiedni to jest to, co widzimy na rynku, a na rynku no nie<text:s/><text:span text:style-name="T818">m</text:span>a produktów po pros<text:span text:style-name="T819">t</text:span>u i to jest zasadnicza rzecz.</text:p>
      <text:p text:style-name="P820">Tak że ja mówiłem, my możemy tu dyskutować o parytecie, o cenach, ale liczy się to co jest na rynku, a na rynku żywności coraz bardziej brakuje. Dlatego te oceny takie subiektywne należy weryfikować przede wszystkim rynkiem<text:s/>i tak to weryfikują<text:s/><text:span text:style-name="T821">i</text:span><text:s/>ludzie w mieście, i ludzie na wsi.</text:p>
      <text:p text:style-name="P822"><text:span text:style-name="T823">I</text:span><text:s/>tylko tyle.<text:s/>Dziękuję.</text:p>
      <text:p text:style-name="P824"><text:span text:style-name="T825">Przewodnicząc</text:span><text:span text:style-name="T826">y</text:span><text:span text:style-name="T827">:</text:span></text:p>
      <text:p text:style-name="P828">Pan Dąbrowski.</text:p>
      <text:p text:style-name="P829"><text:span text:style-name="T830">Ob. Piotr Dąbrowski</text:span><text:span text:style-name="T831">:</text:span></text:p>
      <text:p text:style-name="P832">Chociaż akurat nie to jest nasz temat zasadniczy, ale należałoby pamiętać, że w stosunkach parytetu nie uwzględnia się tych nigdzie nie r<text:span text:style-name="T833">ej</text:span>estrowanych kosztów, jakie ponoszą rolnicy, związanych, jak ja to mówię, nie agresywną, ale jednak wszechobecną korup<text:span text:style-name="T834">cj</text:span>ą. I to są wydatki, których się nigdzie nie rejestruje, a które są faktem i które ten dysparytet dochodów rolniczych jeszcze pogłębiają. Ale to jest chyba temat na inny dzień.</text:p>
      <text:p text:style-name="P835"><text:span text:style-name="T836">Przewodnicząc</text:span><text:span text:style-name="T837">y</text:span><text:span text:style-name="T838">:</text:span></text:p>
      <text:p text:style-name="P839">Wracamy do nurtu naszej zasadniczej dyskusji, bardzo proszę Beszta-Borowski Jan.</text:p>
      <text:p text:style-name="P840"><text:span text:style-name="T841">O</text:span><text:span text:style-name="T842">b. Jan Beszta-Borowski</text:span><text:span text:style-name="T843">:</text:span></text:p>
      <text:soft-page-break/>
      <text:p text:style-name="P844">Proszę Państw<text:span text:style-name="T845">a</text:span>! Chciałbym na wstępie parę zdań do mego ostatniego przed przerwą przedmówcy, pa<text:span text:style-name="T846">n</text:span><text:s/>Maksymiuk, z którym się zgadzam w większości wypowiedzi, faktów, że wieś jest biedna, zaraz o tym będę mówił, ale nie zgadzam się z tempem, który twierdził, że już został załatwiony konsensus, czyli sprawy społeczno-polityczne już my mamy, cho<text:span text:style-name="T847">ć</text:span>by dlatego nie, że my tutaj można powiedzieć działamy nielegalnie, natomiast wy legalnie.<text:s/><text:span text:style-name="T848">I</text:span><text:s/>być może za delegację, my nie, jako przykład. Już w czasie tego<text:s/>„stołu okrągłego”<text:s/>we wsi Suchowola przeprowadzono rewizję bez nakazu od prokuratora, zabrano książki wprawdzie bezdebetowe, ale po jednym egzemplarzu, nie zostawiono nawet pokwitowania. To było w tym tygodniu. Ale to tylko na marginesie.</text:p>
      <text:p text:style-name="P849">Ale chcę tu rozszerzyć tą sprawę i to właśnie będzie... o tym chcę powiedzieć.</text:p>
      <text:p text:style-name="P850">Zdaniem moim, podstawową wprost kardynalną sprawą jest, ab<text:span text:style-name="T851">yś</text:span>my tu zebrani wszyscy zrozumieli, uświadomili sobie, że nie możemy stąd odejść dopóty, dopóki nie będą tu podjęte decyzje, środki, metody czy sposoby nadzwyczajne i natychmiastowe w celu ratowania na wsi tego co się jeszcze da uratować. Aby wzbudzić chociaż jakąś nadzieję, entuzjazm do pracy, produkcji i życia, zatrzymać narastającą apatię i zahamowanie produkcji.</text:p>
      <text:p text:style-name="P852">Fakty są znane. Spadek urodzaju zbóż w roku ubiegłym o 30 - 50%. Chociaż minister pięknie i dumnie zapewniał, że mamy zwiększenie produkcji. Wprawdzie nie ma już tego ministra.</text:p>
      <text:p text:style-name="P853">Plony dzięki polityce wspólnej mamy dobre, tak twierdził.<text:s/><text:span text:style-name="T854">C</text:span>eny prosiąt obecne tak jak przed trzema laty, około 10 tys. para. Jest to katastrofa. A ona dopiero będzie. Ona narasta. Spadek plonów ziemniaków w roku ubiegłym oraz ich wykup przez sąsiada. Całkowita prawie rezygnacja gospodarstw małych podmiejskich z chowu świń i krów. To jest następna katastro<text:span text:style-name="T855">fa.</text:span></text:p>
      <text:p text:style-name="P856">W wyniku cen kartkowych, cen mleka wolą zakupywać tanie, oczywiście, niż m<text:span text:style-name="T857">ó</text:span>gł nabyć, następne lata chude i co wtedy? To pierwszy powód tych działań, decyzji uderz<text:span text:style-name="T858">en</text:span>iowych, że tak powiem, nadzwycza<text:span text:style-name="T859">jn</text:span>ych, odwracających wprost t<text:span text:style-name="T860">r</text:span>end natychmiastowy.</text:p>
      <text:p text:style-name="P861">Ale jest drugi. Jesteśmy tu chyba też wszyscy zgodni, a to bardzo ważne, abyśmy byli, że przez ostatnie 40 kilka lat wieś nasza była wprost morderczo eksploatowana. Było to celowe, przy tych doktrynalnych, ideologicznych, klasa rządząca robotnicza, tania żywność, tanie mieszkania, wprost darmowe, to nie atak na robotników, to było z przyczyn ideologicznych. Industrializacja dokonywana była<text:s/><text:span text:style-name="T862">k</text:span>osztem wsi. Znikomych nakładów na produkcję dla wsi.</text:p>
      <text:p text:style-name="P863">Drugie. Z przyczyn doktrynalnych, ideologicznych wieś, chłop jako obcy, twór, miał przestać w ogóle istnieć. Parę prz<text:span text:style-name="T864">yk</text:span>ładów Kułak, wyzyskiwacz, Maciek Bzdura symbol, progresja podatkowa, dzielenie fikcyjne gospodarstw, to mamy dziś taką strukturę. Średniak w sojuszu ze średniakiem w walce z kułakiem - pamiętamy. To mamy dziś przyczynę tej struktury, fikcyjne podziały. To wiem, bo żyłem w tym czasie. W czasie spisu rolnicy wyganiali krowy, konie, świnie, żeby nie spisano ich, bo większe podatki, większa progresja podatkowa proszę państwa, tu są ludzie co pamiętają. Ja<text:s/>pilnowałem sam tych zwierząt w lesie, które kazał ojciec wypędzić. Powszechne zjawisko było wtedy.</text:p>
      <text:p text:style-name="P865">Dalej. Jak niszczono, nie będę tu tego po prostu... wykrwawiono wieś. Więzieniami, setki tysiące ludzi w więzieniach, ja sam jako 17-letni niespełna poprzez prowokatora z<text:s/><text:span text:style-name="T866">U</text:span>B ze szkoły sześciu nas siedziało jako wróg ludu, kopalnia, kolektywiza<text:span text:style-name="T867">cj</text:span>a. Tysiące dalsze chłopów w więzieniach. I ja również jako wróg ludu za wojsko w kopalni. Obowiązkowe dostawy 20 miesięcy nawiasem mówiąc. Nie o mnie zresztą<text:s/><text:soft-page-break/>chodzi.</text:p>
      <text:p text:style-name="P868">Obowiązkowe dostawy, znowu tysiące ludzi w więzieniach, jako nędzarze, nazywano ich pogardliwie wołki zbożowe. Ja przez nich byłem za 600 zł, które ojciec nie spłacił podatku. Tak. Przyjechali, pomimo umówione, to parę zdań na ten temat, bo jest to rzecz niebywała. Przyjechali, ojciec pojechał 15 km furmanką, oni przyjechali pomimo ustalone, że nie będą pobierać, zajętego wieprza, przyjechali zabrać. Ja mówię, dowiedzcie się, na pewno już wpłacił, wraca. Na drugi dzień ojciec rzeczywiście wraca, już wpłacił, na drugi dzień wezwania otrzymujemy na milicję, mnie oddzielnie w kajdankach wiozą na sankcję. Po 24 godzi<text:span text:style-name="T869">n</text:span>ach, o dziwo prokurator sankcji nie daje, ale za parę miesięcy sprawa i wyrok, jako wróg ludu osiem miesięcy więzienia za niedopuszczenie do wykonania czynności służbowych. To jako przykład, dlaczego wieś dziś taka jaka jest. To nie o to, że ja tu chcę siebie przedstawić za jakiegoś męczennika, absolutnie, bo gdybym był, to bym miał tę zadrę, to bym tu nie siedział, ale wyciągamy rękę.</text:p>
      <text:p text:style-name="P870">Wieś dogorywała, krwawiła. Tysiące opuszczało, miliony.<text:s/>To nie referat, ale tak było, bo siedziałem z tymi ludźmi, pozostawały nieudacznicy, oczywiście jak wyraził się tu pan Grochowski profesor. Takie są fakty i dziś. Prawda, ale oddaję hołd tym nieudacznikom, że oni dziś po 15 godzin, bo przeważnie pracują, w drugim zawodzie i uprawiają ziemię. Oddaję im hołd. Widzę ich pracę, że jeszcze ręcznie dziś w XX wieku.</text:p>
      <text:p text:style-name="P871">Rozbito w pył zakłady rzemieślnicze, produkcyjne, młyny, olejarnie, gręplarnie, kuźnie. W moim rejonie było, żadnego nie ma, 15 km w tej chwili nie ma nic, dworki, zbiory, kultury, książek. To była rewolucja kulturalna, taka u nas.</text:p>
      <text:p text:style-name="P872">Jaka jest sytuacja? Sprawozdanie proboszcza siedmiu wsi na ostatniej po kolędzie nawiasem mówiąc. Z 507 na 404 - 107 ludzi ubyło w ciągu roku, to jest za cztery lata teoretycznie nie będzie nikogo. To znaczy ludzi - osób, z 507 pozostało dusz 403 czy 404<text:span text:style-name="T873">.</text:span><text:s/>Tak. Czyli ponad 100 rocznie. Czyli za 4 - 5 l<text:span text:style-name="T874">at</text:span><text:s/>nie będzie teoretycznie nikogo. Trzy rodziny na takiej kolonii, kiedy było jeszcze parę, 20 lat temu, około 17 dosłownie, w tej chwili jest dwóch staruszków, dwóch. A było trzy gospodarstwa dobre. W ostatnich trzech latach nie było wesela w siedmiu wsiach, pogrzeb co miesiąc. Żadnego zakładu rzemieślniczego, ani usługowego. Przepraszam jest, zakład wyrobu trumien i staruszek po 3<text:span text:style-name="T875">0</text:span><text:s/>latach, któremu zabrano za czasów tych tak zwanych, jak my określamy stalinowskich młyn. On jego odkupił, bo tak go miłował, tak tą pracę miłował, że nie mógł być po prostu, odkupił i teraz biedaczek sam próbuje i robi rzeczywiście, wyremontował i miele mąkę. Około 30 kawalerów 25 - 60 lat, którzy nie mają przyszłości,<text:s/>tylko to jest często nawet i wódka, popijają, nie mają żadnej przyszłości i chęci do życia. Nie mają możliwości o jakie<text:span text:style-name="T876">jk</text:span>olwiek żeniaczce. Trzy telefony na pięć sołectwa. Rok temu zamknięto kiedyś 8-klasową, a ostatnio 4-klasową szkołę.<text:s/><text:span text:style-name="T877">O</text:span>statnio była 4-klasowa. A co to jest i była szkoła na wsi to my wiemy. Jest to ośrodek kultury, jakiegoś życia<text:span text:style-name="T878"><text:s/></text:span>kulturalnego, patriotyzmu. W Finlandii nawet dla o<text:span text:style-name="T879">ś</text:span>miu uczni<text:span text:style-name="T880">ó</text:span>w słyszałem jest szkoła.</text:p>
      <text:p text:style-name="P881">Próbowaliśmy ratować w latach osiemdziesiątych, my, Ustrzyki, u nas, nie będę tu mówił. Gdybym opowiedział tu zebranym o sytuacji na Wschodzie, na wschodnich terenach, tam jest inny świat, tam jest taki świat, że była prawie właściwie ten czas, on dotrwał do osiemdziesiątych lat, tak jak w pełni był stalinowski w Związku Sowieckim.<text:s/><text:span text:style-name="T882">M</text:span>ogę tylko jeden przykład dać, że kiedy chłopi tam po prostu zorganizowali protest, wszyscy to są Białorusini prawosławni, ale ten człowiek naczelnik przez 20 lat im tak dał, że po prostu w jakiś sposób został jego dom spalony. Ale to nie o to chodzi, żebyśmy to popierali. Tak<text:s/><text:soft-page-break/>jako przykład tych metod, to jest, że zaprowadzili nas<text:s/>na około 70 arów owsa, w którym bujał pięknie, bo to już był, unosił się w powietrzu oset, czyli nasionka tego - pyłek tego ostu i powiadają tak: tu naczelnik zabronił oprysków zrobić, bo ten rolnik trochę jemu źle się - po prostu na niego źle patrzył, coś tam na niego powiedział. To jako przykład tylko, takich było tam dziesiątki. Myśmy pomogli. Nie będę tu, jak grupy operacyjne zachowały się, kiedy prosiłem o pomoc. Powiedziano tak, szef grupy -<text:s/><text:span text:style-name="T883">„</text:span>Solidarność<text:span text:style-name="T884">'’<text:s/></text:span>to tylko anarchia, my pomagamy, robimy sami bez was, i<text:s/>robimy robotę<text:span text:style-name="T885">,</text:span><text:s/>porządek robimy. Tak przed stanem wojennym jeszcze. Prosiłem, żeby pomóc tam właśnie w Dubiczach jeszcze tych ludzi trochę uratować z tych krzywd tam setki ludzi do nas się tam zgłaszało, co tam robione było.<text:s/>Nie będę tu rozszerzał, bo co robić, jakie środki? Natychmiastowe!</text:p>
      <text:p text:style-name="P886">Otóż ja proponuję, przywrócić opłacalność, niech rolnik wie za co pracuje, to jest ogólnik może.</text:p>
      <text:p text:style-name="P887">Dalej przywrócić wpływ możliwości wpływu każdego obywatela na życie społeczne, gospodarcze, polityczne, przywrócić prawa obywatelskie, te gminne szczególnie, kolegia, mandaty, to są sygnałowe, wiadomo o co chodzi, rady. Naczelnik - zmiana nazwy na wójta. To jest zmiana psychologiczna, psychologii, ale to jest bardzo ważne. To jest bardzo ważny moment.<text:s/>Proszę państwa, to nic nie kosztuje, ale to wpływ już będzie tej psychologii.</text:p>
      <text:p text:style-name="P888">Dalsze. Wpływ na szkoły, program. Kto dyrektorem. Sale w szkole do religii. Więc proszę państwa! Szkoły stoją puste, sale, a rolnicy nie mają prawa w nich nauczać religii, jakiejś salki sobie wygospodarować, bo władza ludowa nie pozwala. Muszą wynająć salę i opalić, tam ta religia może się odbywać.</text:p>
      <text:p text:style-name="P889">Proszę Państwa! Gdzie my żyjemy? Szkoła, poziom. Uczeń rolnik, znaczy ze wsi, dostaje się na studia jeden na 23. To są fakty. Jeśli chodzi o robotników, jeden na 11, jeśli chodzi o inteligencję 1 do 2, 1 na 2. Słyszę, że na całym świecie tak jest. Więc to jest, ja tylko powiem, że to jest - poza tym ten uczeń nie kończy często, bo jest mniejszy poziom itd., ale to jest inna sprawa.<text:s/>To jest degradacja.</text:p>
      <text:p text:style-name="P890">Infrastruktura. Zakłady przetwórcze, rzemieślnicze, usługowe, telefon, cała siła, sklepy, również obwoźne, zdrowie, kultura, drogi, zaopatrzenie, woda, gospodarstwo domowe, zatrzymać kobiety. To są sygnałowe,<text:s/><text:span text:style-name="T891">k</text:span>tóre muszą być zrobione.</text:p>
      <text:p text:style-name="P892">Skąd środki i fundusze? Ja tu tak<text:span text:style-name="T893">i</text:span>e propozycje składam. Utworzyć fundusz wsi, czy fundusz ratowania wsi, czy fundacje pod kontrolą społeczno-rządowo-kościelną.</text:p>
      <text:p text:style-name="P894">Skąd środki? I na początek taki projekt mam, to u nas. Wiadomo jest powszechnie, to jest temat bardzo delikatny, i ja tu nie będę popularny, mogą mnie tam nawet ukamieniować niektórzy. Wiadomo, że jest u nas w kraju ogromne zróżnicowanie<text:span text:style-name="T895"><text:s/></text:span>w poziomie życia i ono narasta. A ono dotyczy tych ludzi, którzy przyjeżdżają ze Stanów z paczką dolarów. Proszę państwa, i ci ludzie żyją z kapitałów. To nie atak na nich, ale pod warunkiem jeśli ta sprawa tylko i wyłącznie będzie na cele wsi i pod kontrolą, i w dobrej wierze.<text:s/><text:span text:style-name="T896">Z</text:span><text:s/>nimi można się dogadać czy zaproponować, czy zrobić to, ja tylko mówię delikatnie, arbitralnie. Pewien procent z ich procentów, czyli połowa, które czerpią na swoje życie. Ja nie chcę tu wyliczać, ja nie chcę tu wyliczać, bo wyliczenie jest proste. Bo z 20 t<text:span text:style-name="T897">ys</text:span>. dolarów na koncie, 2 tys. rocznie po 3,<text:span text:style-name="T898">5</text:span><text:s/>daje wiadomo ile, czyli daje 600 tys. około miesięcznie. On utrzyma rodzinę, on ma wszystko. Nie jest to atak, ale to wynika z chorej gospodarki tylko i wyłącznie ta relacja.</text:p>
      <text:p text:style-name="P899">Ja dlaczego to na początek zaproponowałem, to jedno ze źródeł, ale jedynie można do niego sięgnąć<text:s/><text:soft-page-break/>w tym wypadku jak powiedziałem, że jeśli to będzie wiarygodne, jeśli tylko na cele wsi i w wypadku nadzwycz<text:span text:style-name="T900">aj</text:span>nym. Bo tu nie chcemy sięgać do czasów jak to robiono kiedyś.<text:s/>Ale jest sytuacja nadzwyczajna.</text:p>
      <text:p text:style-name="P901">Dalej druga sprawa, pomoc z Zachodu, kościołów, rządów EWG. Jaka suma na te cele, część mieliśmy już, ale wiadomo z jakiej, czyjej winy została zaprzepaszczona. I te<text:s/><text:span text:style-name="T902">-</text:span><text:s/>nie będę w jakiś sposób czerpać z tego oczywiście fundusze.</text:p>
      <text:p text:style-name="P903">Dalej redukcja, to już była o tym mowa o 50<text:span text:style-name="T904">%</text:span><text:s/>administracji gminnej obsługi rolnej i tak zwanych ośrodków rejonowych, bo one narastają. Byłe powiaty są już właściwie powiatami. Powiaty formalnie zlikwidowane,<text:s/><text:span text:style-name="T905">a</text:span><text:s/>tam są właściwie powiaty, panowie się zgodzą tu chyba, bo widzimy co jest w terenie. Ja widzę u siebie. Przepraszam.</text:p>
      <text:p text:style-name="P906">Dalej. Więc w województwie część, no może mniej i to da sumę niemałą. Ja nie będę tu, ja tu obliczyłem, nie będę podawał. Redukcja funduszu wojska i dlatego tutaj nie krępuję się tego powiedzieć, żebym nie został tutaj posądzony o atak na państwo. Dlatego zaproponowałem ten fundusz pierwszy, z czego może być.</text:p>
      <text:p text:style-name="P907">Dalej redukcja funduszu MSW. To da też poważną sumę. Szczegóły. Więc jakie szczegóły należy jeszcze dokonać, szczególnie w terenach gdzie są słabsze gleby, zmniejszenie lub całkowite umorzenie podatku gruntowego.</text:p>
      <text:p text:style-name="P908">Sprawa ubezpieczeń, już kończę, osadnictwo.</text:p>
      <text:p text:style-name="P909">Tu prośba, żebym kończył. Tylko jeszcze taka sprawa, odnośnie tej sytuacji takiej społeczno-politycznej wobec tego. Ja już tu mówiłem o tej rewizji. Natomiast w listopadzie, to nie tak dawno, mówi się tu u nas w dobie pieriestrojki itd.<text:s/><text:span text:style-name="T910">w</text:span><text:s/>jednej ze wsi grób odkryto zamordowanych przez NKWD w 1941 roku. Rolnicy chcieli go uporządkować, wycieli parę chwastów, drzewek i takich krzaków. Przyjeżdżaj<text:span text:style-name="T911">ą</text:span><text:s/>samochodem, byli nawiasem mówiąc w tej sprawie chyba trzykrotnie, odległość 30 km, możemy policzyć, i oto ich zapisują. Szukają właściciela tego lasu, gdzie ten grób leży. Wzywają go no do RUSW i rozmowa mniej więcej takiej treści:<text:s/>„Pan musi tu podać ich wniosek napisać, że my ich skierowali na kolegium, że od pana zabrano, wycięto las”. Więc on im odpowiedział, ja mogę wam oddać te drze<text:span text:style-name="T912">wa</text:span><text:s/>i<text:s/><text:span text:style-name="T913">n</text:span>i<text:span text:style-name="T914">e</text:span><text:s/>zrobili kolegium<text:span text:style-name="T915">,</text:span><text:s/>gdyby nie to,<text:s/>zrobiliby<text:s/>to. To jest przykład jaka jest sytuacja.</text:p>
      <text:p text:style-name="P916">Dziękuję.<text:s/><text:span text:style-name="T917">M</text:span>am jeszcze tu parę, ale za długo tu głos zabrałem.</text:p>
      <text:p text:style-name="P918"><text:span text:style-name="T919">Przewodnicząc</text:span><text:span text:style-name="T920">y</text:span><text:span text:style-name="T921">:</text:span></text:p>
      <text:p text:style-name="P922">Dziękuję bardzo. Mam prośbę proszę państwa następującej treści. Mianowicie wszystko to co pan tu powiedział jest na pewno istotne, ale mam serdeczną prośbę z uwagi na przyjęty tryb konkretności naszych obrad, żebyśmy może powrócili jeśli będzie zgoda do tej części, o której myśmy przed przerwą mówili, czyli restrukturyzac<text:span text:style-name="T923">ji</text:span><text:s/>i nakładów, by zamknąć to jakimś tutaj dzisiaj,<text:s/>jeśliby<text:s/>się udało konstruktywnym wnioskiem.</text:p>
      <text:p text:style-name="P924">Pros<text:span text:style-name="T925">zę</text:span>,<text:s/><text:span text:style-name="T926">p</text:span>an Dąbrowski.</text:p>
      <text:p text:style-name="P927"><text:span text:style-name="T928">Ob</text:span><text:span text:style-name="T929">.</text:span><text:span text:style-name="T930"><text:s/>Piotr Dąbrowsk</text:span><text:span text:style-name="T931">i</text:span><text:span text:style-name="T932">:</text:span></text:p>
      <text:p text:style-name="P933">Zgodnie z tą intencją, chciałbym wrócić do wystąpienia pana ministra i następnych dyskutantów, gdy chodzi o za<text:span text:style-name="T934">an</text:span>gażowanie przemysłu na rzecz rolnictwa.</text:p>
      <text:p text:style-name="P935">Wiemy i to zostało powiedziane w wystąpieniu pana dr Dąbkowskiego, jaki jest stan naszej mechanizacji, jakie jest to zaangażowanie.</text:p>
      <text:p text:style-name="P936">Chciałbym jednak do kilku liczb<text:span text:style-name="T937"><text:s/>t</text:span>u<text:span text:style-name="T938">taj</text:span>, do kilku szczegół<text:span text:style-name="T939">ó</text:span>w wrócić, mimo że pan minister nawoływał do<text:s/><text:soft-page-break/>tego, ażeby te cyfry sobie darować.</text:p>
      <text:p text:style-name="P940">Otóż gdy chodzi o tą decyzję o podwojeniu nakładów, podwojenie udziału przemysłu w zaspakajaniu potrzeb rolnictwa, to chciałem przypomnieć dla formalności, że to była decyzja IX Zjazdu PZPR i zakładano wówczas podwojenie tego wskaźnika do roku 1<text:span text:style-name="T941">9</text:span>85<text:span text:style-name="T942">.</text:span><text:s/>W 1<text:span text:style-name="T943">9</text:span>8<text:span text:style-name="T944">5</text:span><text:s/>r. ten wskaźnik był o jeden punkt procentowy niższy od dnia, w którym pod<text:span text:style-name="T945">ję</text:span>to decyz<text:span text:style-name="T946">ję</text:span><text:s/>o je<text:span text:style-name="T947">g</text:span>o podwojeniu i te dane są zaczerpnięte z opublikowanych materiałów Akademii Nauk Społecznych K<text:span text:style-name="T948">C</text:span>.</text:p>
      <text:p text:style-name="P949">Nie może nas chyba pocieszać fakt, że w Związku Radzieckim jak donosi<text:s/>„Nowa Wieś”<text:s/>z lutego tego roku, tylko<text:s/><text:span text:style-name="T950">3%,</text:span><text:s/>ponieważ i zgodnie z elementarną logiką wydarzeń, tam problem żywnościowy<text:span text:style-name="T951"><text:s/></text:span>staje w jeszcze ostrzejszym świetle, toteż wszyscy wiemy.</text:p>
      <text:p text:style-name="P952">Powiedział pan minister również, że nie eksportujemy sprzętu<text:span text:style-name="T953"><text:s/></text:span>rolniczego. Ja rozumiem, że podtekst tej wypowiedzi był taki, że importujemy więcej niż eksportujemy i to jest prawda, niemniej ten eksport jest. Interesujące byłoby dowiedzieć się ile konkretnie w ostatnich dwóch latach wyeksportowaliśmy ciągników na przykład, pras do słomy, przyczep zbierających i opryskiwaczy.</text:p>
      <text:p text:style-name="P954">Argument, że tym eksportem opłacamy import innych maszyn nie jest przekonywu<text:span text:style-name="T955">ją</text:span>cy, bo w sytuacji tak drastycznych braków w mechaniza<text:span text:style-name="T956">cji</text:span>, byłoby chyba celowe, ażeby import maszyn rolniczych opłacać z innych źródeł.</text:p>
      <text:p text:style-name="P957">Teraz króciutko dalej do liczb na przykładzie ciągników. Programy ciągnikowe z lat siedemdziesiątych, wtedy, kiedy podejmowano decyzję o rozbudowie<text:s/>„Ursusa”, zakupienie licencji itd. gdy w dramatycznych okolicznościach, nie chciałbym do tego wracać, programy wówczas zakładały, że w roku 1980 przemysł ciągnikowy osiągnie zdolność produkcyjną 100 tys. sztuk rocznie. Zamiast 100 tys.<text:s/><text:span text:style-name="T958">s</text:span>ztuk rocznie w 1<text:span text:style-name="T959">9</text:span>80 r. mieliśmy<text:s/>„Solidarność”<text:s/>i chyba nie można nie zauważyć pewnego związku logicznego między tymi faktami, aczkolwiek nie chciałbym oczywiście wydarzeń roku 1980 sprowadzać do kwestii<text:s/>„stołu”, ani tym bardziej ciągników. To byłoby oczywiście nadużycie i że tak powiem, tego... zawodowy tutaj, ale fakt został faktem. W roku 1980 miało być 100 tys. W najlepszym przypadku pan dr Dąbkowski jest tutaj chodzącą encyklopedią, będziemy mieli opóźnienie 20-letnie w stosunku do tych programów z lat siedemdziesiątych.</text:p>
      <text:p text:style-name="P960">Trudno przypuszczać, ażeby akurat w tej dziedzinie decyzje właśnie o takim rozwoju przemysłu ciągnikowego czy decyzje IX Zjazdu PZPR były jakąś gigantomanią nieuzasadnioną.</text:p>
      <text:p text:style-name="P961">Chcę jeszcze przypomnieć, że niezależnie od tego, w świetle wszystkich dostępnych prognoz,<text:s/><text:span text:style-name="T962">m</text:span>amy właśnie dostawy dla rolnictwa i w świetle wszelkich możliwych analiz robionych najróżnie<text:span text:style-name="T963">js</text:span>zymi metodami wychodzących z najrozmaitsz<text:span text:style-name="T964">y</text:span>ch przesłanek konstatu<text:span text:style-name="T965">je</text:span>my, że dostawy<text:s/>kształtują się na poziomie 55<text:span text:style-name="T966">%</text:span><text:s/>rzeczywistych potrzeb, proszę nigdy nie mylić tego z popytem. Dygresja, bo oczywiście popyt manewrować cenami można, manewrami cenowymi można zawsze sprowadzić do poziomu pożądanego, ale<text:s/><text:span text:style-name="T967">5</text:span>0<text:span text:style-name="T968">%</text:span><text:s/>w stosunku do potrzeb, ale tylko nieco ponad<text:s/><text:span text:style-name="T969">3</text:span>0% asortymentowo mamy maszyn. System maszyn rolniczych to jest prawie półtora tysiąca różnych odmian, tysiąc wymiarów, modyfikacji itd. a m<text:span text:style-name="T970">a</text:span>my tylko 30-kilka procent tych różnych maszyn na rynku. Co do tego się zgadzamy.</text:p>
      <text:p text:style-name="P971">We<text:span text:style-name="T972">ź</text:span>my przykład ciągników<text:span text:style-name="T973">.</text:span><text:s/>Lada moment w tych dniach, miesiąca przekroczymy liczbę miliona ciągników w gospodarstwach indywidualnych. W dawnych czasach propagandy sukcesu byłby to fantastyczny temat dla masmediów, dzisiaj to już chyba by nie przeszło, ale proszę zauważyć, że w stosunku do miliona ciągników w gospodarstwach indywidualnych, sam popyt restytucyjny, gdybyśmy<text:s/><text:soft-page-break/>chcieli wymienić te ciągniki co lat 20, to już trzeba 50 tys. sztuk. A te ciągniki szczególnie dzisiaj produkowane 20 lat już nie wytrzymają i nie mogą wytrzymać.</text:p>
      <text:p text:style-name="P974">Wniosek. Obecna produkcja nie pozwala nawet na odtworzenie parku ciągnikowego w rolnictwie tylko indywidualnym<text:span text:style-name="T975">,</text:span><text:s/>nie licząc SKR-ów, nie licząc PGR-ów. Od tych faktów nie uciekniemy.</text:p>
      <text:p text:style-name="P976">I teraz co się dzieje. Pan minister powiada, i to znowu fantastyczne liczby, z dwóch z ogonem do przeszło czterech nie pomnę jednostek, nie chcę tutaj pomylić, ale w każdym razie operuje sumaryczną mocą ciągników zaangażowanych w rolnictwie. Dwukrotny wzrost bardzo dobrze do roku 1995, tylko przepraszam za takie trywialne postawienie sprawy, ale to nie kilowaty pracują w rolnictwie, tylko fizyczne ciągniki - to jest raz, i nie pracują na hektarach, tylko pracują w<text:s/>gospodarstwa<text:span text:style-name="T977">c</text:span>h, ciągnik nie zastępuje ziemi, tylko zastępuje pracę ludzką<text:span text:style-name="T978">.</text:span><text:s/><text:span text:style-name="T979">I</text:span><text:s/>wobec tego dla różnych akademickich i innych, nie chcę tu użyć słowa<text:s/>„propagandowych<text:span text:style-name="T980">”</text:span><text:s/>zabiegów można i powinno się operować dla różnych celów studyjnych wskaźnikami, a to mocy, a to hektary itd., ale rzeczywiście wiarygodnym wskaźnikiem gdy chodzi o nasze tutaj rozważania, to jest liczba ciągników fizycznych w przeliczeniu na gospodarstw<text:span text:style-name="T981">a</text:span>, to co b<text:span text:style-name="T982">ył</text:span>o w ujęciu pana doktora Dąbkowskiego.</text:p>
      <text:p text:style-name="P983">I otóż w<text:s/>„Ursusie”<text:s/>rysuje się teraz taka ewentualność, i to jest jasno mówione, ten zresztą program był bardzo zdecydowanie kontestowany przez instytut, w którym pracuję, Instytut Budownictwa, Mechanizacji i Elektry<text:span text:style-name="T984">fi</text:span>kac<text:span text:style-name="T985">ji</text:span><text:s/>Rolnictwa, taki oto manewr, że zaczniemy produkować ciągniki większe, mocniejsze i nowocześniejsze, łączna ich moc będzie większa, w<text:span text:style-name="T986">yk</text:span>ażemy, że te dostawy mierzone łącznymi kilowatami będą większe, nie mówimy to oczywiście, to z rachunku wynika, że będzie ich mniej sztuk, ale będą lepsze i mocniejsze prawda, a szczególnie tej mocy sumarycznej będzie więcej.</text:p>
      <text:p text:style-name="P987">Otóż jest to manewr dokładnie odwrotny jak do stosunku tego<text:span text:style-name="T988">,</text:span><text:s/>jaki zaproponował społeczeństwu minister Wilczek, t<text:span text:style-name="T989">o</text:span><text:s/>się przyjęło dość sp<text:span text:style-name="T990">ek</text:span>takularnym przyjęciem. Mianowicie zamiast niewielu dużych samochodów, wiele małych. W ciągnikach proponuje nam się manewr odwrotny, większe, ale jest ich mniej prawda. Jak to pozostaje w relacji do naszej struktury agrarn<text:span text:style-name="T991">ej</text:span>.</text:p>
      <text:p text:style-name="P992">Znowu we wszystkich rzeczowych analizach w tej kwestii, skądkolwiek by nie pochodziły, podkreślano brakuje środków przemysłowych dla rolnictwa i są one niedostosowane do struktury gospodarstw, wielkości gospodarstw, do potrzeb.</text:p>
      <text:p text:style-name="P993">Proszę Państwa! Znowu nie chcę tutaj nikogo urazić, przytaczaniem tego typu argumentów, ale nie można do<text:span text:style-name="T994">sto</text:span>so<text:span text:style-name="T995">w</text:span>ywać narzędzi do producenta, producenta do narzędzi. Nie można zrobić z kogoś szewca dawaniem mu młotka, bądź natomiast łatwiej, odbierając mu młotek, pozbawić go tego zawodu.</text:p>
      <text:p text:style-name="P996">I wobec tego polityką wszystkich krajów, które odniosły sukces jeżeli chodzi o rolnictwo i automatycznie, bo to się nieodłącznie wiąże sukces gospodarczy w ogóle była zasada, praktyka dostosowywania dostaw przemysłowych do aktualnych potrzeb. Struktura agrarna ewoluuje nie dlatego, że ludzie nie mają narzędzi pracy, tylko z zupełnie innych, daleko głębszych i szerszych przyczyn. W RFN na przykład średnia moc ciągników sprzed 5, 10, 20 czy 3<text:span text:style-name="T997">0</text:span><text:s/>laty była zdecydowanie mniejsza, zawsze odpowiadała aktualnej strukturze agrarnej i oczywiście towarzyszyła przemianom agrarnym często je nieco wyprzedzała, ale nie pozostawała w drastycznej rozbieżności, gdy chodzi o wielkość i o potrzeby gospodarstw.</text:p>
      <text:p text:style-name="P998">Także nie możemy udowodnić prawda, że wystarczy na milion ciągników, gdybyśmy mieli gospodarstwa 100-hektarowe, wystarczyłoby i pół mln ciągników, no tylko to jest na zasadzie, co by gdyby.</text:p>
      <text:soft-page-break/>
      <text:p text:style-name="P999">Tymczasem gospodarstwa mamy takie jakie mamy, przyczyny znamy i nie chcę tutaj wchodzić, i przypomnę, to już było powiedziane, ale jeszcze raz musimy do tego wrócić przed zredagowaniem ostatecznego dokumentu, że wśród tych gospodarstw jest ponad milionowa rzesza gospodarstw w ogóle bez siły pociągowej.</text:p>
      <text:p text:style-name="P1000">Teraz zastanawiam się, czy uzasadniony i odpowiedzialny byłby pogląd tego typu, niech oni najlepiej się zlikwidują,<text:s/>my możemy sobie na to poczekać i problem zniknie sam w sobie. Dlatego, że te gospodarstwa bez siły pociągowej, te gospodarstwa do 5 ha to jest rzeczywiście tylko 20 - 22%<text:span text:style-name="T1001"><text:s/></text:span>użytków rolnych, ale jest to przestrzeń rolnicza o warunkach naturalnych średnio lepszych, gdy chodzi o warunki termiczne, opady, jakość gleb itd., a więc jeśl<text:span text:style-name="T1002">i</text:span><text:s/>chodzi o zasoby środowiska, przestrzeni rolniczej to jest to więcej niż 20%, i nie można tych hektarów tak łatwo zostawiać. Są to hektary w gospodarstwach drobnych, a więc szczególnie predysponowanych do rozwijania produkcji intensywnej, ale przede wszystkim tam mamy przeszło<text:s/><text:span text:style-name="T1003">5</text:span>0<text:span text:style-name="T1004">%</text:span><text:s/>potencjalnych zasobów siły roboczej, jeśli tak brzydko można ludzi nazywać, może zasobów pracy, to będzie mniej obraźliwe, a bardziej akademicko, zasobów pracy w rolnictwie. Zasobów pracy nieuzbrojonych albo uzbrojonych jak wynika z liczb pana dr Dąbkows<text:span text:style-name="T1005">k</text:span>iego, bardzo źle.</text:p>
      <text:p text:style-name="P1006">Dowodem jaskrawym, koronnym tutaj jest produkcja tych osławionych samów. To nie jest ciekawostka i to nie jest tylko pomnik pomysłowości naszego rolnika, to są proszę państwa dziesiątki tysięcy sztuk ciągników wykonanych we własnym zakresie ze złomu, a łącznie z takimi furmankami motorowymi, transport, bez transportu nie ma gospodarki, nie ma życia, to jest co najmniej sto tysięcy takich maszyn. To jest absolutne kuriozum w skali światowej, nie tylko pomnik pomysłowości i woli wytrwania rolników, ale również i pomnik zaniedbań, gdy chodzi o przemysł.</text:p>
      <text:p text:style-name="P1007">Jaka była historia tych zaniedbań? Wiemy już doskonale, że każdy zakręt polityczny, każdy kryzys w Polsce owocował zielonym światłem, rolnicy to bardzo czasami obrazowo mówili, a to migające, a to kogoś przejechali na zielonym światłe, a to zgasło, zanim zapalili. W każdym razie te slogany znamy.</text:p>
      <text:p text:style-name="P1008">Ale jaki był wymiar praktyczny tego zielonego światła. Największy zakręt historyczny, jaki dotychczas rok 19<text:span text:style-name="T1009">56<text:s/></text:span>operuję pierwszymi chłopskimi ciągnikami w gospodarce polskiej, i operuje jedynym dotąd produkowanym na skalę przemysłową mikro-ciągnikiem. To był ten osławiony<text:s/>„Dzik”, na poziomie technicznym i technologicznym lat najdalej trzydziestych. Tak, ten<text:s/>„Ursus T-308”,<text:s/>„Dzik”<text:s/>dwukołowiec.</text:p>
      <text:p text:style-name="P1010">Oczywiście jeżeli się proponuje stosować maszynę na poziomie lat trzydziestych czy wcześnie<text:span text:style-name="T1011">js</text:span>zym, to można skonstatować, że nie jest to pomysł, nie jest to rozwiązanie.<text:s/><text:span text:style-name="T1012">W</text:span><text:s/>dwudziestych latach w Szwajcarii tym robiono, ale fakt pozostaje faktem.</text:p>
      <text:p text:style-name="P1013">I potem, jak to obserwuję już ładnych parę lat, po każdym zakręcie mały ciągnik, m<text:span text:style-name="T1014">i</text:span>k<text:span text:style-name="T1015">ro</text:span>c<text:span text:style-name="T1016">ią</text:span>g<text:span text:style-name="T1017">n</text:span>ik. I<text:s/><text:span text:style-name="T1018">n</text:span>a dzisiejszym zakręcie pan minister nam mówi, tak ciągniki 1 - 4 kN, plus 30 różnych rodzajów narzędzi, a więc nareszcie problem załatwiony. Nareszcie dołączamy do Europy, ponieważ robią to wszyscy nasi sąsiedzi, NRD, ZSRR, Czechosłowa<text:span text:style-name="T1019">cj</text:span>a, Bułgaria, Węgry itd., mogę wymieniać po Jugosławię, Włochy, nie mów<text:span text:style-name="T1020">i</text:span>ąc<text:span text:style-name="T1021"><text:s/></text:span>o Japonii itd., tylko my jeszcze tego nie robimy. No, ale według zapowiedzi resortu, m<text:span text:style-name="T1022">y</text:span><text:s/>zaczynamy robić. Pytanie ile? Bo dla miliona gospodarstw przez 20 lat, ten ostatni dostanie za 20 lat, to trzeba 50 tys.<text:s/><text:span text:style-name="T1023">s</text:span>ztuk rocznie tych maszyn. Ile ich będzie w końcu, z kolei dotąd nie robimy.</text:p>
      <text:p text:style-name="P1024">/Głos z sali - niesłyszany/.</text:p>
      <text:p text:style-name="P1025"><text:span text:style-name="T1026">Ob. Dąbkowski Włodzimierz</text:span>:</text:p>
      <text:soft-page-break/>
      <text:p text:style-name="P1027">Ja wiedziałem, że pan profesor .... w tym momencie to powie, i jeżeli nie pomyliłem głosu, ale doświadczenia również uczą, że gdy chodzi o warstwę tę chłoporobotników, gospodarstwa drobne, to bywa to warstwa bardzo stabilna, ja wiem, że to nie będzie milion, to poda<text:span text:style-name="T1028">ję</text:span><text:s/>tylko przykładowo, ale nie będzie to 1/5 czy 1/3 tej liczby, będzie to znacznie większa prawdopodobnie rzecz. Oczywiście tutaj co do przyszłości każdy może się mylić, ale wszystkie prognozy, a szczególnie warunki w naszym kraju, możliwości budownictwa mieszkaniowego itd., wyposażenie rolnictwa wskazują na możliwość takiego obrotu sytuac<text:span text:style-name="T1029">ji</text:span>.</text:p>
      <text:p text:style-name="P1030">Dalej jeszcze, żeby tylko już króciutko odnieść się do przykładów zagranicznych. Francja, która ma ten rynek całkowicie z dawna wysycony, oczywiście przez nie dziesiątki, a setki producentów, rocznie sprzedaje 150 -180 tys. takich jednostek, tych małych narzędzi i motonarzędzi, i ciągników. Można powiedzieć z bliższej wtedy znajomości rzeczy, że to może chodzi o zabawę, chodzi o kosiarki gazonowe itd. Nie, to jest bez kosiarek gazonowych i pierwszym kupowanym narzędziem, statystyki są - to jest pług do tego, co świadczy o tym, że ktoś jakieś małe ogródki, działki itd. uprawia, oczywiście nie wystarcza produkcji towarowej najczęściej, ale oczywiście zwalnia tutaj pewną część popytu poprzez samo zaspokojenie tego popytu.</text:p>
      <text:p text:style-name="P1031">Proszę Państwa! To tyle, gdy chodzi o analizę pewnych zdarzeń i powrót jeszcze do pewnych dyskusji.</text:p>
      <text:p text:style-name="P1032">Natomiast co tutaj można konstruktywnie. Taki zarzut padał po pierwszych relacjach naszego rolniczego<text:s/>„stolika”, że prawda jest ta wieczna ściana płaczu, że jest źle, to wszyscy wiemy itd., ale co tutaj można konstruktywnie zaproponować.</text:p>
      <text:p text:style-name="P1033">Otóż przepraszam, że się do osobistych tutaj doświadczeń odwołuję, ale w r. 1982 miałem możność przed<text:span text:style-name="T1034">st</text:span>awiania tutaj pewnych refleksji na forum komis<text:span text:style-name="T1035">ji</text:span><text:s/>Nauki i Postępu NK ZSL już wówczas tam powiedzieliśmy sobie, chyba wspólnie, pewne niedostateczne wpływy, że jedynym wyjściem jest to co mówił mój szanowny przedmówca z K<text:span text:style-name="T1036">ó</text:span>łek Rolniczych, jest uczynienie z rolnictwa z jednej strony partnera bogatszego, wielka dyskusja, do której jeszcze będziemy wracać i dowodzić prawdopodobnie bardzo pracowicie to, w jaki sposób, za czyje pieniądze uczynić rolnictwo partnerem bogatszym, a z drugiej strony dokonać takich zmian w przemyśle, ażeby był on wrażliwy<text:span text:style-name="T1037"><text:s/></text:span>na to, czy ktoś jest bogatym kupcem, czy nie jest bogatym kupcem. Bo samo bogactwo tutaj, u rolnika jako partnera nie gwarantuje jeszcze tej restrukturyzacji.</text:p>
      <text:p text:style-name="P1038">Ale chciałbym powiedzieć jeszcze jedną rzecz. Wracając jeszcze raz z uporem do tych uchwał IX Zjazdu PZPR o podwojenie tych 5<text:span text:style-name="T1039">%</text:span><text:s/>do 11, 5,5 do 11. Otóż w tym niskim zaangażowaniu przemysłu na rzecz naszego rolnictwa tkwi jednocześnie olbrzymia szansa. Gdyby przemysł w 80% pracował dla rolni<text:span text:style-name="T1040">ct</text:span>wa<text:span text:style-name="T1041"><text:s/></text:span>to już by nie było z czego brać, trzeba byłoby budować nowy. Ale jeżeli daje 10,5<text:span text:style-name="T1042">%,</text:span><text:s/>przejście na 10, nie powinno być żadną zasadniczą kwestią, przejście w rozumieniu przepływu energii, materiałów, zasobów pracy itd., a co oznacza już podwojenie. W naszym Instytucie wyliczono, że gdyby 30<text:span text:style-name="T1043">%<text:s/></text:span>tego przemysłu elektromaszynowego pracowało dla rolnictwa, to dostawy wzrosłyby trzykrotnie. Minister, który by tego dokonał, rząd, premier znalazłby się<text:s/><text:span text:style-name="T1044">n</text:span>a portretach w chatach wiejskich, to taką kuszącą perspektywę pozwalam sobie przedstawić.</text:p>
      <text:p text:style-name="P1045">Ale wracając do faktów poważnych dwie tezy, dyskusje, pod ewentualne dalsze ustalenia. Tą naszą rozdrobnioną strukturę agrarną, nie kwestionując jak już to mówiliśmy i nie chcę wraca<text:span text:style-name="T1046">ć</text:span><text:s/>do dyskusji, potrzeby i celowości jej ewolucji, ale póki ona jest, uczynić naszą szansą, ponieważ mamy tu zasoby pracy,<text:s/><text:soft-page-break/>dozbroić te zasoby pracy, dostosować strukturę, charakter itd. wielkość produkcji rolniczej do potrzeb i z drugiej strony, zdecydowanie obstawać na zasadzie co najmniej to podwojenie i co najmniej<text:s/><text:span text:style-name="T1047">5</text:span><text:s/>lat, żeby nie być mniej katolickim, niż IX zjazd i starać się zaproponować takie mechanizmy ekonomiczne, takie relacje ogólnie między rolnictwem a przemysłem, ażeby tą zmianę wymusić.</text:p>
      <text:p text:style-name="P1048">Jeszcze jedna już taka bardziej tutaj na zakończenie refleksja. Dziś rano rozmawiałem z jednym z dyrektorów okręgowych<text:s/>„Agromy”<text:s/>i mówiłem o tych sporach, potrzeba, nie potrzeba, ile potrzeba i czego potrzeba. Zaproponował, ażeby tą dyskusję przenieść pod bramy jego przedsiębiorstwa. Praktyka, oczekiwania przez dni, tygodnie i miesiące fizycznie w kolejkach jest w tej chwili faktem. To jest fakt społeczny, z którym musimy się liczyć, jak również z jego reperkusjami.</text:p>
      <text:p text:style-name="P1049">I teraz naczelnicy gmin, do których wróciło rozdzielnictwo maszyn znowu po części, stają wobec problemu, jak podzielić na 1 300 na przykład gospodarstw, jednego Bizona, 1 kombajn ziemniaczany, 3 prasy albo<text:s/><text:span text:style-name="T1050">5</text:span><text:s/>kosiarek rotacyjnych, na 1 300 gospodarstw. I nie możemy po prostu od tych faktów uciekać, bo na szczęście tym razem naszym obradom towarzyszą oczy ludzi na wsi i tu nie chodzi o, że tak powiem, o epatowanie się tymi faktami i tymi nastrojami społecznymi, ale za tymi nastrojami, za tymi faktami stoją określone zdarzenia<text:s/>i społeczne, i gospodarcze.</text:p>
      <text:p text:style-name="P1051">Dziękuję bardzo.</text:p>
      <text:p text:style-name="P1052"><text:span text:style-name="T1053">Przewodnicząc</text:span><text:span text:style-name="T1054">y</text:span><text:span text:style-name="T1055">:</text:span></text:p>
      <text:p text:style-name="P1056">Pani Sołtyk.</text:p>
      <text:p text:style-name="P1057"><text:span text:style-name="T1058">Ob. Grażyna Sołtyk</text:span><text:span text:style-name="T1059">:</text:span></text:p>
      <text:p text:style-name="P1060">Panie Przew<text:span text:style-name="T1061">od</text:span>n<text:span text:style-name="T1062">ic</text:span>zący! Szanowni Państwo! Wybaczcie mi, już z góry o to proszę, że w pierwszych słowach mojego wystąpienia wrócę tutaj do głosu w dyskusji kolegi siedzącego naprzeciwko mnie, a później bardzo krótko do tematu, który akurat w tym bloku dyskutujemy.</text:p>
      <text:p text:style-name="P1063">Chciałabym powiedzieć, że temat jest raczej nie kobiecy, mój głos tuta<text:span text:style-name="T1064">j</text:span>, czy pora na zabranie głosu przeze mnie jeszcze nie nadszedł, jest to na razie wasza męska dyskusja idą skomplikowane sprawy, mechanizacja i cała te reszta, to nie jest typowo babski temat.</text:p>
      <text:p text:style-name="P1065">Jednak rola kobiety w życiu wsi i jej zadanie w rolnictwie będzie też naszym tematem, liczę, że obydwaj panowie przewodniczący ten temat odkładają na ostatni dzień naszych obrad. Że będzie to temat w trzecim bloku i wtedy będzie pole do popisu mo<text:span text:style-name="T1066">je</text:span>.</text:p>
      <text:p text:style-name="P1067">A teraz już, przepraszając was za ten wstęp, chciałbym te dwa słowa do kolegi.</text:p>
      <text:p text:style-name="P1068">Bardzo słuszne i bardzo cieszy mnie, że poruszył kolega temat funduszu pomocy wsi, jak to kolega nazwał, a jak my kobiety działaczki rolniczki mówim<text:span text:style-name="T1069">y</text:span>, fundusz socjalny wsi. I chciałabym powiedzieć, że taki fundusz jest uchwalony, nie jest to jeszcze całość. Proszę cierpliwie mnie wysłuchać. Nie jest to jeszcze całość tego, co my byśmy chciały, żeby na wsi już było. Jest to pierwszy krok, czy maleńki kroczek pragnień i żądań kobiet wiejskich.</text:p>
      <text:p text:style-name="P1070">Ja wczoraj w moim króciusieńkim wystąpieniu do telewizji w nagraniu, które nasza wielka telewizja nie raczyła nawet pokazać na fonii, powiedziałam na ten temat, że<text:s/>protestujemy, że fundusz został uchwalony, że kobiety wiejskie od 8 lat prawie, że tak, panie przewodniczący, że kobiety wiejskie rolniczki mówiły już o tym od lat osiemdziesiątych, że bardzo mocno poparł nas w tych działaniach X Kongres Zjednoczonego Stronnictwa Ludowego, że ten pierwszy maleńki kroczek został uchwalony, ale nie będzie decydentem<text:s/><text:soft-page-break/>tego funduszu czy w decyzji kobiet wiejskich, czy wsi, czy rolników, ale decydować o tym komu i jak będą rady narodowe.</text:p>
      <text:p text:style-name="P1071">Ja bardzo ostro się temu sprzeciwiam i będę się sprzeciwiać, gdyż byłam jedną z inicjatorek utworzenia funduszu socjalnego wsi.</text:p>
      <text:p text:style-name="P1072">Jak się będzie nazywał i ile będzie tych funduszy, pomocy wsi czy rodzinie wiejskiej, kolego, myślę, że nie będzie to ważne. Chcielibyśmy wszyscy na wsi, żeby było tego jak najwięcej. Niech się nazywa jak chce.</text:p>
      <text:p text:style-name="P1073">Chciałabym tylko powiedzieć jedno, że sama osobiście nie podpisałabym się tylko pod jednym, o którym tu kolega mówił, żeby tworzyć konto tego funduszu z odpisów dewizowych ludzi, którzy mają konta dolarowe. Ja nie mam takiego konta, na pewno nigdy go nie będę miała, ale byłabym przeciwko odbierania komuś jego prywatnej własności, jest wiele ścieżek na których można wypracować pieniądze na pomoc wsi. Jest ich tyle, że na pewno wspólnie razem jak zbierzemy się znowu kiedyś przy<text:s/><text:span text:style-name="T1074">„</text:span>okrągłym stole”, żeby powiedzieć na ten temat, znajdziemy te pieniądze dla wsi.</text:p>
      <text:p text:style-name="P1075">Tyle tylko kontra polemiki do kolegi, a teraz już na tematy, które panowie poruszacie tutaj w tym bloku.</text:p>
      <text:p text:style-name="P1076">Jestem producentem żywności, rolnikiem, który korzysta na co dzień ze sprzętu rolniczego. Ja naprawdę za dobrze nie<text:s/>znam się na mechanizac<text:span text:style-name="T1077">ji,</text:span><text:s/>ale chciałabym powiedzieć jedno, że mnie jako użytkownika wszystkich maszyn i całego sprzętu, który muszę wykorzystać we własnym gospodarstwie, a jest to gospodarstwo niewielkie, nie tak bardzo chyba bolą ceny tego sprzętu, ale jakość. I musimy tu położyć wysoki nacisk jaki ten sprzęt jest. Ja pamiętam ciągniki z<text:s/>„Ursusa”<text:s/>sprzed lat 10 - 15 i 20. Wiem jakie one były wytrzymałe, czy wytrwałe, czy może to inaczej fachowo by trzeba nazwać. Ile lat pracy taki Ursus wtedy wykonywał, czy godzin, czy motogodzin, czy nawet lemiesz do pługa czy pług, czy brona, a ile dzisiaj.</text:p>
      <text:p text:style-name="P1078">Jeśli ja kupię na przykład widły do wywalania tego obornika w mojej oborze i te widły wtedy, kiedy pierwszy<text:span text:style-name="T1079"><text:s/></text:span>raz wezmę je do ręki wygną się we wszystkie strony, to naprawdę dałabym za nie 500 zł, a 3 tys. zł, żeby te widły służyły mi nie jeden tydzień, ale żeby mi służyły trzy lata<text:span text:style-name="T1080">,</text:span><text:s/>czy cztery lata. I dla mnie to jest najważnie<text:span text:style-name="T1081">js</text:span>ze. Nie sama ilość, ale jakość tego całego sprzętu wytworzonego na co dzień dla wsi i dla rolnictwa.</text:p>
      <text:p text:style-name="P1082">Tyle, dziękuję bardzo.</text:p>
      <text:p text:style-name="P1083"><text:span text:style-name="T1084">Przewodnicząc</text:span><text:span text:style-name="T1085">y</text:span><text:span text:style-name="T1086">:</text:span></text:p>
      <text:p text:style-name="P1087">Dziękuję bardzo. Pan prof. Stelmachowski.</text:p>
      <text:p text:style-name="P1088"><text:span text:style-name="T1089">P</text:span><text:span text:style-name="T1090">rof. Andrze</text:span><text:span text:style-name="T1091">j</text:span><text:span text:style-name="T1092"><text:s/>Stelmachowski</text:span><text:span text:style-name="T1093">:</text:span></text:p>
      <text:p text:style-name="P1094">Proszę Państwa! Wydaje mi się, że w tym punkcie, w którym jesteśmy trzeba do pewnych spraw nie tylko wrócić ale i uściślić.</text:p>
      <text:p text:style-name="P1095">Mówiliśmy o sprawie demonopolizacji, chciałbym jeszcze tu dodać również dekoncentracji zbyt dużych jednostek. Za chwilę wyjaśnię<text:s/>o<text:s/>co<text:s/>mi chodzi.</text:p>
      <text:p text:style-name="P1096">Czego się boję? Boję się dwóch głosów panów ministrów. Jeżeli ja dobrze zrozumiałem pierwszego na poprzednim posiedzeniu pana ministra Młynarczyka, to odniosłem wrażenie, że panowie uważają, że wprowadzenie cen wolnych automatycznie zlikwiduje monopole. Otóż tak nie będzie. Co zostało administracyjnie utworzone, administracy<text:span text:style-name="T1097">jn</text:span>ie musi być rozwiązane. Nie wierzę w to, żeby jakikolwiek<text:s/><text:soft-page-break/>monopol rozpadł się sam przez się, a jeżeli nawet, to będzie w tak długim czasie, że nasze wnuki jeszcze będą,<text:s/><text:span text:style-name="T1098">s</text:span>ię z tym parały.</text:p>
      <text:p text:style-name="P1099">I mówię wprost, pewne środki demonopolizacy<text:span text:style-name="T1100">jn</text:span>e muszą być podjęte w sensie administrac<text:span text:style-name="T1101">yj</text:span>nym. Dotyczy to tego rodzaju jednostek, jak<text:s/>„Stekpol”. Dlaczego ce<text:span text:style-name="T1102">n</text:span>t<text:span text:style-name="T1103">r</text:span>al<text:span text:style-name="T1104">ę</text:span><text:s/>mięsną przemianowano na<text:s/>„Bekpol”, tego ja nie wiem, funkcja jest taka sama. Jeżeli mamy doprowadzić do urynkowienia przede wszystkim przemysłu mięsnego, no to przede wszystkim trzeba zadbać, żeby nie tworzono tam tego rodzaju jednostek. Nie tylko to.</text:p>
      <text:p text:style-name="P1105">Również chodzi o centrale spółdzielcze, wojewódzkie związki spółdzielni. Nie chciałbym powtarzać tego co mówił prof. Dietl na poprzednim posiedzeniu, się w pełn<text:span text:style-name="T1106">i</text:span><text:s/>solidaryzuję. Tak,<text:s/><text:span text:style-name="T1107">n</text:span>iestety, te jednostki muszą być po prostu prawnie zniesione. W ich miejsce powinno być tak jak było przed<text:s/>wojną zrobione,<text:s/><text:span text:style-name="T1108">z</text:span>wiązki rewizyjne, a więc związki złożone zupełnie z kogo innego, przede wszystkim z buchalterów, z odpowiednich fachowców, kontrolerów dla kontroli prawidłowości działania spółdzielni, a nie dla sterowania spółdzielniami. To jest jeden punkt.</text:p>
      <text:p text:style-name="P1109">Dlaczego kładę na to taki wielki nacisk? Ze względu na praktyki monopolistyczne. Jak działa przeciętny monopol, żeby doprowadzić do tego, żeby ceny były ustalone tak, żeby trochę poniżej ceny równowagi. Bo to pozwala dyktować. Wobec czego - mogę dać przykład pewien, na który myśmy się nadziali, gdy chodzi o fundację wodną kościelną, która została założona na gruzach, resztek niedoszłej do skutku fundacji rolniczej. Otóż jesteśmy w takiej sytuacji, że trzeba zakupić na przykład na rynku amerykańskim pewne maszyny i sprzedać Polsce no i potem to idzie jak to się mówi w wodę, to co się nazywa na dotowanie wodociągowania itd.</text:p>
      <text:p text:style-name="P1110">Otóż cośmy zaobserwowali? Ściągnęliśmy w pewnym momencie, importowa<text:span text:style-name="T1111">li</text:span>śmy pewną ilość pilarek. Dobrze. Potem zaczęliśmy obserwować, jak odbywa się sprzedaż tych pilarek oddanych w komis<text:s/>„Agromy”. Rzeczy zdumiewa<text:span text:style-name="T1112">ją</text:span>ce. Rolnikom kazano przede wszystkim wypełniać ankiety, ile ma ha, czy zawarł umowę kontraktacyjną, czy się z tych umów wywiązał, coś, co nie miało nic wspólnego z pilarkami. Ale w pewien sposób stworzono od razu sztuczny zator, po czym co się okazało, że pilarki różnymi kanałami w różnych punktach pojawiły się na wolnym rynku, ale już po cenie czterokrotnie wyższej.</text:p>
      <text:p text:style-name="P1113">Czyli przy pomocy zabiegów monopolistycznych można bardzo ładnie windować ceny do góry również poprzez stwarzanie sztucznych hamulców. Otóż dlatego uważam, że trzeba niestety,<text:s/>tego rodzaju monopole rozwiązać.</text:p>
      <text:p text:style-name="P1114"><text:span text:style-name="T1115">Głos z sali</text:span>:</text:p>
      <text:p text:style-name="P1116">Na szczęście.</text:p>
      <text:p text:style-name="P1117"><text:span text:style-name="T1118">Pro</text:span><text:span text:style-name="T1119">f.</text:span><text:span text:style-name="T1120"><text:s/>Andrzej Stelmachowski</text:span>:</text:p>
      <text:p text:style-name="P1121">No na szczęście. Nie twierdzę, że należy zlikwidować<text:s/>„Agromę”<text:s/>w całości, ale nigdy nie mogę<text:s/><text:span text:style-name="T1122">z</text:span>rozumieć, dlaczego kupno zwykłej części zamiennej musi przejść tak odległą drogę. Centralne bazy, marża, potem idzie do przedsiębiorstw na szczeblu wojewódzkim marża, jeżeli ma iść jeszcze do chłopa, to jeszcze idzie na GS-y marża i czasami jeszcze tam jest spór na wojewódzkim szczeblu, czy nie pobrać marży hurtowej w dwóch jednostkach i pionu GS-owskiego i pionu<text:s/>„Agromy”. Nigdzie na świecie nie jest tak, żeby przechodziła część zamienna przez trzy ogniwa, jak dobrze idzie, to przez cztery ogniwa. Ale marże się wszędzie nalicza.</text:p>
      <text:soft-page-break/>
      <text:p text:style-name="P1123">No ten system, oczywiście musi być rozbit<text:span text:style-name="T1124">y</text:span><text:s/>administracyjnie. Jego się nie rozbije przy pomocy metod wyłącznie ekonomicznyc<text:span text:style-name="T1125">h</text:span>.</text:p>
      <text:p text:style-name="P1126">Natomiast co można zrobić przy pomocy metod ekonomicznych, pewne środki zachęcające do demonopolizac<text:span text:style-name="T1127">ji</text:span><text:s/>i dekoncentracji, i zniechęc<text:span text:style-name="T1128">aj</text:span>ące do tworzenia takich p<text:span text:style-name="T1129">ot</text:span>worów. Dlatego pan minister Szatkowski wybaczy, ale mnie trochę też, tak jak już tu była mowa zmroziło jak się dowiedziałem, że przy pomocy rządowej, rządowych kapitałów ma się utworzyć tę nową ogromną spółkę postępu technicznego, czy czegoś takiego. No przecież to jest zachęta do koncentrac<text:span text:style-name="T1130">ji</text:span>, a nam chodzi o coś zupełnie przeciwnego. Zaczynam wobec tego dochodzić do wniosku, że może dobrze się stało, że przedstawiciele OPZZ tamten zapis zahamowa<text:span text:style-name="T1131">l</text:span>i przedwczor<text:span text:style-name="T1132">aj</text:span>, bo może trzeba jednak zażądać zapisu, że tam gdzie jest monopol nie tylko<text:s/>prawny, ale i faktyczny, vide<text:s/>„Ursus”, jednak na jakiś czas trzeba wprowadzić ceny maksymalne, a może tak.</text:p>
      <text:p text:style-name="P1133">Natomiast tam gdzie nie ma monopolu, żeby tego nie było. To też taka mała presja. Proszę o rozważenie. Bo boję się, że inaczej będzie, nie dojdziemy do restrukturalizac<text:span text:style-name="T1134">ji</text:span>. Żeby nie być posądzonym, że wrzucam kam<text:span text:style-name="T1135">yc</text:span>zek tylko do jednego ogródka, chciałbym powiedzieć, że również w rolnictwie istnieją tego rodzaju objawy koncentrac<text:span text:style-name="T1136">yjn</text:span>e, vide<text:s/>„Igloopol”. Znana<text:s/><text:span text:style-name="T1137">fi</text:span>rma.</text:p>
      <text:p text:style-name="P1138">Proszę Państwa! Jako prawnik mogę powiedzieć, że jest dla mnie rzeczą absurdalną, żeby dyrektor dużego kombinatu był jednocześnie wiceministrem. Prawda, że się osiąga w ten sposób niezwykłą zgodność poglądów, że dyrektor wnioski pisze do ministra, a minister je uwzględnia i to już jest pełna zgodność postępowania. No dobrze, no ale czy to jest stworzenie równoprawnych warunków dla wszystkich innych.</text:p>
      <text:p text:style-name="P1139">Ja chciałbym od razu powiedzieć, że jako menedżerowi ministrowi Brzostowskiemu dałbym order. No, ale nie może siedzieć na raz na tego rodzaju dwóch stołkach, bo to nie jest prawidłowy układ.</text:p>
      <text:p text:style-name="P1140">Tak samo niektóre praktyki tegoż<text:s/>„Igloopolu”<text:s/>budzą pewne wątpliwości, bardzo daleko idące.</text:p>
      <text:p text:style-name="P1141">Dostałem informację, proszę ją sprawdzić, ja przecież nie mam aparatu detektywistycznego, że oto<text:s/>„Igloopol”<text:s/>ma niedawno, przejmuje, czy już przejął Reguły pod Warszawą od bodajże Instytutu Warzywnictwa. W jakim celu? Żeby podzielić to na działki i posprzedawać jako działki nierolnicze, tam mieszkańcom Warszawy oraz założyć zakład stolarki budowlan<text:span text:style-name="T1142">ej</text:span>.</text:p>
      <text:p text:style-name="P1143">Proszę Państwa! No taka działalność jest destrukcyjna z punktu widzenia rolnictwa, a ja rozumiem, że<text:s/>„Igloopol”<text:s/>może prosperować, bo albo nie płaci podatków, albo opłaca obniżone jako jednostka rzekomo rolnicza, kiedy właściwie cała główna działalność rozwija się w kierunku nierolniczym. No więc sądzę, że tego rodzaju instytucja jednak musi nabrać właściwego kształtu. Jeżeli ma być rolnicza, to jest za duża, 42 t<text:span text:style-name="T1144">ys</text:span>. ha, to jest grubo za dużo na właściwe zagospodarowanie, a jak ma być nierolnicza, ależ bardzo proszę, tylko znowu nie róbmy farbowanych lisów, które uzyskują specjalne przywileje podatkowe dlatego, że się wywiesza inną firmę.</text:p>
      <text:p text:style-name="P1145">No więc to są te elementy, które tutaj pozwalam sobie przedłożyć do rozważenia.<text:s/><text:span text:style-name="T1146">I</text:span><text:s/>jeszcze dwa głosy, może trochę polemiczn<text:span text:style-name="T1147">e</text:span>.</text:p>
      <text:p text:style-name="P1148">Ja od pewnego czasu z panem pro<text:span text:style-name="T1149">f</text:span>. Grochowskim polemizuję. No więc tutaj kwestia struktury agrarnej. Panie profesorze, pan powiada, że przemysł nie da rady wyposażyć tych gospodarstw, jakie istnieją i że trzeba tworzyć duże, żywotne gospodarstwa.</text:p>
      <text:soft-page-break/>
      <text:p text:style-name="P1150">Panie profesorze, hasło jest piękne, tylko pytam, jak? Ileż to pieniędzy by trzeba zużyć na to, żeby wystawić budynki dla tych większych go<text:span text:style-name="T1151">s</text:span>podarstw, zburzyć na tych małych, znaleźć miejsca pracy dla tych, którzy to prowadzą, czy pan kiedykolwiek zrobił rachunek kosztów, bo ja takiego rachunku jeszcze nie widziałem, ile by miała nas kosztować taka restrukturyzacja.</text:p>
      <text:p text:style-name="P1152">A z drugiej strony, jeżeli Japończycy potrafili w gospodarstwach, w których przeciętna wielkość wynosi 1,17 ha wepchnąć 4,5 mln małych traktorów i osiągnąć wydajność taką, że kraj, który ma trzy razy mniej użytków rolnych i trzy razy więcej ludności, osiągnął samowystarczalność w zakresie podstawowych środków typu ryż, to pytam się, gdzie jest właściwa metoda. Czy naprawdę ma być nos dla tabakiery, czy tabakiera dla nosa. No chyba jednak przemysł powinien produkować to co potrzebują aktualnie istniejące gospodarstwa. Przy czym we wszystkich krajach zachodnich nie z biedy nastąpiła koncentracja, tylko czegoś zupełnie przeciwnego.</text:p>
      <text:p text:style-name="P1153">Pamiętajmy, że dotacje do rolnictwa w ramach interwencyjnych zakupów za czasów Roosevelta wynosiły prawie drugie tyle. To były olbrzymie dotacje i koncentracja nastąpiła dlatego, że rolnik miał co kupować.</text:p>
      <text:p text:style-name="P1154">Pamiętajmy, że właśnie mechanizacja rolnictwa prowadzi nieuchronnie do koncentrac<text:span text:style-name="T1155">ji</text:span>. Mamy bardzo ciekawe prace magisterskie, które dałem, żeby zbadać jak działał tak zwany eksperyment łomżyński, gdzie to pewnym małorolnym chłopom dano wyposażenie w sprzęt po to, żeby obsługiwali sąsiadów. Pro<text:span text:style-name="T1156">s</text:span>zę sobie wyobrazić, że z wyjątkiem jednego wszyscy dokupili ziemię. Wszyscy. Przechodząc z kategorii małorolnych do tych, którzy mają już wszyscy ponad 15 ha. Najlepszy przykład jak można przy pomocy mechanizacji doprowadzić do naturalnej koncentrac<text:span text:style-name="T1157">ji</text:span>, nie tej wymuszonej.</text:p>
      <text:p text:style-name="P1158">Więc sądzę, że jeżeli się<text:s/><text:span text:style-name="T1159">-</text:span><text:s/>tylko trzeba ten sprzęt i tu się zgadzam w pełni z kol. Dąbrowskim, że trzeba dostosować do potrzeb tych gospodarstw.</text:p>
      <text:p text:style-name="P1160">I ostatnia uwaga gdy chodzi o panią Sołtyk, że mechanizacja to nie babski temat. Proszę panią, babski dlatego, że<text:s/>przede wszystkim dlaczego u nas kobiety uciekają ze wsi, między innymi dlatego, że najmniej zmechanizowane jest hodowla i te działy, które tradycyjnie obsługują kobiety. Tam im jest najciężej. Gospodarstwo polowe jest w większym stopniu zmechanizowane, niż hodowlane. I to jak ja pamiętam, wizytę u takiego<text:s/><text:span text:style-name="T1161">fi</text:span>nlandzkiego rolnika, który mi powiada, wie pan, zlikwidowałem bydło, bo za ciężka praca dla mnie i dla żony, mamy jeszcze parę małych dzieci, to żeby ulżyć żonie, postanowiłem, że będziemy się zajmowali chowem świń i wobec tego mamy - ja pytam, to ile pan ma, jakie jest pańskie stado? 600. No jak to, to jest ulga dla żony? A tak, bo jest wszystko zmechanizowane, ona tylko trzy razy dziennie naciska guzik i pasza tam sobie wędruje w odpowiedni sposób. Naciska odpowiedni guzik na wodę i odpowiedni taśmociąg wyciąga tam ten gnój, a ja raz na tydzień nabijam zbiornik<text:s/><text:span text:style-name="T1162">p</text:span>aszami, koncentratami itd.</text:p>
      <text:p text:style-name="P1163">Dla ulżenia kobiecie przeszli na chów świń. I ta kobieta obsługuje 600 sztuk.</text:p>
      <text:p text:style-name="P1164">U nas jest to nie do pomyślenia jeszcze. Ale ja sądzę, że to jest również zadanie dla przemysłu i do pana ministra Szatkowskiego, którego bohatersko podziwiam, bo ja przy 39 stopniach gorączki bym już uciekł jednak, że pomyślcie i o tym, o zagadnieniu mechanizacji właśnie tych spraw, które dotyczą hodowli zwierzęce<text:span text:style-name="T1165">j</text:span>.</text:p>
      <text:p text:style-name="P1166">Także to tylko tyle, bo ja chciałbym powiedzieć, że ja zawsze miałem słabość do kobiet, czemu się nie można dziwić, to jest też babski temat.</text:p>
      <text:soft-page-break/>
      <text:p text:style-name="P1167">Dziękuję.</text:p>
      <text:p text:style-name="P1168"><text:span text:style-name="T1169">Przewodnicząc</text:span><text:span text:style-name="T1170">y</text:span><text:span text:style-name="T1171">:</text:span></text:p>
      <text:p text:style-name="P1172">Dziękuję bardzo. Proszę bardzo, pan minister Młynarczyk.</text:p>
      <text:p text:style-name="P1173">/Głos z sali: niesłyszalny/<text:span text:style-name="T1174">.</text:span></text:p>
      <text:p text:style-name="P1175"><text:span text:style-name="T1176">Przewodnicząc</text:span><text:span text:style-name="T1177">y</text:span><text:span text:style-name="T1178">:</text:span></text:p>
      <text:p text:style-name="P1179">Ale ja bardzo przepraszam, ponieważ jest mała poprawka. Dzisiaj zbyt dużo zespołów obraduje, obiad będziemy mieli o godz. 14.30.</text:p>
      <text:p text:style-name="P1180">Także teraz bardzo proszę pan minister Młynarczyk, za chwilę...</text:p>
      <text:p text:style-name="P1181"><text:span text:style-name="T1182">M</text:span><text:span text:style-name="T1183">inister Wiesław Młynarczyk</text:span><text:span text:style-name="T1184">:</text:span></text:p>
      <text:p text:style-name="P1185">Można? Bo mój mikrofon coś nie kontaktuje.</text:p>
      <text:p text:style-name="P1186">Jeżeli można, to ja chciałem po prostu nawiązać i nie chodzi o to, że zabieram głos akurat po panu profesorze, natomiast jeżeli tak, to chciałem zdeklarować jednoznacznie, iż nie warunkowałem nigdy... znaczy faktu zmiany przejścia na ceny wolne od razu z faktem demonopolizacji.<text:s/>Tak samo zresztą, jak pan profesor w swoim wystąpieniu jednak uznał, że nie można doprowadzić do demonopoliza<text:span text:style-name="T1187">cj</text:span>i, jeżeli si<text:span text:style-name="T1188">ę</text:span><text:s/>nie przejdzie na ceny wolne<text:span text:style-name="T1189">.</text:span><text:s/>Bowiem sam pan profesor określił, że cechą monopolu jest chęć określona tych cen wtedy i to na poziomie trochę niższym od poziomu równowagi. Bo z tego faktu właśnie wynika oddziaływanie monopolistyczne i otworzenie sobie koniunktury dla swoich warunków<text:span text:style-name="T1190"><text:s/></text:span>korzystnych.</text:p>
      <text:p text:style-name="P1191">Tak że jeżeli jakaś nuta brzm<text:span text:style-name="T1192">ia</text:span>ła, iż kładę większy nacisk na ceny, to z tego tytułu, iż w tym zakresie, w układzie cen rolnych zrobiono mniej i ten zakres na dzień dzisiejszy mocniej blokuje fakt demonopolizacji. I zaczyna się to od mięsa i wszystkie momenty, na które pan profesor zwracał uwagę tego dowodzą.</text:p>
      <text:p text:style-name="P1193">Przekształcen<text:span text:style-name="T1194">ie</text:span><text:s/>nawet Zrzeszenia Przemysłu Mięsnego w<text:s/><text:span text:style-name="T1195">„</text:span>Pekpol<text:span text:style-name="T1196">”</text:span>, rzeczywiście może w tej chwili być traktowane jako nie odstąpienie od monopolu tyl<text:span text:style-name="T1197">k</text:span>o utrzymanie. Ale w jakich warunkach? Spółka tu nic nie poradzi jeżeli dalej mamy jedną cenę urzędową, żadnej możliwości różnicowania w zależności od rynku dostaw sposobu pozysku z nakazem zaopatrywania rynków, niezależnie od tego co kto chce czynić, bo ktoś musi to zlecenie wykonać.</text:p>
      <text:p text:style-name="P1198">I to jest właśnie sztuczne utrzymywanie monopolu przez układ n<text:span text:style-name="T1199">iery</text:span>nkowy.</text:p>
      <text:p text:style-name="P1200">I teraz dlatego też, jeżeli akcent na urynkow<text:span text:style-name="T1201">ie</text:span>nie produkcji znajdował większą koncentrację w mojej wypowiedzi na warunki cenowe, to nie z tytułu nie widzenia tego<text:s/>faktu,<text:s/><text:span text:style-name="T1202">ż</text:span>e demonopoliza<text:span text:style-name="T1203">cj</text:span>a jest równoległym zadaniem, co najmniej równym<text:span text:style-name="T1204">.</text:span><text:s/>I nie ograniczałbym tego też i do tego momentu, tylko traktował de facto o wiele szerzej, z pełną zgodą, iż w ramach oddziaływań de<text:span text:style-name="T1205">m</text:span>onopol<text:span text:style-name="T1206">iz</text:span>ac<text:span text:style-name="T1207">yj</text:span>nych, obok cen musimy oddziaływać admin<text:span text:style-name="T1208">is</text:span>tra<text:span text:style-name="T1209">cy</text:span>jnie.<text:s/><text:span text:style-name="T1210">Z</text:span><text:s/>tą intencją została przecież uchwalona ustawa w sprawie przeciwdziałania praktykom monopolistycznym. Zostało powołane ciało. Można mieć tylko taką czy inną opinię na ile ona działa.</text:p>
      <text:p text:style-name="P1211"><text:span text:style-name="T1212">Z</text:span><text:s/>tego tytułu rząd m.in. w tej chwili wy<text:span text:style-name="T1213">s</text:span>zedł z propozy<text:span text:style-name="T1214">cj</text:span>ą dalej utrzymywania pewnych uprawnień,<text:s/><text:span text:style-name="T1215">w</text:span><text:s/>ramach których mógłby w sposób administra<text:span text:style-name="T1216">cy</text:span>jny zawiesić działalność wszystkich<text:span text:style-name="T1217"><text:s/></text:span>zrzeszeń jakiekolwiek istnieją z myślą o tym, żeby wytrącić układ monopol<text:span text:style-name="T1218">is</text:span>tyczny, wytrącić admin<text:span text:style-name="T1219">is</text:span>tracyjnie. Zostało to jednak wycofane na razie - nie w<text:span text:style-name="T1220">ie</text:span>m z jakich przyczyn, ale intencja jest utrzymana. Jeżeli potem chcesz się zorganizować, to musisz udowodnić, że nie będziesz działał w układzie monopolistycznym. Ale to wcale nie znaczy,<text:s/><text:span text:style-name="T1221">ż</text:span>e tworząc spółkę, czy cokolwiek innego uciekniesz spod oceny praktykom monopolistycznym.<text:s/><text:soft-page-break/>Nie, czyli idziemy w kierunku reformowania w pełnym tego zakresie.</text:p>
      <text:p text:style-name="P1222">Natomiast nie ruszymy z praktykami monopolami, jeżeli nie urynkowimy. Czyli musimy iść tutaj równolegle. I teraz<text:s/><text:span text:style-name="T1223">-</text:span><text:s/>jeżeli chodzi o działania i kierunki zmian. Padło tutaj sporo argumentów wskazujących m.in. na potrzebę zmian w procesach zasilania, zmian w ramach programu restrukturyzacji, których efektem wywoła się większe strumienie środków produkcji. Ale i padły zdania, że w takim razie czyńmy to instrumentami.</text:p>
      <text:p text:style-name="P1224">Ja bym chciał postawić tezę - czyńmy to faktycznie<text:s/>instru<text:span text:style-name="T1225">m</text:span>entami.<text:s/><text:span text:style-name="T1226">I</text:span><text:s/><text:span text:style-name="T1227">w</text:span><text:s/>takim razie nikt nie chce mieć monopolu na mądrość<text:s/><text:span text:style-name="T1228">w</text:span><text:s/>zakresie propozycji instru<text:span text:style-name="T1229">me</text:span>ntalnej. Tylko chcemy skorzystać z wszystkich.</text:p>
      <text:p text:style-name="P1230">Powstało gremium, które dzisiaj siedzi<text:s/><text:span text:style-name="T1231">p</text:span>rzy tym stole - nazwane, że ni<text:span text:style-name="T1232">e</text:span>którzy reprezentują nieformalne. Ja traktuję, że skoro powołano nas tu, wszyscy reprezentujemy legalnie, formalnie z jedną zasadniczą intencją - usprawnienia procesów gospodarczych w kierunku wywołani<text:span text:style-name="T1233">a</text:span>,<text:span text:style-name="T1234"><text:s/></text:span>zwiększenia wykor<text:span text:style-name="T1235">zy</text:span>stania, stopnia wykorzystania posiadanego kapitału i udrożnienia wszystkich tych ścieżek, które okazały się niedrożne. Czyli rozważenia ewentualnie wszystkich tych czynników produkcji, które się da poddać zmianom.</text:p>
      <text:p text:style-name="P1236">Padają różne propozycje, że m.in. struktura agrarna jest tym czynnikiem.<text:s/><text:span text:style-name="T1237">N</text:span>o, historycznie rzecz biorąc zawsze ktoś tam stawiał próg tego typu i mówił - a właśnie, jest najważniejszą, to zmieniajmy strukturę agrarną.</text:p>
      <text:p text:style-name="P1238">Ja osobiście uważam i wszędzie zawsze, już nie tylko jako wiceminister, ale i wcześniej głosiłem tezę, że struktura agrarna jest tylko jednym z czynników. I wcale nie znaczy, że jest dzisiaj w Polsce czynnikiem minimum. Bo gdyby tak było, to suwalskie miałoby lepsze rezultaty jak B<text:span text:style-name="T1239">ie</text:span>lsko-Biała. A jest odwrotnie jeżeli chodzi o wyniki produkcyjne rolnictwa.</text:p>
      <text:p text:style-name="P1240">Dlatego, że wszystkie czynniki współgrają, wszystkie czynniki współgrają, czyli znajdźmy ten czynnik minimum. I uważamy, iż na dziś w całej gospodarce układ instrumentalny jest czynnikiem minimum<text:s/><text:span text:style-name="T1241">z</text:span>łego funkcjonowania dlatego, że doprowadził do niewłaściwej koncentracji<text:s/>kapitału, do niewłaściwego skoncentrowania decyzji<text:span text:style-name="T1242">.</text:span><text:span text:style-name="T1243"><text:s/></text:span><text:span text:style-name="T1244">W</text:span><text:s/>takim razie w efekcie to dało małą wydajność pracy<text:span text:style-name="T1245">.</text:span><text:s/>Bo często praca była źle uzbrojona. I na tych etapach w dyskusji, wskazując na niedobory, my potem zatykamy się, jeżeli zajmujemy si<text:span text:style-name="T1246">ę</text:span><text:s/>tylko jednym tematem. Bo zająć się jednym tematem - struktura, a ciągnik, to już jest od razu filozofia - czy wystarczy, czy nie wystarczy.</text:p>
      <text:p text:style-name="P1247">Ja porównawczo zawsze biorę RFN i mówię - użytków rolnych jest jednak u nas o<text:s/><text:span text:style-name="T1248">4</text:span><text:s/>mln więcej, a tam jest o 0,5 mln ciągników więcej, chociaż jest lepsza struktura agrarna. To jest dostateczny przykład na to, żebym się już nie z<text:span text:style-name="T1249">aj</text:span>mował tym tematem, bo to nie jest minimum, nie ma blokady.<text:s/>Co innego jest czynnikiem w minimu<text:span text:style-name="T1250">m</text:span>?<text:s/><text:span text:style-name="T1251">W</text:span><text:s/>takim razie czynnikiem mi<text:span text:style-name="T1252">n</text:span>imum jest właściwy układ sprzężeń między sferą rynku rolnego a sferą rynku pozarolniczego.</text:p>
      <text:p text:style-name="P1253">Barierę możemy obalić tylko, przez w takim razie wprowadzenie<text:s/><text:span text:style-name="T1254">m</text:span>echanizmów. A na przeszkodzie wprowadzeniu tych mechanizmów, aby rolnik i producent mógł decydować o swoim rozwoju samoistnie w swoim warsztacie, a nie urzędnik za niego przez urzędowe ceny, jest zniesienie bariery także i urzędowych cen. I tylko w tym zakresie, na to mocno wskazuję. Ale niech mnie wszyscy bronią od tego żebym powiedział, że tylko jest to ten jedyny kierunek. Nie, jako jeden z kroków, który wymaga równoległego oddziaływania na zmianę wszystkich innych elementów.</text:p>
      <text:soft-page-break/>
      <text:p text:style-name="P1255">Pan profesor był łaskaw pokazać m.in. w ramach rolnictwa kogoś, kto jest - można ocenić, że jest monopolistą. No nie wiem, bo najbliższych trudno oceniać. Ale powiedzmy sobie w jakim kierunku iść?<text:s/><text:span text:style-name="T1256">Ja</text:span><text:s/>uważam, że dużo robimy idąc<text:s/><text:span text:style-name="T1257">w</text:span><text:s/>zmianie<text:s/><text:span text:style-name="T1258">in</text:span>stru<text:span text:style-name="T1259">me</text:span>n<text:span text:style-name="T1260">ta</text:span>cji, określając w tej chwili, że każdy prowadzi działalność pozarolniczą do pewnego poziomu<text:s/><text:span text:style-name="T1261">i<text:s/></text:span>wtedy nie płaci podatku dochodowego. I lepszym narzędziem oddziaływania na poprawę w tym układzie jest wprowadzenie tego, że kto nie ma co najmniej 60 proc. udziału produkcji rolniczej, to nie może do tej sfery na preferencyjnych warunkach, tylko będzie musiał płacić ten podatek dochodowy. Przeciwko czemu się oczywiście buntują ci, którzy mają zachwianą równowagę.</text:p>
      <text:p text:style-name="P1262">Nie twierdzę, że wskaźnik jest dobry. Tylko uważam, że pójść w kierunku<text:span text:style-name="T1263">..</text:span>. że pójście w kierunku mechanizmów jest bardziej racjonalne jak rozliczanie po prostu podmiotów p<text:span text:style-name="T1264">oj</text:span>edynczo, drogą analizy ich struktury produkcji, ich indywidualnej i ewentualne oceny<text:span text:style-name="T1265">.</text:span></text:p>
      <text:p text:style-name="P1266">Tak więc gdyby można było o coś prosić to o koncentrację na jednak propozycjach przebudowy, lub formułowania także i propozycji współuczestnictwa w konstruowani tego. Bowiem często dosyć racjonalnie brzmią oceny, ale z ocen jeszcze nie wynikają propozycje dalszych działań.</text:p>
      <text:p text:style-name="P1267">Czy mamy te propozycje działań scedować na kogoś jednego? No, historia dowiodła, że scedowanie na jedną jednostkę doprowadza do największych zn<text:span text:style-name="T1268">ie</text:span>kształceń. Określmy może tu zasady współuczestnictwa w grze. I to na zasadzie, że nie może ktoś jeden o tym przesądzać, bo szkoda czasu na ewentualny, następny etap jego oceny po jakimś czasie.</text:p>
      <text:p text:style-name="P1269">I w tym kierunku gdybyśmy poszli, to za racjonalną na przykład uważam tutaj propozycję jaka padła, chociażby przez pana Małeckiego<text:span text:style-name="T1270">.</text:span><text:s/>Miał jedną w układzie środków technicznych. Zgódźmy si<text:span text:style-name="T1271">ę</text:span><text:s/>na to, że tam gdzie jest niedobór, to możemy ewentualnie pójś<text:span text:style-name="T1272">ć</text:span><text:s/>na barter w wymianie zagranicznej. Jest to konkretna propozycja racjonalna.</text:p>
      <text:p text:style-name="P1273">Ja chcę powiedzieć, że teraz tym ważniejsza, tym łatwiejsza do realizacji, że mamy już rozwiązania prawne pozwalające na to. Ale chcę poinformować, że myśmy już na to szli przy braku tych rozwiązań w układzie dawnym administracyjnym. Myśmy założyli konsorcjum<text:s/>polsko-RFN-owskie<text:s/>w rolnictwie pod tym kątem, żeby doposażyć polski rynek w te środki techniczne, których nie ma<text:span text:style-name="T1274">.</text:span><text:s/>Nie mając kapitału, wciągając kapitał strony niemieckiej na zasadzie, że kredytuje te dostawy i spłacamy barterowo m.in. produktami rolnymi.</text:p>
      <text:p text:style-name="P1275">I idźmy w takim razie systemowo w tego typu rozumieniu, a to dlatego, że to jest droga, to jest perspektywa. Bez ewentualnej bariery niemożności. Bowiem przy tej strukturze agrarnej jaką mamy, przecież istnieje szalona możliwość zwiększenia eksportu chociażby na przykład truskawek świeżych, tylko trzeba nam linii do schłodzenia. Nie mamy tych linii do schłodzenia. A więc automatycznie sprzedajemy w pulpach i znowu z kolei tracimy pieniądze.</text:p>
      <text:p text:style-name="P1276">Padła propozycja, żeby wydzielić środki na zasilanie rolnictwa na przykład w pasze z czegoś tam spoza. Ja mówię - nie muszę żądać tego spoza. Na paszę rolnictwo swoim eksportem może wypracować. Tylko najważniejsze, aby do tych strukturalnych wycinków surowcowych, w których reprezentujemy wysoki poziom produkcji... I to są fakty, czy się komuś podoba czy nie, to to są fakty, że jesteśmy jednym z największych producentów truskawek i to w Europie, w wygodnych warunkach, bo później plonujących jak w Hiszpanii<text:s/><text:span text:style-name="T1277">i</text:span><text:s/>automatycznie mamy możliwość wejścia po nich z dobrą ceną<text:span text:style-name="T1278">.</text:span></text:p>
      <text:soft-page-break/>
      <text:p text:style-name="P1279">Ale nie przez tydzień<text:s/><text:span text:style-name="T1280">-</text:span><text:s/>dwa, tylko przez 6 tygodni, prz<text:span text:style-name="T1281">e</text:span>z dwa miesiące i to właśnie muszą być linie schładzane.</text:p>
      <text:p text:style-name="P1282">My mamy możliwość ze względu na koniunkturę w Europie Zachodniej, rozwinięcia na polskich złych, słabych, piaszczystych glebach produkcji szparagów, które są d<text:span text:style-name="T1283">r</text:span>og<text:span text:style-name="T1284">i</text:span>e, bo uznane zostały za zdrowe, za elitarne nawet. Tylko z kolei są znowu drogie wtedy, kiedy się je dostarcza w stanie świeży<text:span text:style-name="T1285">m</text:span>, a w nie w puszkach. Bo w puszkach owszem, jest drogie ich przygotowanie, ale tanie jako produkt, ponieważ nie mają te<text:span text:style-name="T1286">j</text:span><text:s/>wartości<text:span text:style-name="T1287">.</text:span></text:p>
      <text:p text:style-name="P1288"><text:span text:style-name="T1289">I</text:span><text:s/>znowu mamy możliwoś<text:span text:style-name="T1290">ć</text:span><text:s/>tego kapitału. Czyli to są drogi, które bym widział. I tak krok po kroku, żebyśmy je formułowali, to może d<text:span text:style-name="T1291">os</text:span>zlibyśmy do konstruktywnego programu współuczestnictwa, formułowania zadań, przekształcania instrumentac<text:span text:style-name="T1292">ji</text:span><text:s/>w kierunku udrożnienia<text:s/><text:span text:style-name="T1293">j</text:span>ej jako takiej.</text:p>
      <text:p text:style-name="P1294">Żeby spełnić to, co tu przez rolników zostało szczególnie wyrażone - tylko wtedy rolnictwo będzie wciągało do siebie środki, jeżeli je będzie na to stać<text:span text:style-name="T1295">.</text:span><text:s/>Dziś pilnujemy tego przez admini<text:span text:style-name="T1296">st</text:span>racyjny układ cen, reżimowy.</text:p>
      <text:p text:style-name="P1297"><text:span text:style-name="T1298">Je</text:span>żeli spojrzeć na tę tablicę, którą tutaj rozdano i na co mówił pro<text:span text:style-name="T1299">f.</text:span><text:s/>Grochowski, to jeszcze nie najgorzej, bowiem w krajach o trudniejszych warunkach produkcji nożyce cen kształtują się około 93<text:s/><text:span text:style-name="T1300">-</text:span><text:s/>92, w tych o lepszych warunkach poniżej, to tak się właśnie k<text:span text:style-name="T1301">sz</text:span>tałtowały<text:s/><text:span text:style-name="T1302">w</text:span><text:s/>latach, z wyjątkiem jednego roku 1981, którego nie można traktować w oderwaniu od roku 1982, bo wtedy mamy rozwarcie przeciwno- kierunkowe<text:span text:style-name="T1303">j</text:span>. Jeżeli średni indeks nożyc cen za dwa lata policzę, to też mam 0,92 dla układu pełnego. Ale /przepraszam/ 0,97, ale gorzej mam dla udziału kapitałowego. Bo dla inwestycji już mam tylko 0,92.</text:p>
      <text:p text:style-name="P1304"><text:span text:style-name="T1305">I</text:span><text:s/>tutaj trzeba powiedzieć, że za mało, żeśmy dopilnowali<text:s/><text:span text:style-name="T1306">-</text:span><text:s/>dla układu kapitałowego. Bo przecież z punktu widzenia czysto formalnego - jeżeli chcemy dopuścić do rozwoju i do koncentracji ziemi, to ona może następować tak jak pan profesor wskazywał - przez koncentrację kapitału. A zaczyna<text:s/>się od pierwszego kapitału, od kon<text:span text:style-name="T1307">ce</text:span>ntracji kapitału<text:s/><text:span text:style-name="T1308">w<text:s/></text:span>technice<text:span text:style-name="T1309">.</text:span><text:s/>To wciąga<text:span text:style-name="T1310">.</text:span></text:p>
      <text:p text:style-name="P1311">Jeżeli ktoś skoncentruje kapitał, to n<text:span text:style-name="T1312">ie</text:span><text:s/>doś<text:span text:style-name="T1313">ć</text:span>, że go racjonalnie wykorzystuje i ziemię, to jeszcze decyduje się na długofalowość trendu produkcyjnego, pod który przygotował kapitał. Czyli inaczej mówiąc<text:s/><text:span text:style-name="T1314">-</text:span><text:s/>to utrwala trendy produkcyjne. A wi<text:span text:style-name="T1315">ę</text:span>c jest to droga instrumentami ekonomicznymi wywołania popytu podaży.</text:p>
      <text:p text:style-name="P1316">I zgoda nie jednego rynku, nie tylko rynku żywności, ale rynku środków produkcji. I dlatego też mogę powiedzieć, że byłem n<text:span text:style-name="T1317">ie</text:span><text:s/>pełny w wyrazie przedwczoraj, ponieważ skoncentrowałem się na tym rynku. Ale dlaczego? Dlaczego na rynku produkcji? Bo on jest jeszcze najgorzej zablokowany. I on jest tym pierwszym ogniwem, które wywoła ten drugi krok.</text:p>
      <text:p text:style-name="P1318">Ale wcale nie znaczy panie profesorze, żebym nie chciał widzieć, i żebyśmy chcieli sugerować wpr<text:span text:style-name="T1319">ow</text:span>adzen<text:span text:style-name="T1320">ie</text:span><text:s/>polityki zawężonej.<text:s/><text:span text:style-name="T1321">I</text:span><text:s/>nie pod tym kątem, o który nas podejrzewano w wypowiedzi, która mówiła - bo jesteśmy w katastrofalnej sytuacji. Jesteśmy w gorszej sytuacji ze wzglądu na niespójność systemu ekonomicznego i jego zachwianie dodatkowe w roku 1977.</text:p>
      <text:p text:style-name="P1322">Dzisiaj miałbym, z całą odpowiedzialnością mogę to powiedzieć, całkiem inną sytuację, gdybyśmy nie dopuścili do oderwania z tego trójkąta: ziemniak-zboże-świnia, do cen wolnych ziemniaków późnych tak jak żeśmy to trzymali<text:span text:style-name="T1323">.</text:span><text:span text:style-name="T1324"><text:s/></text:span>Bo byśmy nie mieli dekoniunktury świńskiej na całej ścianie wschodniej ze względu na niemożliwość takiego spekulatywnego rozliczenia. Nie. Robiono pier<text:span text:style-name="T1325">w</text:span>szy krok z sugestią, że będziemy<text:s/><text:soft-page-break/>szli dalej w kroki, zaczynając od wolnych cen<text:s/>ziemniaków, przejdziemy także na wolne ceny zboża, a także na wolne ceny wieprzowiny<text:span text:style-name="T1326">.</text:span></text:p>
      <text:p text:style-name="P1327">Ale jak zrobiliśmy 1/3 kroków, to to si<text:span text:style-name="T1328">ę</text:span><text:s/>odwróciło negatywnie w tej chwili, w tym regionie jeszcze przy tym na co wskazał pan Beszta, w handlu przygranicznym.</text:p>
      <text:p text:style-name="P1329">Przy tym całe szczęście jest takie, że to dotyczy regionu akurat o niskim natężeniu chowu trzody chlewnej. I faktem jest, że tam o ponad 1/3 miał miejsce spadek k<text:span text:style-name="T1330">ry</text:span>ć<text:span text:style-name="T1331">.</text:span><text:s/>Ale one, dzięki temu, że jest tam niskie natę<text:span text:style-name="T1332">ż</text:span>enie w woj.<text:s/><text:span text:style-name="T1333">w</text:span>oj.: chełmskim, zamojskim, bie<text:span text:style-name="T1334">l</text:span>sko-podlaskim, a teraz ostatnio także w siedleckim. Dzięki temu średnio w kraju my mamy tylko krycia mniejsze przez kolejne 3 miesiące o 9 proc.</text:p>
      <text:p text:style-name="P1335">Czyli to nie jest katastrofalna sytuacja w sensie skali kraju. Gdybym... zdjął produkcję, to przepraszam - 2 mln 300 tys. ton zmieni się na 2 mln 030 tys., jeżeli odliczę samą wieprzowinę 10 proc.<text:s/><text:span text:style-name="T1336">W</text:span><text:s/>innych gatunkach nie pójdzie.<text:s/>Mieliśmy produkcję najniższą 1 mln 70<text:span text:style-name="T1337">0</text:span><text:s/>ty<text:span text:style-name="T1338">s.</text:span><text:s/>ton. I to nie przez cały rok, tylko od drugiego półrocza itd.</text:p>
      <text:p text:style-name="P1339">Czyli nie jest intencją to, że akurat jest to zachwianie dawniej lepszego trendu w chowie trzody chlewnej - nie. Niezależnie od zachwiania powinniśmy iś<text:span text:style-name="T1340">ć</text:span><text:s/>w porządkowanie.</text:p>
      <text:p text:style-name="P1341">Natomiast dzisiaj jeżeli nastąpiło zachwianie, to tylko dodatkowo, z wykorzystan<text:span text:style-name="T1342">ie</text:span>m tej sugestii, która z ust rolników padła na tej sali, aby może zacząć od poprawienia tego progu startu do całej zmiany instrumentacji<text:span text:style-name="T1343">,</text:span><text:s/>czego nie trzeba było już czynić ewentualnie w innych warunkach.</text:p>
      <text:p text:style-name="P1344">Tak, i dlatego to sformułowanie, które padło było zasadne, aby na samym początku ewentualnie wyjść z propozycją korekty te<text:span text:style-name="T1345">j</text:span><text:s/>ceny minimalnej.</text:p>
      <text:p text:style-name="P1346">Owszem<text:span text:style-name="T1347">.</text:span><text:s/>Natomiast nie po to, żeby ewentualnie tylko działać interwencyjnie, wycinkowo, ale po to żeby przebudowywać system w pełnym tego słowa znaczeniu, na system aut<text:span text:style-name="T1348">e</text:span>ntycznie drożny.</text:p>
      <text:p text:style-name="P1349">I mogę odpowiadać tylko na jeden zarzut, który zawsze pada<text:s/><text:span text:style-name="T1350">-</text:span><text:s/>czy aby od naszej sfery należy zaczynać<text:span text:style-name="T1351">?</text:span><text:s/>Tak<text:span text:style-name="T1352">.</text:span><text:s/>Szczególnie dlatego, że ta sfera wbrew wszystkim innym opiniom gospodarczym zawsze będzie newralgicznym punktem, zawsze będzie miała decydujący wpływ. Bo nic innego tylko żywność regeneruje siłę roboczą.<text:s/><text:span text:style-name="T1353">A</text:span><text:s/>nic innego jak siła robocza tworzy nowe wartości.</text:p>
      <text:p text:style-name="P1354">I zatem przez motywacje, przez tworzenie motywacji produkcyjnych tzn. tworzenie motywacji produkcyjnych odbywa się przez tworzenie autentycznej szerokiej możliwości regeneracji tej siły roboczej. I potem zaspokajania następnych potrzeb konsumpcyjnych stopniowo wyższego rzędu, w zależności od tego jak się kształtuje rozwój dochodu narodowego.<text:s/><text:span text:style-name="T1355">I</text:span><text:s/>to niestety, nie przez przypadek jest, tylko organicznie jest moto<text:span text:style-name="T1356">r</text:span>em rozwojowym. I dl<text:span text:style-name="T1357">a</text:span>tego ileś państw decyduje się m.in. na interwencjonizm w tym zakresie.</text:p>
      <text:p text:style-name="P1358">Poza tym myśmy też... to przewidzieliśmy w systemie ekonomicznym - jak dojdzie do bariery - że będziemy mieli te ceny progowe.</text:p>
      <text:p text:style-name="P1359">Dziękuję za uwagę. A gorąco bym prosił o ewentualne formułowanie propozycji przebudowy tego systemu.</text:p>
      <text:p text:style-name="P1360"><text:span text:style-name="T1361">Przewodniczą</text:span><text:span text:style-name="T1362">cy</text:span>:</text:p>
      <text:p text:style-name="P1363">Dzięku<text:span text:style-name="T1364">j</text:span>ę bardzo<text:span text:style-name="T1365">.</text:span><text:s/>Tuta<text:span text:style-name="T1366">j</text:span><text:s/>pan się zgłasza<text:span text:style-name="T1367">..</text:span>.</text:p>
      <text:p text:style-name="P1368"><text:span text:style-name="T1369">Ob</text:span><text:span text:style-name="T1370">.</text:span><text:span text:style-name="T1371"><text:s/>Zbigniew Rokicki<text:s/></text:span><text:span text:style-name="T1372">-</text:span><text:span text:style-name="T1373"><text:s/>rolnik</text:span>:</text:p>
      <text:p text:style-name="P1374">Z wypowiedzi pana ministra Młynarczyka i pana ministra Szatkowskiego, tutaj zauważyłem taką rzecz. Pan powiedział, że początek jeżeli chodzi o demono<text:span text:style-name="T1375">po</text:span>l<text:span text:style-name="T1376">izacj</text:span>ę, szczególnie w sferze prawnej mamy już za<text:s/><text:soft-page-break/>sobą.</text:p>
      <text:p text:style-name="P1377">Pan natomiast zapewnił, że nie trzeba się obawiać o równouprawnienie sektorów. Rozumiem, że mieli panowie przede wszystkim na myśli ustawę o podejmowaniu działalności gospodarczej i może jeszcze jakieś inne rozwiązania prawne.</text:p>
      <text:p text:style-name="P1378">Otóż ja uważam, że ten początek nie jest taki najlepszy. To znaczy - samą ustawę uważam za rewelacyjną, mimo wszystko, ale są w niej pewne wady<text:span text:style-name="T1379">.</text:span><text:s/><text:span text:style-name="T1380">I</text:span><text:s/>w nie<text:span text:style-name="T1381">j</text:span>, i w tym co się wiąże z realizacją te<text:span text:style-name="T1382">j</text:span><text:s/>ustawy.</text:p>
      <text:p text:style-name="P1383">Jeśli chodzi o ten artykuł według mnie najważn<text:span text:style-name="T1384">ie</text:span>jszy, który mówi o równouprawnieniu sektorów - artykuł 7.<text:s/><text:span text:style-name="T1385">W</text:span><text:s/>samej ustawie jest sprawa załatwiona jednoznacznie. Ale gdybyście państwo zajrzeli, to w tym samym Dzienniku Ustaw do następnego tekstu, to tam się nadal używa rozgraniczenia na jednostki gospodarki uspołecznionej i jednostki nie będące, nie należące do gospodarki uspołecznionej.<text:s/>Właśnie do celów określenia sposobów opodatkowania i zaopatrzenia w środki produkcji.</text:p>
      <text:p text:style-name="P1386">No, tu j<text:span text:style-name="T1387">e</text:span>st sprzeczność w intencjach i budzi to n<text:span text:style-name="T1388">ie</text:span>pokój.<text:s/>Zresztą to wynika nie tylko ze studiowania tekstów. Tu jest sprzeczność w intencjach i budzi to niepokój<text:span text:style-name="T1389">.<text:s/></text:span>Zresztą to nie tylko wynika ze studiowania tekstów, ale i z praktyki.</text:p>
      <text:p text:style-name="P1390"><text:span text:style-name="T1391">I</text:span><text:s/>tutaj mał<text:span text:style-name="T1392">y</text:span><text:s/>przykład. Ja jadąc w środę na nasze dzisiejsze spotkanie zajechałem do przedsiębiorstwa, w którym w grudniu płaciłem rachunek w wysokości 600 tys. zł, żeby się upewnić czy tam jeszcze doliczają procent tylko za to, że się nie jest j.g.u. Wtedy doliczyli mi w grudniu 9 proc. do rachunku, teraz nadal doliczają już 10 proc. Tylko dlatego, że jest to osoba prywatna, a jeszcze do tego należą firmy polonijne.</text:p>
      <text:p text:style-name="P1393">A więc jest to przykład ewidentnego łamania już w tej chwili prawa. Ja rozumiem tak, że jeżeli w akcie prawnym w randze ustawy jest artykuł, który mówi, że są wszystkie sektory ró<text:span text:style-name="T1394">wn</text:span>oup<text:span text:style-name="T1395">ra</text:span>wnione, to stosowanie już tego kryterium jest sprzeczne z prawem.</text:p>
      <text:p text:style-name="P1396">Przepis, który stosują, dopisując procent do rachunku dla odbiorców prywatnych, chyba jest jakiś działający w szerszym zakresie, a nie tylko w tym przedsiębiorstw<text:span text:style-name="T1397">ie</text:span>.</text:p>
      <text:p text:style-name="P1398">To jeśli chodzi o sprawę równouprawnienia. Ja chciałbym tu powiedzieć... Ja prosiłbym pana przewodniczącego, żeby odebrał głos tym wszystkim, którzy mówią równocześnie ze mną.<text:s/><text:span text:style-name="T1399">B</text:span>o tutaj się taki zwyczaj już pojawił, że bardzo dużo osób mówi jednocześnie. Przepraszam za tę prośbę<text:span text:style-name="T1400">.</text:span></text:p>
      <text:p text:style-name="P1401">Więc jeśli chodzi o handel zagraniczny, który tutaj dopiero w tej chwili pojawił się jako problem.<text:s/><text:span text:style-name="T1402">Ja</text:span><text:s/>przez cały pierwszy dzień czekałem na to i obawiałem się, że to nie budzi zainteresowania, ale w tej chwili właściwie już wczoraj<text:s/>pan Dąbrowski i pan minister Młynarczyk mówili o tym szerzej.</text:p>
      <text:p text:style-name="P1403">Pan Piotr Dąbrowski mówił nawet w liczbach o możliwościach. Otóż aktywizacji handlu zagrani<text:span text:style-name="T1404">cz</text:span>nego, receptą na aktywizację, na rozwój handlu zagranicznego, podobnie jak i na aktywizacją wszystkich dziedzin, co do czego się tutaj zgodziliśmy, jest demonopolizacja i wolność w podejmowaniu inicjatyw w tej dziedzinie. Ja uważam, że ustawa o podejmowaniu działalności gospodarczej<text:s/>nie daje w ogóle gwarancji, mówię gwarancji. Bo w sensie takim, że rząd będzie koncesjonował jakieś rodzaje działalności , to ona obiecuje. Ale nie daje gwarancji na wolnoś<text:span text:style-name="T1405">ć</text:span><text:s/>podejmowania działalności w tej dziedzinie, ponieważ oddelegow<text:span text:style-name="T1406">uj</text:span>e sprawę wykazu objętych wymog<text:span text:style-name="T1407">ie</text:span>m<text:span text:style-name="T1408"><text:s/></text:span>koncesji do Ministra Współpracy Gospodarczej z<text:s/>Zagranicą<text:span text:style-name="T1409">.</text:span></text:p>
      <text:p text:style-name="P1410"><text:span text:style-name="T1411">Z</text:span><text:s/>tego wynika, że Minister Współpracy z Zagranicą będzie mógł tę listę skracać lub wydłu<text:span text:style-name="T1412">ża</text:span>ć<text:span text:style-name="T1413">.</text:span></text:p>
      <text:p text:style-name="P1414">A koncesji można odmówić, tutaj zacytuję ustawę ze względu na zagrożenie ważnego interesu<text:s/><text:soft-page-break/>gospodarki narodowej, obronności lub bezpieczeństwa państwa. Czyli według własnego widzimisię, tego kto tych koncesji udziela.</text:p>
      <text:p text:style-name="P1415">Proszę państwa, monopolistyczne przedsiębiorstwa te możliwości handlu, eksportu produktów rolnych, te które się w tej chwili zajmują tym eksportem po prostu marnują. Żeby eksport, ja już to powiedziałem ogólnie, żeby ten eksport mógł się rozwijać, powiększać, to nie wystarczy kilka dużych przedsiębiorstw, ale potrzeba jest tysiące małych podmiotów, które się będą tym zajmowały, ponieważ tylko - jeżeli wszyscy będą pr<text:span text:style-name="T1416">ó</text:span>bować coś wyeksportować, a gdyby taka wolność podejmowania inicjatyw w tej dziedzinie była zagwarantowana, to wszyscy, którzy mają coś do sprzedania, lub chcą się dorobić, będą o tym myśleć. Dopiero to gwarantuje wynalezienie wszystkich możliwych artykułów do wyeksportowania i dokładnej penetracji rynku, na który te towary mają być wyeksportowane.</text:p>
      <text:p text:style-name="P1417">Jeśli chodzi o sytuację obecną, to znowu pozwolę<text:s/>sobie zilustrować<text:span text:style-name="T1418">.</text:span><text:s/>Ja eksportuję młody żywiec barani do Francji, do Włoch za pośrednictwem POZH i<text:s/>„Animexu<text:span text:style-name="T1419">”</text:span>. I to się odbywa tak<text:s/><text:span text:style-name="T1420">-</text:span><text:s/>te barany muszą być w określonym przedziale wagowym, ponieważ Włosi lubią do 18 kg, a Niemcy do 28 kg. I kiedy się kompletuje stawkę, to trzeba w odpowiednio krótkim czasie wywieźć za granicę, żeby nie przekroczyły tej górnej granicy wagowej. Więc kiedy ja już mam odpowiednią ilość przeważonych tych sztuk dzwonię do POZH - nie ma samochodu. Dzwonię drugi raz - nie ma kierownika. Kierownika czasem nie ma przez kilka dni. Za którymś razem, proszę państwa, jest kierownik,<text:s/><text:span text:style-name="T1421">j</text:span>est samochód i ja słyszę taką odpowiedź przez telefon. Ja tego nie zmyślam, to jest autentyczne. Odpowiedź brzmi:<text:s/><text:span text:style-name="T1422">„</text:span>Proszę pana, zasadniczo w tym tygodniu moglibyśmy te barany odebrać, ale wie pan, w piątek wypada 1 maja, no jakoś nam w tym tygodniu nie pasuje”.</text:p>
      <text:p text:style-name="P1423">I to jest właśnie, wiecie państwo, ten obraz tej skuteczności. Jeżeli już nie prymatu ideologii nad gospodarką...</text:p>
      <text:p text:style-name="P1424">/Głosy z sali: .../.</text:p>
      <text:p text:style-name="P1425">Nie, no ludzkie, ale ja podaję.</text:p>
      <text:p text:style-name="P1426"><text:span text:style-name="T1427">I</text:span><text:s/>dalej, w związku z życzeniem pana ministra zaproponuję, ja chciałbym prosić o informację. Jeżeli można - to już teraz. Czy istnieje już ta lista? Jeżeli tak, to co zawiera? Bo ja przewiduję, że tam jednak będą produkty rolnicze. A jeżeli nie istnieje, to ewentualną prognozę na temat tego co będzie zawierała.</text:p>
      <text:p text:style-name="P1428">A jeśli chodzi o rozwiązanie - to propozycja jest taka - żeby wykaz towarów objętych wymogiem koncesji był integralną częścią tekstu ustawy<text:s/><text:span text:style-name="T1429">-</text:span><text:s/>to raz. I drugie, żeby nie<text:s/><text:span text:style-name="T1430">za</text:span>wierał produktów rolniczych.</text:p>
      <text:p text:style-name="P1431">Jeżeli już mówimy o eksporcie, to jest taki problem. Tutaj kol<text:span text:style-name="T1432">.</text:span><text:s/>Małecki zapropono<text:span text:style-name="T1433">w</text:span>ał to rozwiązanie handlu barterowego, który spodobało się panu ministrowi. To jest rozwiązanie, ale to jest znowu rozwiązanie na niewłaściwą sytuację. Panowie, to jest cofnięcie si<text:span text:style-name="T1434">ę</text:span><text:s/>o tysiąc lat wstecz, kiedy jeszcze nie było pieniędzy. Normalna sytuacja to jest - że do handlu służą pieniądze. Oczywiście jest to na nienormalną sytuację jakiś problem, ale musimy się tu zająć czymś innym. A mianowicie tym, że na granicy stoi Skarb Państwa i w ordynarny sposób zabiera 90 proc. z tych dolarów, które ja za tego barana dostałem. To znaczy nie zabiera tylko płaci 1/9 ceny za te dolary.<text:s/><text:span text:style-name="T1435">I</text:span><text:s/>to właśnie tutaj trzeba szukać rozwiązania problemu.</text:p>
      <text:p text:style-name="P1436">I wreszcie - jeśli chodzi o tę restrukturyza<text:span text:style-name="T1437">cj</text:span>ę. Ja chciałbym zwrócić uwagę jeszcze na taki problem. P<text:span text:style-name="T1438">rof.</text:span><text:s/>Stelmachowski mówił o rozbiciu monopoli w sensie wielkich porozumień przedsiębiorstw. Ale to jeszcze nie załatwi sprawy, bo jeżeli rozbijemy<text:s/><text:span text:style-name="T1439">„</text:span>Agromę<text:span text:style-name="T1440">”</text:span><text:s/>na przedsiębiorstwa<text:s/><text:span text:style-name="T1441">w</text:span><text:s/>skali wojewódzkiej, to nadal będą<text:s/><text:soft-page-break/>to pr<text:span text:style-name="T1442">ze</text:span>dsiębiorstwa państwowe. To nadal będą agendy jednego państwowego koncernu.<text:s/><text:span text:style-name="T1443">I</text:span><text:s/>nic tu nie<text:s/><text:span text:style-name="T1444">p</text:span>om<text:span text:style-name="T1445">oż</text:span>e ostatnio opublikowana ustawa, którą redaktor w telewizji z taką satysfakcją pokazywał i mówił,<text:s/><text:span text:style-name="T1446">ż</text:span>e to ona spowodowała zaprzestanie strajku któregoś tam. Zaprzestali tam strajkować, a teraz jest strajków coraz więcej - dlaczego? Ludzie nie uważają przedsiębiorstw za swoje, nie in<text:span text:style-name="T1447">te</text:span>res<text:span text:style-name="T1448">uje</text:span><text:s/>ich skąd dyrektor ma brać pieniądze. One są nadal państwowe. I nic nie pomoże, że jeden majątek państwowy podzielono na dwa majątki, z których jeden się nazywa ogólnonarodowym, a drugi majątkiem przedsiębiorstwa, ale też<text:s/>państwowego. Są to dwa fundusze i oba są państwowe.</text:p>
      <text:p text:style-name="P1449">Dlatego, jeżeli my mamy... Mnie niepokoi fakt, że tak chcemy tutaj szybko załatwić t<text:span text:style-name="T1450">ą</text:span><text:s/>sprawą restrukturalizacji. Jeżeli już będziemy formułować coś w tej sprawie, to sformułowanie to powinno się zaczynać od problemu upodmiotowienia przedsi<text:span text:style-name="T1451">ę</text:span>biorstw<text:span text:style-name="T1452">a</text:span>.</text:p>
      <text:p text:style-name="P1453">Ja obserwują to co się dzieje przy<text:s/>„stoliku gospodarczym”<text:s/>i też nie widzę nic... Tam się mówi głównie o indeksacji zarobków. Natomiast o upodmiotowieniu przedsi<text:span text:style-name="T1454">ę</text:span>biorstwa, o<text:s/><text:span text:style-name="T1455">-</text:span><text:s/>nazywając rzecz po imieniu - wywłaszczeniu państwa, nic nie słyszę.</text:p>
      <text:p text:style-name="P1456">Proszę państwa, monopol zniknie dopiero wtedy, kiedy przedsiębiorstwa będą miały odrębnych właścicieli, a nie wtedy kiedy im się zmieni nazwę ich majątku.</text:p>
      <text:p text:style-name="P1457">Dziękuję.</text:p>
      <text:p text:style-name="P1458"><text:span text:style-name="T1459">Przewodniczący</text:span>:</text:p>
      <text:p text:style-name="P1460">Dziękuję. Przed obiadem<text:s/><text:span text:style-name="T1461">je</text:span>szcze proszę pana ministra Szatkowskiego. Jest tam kilka pytań do odpowiedzi<text:span text:style-name="T1462">.</text:span></text:p>
      <text:p text:style-name="P1463"><text:span text:style-name="T1464">Minister Szatkowski</text:span>:</text:p>
      <text:p text:style-name="P1465">...eksport i było podane kilka asortymentów. Ciągniki - przy produkcji 6<text:span text:style-name="T1466">5</text:span><text:s/>tys.<text:s/>ciągników<text:s/>- eksport 4,<text:span text:style-name="T1467">5</text:span><text:s/>do 5 tys., import<text:s/><text:span text:style-name="T1468">–</text:span><text:s/>20 220. Eksport do strefy dolarowej, import ze strefy rublowej.</text:p>
      <text:p text:style-name="P1469">Opryskiwacze - przy produkcji 12 tys.<text:s/><text:span text:style-name="T1470">-</text:span><text:s/>eksport<text:s/>–<text:s/>1 020, import<text:s/><text:span text:style-name="T1471">–</text:span><text:s/>4 <text:span text:style-name="T1472">50</text:span>0<text:span text:style-name="T1473">.</text:span></text:p>
      <text:p text:style-name="P1474">Prasy wysokiego zgniotu. Przy produkcji 7 tys. sztuk - eksport - 600 sztuk.</text:p>
      <text:p text:style-name="P1475">Potwierdza to tezy całkowicie te, o których mówiłem odnośnie eksport<text:span text:style-name="T1476">u</text:span><text:s/>i importu.</text:p>
      <text:p text:style-name="P1477">Drugie - prob<text:span text:style-name="T1478">l</text:span>em tzw. ciężkich ciągników. Chciałbym zaprotestować, bo to autorem tego programu nie jest przemysł, a już w żadnym wypadku manipulowanie przemysłu. Jest to wyjątkowo<text:s/><text:span text:style-name="T1479">-</text:span><text:s/>bym powiedział - skonsolidowane stanowisko całego rolnictwa. Obecnie dlatego też musieliśmy się dostosować do tego programu co dla nas nie było takie łatwe - chcę powiedzieć. Jest większość wśród nas kolegów, którzy brali udział w tym opracowaniu.<text:s/><text:span text:style-name="T1480">I</text:span><text:s/>proponowałbym zachować tutaj konsek<text:span text:style-name="T1481">we</text:span>n<text:span text:style-name="T1482">cj</text:span>ę.</text:p>
      <text:p text:style-name="P1483">Coraz więcej rolników indywidualnych wręcz domaga się cięższych ciągników. I to jest fakt i proszę tego nie kwestionować. Ale do tego wszystkiego jest jeszcze coś innego, o czym chciałem powiedzieć. Po pierwsze - jest to zwiększeni<text:span text:style-name="T1484">e<text:s/></text:span>ciągników z napędem przednim. Drugie - jest to zwiększenie udziału ciągników z hydr<text:span text:style-name="T1485">os</text:span>taty<text:span text:style-name="T1486">cz</text:span>nym układem kierowniczym. I następne - zwiększenie udziału kabinowych ciągników. Praktycznie niemal wszyscy dzisiaj żądają ciągników kabinowych.</text:p>
      <text:p text:style-name="P1487">A program, o którym mówiłem<text:s/><text:span text:style-name="T1488">-</text:span><text:s/>wymaga jeszcze<text:s/><text:span text:style-name="T1489">dz</text:span>isiaj uruchomienia turbosprężarek na doładowanie silników<text:span text:style-name="T1490">.</text:span><text:span text:style-name="T1491"><text:s/></text:span><text:span text:style-name="T1492">A</text:span><text:s/>zatem wszystko co aktualnie przemysł robi, jest w pełni dostosowane do potrzeb rolnictwa<text:span text:style-name="T1493">.</text:span><text:s/>I chciałem, żeby to tak było. Bo przecież nie możemy co chwilę zmieniać naszego stanowiska, bo przecież do niczego to nie doprowadzi.</text:p>
      <text:soft-page-break/>
      <text:p text:style-name="P1494">Sprawa trzecia - zamówienia rządowe, którymi objęta jest produkcja, nie dotyczą fabryk, a produkcji. To znaczy ci wszyscy, którzy podpisują umowę na produkcję, bez względu na to z jakiego sektora, mają to o czym mówiłem to znaczy zagwarantowany import itd. A zatem nie jest prawdą, że jest to coś, co można byłoby powiedzieć - preferowaniem przedsiębiorstw. To jest nieprawda.</text:p>
      <text:p text:style-name="P1495">Sprawa następna - chcia<text:span text:style-name="T1496">łe</text:span>m tutaj,<text:s/><text:span text:style-name="T1497">pa</text:span>now<text:span text:style-name="T1498">ie</text:span><text:s/>mo<text:span text:style-name="T1499">że</text:span><text:s/>n<text:span text:style-name="T1500">ie<text:s/></text:span>zwrócili uwagi, jak mówiłem na temat tego, co stanowi bazę do uruchomienia produkcji.</text:p>
      <text:p text:style-name="P1501">Proszę państwa, na całym świecie jest dużo producentów maszyn rolniczych i nie tylko<text:span text:style-name="T1502">.</text:span><text:s/>Ale dysponują dobrą bazą<text:span text:style-name="T1503">,<text:s/></text:span>tzn. mam na myśli silniki, hydraulikę, łożyska, przekładnie itd<text:span text:style-name="T1504">.</text:span><text:s/>I dlatego - żeby stworzyć warunki większej ilości producentów, nastawiamy się w pierwszym etapie na zbudowanie podstaw tego przemysłu, tzn. bazy kooperacyjnej. W ten sposób wielu i zdolnych konstruktorów i zdolnych producentów, mając bazę, będzie mogło - to co mówili panowie - i rozbić ewentualny monopol, ale mieć przede wszystkim z czego produkować.<text:s/>I to idzie naprzeciw tym wnioskom, które tutaj były postawione.</text:p>
      <text:p text:style-name="P1505">Czwarta sprawa, z którą było postawione - po co tyle programów i prognoz? Proszę państwa, chcę powiedzie<text:span text:style-name="T1506">ć</text:span>, że sprzęt, który aktualnie jest uruchamiany - jest to sprzęt coraz trudniejszy technicznie, wymagający coraz więcej nakładów. I musi być pełne rozeznanie rynku<text:span text:style-name="T1507">.</text:span></text:p>
      <text:p text:style-name="P1508">Dzisiaj nikt nie podejmie tak dużych nakładów inwesty<text:span text:style-name="T1509">c</text:span>yjnych dla produkcji, która może okazać się niewypałem. I bardzo często powtarzane tu zdanie - tyle decyzji co odpowiedz<text:span text:style-name="T1510">ia</text:span>lności. No to w końcu ten przemysł za to odpowiada.<text:s/><text:span text:style-name="T1511">Je</text:span>żeli podejmuje tą produkcję, to za nią przecież odpowiada.</text:p>
      <text:p text:style-name="P1512">I teraz kwestionowane zamówienia rządowe. Proszę państwa, chcę powiedzieć,<text:s/><text:span text:style-name="T1513">ż</text:span>e wiele trudnych produkcji, które obecnie jest uruchamiane, byłoby wręcz niemożliwe sfinansowanie przez jednego czy nawet dwóch producentów. Nie stać byłoby ich na to. I stąd - jest pomoc państwa.</text:p>
      <text:p text:style-name="P1514">A teraz odpowiedź dla pana pro<text:span text:style-name="T1515">f.</text:span><text:s/>Stelmachowskiego<text:span text:style-name="T1516">.<text:s/></text:span>Panie profesorze, ja chcę powiedzieć, że to ak<text:span text:style-name="T1517">cj</text:span>onariusze domagają się zwiększonego udziału państwa, a wcale nie państwo. Wychodząc z założenia mówią - jak to? Priorytetem numer jeden jest rolnictwo i państwo nie chce brać udziału w tych dużych nakładach?</text:p>
      <text:p text:style-name="P1518">Panie profesorze, my bardzo chętnie nie ukrywam, ograniczymy nawet do zera udział państwa.<text:s/><text:span text:style-name="T1519">Ja</text:span><text:s/>bardzo ciekawy jestem spotkania, które mamy 23 z ak<text:span text:style-name="T1520">cj</text:span>onariuszami, bo oni w końcu zdecydują jaki będzie statut. I dzisiaj mogę powiedzieć, że na tym skończy się rola przedstawicieli rządu. Skończy się rola dlatego, że to ak<text:span text:style-name="T1521">cj</text:span>onariusze sami już dokonają decyzji - czy z udziałem państwa, czy nie.<text:s/>W<text:s/>jakiej wielkości, w jakiej skali. W każdym razie my często słyszymy, że jeśli priorytetem państwa jest rolnictwo to musi być więk<text:span text:style-name="T1522">s</text:span>ze świadczenie państwa w tym temacie.</text:p>
      <text:p text:style-name="P1523">Ale chętnie panie profesorze prz<text:span text:style-name="T1524">y</text:span>jmiemy tą konwencję,<text:s/>którą pan przedstawił<text:span text:style-name="T1525">.</text:span></text:p>
      <text:p text:style-name="P1526">I ostatnie pytanie, które było postawione. Ja chcę tutaj tylko powiedzieć co następuje: mianowicie proszę państwa, cały problem hutnictwa, który obecnie jest, to jest to co m.in. było zawarte w pytaniu. Mianowicie chodzi o to, ażeby produkcja wyrobów hutniczych była przede wszystkim bogatsza asortymentowo. Te profile, które dzisiaj trzeba importować. Bogatsza w układzie jakości stali. Przy<text:s/><text:span text:style-name="T1527">-</text:span><text:s/>praktycznie mówiąc - nie rozwijaniu produkcji w układzie i ilości. Krótko mówiąc - żeby produkcja hutnicza była bardziej szlachetna. To jest to czego wszyscy się domagają. Żebyśmy nie musieli eksportować - nazwijmy to - proste gatunki, a importować bardzo drogie gatunki. Jak ktoś zajrzy do roczników<text:s/><text:soft-page-break/>statystycznych ostatnich Republiki Federalnej Niemiec, to zwróci uwagę, te handel stale rośnie, a produkcja stali maleje. Dlaczego? Bo właśnie zostawiają sobie wielkie koncerny tylko tą produkcję, na której można d<text:span text:style-name="T1528">os</text:span>konal<text:span text:style-name="T1529">e</text:span><text:s/>za<text:span text:style-name="T1530">ro</text:span>bić, a kup<text:span text:style-name="T1531">i</text:span>ć sobie w krajach zwykłe stale czy budowlane, czy inne itd. I w tym kierunku idzie, jeśli można powiedzieć, restrukturyzacja przemysłu, a zatem zgodne z tym co panowie w swoim pytaniu postawili.</text:p>
      <text:p text:style-name="P1532">Takie były do mnie pytania i tylko na nie odpowiadam. Natomiast wszystkich moich kolegów, którzy co najmniej mamy różnice zdań, mam wrażenie, że będzie okazja w przerwie porozmawiać, bo zajęłoby to zbyt dużo czasu i uważam, że w tej mierze nie byłoby to potrzebne. Dziękuję bardzo.</text:p>
      <text:p text:style-name="P1533"><text:span text:style-name="T1534">Przewodniczący</text:span>:</text:p>
      <text:p text:style-name="P1535">Ponieważ zbliża się przerwa obiadowa ja chciałbym zgłosić jeszcze jedną propozycję. Mianowicie jeśli państwo<text:s/>by<text:s/><text:span text:style-name="T1536">s</text:span>i<text:span text:style-name="T1537">ę</text:span><text:s/>zgodzili - żeby ten powołany zespół 6-osobowy, może w czasie przerwy obiadowej doszedłby do porozumienia co do sposobu funkcjonowania. I miałbym propozycję, żeby zespół ten przystąpił do pisania pewnego dokumentu, ponieważ wyobrażam sobie, że właściwie powiedziano już wszystko i tu już nic nowego jeżeli chodzi o stan obecny i propozycje, jeśli chodzi o restrukturyza<text:span text:style-name="T1538">cj</text:span>ę, to niewiele dodamy.</text:p>
      <text:p text:style-name="P1539">W związku z tym proponuję, aby przystąpiono do pisania tego resume. I<text:s/>jeśliby<text:s/>się udało to, to zaprezentowano by to pod koniec. Natomiast my byśmy wrócili do tematyki ekonomiczn<text:span text:style-name="T1540">ej</text:span>.</text:p>
      <text:p text:style-name="P1541">/Głos z sali: Prosimy o odczytanie tego zespołu/.</text:p>
      <text:p text:style-name="P1542">Proszę uprzejmie. Czytam skład. Ze strony koalicyjno- związkowej /tak to nazwijmy/. Pan Jóźwiak, pan Gnat, pan Przygodzki - z tej strony.</text:p>
      <text:p text:style-name="P1543">Z drugiej strony tj. społecznej: pan Dąbkowski, pan Małecki i pan Dąbrowski.</text:p>
      <text:p text:style-name="P1544">Czy zgoda? Dziękuję bardzo.</text:p>
      <text:p text:style-name="P1545">Do godziny, przepraszam mamy godzinę przerwy obiadowej.</text:p>
      <text:p text:style-name="P1546"/>
      <text:p text:style-name="P1547">/Przerwa obiadowa/.</text:p>
      <text:p text:style-name="P1548"/>
      <text:p text:style-name="P1549">/Po przerwie/.</text:p>
      <text:p text:style-name="P1550"/>
      <text:p text:style-name="P1551"><text:span text:style-name="T1552">Przewodnicząc</text:span><text:span text:style-name="T1553">y</text:span>:</text:p>
      <text:p text:style-name="P1554">Zaczynamy obrady proszę państwa<text:span text:style-name="T1555">.</text:span><text:s/>Przewodnictwo obejmuje pan prof<text:span text:style-name="T1556">.</text:span><text:s/>Stelmachowski Andrzej<text:span text:style-name="T1557">.</text:span></text:p>
      <text:p text:style-name="P1558"><text:span text:style-name="T1559">Przewodniczący</text:span><text:s/>-<text:s/><text:span text:style-name="T1560">pro</text:span><text:span text:style-name="T1561">f.</text:span><text:span text:style-name="T1562"><text:s/></text:span><text:span text:style-name="T1563">Stelmachowski Andrzej</text:span>:</text:p>
      <text:p text:style-name="P1564">Dziękuję bardzo<text:span text:style-name="T1565">.</text:span><text:s/>Proszę państwa, tutaj chciałby<text:span text:style-name="T1566">m</text:span><text:s/>ten nasz mini-zespół do spraw strukturalizac<text:span text:style-name="T1567">ji</text:span><text:s/>obraduje. My może byśmy poszli kawałeczek dalej.</text:p>
      <text:p text:style-name="P1568">Czy może jest jeszcze jakiś głos do tego cośmy mówili dotychczas?</text:p>
      <text:p text:style-name="P1569">Prof.<text:s/><text:span text:style-name="T1570">D</text:span>ietl - proszę bardzo.</text:p>
      <text:p text:style-name="P1571"><text:span text:style-name="T1572">Pro</text:span><text:span text:style-name="T1573">f.</text:span><text:span text:style-name="T1574"><text:s/>Dietl<text:s/></text:span><text:span text:style-name="T1575">Je</text:span><text:span text:style-name="T1576">rzy</text:span>:</text:p>
      <text:p text:style-name="P1577">Jednak w związku z wypow<text:span text:style-name="T1578">ie</text:span>dz<text:span text:style-name="T1579">ia</text:span>mi, szczególnie pana ministra Młynarczyka, a poprzednio pana Rokickiego i pana Stelmachowskiego chciałbym zabrać głos, ponieważ... w pewnym sensie postawić kropkę nad<text:s/>„i<text:span text:style-name="T1580">”</text:span>.</text:p>
      <text:soft-page-break/>
      <text:p text:style-name="P1581">Otóż nie znam w historii takiego wypadku, żeby rynek tworzył się samoistnie. Rynek tworzy się również poprzez tworzenie różnych instytucji rynkowych. W związku z tym nie wystarczy wrócić do regulacji rynkowej przypominającej XIX wiek, ale trzeba stworzyć pewne instytucje rynkowe.<text:s/>Na Zachodzie takie instytucje zostały stworzone, które skutecznie przeciwdz<text:span text:style-name="T1582">ia</text:span>łają działaniom monopolowym.</text:p>
      <text:p text:style-name="P1583">Po wtóre przypominam,<text:s/><text:span text:style-name="T1584">że</text:span><text:s/>rolnicy są w s<text:span text:style-name="T1585">yt</text:span>ua<text:span text:style-name="T1586">cj</text:span>i konkurencyjnej, są bezbronni panie ministrze, bo ich indywidualna<text:s/>podaż nie wpływa na cen<text:span text:style-name="T1587">ę.</text:span><text:s/>Natomiast ich otoczenie jest zmonopolizowane. Albo monopsonistyczne albo w najlepszym razie<text:s/><text:span text:style-name="T1588">o</text:span><text:span text:style-name="T1589">l</text:span><text:span text:style-name="T1590">ig</text:span>opson<text:span text:style-name="T1591">is</text:span>ty<text:span text:style-name="T1592">cz</text:span>ne lub oligopoliczne.</text:p>
      <text:p text:style-name="P1593"><text:span text:style-name="T1594">W</text:span><text:s/>związku z tym to otoczenie musi być zmienione<text:span text:style-name="T1595">.</text:span><text:s/>I jeżeli my mówimy o tym, że my się kierunkowo zgadzamy na regulację rynkową, to mamy na myśli również stworzenie pewnych warunków w tym otoczeniu rolnictwa. Nie znam ponadto wypadku w historii, żeby rynek sam zlikwidował monopole. Monopole likwiduje si<text:span text:style-name="T1596">ę</text:span><text:s/>głównie w drodze uregulowań prawnych. Od czasu aktów Shermana taka jest historia całego ustawodawstwa zachodniego, które bardzo skutecznie działa przeciw tworzeniu się monopoli.</text:p>
      <text:p text:style-name="P1597">Dlatego uważamy, że po pierwsze - muszą by<text:span text:style-name="T1598">ć</text:span><text:s/>wyraźnie stworzone warunki instytuc<text:span text:style-name="T1599">jo</text:span>nalne dla artykulacji oddolnej rolnictwa, w tym również samorządu, o których była mowa, do których to postulatów strona druga się nie ustosunkowała.</text:p>
      <text:p text:style-name="P1600">Muszą być działania prawne, admin<text:span text:style-name="T1601">ist</text:span>racyj<text:span text:style-name="T1602">ne,</text:span><text:s/>jak mówił pan Stelmachowski, likwidujące wszystkie formy obowiązkowego pośrednictwa, absolutnie wszystkie formy.</text:p>
      <text:p text:style-name="P1603">Musi by<text:span text:style-name="T1604">ć</text:span><text:s/>ustawodawstwo, które de lege likwiduje monopole tam, gdzie one powstały w drodze koncentracji organizacyjnej i tam gdzie podział wielozakładowych przedsiębiorstw na<text:s/><text:span text:style-name="T1605">je</text:span>dnozakładowe jest możliwy z punktu widzenia struktury czynników produkcji.</text:p>
      <text:p text:style-name="P1606">Muszą by<text:span text:style-name="T1607">ć</text:span><text:s/>zlikwidowane wszystkie pośrednie szczeble i organizowane przez te pośrednie szczeble praktyki monopolistyczne w postaci ukrytych rozrachunków wyrównawczych i w postaci kształtowania cen.</text:p>
      <text:p text:style-name="P1608">I musi by<text:span text:style-name="T1609">ć</text:span><text:s/>wreszcie działanie w kierunku prywatnej, /przepraszam/ prywatyzacji gospodarki - tego co pan Rokicki<text:s/>tak pięknie mówił<text:s/><text:span text:style-name="T1610">-</text:span><text:s/>upodmiotowienia.<text:s/><text:span text:style-name="T1611">I</text:span><text:s/>to musi być czynione również w drodze najrozmaitszego, ale pośredniego sparametryzowanego wsparcia ekonomicznego, jak np. zwolnienia podatkowe czy ulgi podatkowe<text:s/><text:span text:style-name="T1612">-</text:span><text:s/>kredytowe dla małych przedsięb<text:span text:style-name="T1613">io</text:span>rstw, szczególnie małych przedsiębiorstw prywatnych.</text:p>
      <text:p text:style-name="P1614">Panie ministrze, inaczej my nie odtworzymy rynku, bo rynek się sam nie odtworzy poprzez liberalizację cen na jednym kawałku rynku.</text:p>
      <text:p text:style-name="P1615">I kończę tutaj to tym, że nie znam znowu wypadku w historii gospodarcz<text:span text:style-name="T1616">ej,</text:span><text:s/>gdzie by można było odtwarzać regulacje rynkową poprzez odtwarzanie tej regulacji na jednym segmencie rynku<text:span text:style-name="T1617">.</text:span><text:s/>Ta regulacja musi być odtwarzana na wszystkich se<text:span text:style-name="T1618">g</text:span>mentach rynku. I to nie może być tak, że my w tej chwili będziemy mieli liberalne ceny bez zabezpieczeń prawnych tych wszystkich co mówiłem, łącznie właśnie z liberalizacją wejś<text:span text:style-name="T1619">ć</text:span><text:s/>i wyjś<text:span text:style-name="T1620">ć</text:span><text:s/>z rynku.</text:p>
      <text:p text:style-name="P1621"><text:span text:style-name="T1622">A</text:span><text:s/>w tej chwili to co się dzieje w kraju, to jest w dalszym ciągu koncentracja organizacyjna<text:s/><text:span text:style-name="T1623">-</text:span><text:s/>utwierdzanie monopolu państwa.</text:p>
      <text:p text:style-name="P1624">Dziękuję bardzo.</text:p>
      <text:p text:style-name="P1625"><text:span text:style-name="T1626">Przewodniczący</text:span>:</text:p>
      <text:soft-page-break/>
      <text:p text:style-name="P1627">Dziękujemy. Proszę bardzo pan Piotr Baumgart.</text:p>
      <text:p text:style-name="P1628"><text:span text:style-name="T1629">Ob</text:span><text:span text:style-name="T1630">.</text:span><text:span text:style-name="T1631"><text:s/>Piotr<text:s/></text:span><text:span text:style-name="T1632">Ba</text:span><text:span text:style-name="T1633">umga</text:span><text:span text:style-name="T1634">r</text:span><text:span text:style-name="T1635">t</text:span>:</text:p>
      <text:p text:style-name="P1636">Ja jeszcze poruszę ten temat walki z monopolizacją. Była wypowiedź ministra Olesiaka w telewizji na temat zbawiennych efektów działania wolnego rynku jeżeli chodzi o w warzywa i owoce.</text:p>
      <text:p text:style-name="P1637">I chciałem tu zwrócić u<text:span text:style-name="T1638">wa</text:span>g<text:span text:style-name="T1639">ę</text:span><text:s/>na jedną sprawę - popierając tu stanowisko prof.<text:s/><text:span text:style-name="T1640">D</text:span>ietla,<text:s/><text:span text:style-name="T1641">t</text:span>e jednostronne rozbicie monopolu niczego nie zmieni, tzn. urynkowienia niczego nie zmienia, powoduje katastrofalne skutki.<text:s/><text:span text:style-name="T1642">W</text:span><text:s/>tej chwili na przykład sektor produkcji warzyw przyspieszonych jest rozłożony. A był to bardzo poważny argument właśnie w wypowiedzi, pana ministra, który stawiał tu jako wzorzec, że ta<text:span text:style-name="T1643">m</text:span><text:s/>ceny najmniej poszły w górę - chodzi o ceny produktów warzyw przysp<text:span text:style-name="T1644">ie</text:span>szonych. A sytuacja na dzień dzisiejszy wygląda tak, że co trzecia szklarnie prywatna jest zamieniona w inną zupełnie produkcję, nie związaną zupełnie an<text:span text:style-name="T1645">i</text:span><text:s/>z kwiatami, an<text:span text:style-name="T1646">i<text:s/></text:span>z warzywami<text:span text:style-name="T1647">.</text:span></text:p>
      <text:p text:style-name="P1648">Robi się tam m.in. pralnie chem<text:span text:style-name="T1649">ic</text:span>zne, lakiernie, produkcją betonów. Pytam się - jak można do tego dopuścić? Za chwilą będziemy znowu za dewizy sprowadzać warzywa przyspieszone.</text:p>
      <text:p text:style-name="P1650">Z jednej strony pójdzie wieprzowina z importu, a z drugi<text:span text:style-name="T1651">ej</text:span><text:s/>strony pójdą warzywa, bo bez tych witamin na wiosnę będziemy mieli dalsze karlenie się naszych latorośli i następować będzie spadek zdrowotności w kraju.</text:p>
      <text:p text:style-name="P1652">Po prostu opłacalności w tej dziedzinie nie ma żadnej, bo nie mamy regresu, nie mamy możliwości egzekwowania wolnych cen rynkowych. Produkcja jest nietrwała, nie ma możliwości zagospodarowania w postaci przetwór<text:span text:style-name="T1653">st</text:span>wa<text:span text:style-name="T1654">.</text:span><text:s/>A za tym dalej idzie monopoliza<text:span text:style-name="T1655">cj</text:span>a tego przetwórstwa w spółdz<text:span text:style-name="T1656">ie</text:span>lczości względnie w przedsiębiorstwach państwowych, które znów szukają taniego rynku zakupu, a nie opłacalnego zakupu u producentów. I w efekcie, tak jak powiedziałem - upadek. I w tej chwili to musi być bardzo zamożne państwo, które stać na to, żeby tyle tysięcy ton stali, szkła, cennego i betonu było wybudowanych<text:s/><text:span text:style-name="T1657">i</text:span><text:s/>żeby to się zamieniło w zupełnie co innego, a mogło produkować i mogło eksportować.</text:p>
      <text:p text:style-name="P1658">W odniesieniu tu do wypowiedzi kol. Rokick<text:span text:style-name="T1659">ie</text:span>go w sprawie tego eksportu. To chcę powiedzieć tak - obiecano priorytet rolnictwu. Rząd pana Rakowskiego to nam zapowiedział jako jeden z trzech priorytetów. Tymczasem namacalnie, odczuwalnie dla nas to jest tak - że ja mam koncesję na sprzedaż swoich produktów, ale jednocześnie z 20 proc. odpisu dewizowego zmniejszono do 10 proc. To co ko<text:span text:style-name="T1660">l.</text:span><text:s/>Rokicki powiedział, że z barana 1/10 tylko otrzymuje w wolnej cenie, a resztę zabiera mu państwo i wypłaca po kursie obowiązującym, czyli kursie zupełnie nieopłacalnym.</text:p>
      <text:p text:style-name="P1661">A opłacalnoś<text:span text:style-name="T1662">ć</text:span><text:s/>eksportu może by<text:span text:style-name="T1663">ć</text:span><text:s/>tylko wtedy, kiedy by przynajmniej<text:s/><text:span text:style-name="T1664">5</text:span>0 proc. odpisu dewizowego było tym bodźcem. Mało tego, jeszcze - jak zapewne wszyscy zdają sobie z tego sprawę - wejście na rynki te, gdzie wymienialna waluta chodzi w obiegu, jest trudne. A zatem trzeba zapłacić jeszcze to wejście, trzeba ponieść pierwsze wysokie koszty wejścia na ten rynek. A tutaj ten 10 procentowy odpis dewizowy właściwie jest żelazną kurtyną, która jakby do dzis<text:span text:style-name="T1665">ia</text:span>j jeszcze obowiązuje, bo zamyka możliwość przebicia się indywidualnego producenta.</text:p>
      <text:p text:style-name="P1666">Pewnie, monopole były, monopole są i one tam mają te przejścia, te centrale handlu zagranicznego. Natomiast indywidualnie te 10 proc., to praktycznie zamyka taką możliwość.</text:p>
      <text:p text:style-name="P1667">Dziękuję<text:span text:style-name="T1668">.</text:span></text:p>
      <text:p text:style-name="P1669"><text:span text:style-name="T1670">Przewodniczący</text:span>:</text:p>
      <text:soft-page-break/>
      <text:p text:style-name="P1671">Dziękuję bardzo. Ja chciałbym prosić, a<text:span text:style-name="T1672">że</text:span>byśmy jednak pomaleńku przechodzili do tematyki dalszej tzn. kredyty, podatki i te rzeczy, które się łączą<text:span text:style-name="T1673">.</text:span><text:s/>Po prostu, żebyśmy<text:s/>posunęli się dale<text:span text:style-name="T1674">j.</text:span></text:p>
      <text:p text:style-name="P1675">Prosiłbym bardzo, jeżeli ktoś ma jeszcze w tej części<text:span text:style-name="T1676">...</text:span></text:p>
      <text:p text:style-name="P1677">Bardzo proszę - proc.<text:s/><text:span text:style-name="T1678">T</text:span>omczak.</text:p>
      <text:p text:style-name="P1679"><text:span text:style-name="T1680">Pro</text:span><text:span text:style-name="T1681">f.</text:span><text:span text:style-name="T1682"><text:s/>Tomczak</text:span>:</text:p>
      <text:p text:style-name="P1683">Ja myślę, że dalsze sprawy będą podnoszone w momencie kiedy będziemy mieli stanowisko, które jest przygotowywane.</text:p>
      <text:p text:style-name="P1684">Natomiast propozycja przejścia do kredytów wyłącza nieco tego, mianowicie co spodziewaliśmy... kontynuowania dyskusji przedwczorajszej na temat urynkowienia i stanowiska... dyskusji, która dotyczyła naszego stanowiska w tej właśnie sprawie.</text:p>
      <text:p text:style-name="P1685">Ja chciałbym, zanim jeszcze dojdziemy do kredytów, w tej sprawie się wypow<text:span text:style-name="T1686">ie</text:span>dzieć, jeżeli oczywiście byłoby możn<text:span text:style-name="T1687">a</text:span><text:s/>ponieważ mieliśmy tu różne..<text:span text:style-name="T1688">.</text:span></text:p>
      <text:p text:style-name="P1689">I to jest dlatego, że chciałbym kilka propozycji zaprezentować w związku z tą dyskusją dotyczącą urynkowienia.<text:s/>Czy można?</text:p>
      <text:p text:style-name="P1690">Ponieważ zostali zaproszeni przez obie strony profesorowie to jest także dla nas okazja wypowiedzenia się w kilku sprawach mających istotne znaczenie.</text:p>
      <text:p text:style-name="P1691">Myślę, że w nawiązaniu do tego co mówiliśmy o pewnej zgodności na temat spraw natury społeczno-politycznej, chyba kształtuje się pewna zgodnoś<text:span text:style-name="T1692">ć</text:span><text:s/>co do pełnego urynkowienia gospodarki żywnościowej. Ponieważ jednak mamy do czynienia z pewnymi ograniczeniami, o których właśnie mówimy na bieżąco, a które zostały w tym pierwszym dokumencie przedstawione, to chciałbym proponować, abyśmy zastanowili<text:s/>si<text:span text:style-name="T1693">ę</text:span><text:s/>nad pewnymi ogólnymi ograniczeniami czy zabezpieczeniami ekonomicznymi procesu urynkowienia dla za<text:span text:style-name="T1694">pe</text:span>wn<text:span text:style-name="T1695">iający</text:span>ch ogólne warunki rozwoju wsi i rolnictwa.</text:p>
      <text:p text:style-name="P1696">Myślę, że nasz zespół jest także okazją, niezależnie od tej szczegółowej, zwrócenia się do tych<text:s/>„stołów”<text:s/>nieco wyżej - co n<text:span text:style-name="T1697">aj</text:span>mn<text:span text:style-name="T1698">ie</text:span>j w dwóch następujących sprawach.</text:p>
      <text:p text:style-name="P1699">Pierwsza kwestia dotyczy głównej siły materialnego i strukturalnego rozwoju wsi w Polsce<text:span text:style-name="T1700">.</text:span><text:s/>Myślę, że tą si<text:span text:style-name="T1701">ł</text:span>ą jest - jak wynika to z wszystkich doświadczeń światowych,<text:s/><text:span text:style-name="T1702">o</text:span>gólny rozwój gospodarczy kraju<text:span text:style-name="T1703">.</text:span><text:s/>Znaczna częś<text:span text:style-name="T1704">ć</text:span><text:s/>naszych dyskusji dotyczących złego zaopatrzenia, niedostatków itd. wynika z tego, że ogólny rozwój gospodarczy Polski jest relatywnie niski i wyraża się zarówno w niskim poziomie dochodu narodowego, jak też i w niskim tempie wzrostu dochodu narodowego i w złych przemianach, niena<text:span text:style-name="T1705">le</text:span>żyty<text:span text:style-name="T1706">ch</text:span><text:s/>przemianach strukturalnych<text:span text:style-name="T1707">.</text:span></text:p>
      <text:p text:style-name="P1708">Oznacza to, że rolnictwo w całości zainteresowane jest w ogólnym rozwoju gospodarczym. Współczesne i przyszłe rolnictwo polskie, jeśli chodzi o zewnętrzne warunki, będzie zależało od tego - czy Polska jako całoś<text:span text:style-name="T1709">ć</text:span><text:s/>wyjdzie z kryzysu gospodarczego i osiągnie ustabilizowany wzrost gospodarczy co najmniej w granicach 6 - 8 proc. rocznie.<text:s/><text:span text:style-name="T1710">Je</text:span>st to teza, która nawiązuje do tego - na<text:s/><text:span text:style-name="T1711">c</text:span>z<text:span text:style-name="T1712">y</text:span>m w istocie polega nasz kryzys gospodarczy? Mówię tu o tej stronie produkcy<text:span text:style-name="T1713">jn</text:span>ej<text:span text:style-name="T1714">.<text:s/></text:span>Z tym, że mamy niski poziom dochodu narodowego i niskie tempo tego poziomu przynajmniej w ciągu kilku czy kilkunastu lat<text:span text:style-name="T1715">.</text:span></text:p>
      <text:p text:style-name="P1716"><text:span text:style-name="T1717">W</text:span><text:s/>związku z tym proponuję, aby w naszym dokumencie,<text:s/>który będzie<text:s/><text:span text:style-name="T1718">p</text:span>odsumowywał cały nasz<text:s/>„stolik”, aby nasz podzespół wyraźnie podkreślił następującą opinię<text:span text:style-name="T1719">.</text:span><text:s/>Mianowicie, że wypowiadamy się zgodnie za intensyfikac<text:span text:style-name="T1720">ją</text:span><text:s/>wszelkich wysiłków i działań zmierzających do przełamania impasu ekonomicznego kraju i<text:s/><text:soft-page-break/>wspierania, i rozwoju wszelkich form działalności gospodarczej, różnorodnych form własności, rozwoju różnorodnych form przedsiębiorstw, zniesienia wszelkich ograniczeń i wpływu na działalnoś<text:span text:style-name="T1721">ć</text:span><text:s/>ekonomiczną admin<text:span text:style-name="T1722">is</text:span>tracji, urynkowienia całej gospodarki itd.</text:p>
      <text:p text:style-name="P1723">W powodzeniu tych procesów szczególnie jest zainteresowane rolnictwo i gospodarka żywnościowa.</text:p>
      <text:p text:style-name="P1724">Sądzę, by byłoby to w pewnym stopniu nasze wspó<text:span text:style-name="T1725">l</text:span>ne stanowisko, które wynika z doświadczeń rozwoju rolnictwa i związków, jakie występują pomiędzy rolnictwem a gospodarką narodową.</text:p>
      <text:p text:style-name="P1726">W ten sposób dalibyśmy może sygnał taki bardziej pewny do innych<text:s/>„stolików”, zajmujących się innymi działami gospodarki narodowej.</text:p>
      <text:p text:style-name="P1727">To jest pierwsza propozycja z mojej strony, którą myślę, że ewentualnie można wziąć pod uwagę<text:span text:style-name="T1728">.</text:span></text:p>
      <text:p text:style-name="P1729">Druga dotyczy czego innego. Mianowicie obecnie czynnikiem zewnętrznym, drastycznie negatywnym w swoim wpływie dla wsi i rolnictwa jest narastający proces inflacji. Ni<text:span text:style-name="T1730">e</text:span><text:s/>podjęliśmy jeszcze tego. Wydaje mi się, że bez szerszej a<text:span text:style-name="T1731">rg</text:span>ume<text:span text:style-name="T1732">nt</text:span>acji można zasygnalizować dla naszego stołu pewną opinię, którą można sformułować następująco.</text:p>
      <text:p text:style-name="P1733">Narastający proces inflacji działa coraz bardziej destrukcyjnie w sferze rolnictwa i gospodarki żywnościowej. Wypowiadamy się dlatego za działaniami,<text:s/><text:span text:style-name="T1734">k</text:span>tóre mogą zahamować te<text:span text:style-name="T1735">n</text:span><text:s/>proces i ugruntować korzystne uwarunkowania produkcyjno-<text:span text:style-name="T1736">e</text:span>konomiczne w zachodzącym rolnictwie i gospodarce<text:s/><text:span text:style-name="T1737">ży</text:span>wnościowej.</text:p>
      <text:p text:style-name="P1738">Wydaje mi si<text:span text:style-name="T1739">ę</text:span><text:s/>bowiem, że bez takiego sygnału z kolei także nasze wnioski mogą być ograniczone<text:span text:style-name="T1740">.</text:span><text:s/>Bowiem chyba wśród wielu tych rzeczy, które omawiamy, jako drastyczne dla rozwoju rolnictwa, proces inflacji jest tutaj chyba niezwykle istotny. Tak mi się przynajmniej wydaje. I my jesteśmy tym bardzo zainte<text:span text:style-name="T1741">re</text:span>sowani.</text:p>
      <text:p text:style-name="P1742">Chciałbym także podnieść kwestię dotyczącą<text:span text:style-name="T1743">.</text:span><text:s/>Wygasiliśmy dyskusję, ale chyba jeszcze nie podjęliśmy decyzji dotyczących terminów. I jeśli można to w tej sprawie chciałbym się też wypowiedzieć. Mianowicie wydaje mi się i to przenoszę z zespołu ekonomicznego Rady Gospodarki Żywnościowej i z pewnych opinii Komitetu Ekonomiki Rolnictwa<text:span text:style-name="T1744">.</text:span><text:s/>Mianowicie, żebyśmy się wypowiedzieli za natychmiastowym, czy możliwie szybkim terminem pełnego urynkowienia gospodarki żywnościowej łącznie z poszukiwaniem tych uwarunkowań i zabezpieczeń, o których tutaj mówiłem<text:span text:style-name="T1745">.</text:span></text:p>
      <text:p text:style-name="P1746">Proponuję po<text:span text:style-name="T1747">dj</text:span>ęcie tej dyskusji i ustalenie możliwie krótkiego terminu tego manewru.</text:p>
      <text:p text:style-name="P1748">Proszę państwa, z tej sytuacji, którą już charakteryzowaliśmy na naszym zebraniu trzeba powiedzieć jedną, bardzo istotną rzecz - rolnicy i analizy jakie prowadzimy, potwierdzają, że grozi nam szybka możliwość załamania rolnictwa albo praktycznie proces ten się już zaczął. To znaczy<text:s/><text:span text:style-name="T1749">-</text:span><text:s/>jest to proces załamania rolnictwa.<text:s/><text:span text:style-name="T1750">I</text:span><text:s/>rozwiązanie jest tutaj podwójne czyli możliwości są tylko dw<text:span text:style-name="T1751">i</text:span>e: albo natychmiast przyjmiemy zasady rynkowe, a więc te propozycje<text:span text:style-name="T1752">,</text:span><text:s/>które si<text:span text:style-name="T1753">ę</text:span><text:s/>wiążą ze zniesieniem kartek itd<text:span text:style-name="T1754">.</text:span></text:p>
      <text:p text:style-name="P1755">Albo natychmiast, i my tu już dzisiaj powinniśmy się wypowiedzieć, na temat podwyżki cen skupu<text:span text:style-name="T1756">.</text:span><text:s/>Nie ma innej możliwości. I wszystkich konsekwencji, jakie dotyczą cen skupu, ponieważ to co w tej chwili wynika oznacza, że obecne ceny skupu nie zapewniają już, przede wszystkim wobec wysokiego procesu inflacji<text:s/><text:span text:style-name="T1757">i</text:span><text:s/>tego co się dzieje na rynku środków produkcji, opłacalności produkcji.</text:p>
      <text:p text:style-name="P1758">Ponieważ wiemy z doświadczeń, że te wszystkie ustalane przez państwo ceny albo bardzo szybko wygasają, albo n<text:span text:style-name="T1759">ie<text:s/></text:span>zapewniają, ze względu na swoją stabilność, nie zapewniają możliwości wzrostu<text:s/><text:soft-page-break/>produkcji i rozwiązania problemu żywnościowego, wnoszę, aby już na zawsze oderwać się od tych decyzji admini<text:span text:style-name="T1760">st</text:span>racyjnych tzn. wypowiedzieć się, niezależnie od naszych zastrzeżeń, jak również wielu zastrzeżeń OPZZ, wypowiedzieć się za szybkim urynkowieniem całej... urynkowienie<text:span text:style-name="T1761">m</text:span><text:s/><text:span text:style-name="T1762">c</text:span>ałej gospodarki, a przede wszystkim ze względu na sytuację mięsną, zniesieniem kartek na mięso i..<text:span text:style-name="T1763">.</text:span></text:p>
      <text:p text:style-name="P1764">I byłoby to niezwykle cenne, gdybyśmy wszystkie nasze siły, które w te<text:span text:style-name="T1765">j</text:span><text:s/>chwili się tym zajmują - związki, decyzje takiego szybkiego urynkowienia poparły<text:span text:style-name="T1766">.</text:span><text:s/>I to j<text:span text:style-name="T1767">e</text:span>st pierwszy argument<text:span text:style-name="T1768">.</text:span></text:p>
      <text:p text:style-name="P1769">A drugi argument dotyczy powszechnej świadomości tego, iż bez zniesienia cen urzędowych i związanych z tym dz<text:span text:style-name="T1770">i</text:span>ałań admin<text:span text:style-name="T1771">is</text:span>tracyjnych na rynku rolnym, niemożliwe jest przyspieszenie urynkowienia całej gospodarki.</text:p>
      <text:p text:style-name="P1772">Proszę państwa, ja myślę, że jeżeli my zahamujemy tą dyskusję w rolnictwie, to będzie to argumentem za wyhamowaniem także dyskusji na temat urynkowienia, zresztą już troszkę te sprawy widzieliśmy ze strony przemysłowej, w całej gospodarce. A to oznacza ograniczenia produkcyjne, niską efektywność, marnotrawstwo, rosnące koszty produkcji<text:s/>w<text:s/>rolnictwie i poza rolnictwem. I w ten sposób także nie rozwią<text:span text:style-name="T1773">ż</text:span>emy, o co nam wszystkim chyba chodzi, sprawy samowystarczalności żywnościowej kraju.</text:p>
      <text:p text:style-name="P1774">A także ja chciałbym przypomnieć argument, który już ekonomiści podnosili wielokrotnie<text:s/><text:span text:style-name="T1775">-</text:span><text:s/>jeśli mamy reformować i jesteśmy zgodni co do reformy gospodarki, to rynek rolny mimo tego co mówimy, tych trudności, jest najlepiej przygotowany do takiej reformy. Przede wszystkim ma rolnictwo rodzinne, przystosowanie tego rolnictwa do warunków rynkowych oraz<text:s/>reakcje, jakie to rolnictwo posiada, łącznie z pozytywną reakcją, ponieważ w tym miejscu się nie zgadzam, dotyczące tych kwiatów czy jakichkolwiek innych.</text:p>
      <text:p text:style-name="P1776">Jeśli jest to reakcja rynkowa na ceny i koszty, to jest prawidłowa, niezależnie od pewnych trudności, jakie się tam pojawiają<text:span text:style-name="T1777">.</text:span></text:p>
      <text:p text:style-name="P1778">Zawsze obserwujemy w rolnictwie, tam gdzie rolnik może podejmować decyzje, zawsze obserwujemy jego prawidłową reakcję na ceny i na problem dochodowy. Jeśli tak - to w ten sposób podchodzimy do problemu cen mięsa.</text:p>
      <text:p text:style-name="P1779">I znów, myślę, że można sformułowa<text:span text:style-name="T1780">ć</text:span><text:s/>tezę, że nie rozwiążemy problemu inflacji, płac, rynku, efektywności gospodarki bez radykalnego ograniczenia dotacji do artykułów żywnościowych<text:span text:style-name="T1781">.</text:span><text:s/>I to jest chyba nasza wspólna opinia.<text:s/>I sądzę, że jest to argument na rzecz także rozwoju gospodarki narodowej przede wszystkim poprzez zmianę struktury płac i przesunięcia tych dotacji, środków do kieszeni, ale także - ja tu przypominam, że to także tym zainteresowany jest przemysł, ponieważ umożliwi to i jest to droga do zablokowania śruby podatkowej w przemyśle.</text:p>
      <text:p text:style-name="P1782">Proszę państwa, przecież jednym z warunków niedorozwoju całej naszej gospodarki przemysłowej i innej, jest istniejąca śruba podatkowa, którą wyciska Minister Finansów ze względu na to, że musi dopłacać, a nie przechodzi to przez kieszenie.</text:p>
      <text:p text:style-name="P1783"><text:span text:style-name="T1784">W</text:span><text:s/>związku z tym także oznacza to, i my to powinniśmy sobie wszyscy uświadomić, że każdy dodatkowy dzień utrzymania<text:span text:style-name="T1785"><text:s/></text:span>dotacji po pierwsze szkodzi nam wszystkim, całemu społeczeństwu<text:s/><text:span text:style-name="T1786">i</text:span><text:s/>każdemu z nas osobna i utrudnia rozwiązanie na przyszłość<text:span text:style-name="T1787">.</text:span><text:s/><text:span text:style-name="T1788">Z</text:span><text:s/>każdym dniem to rozwiązanie będzie coraz trudniejsze<text:span text:style-name="T1789">.</text:span><text:s/>I dlatego wydaje mi się, iż powinniśmy w sposób jakiś taki pełny wypowiedzieć się w tej kwestii<text:span text:style-name="T1790">.</text:span></text:p>
      <text:p text:style-name="P1791">Natomiast jakie są argumenty, które są tutaj przytaczane przeciw i sądzę, że co najmniej dwa<text:s/><text:soft-page-break/>argumenty są tutaj niezwykle istotne<text:span text:style-name="T1792">.</text:span></text:p>
      <text:p text:style-name="P1793">Pierwszy<text:s/><text:span text:style-name="T1794">-</text:span><text:s/>to jest co się będzie działo z popytem i jak zareaguje popyt. I to jest niezwykle ważna kwestia, która z kolei wymaga pewnego spokoju. Ale wydaje się, że zasada cen wolnych oznacza także ograniczenie działania pewnego syndromu, mianowicie syndromu kolejek i niskich cen z początku lat osiemdziesiątych. Cena wolnorynkowa oznacza, że nie będzie kolejek. Natomiast będą wysokie ceny.<text:s/><text:span text:style-name="T1795">I</text:span><text:s/>rzecz jasna - cena równowagi przy niskiej podaży może być wysoka. Ale jednocześnie jest to cena, która mobilizuje do podaży w następnym okresie<text:span text:style-name="T1796">.</text:span></text:p>
      <text:p text:style-name="P1797">Może tylko przypomnę akademicką rzecz. Mianowicie cykl świński, który właśnie w ten sposób reaguje<text:span text:style-name="T1798">.</text:span><text:s/>Cykl w tej chwili poszedł w dół. Jeśli odwrócimy nieco ceny, to ten pesymistyczny stan obecny odmieni się w ciągu pół roku lub roku, ponieważ pójdzie. I to jest wprost naturalna reakcja<text:span text:style-name="T1799">.</text:span><text:s/>Ceny spadają<text:s/><text:span text:style-name="T1800">-</text:span><text:s/>przepraszam - ceny rosną i to w związku z tym rolnicy podejmują decyzje produkcyjne<text:span text:style-name="T1801">.</text:span><text:s/>Po pewnym czasie zwiększa się produkcja, zwiększa się podaż, przy danym popycie ceny spadają<text:span text:style-name="T1802">.</text:span></text:p>
      <text:p text:style-name="P1803">Być może, jeśli zagra ten mechaniz<text:span text:style-name="T1804">m</text:span>, to rzecz jasna będziemy mieli inną sytuację ekonomiczną.</text:p>
      <text:p text:style-name="P1805">I drugi problem dotyczy substytutów. I rzecz jasna także musimy mie<text:span text:style-name="T1806">ć</text:span><text:s/>świadomość tego, że w momencie - czy można urynkowić wszystkie dziedziny gospodarki, o których tam mówimy<text:span text:style-name="T1807"><text:s/></text:span>w tym wykazie, czy tylko zacząć od mięsa, ponieważ w momencie gdy zaczniemy od mięsa, rzecz jasna pojawi się natychmiast problem bardzo ostry substytutów, a przede wszystkim mleka, przetworów mlecznych, ponieważ relatywnie będzie to tańsze<text:span text:style-name="T1808">.</text:span></text:p>
      <text:p text:style-name="P1809">Natomiast proponuję, aby rozwiązania finansowe dotyczące zewnętrznych, a więc zatrudnionych, płac, przesunięcia tych środków do kieszeni pracujących, emerytów i studentów, abyśmy my w tej sprawie się nie wypowiadali, ponieważ to jest w innym miejscu<text:span text:style-name="T1810">.</text:span></text:p>
      <text:p text:style-name="P1811">Jeśli panie profesorze można, to chciałbym, ponieważ pan profesor Stelmachowski przedstawił ten pakiet zabezpieczeń ekonomi<text:span text:style-name="T1812">cz</text:span>nych, to chciałbym wypowiedzieć się właśnie na temat tego pakietu zabezpieczeń ekonomicznych<text:span text:style-name="T1813">.</text:span></text:p>
      <text:p text:style-name="P1814">Jeśli można to tylko dwa sygnały<text:span text:style-name="T1815">.</text:span><text:s/>Mianowicie jeśli chodzi o system cen minimalnych, to ta kontrowersja, która tutaj powstała, w znacznym stopniu ją niweluje stanowisko jakie przyjęliśmy już kiedyś jednogłośnie wszyscy, którzy tutaj są z Komitetu Ekonomiki Rolnictwa, mianowicie jaką rzeczywiście funkcję mają pełnić ceny minimalne. Ponieważ z niektórych myśli, które tutaj słyszeliśmy, to m<text:span text:style-name="T1816">ó</text:span>głby to być ceny jak gdyby w części urzędowe, na poziomie, który mógłby wykluczyć w pewnym zakresie wolny rynek<text:span text:style-name="T1817">.</text:span></text:p>
      <text:p text:style-name="P1818">Ja sądzę, że jeśli patrzymy na ceny minimalne, to tylko na takie ceny, które mając raczej charakter interwencyjny, wówczas grozi załamanie na rynku<text:span text:style-name="T1819">.</text:span></text:p>
      <text:p text:style-name="P1820">I rzecz jasna na te ceny pieniądz musi być w budżecie Ministerstwa Rolnictwa, a ich zakres i udział musi być przedmiotem negocjacji między Ministrem Rolnictwa a związkami rolników, ponieważ wszystko resztę nie może - ani spółdzielnie, ani prywatni, ani państwowi kupcy, przedsiębiorcy nie powinni z tego względu ponosić jakichkolwiek kosztów ani ograniczeń, ponieważ to jest zupełnie inna kwestia.</text:p>
      <text:p text:style-name="P1821">I w tym sensie nie sądzę, abyśmy mogli narzucać ceny minimalne komukolwiek, poza Ministrem Rolnictwa, jako ceny interwencyjne, ponieważ w innym przypadku nie ma wolnego rynku<text:span text:style-name="T1822">.</text:span><text:s/>I<text:s/><text:span text:style-name="T1823">je</text:span>st to niezwykle istotny problem.</text:p>
      <text:p text:style-name="P1824"><text:span text:style-name="T1825">/</text:span>Głos z sali na wyciszeniu/.</text:p>
      <text:soft-page-break/>
      <text:p text:style-name="P1826">Przepraszam, ale także mamy pogląd na temat maksymalnych cen<text:span text:style-name="T1827">.</text:span><text:s/>I tu się zgadzam z panem profesorem, że raczej nie wypowiadałbym się za tym kryterium, które tam w tym sformułowaniu... Myśmy jeszcze nie otrzymali tego materiału, gdzie tam jest relacja między minimalną a maksymalną<text:span text:style-name="T1828">.<text:s/></text:span>Natomiast, wydaje mi się, że jest to bardzo prosta propozycja pro<text:span text:style-name="T1829">f.</text:span><text:s/>Stelmachowskiego, aby ceny, które uznajemy... Albo powiem inaczej - na produkty wytwarzane lub kierowane przez organizacje monopolistyczne znajdowały się pod kontrolą i miały wyznaczony pułap jakiś maksymalny. I było to przedmiotem negocjacji także. Z tym jednak, że można znaleźć jakieś formuły, które by to regulowały, że np<text:span text:style-name="T1830">.<text:s/></text:span>cena traktora nie może przekroczyć jakiejś tam relacji do plon<text:span text:style-name="T1831">u</text:span>, czy coś w tym rodzaju.</text:p>
      <text:p text:style-name="P1832">Ale rzecz jasna - póki nie będzie wolnego rynku na te<text:s/>środki, to nikt nie zmusi fabryki, już nie chcę mówić Ministra Przemysłu, bo nie on za to odpowiada<text:span text:style-name="T1833">.</text:span><text:s/>A więc nikt nie zmusi fabryki do obniżania kosztów produkcji. A to jest przecież najistotniejsze, aby poprzez obniżanie kosztów produkcji on realizował swoje cele ekonomiczne.</text:p>
      <text:p text:style-name="P1834">Ale chciałbym także powiedzieć, proszę państwa, iż zewnętrzna presja dochodowa, jaka obecnie istnieje poza rolnictwem jest czynnikiem, który może złamać naszą reformę, którą my tut<text:span text:style-name="T1835">aj</text:span><text:s/>chcemy zaprowadzić.</text:p>
      <text:p text:style-name="P1836">Dlatego też uważam, że siły społeczne, bo to nie wiem kto to, powinien na ten temat się wypow<text:span text:style-name="T1837">ie</text:span>dzieć, że związana presja, wynikająca... płacowa i jednocześnie niska podaż produktów i usług pozarolniczych, przesuwa ciężar popytu na rolnictwo.</text:p>
      <text:p text:style-name="P1838">Proszę państwa, możemy bardzo prosto wyliczyć. Mamy tak -<text:s/><text:span text:style-name="T1839">5</text:span>2 proc. dochodu wydajemy na żywność, dzisiaj podnosimy płace o<text:s/><text:span text:style-name="T1840">30</text:span><text:s/>czy 40 tys. zł., z tego 20 tys. zł pójdzie na żywn<text:span text:style-name="T1841">oś</text:span>ć. Żywności nie ma.<text:s/><text:span text:style-name="T1842">W</text:span><text:s/>związku z tym zwiększy się presja albo muszą wzrosnąć ceny. Jeśli tak, to musimy znaleźć drogi. I tu bym się wypowiedział w sprawie restrukturalizacji także wprowadziłbym punkt za ostrym przyspieszeniem restrukturalizacji, nie tylko wewnątrz przemysłu na rzecz rolnictwa, ale także wewnątrz ogólnego przemysłu na rzecz produktów nie tylko rolniczych, ale na rzecz produktów rynkowych, usług rynkowych itd. Po to, aby zmniejszyć presję żywnościową na rynku, a także zmienić strukturę dochodową społeczeństwa.</text:p>
      <text:p text:style-name="P1843">Ponieważ my musimy zmniejszać udział wydatków na<text:s/><text:span text:style-name="T1844">ż</text:span>ywność w dochodach wydatków ludności nierolniczej, a zwiększać<text:s/>na inne produkty przemysłowe, mieszkania itd<text:span text:style-name="T1845">.</text:span></text:p>
      <text:p text:style-name="P1846">I w końcu, ponieważ zajmuję się ekonomiką rolnictwa i g<text:span text:style-name="T1847">os</text:span>poda<text:span text:style-name="T1848">rs</text:span>twami, chciałbym powiedzieć jeszcze jedno<text:span text:style-name="T1849">.</text:span></text:p>
      <text:p text:style-name="P1850">Myślę, że wszyscy musimy się zgodzić z tym, że jeżeli<text:s/><text:span text:style-name="T1851">-</text:span><text:s/>a nie mamy chyba innego wyjścia - jeżeli przyjmujemy zasadę urynkowienia gospodarki rolnej, musimy się zgodzić na zwiększenie zróżnicowania dochodowego i na wynikające stąd konsekwen<text:span text:style-name="T1852">cj</text:span>e<text:span text:style-name="T1853">.</text:span><text:s/>Ale one mają znaczenie pozytywne, ponieważ pchają do przodu produkcję i rynkową i dochody itd<text:span text:style-name="T1854">.<text:s/></text:span>z jednej strony. Z drugiej natomiast strony wyciskają pewną część gospodarstw z wysokiego poziomu dochodowego<text:span text:style-name="T1855">.</text:span></text:p>
      <text:p text:style-name="P1856">Proszę państwa, dotąd dokąd jedna rodzina rolnicza produkuje żywność dla dwóch rodzin nierolniczych, nigdy Polska nie będzie krajem zamożnym, ani rolnicy nie będą mieli ani parytetu, ani możliwości wysokiego dochodu. Jeśli tak, to my musimy widzieć taką możliwość, w której ludność rolnicza będzie maksymalnie zwiększała swoje dochody także działalnością pozarolniczą<text:s/>i to mamy do punktu, który jest następny i chciałbym się do tego przenieść.</text:p>
      <text:soft-page-break/>
      <text:p text:style-name="P1857">Ale jeszcze nie tylko. Do dysk<text:span text:style-name="T1858">u</text:span>sji poprzedniej chciałbym powiedzieć, iż powinniśmy gdzieś wyrazić swoje stanowisko w sprawie strategii rozwojowej całego rolnictwa. A to dotyczy tej dyskusji o mechanizacji, o strukturze agrarnej itd<text:span text:style-name="T1859">.</text:span></text:p>
      <text:p text:style-name="P1860">Moje zdanie jest następujące. W tej chwili mamy taką sytuację, że powinniśmy akcentować strategię pełnego wykorzystania wszystkich zasobów, jakie w naszym kraju mamy: gospodarstw, sektorów, ziemi, siły robocze<text:span text:style-name="T1861">j</text:span>, kapitału itd. W związku z tym nie akcentujmy obecnie takich spraw właśnie jak potrzeby zmiany struktury agrarnej, jak tego co się mówi, że archaiczna struktura agrarna itd. Jest to wszystko prawda. Ale jednocześnie my dysponujemy potencjałem, który mamy w ręku, który powinien być maksymalnie wykorzystany. I dlatego chyba powinniśmy się wypowiedzieć za taką strategią obecnie i do tej strategii przystosowywać to co mówiliśmy o regionach, o gospodarstwach, o mechanizacji i o możliwościach, jakie tutaj istnieją jeśli chodzi o rozwój produkcyjny i dochodowy rolnictwa. I w ten sposób znajdziemy - jak mi się wydaje - w tych rynkowych<text:s/><text:span text:style-name="T1862">-</text:span><text:s/>jakieś takie możliwości wspólnego stanowiska bardzo skonkretyzowanego chyba w takich rzeczach, w których my się możemy wypowiedzieć, ponieważ jest wiele spraw, które wymagają ciągłych dyskusji, jak gdyby seminariów, jak gdyby dalszej dokumentacji itd. A to przecież jest niemożliwe w ciągu tych naszych<text:s/><text:span text:style-name="T1863">3</text:span><text:s/>-<text:s/><text:span text:style-name="T1864">4</text:span><text:s/>dni, aby wszystkie te sprawy w taki szczegółowy sposób przedyskutować.</text:p>
      <text:p text:style-name="P1865">Dziękuję bardzo.</text:p>
      <text:p text:style-name="P1866"><text:span text:style-name="T1867">Przewodniczący<text:s/></text:span><text:span text:style-name="T1868">-</text:span><text:span text:style-name="T1869"><text:s/>prof</text:span><text:span text:style-name="T1870">.</text:span><text:span text:style-name="T1871"><text:s/></text:span><text:span text:style-name="T1872">A</text:span><text:span text:style-name="T1873">. S</text:span><text:span text:style-name="T1874">te</text:span><text:span text:style-name="T1875">lmachowski</text:span>:</text:p>
      <text:p text:style-name="P1876">Tak. Miałbym propozycję natury formalnej<text:span text:style-name="T1877">.</text:span><text:s/>Tu z panem sekretarzem Śliwińskim porozumieliśmy się. Bo tak powiedziawszy prawdę, tośmy tu przygotowali pewien dokument dotyczący właśnie owych cen, który miałby być pewnym kompromisem pomiędzy propozycją OPZZ a pewnymi innymi tutaj dokumentami. Ale zwłaszcza w świetle ostatnich głosów widzę, że rzecz niestety jest niedojrzała. I lepiej sobie to jeszcze przemyśleć spokojnie. Wobec tego mam myśl, żeby powołać taki niewielki zespół, który by nam wypracował jakąś propozycję na następne posiedzenie. To by może nam usprawniło sprawę.</text:p>
      <text:p text:style-name="P1878">Bo jednak widzę, że tu pojawiają się coraz to nowe elementy i dzięki temu będzie trudno uzyskać consensus.</text:p>
      <text:p text:style-name="P1879">Pan miał tu pewne propozycje osobowe, tak?</text:p>
      <text:p text:style-name="P1880"><text:span text:style-name="T1881">Ob. Stanisław<text:s/></text:span><text:span text:style-name="T1882">Ś</text:span><text:span text:style-name="T1883">liwiński</text:span>:</text:p>
      <text:p text:style-name="P1884">Jeżeli pań<text:span text:style-name="T1885">s</text:span>two pozwolą, to proponujemy do tego zespołu z lewej strony stołu mianowicie: pan Tomczak, pan Iwaniec, pan Adamczuk i pan Maksymiuk.</text:p>
      <text:p text:style-name="P1886"><text:span text:style-name="T1887">Przewodniczący</text:span>:</text:p>
      <text:p text:style-name="P1888">I kto z ramienia OPZZ<text:s/><text:span text:style-name="T1889">-</text:span><text:s/>Cholewa?</text:p>
      <text:p text:style-name="P1890">Z naszej strony byłby pan Janowski, Balazs i prof<text:span text:style-name="T1891">.<text:s/></text:span>Leopold i pro<text:span text:style-name="T1892">f</text:span>. Dietl.</text:p>
      <text:p text:style-name="P1893">Jeżeli wolno prosić. Myślę, że przyszły tydzień powinien być akurat właściwym okresem - mamy trochę luzu, żeby się dogadać.</text:p>
      <text:p text:style-name="P1894">Więc tutaj mamy ósemkę, kabalistyczna cyfra - może to nam pozwoli usprawnić działanie<text:span text:style-name="T1895">.</text:span></text:p>
      <text:p text:style-name="P1896"><text:span text:style-name="T1897">/</text:span>Głos z sali na wyciszeniu/.</text:p>
      <text:p text:style-name="P1898">Dzisiaj nie. Ma<text:span text:style-name="T1899">m</text:span>y tydzień czasu. Ja myślę, że może pod koniec przyszłego tygodnia. Ale to już może panowie uzgodnią jakoś roboczą<text:s/><text:span text:style-name="T1900">f</text:span>ormę pracy<text:span text:style-name="T1901">.</text:span></text:p>
      <text:soft-page-break/>
      <text:p text:style-name="P1902">Nie, dziś już pod ciśnieniem chwili, to nic nie zrobimy. Zresztą widzę, że się sprawa nieco komplikuje<text:span text:style-name="T1903">.</text:span></text:p>
      <text:p text:style-name="P1904">Wznawiamy dyskusję, z tym że byłaby prośba, żeby powoli przechodzić na sprawy finansowe<text:span text:style-name="T1905">.</text:span><text:s/>Tym bardziej, że to się już po części dzieje, już pan Baumgart mówił o odpisach dewizowych, pan prof.<text:s/><text:span text:style-name="T1906">T</text:span>omczak o inflacji. Może jednak zwróćmy trochę uwagę...</text:p>
      <text:p text:style-name="P1907">/Głos: Panie profesorze o której kończymy?/.</text:p>
      <text:p text:style-name="P1908">O której kończymy?</text:p>
      <text:p text:style-name="P1909">/Głos: Jest godzina 16<text:span text:style-name="T1910">.3</text:span>0 myślę, że nowego tematu szkoda rzucać<text:span text:style-name="T1911">.</text:span><text:s/>Jeżeli o piątej mamy skoń<text:span text:style-name="T1912">czy</text:span>ć/<text:span text:style-name="T1913">.</text:span></text:p>
      <text:p text:style-name="P1914">Proszę bardzo - pan Jacek Szymanderski, a potem pan Godzinowski.</text:p>
      <text:p text:style-name="P1915"><text:span text:style-name="T1916">Ob. Ja</text:span><text:span text:style-name="T1917">c</text:span><text:span text:style-name="T1918">ek Szymanderski</text:span>:</text:p>
      <text:p text:style-name="P1919"><text:span text:style-name="T1920">Ja</text:span><text:s/>tytułem przypomnienia, zwłaszcza do panów przewodniczących mam taką sprawę<text:span text:style-name="T1921">.</text:span><text:s/>My nie zakończyliśmy problemu zabezpieczeń politycznych. Zeszłym razem uzyskaliśmy znaczące porozumienie w sprawie związku zawodowego. To porozumienie - jak wiadomo - było bardzo pomocne w pracach<text:s/>„stołu”<text:s/>już<text:s/>„dużego stołu związkowego”. Oni tam zaczynając od tego wyprodukowali dalej idące porozumien<text:span text:style-name="T1922">ie.</text:span></text:p>
      <text:p text:style-name="P1923">Natomiast zostały nam dwie kwestie i nie możemy tego nie załatwić<text:span text:style-name="T1924">.</text:span><text:s/>Mianowicie kwestia samorządu, która była stawiana jako jedno z zabezpieczeń politycznych i co do której nie podjęliśmy ani dyskusji, ani nie stworzyliśmy żadnego dokumentu.</text:p>
      <text:p text:style-name="P1925">I druga sprawa, której nie podjęliśmy - to jest sprawa destaliniza<text:span text:style-name="T1926">cj</text:span>i<text:span text:style-name="T1927">.</text:span><text:s/>Ja chciałbym jeszcze ten swój wniosek, o którym mówię wzmocnić czymś takim, proszę państwa<text:span text:style-name="T1928">.</text:span></text:p>
      <text:p text:style-name="P1929">My tutaj dzisiaj usłyszeliśmy jakby dwa takie bardzo ważne, interesujące głosy, które chcę państwu przypomnieć<text:span text:style-name="T1930">.<text:s/></text:span>Mianowicie pana ministra Szatkowskiego i pana Beszty-Borowskiego - rolnika. To były dwa głosy całkowicie przeciwstawne. A więc głos ludzi ze wsi, którzy mówią<text:s/><text:span text:style-name="T1931">-</text:span><text:s/>dajcie nam żyć. I my w tej sprawie musimy coś powiedz<text:span text:style-name="T1932">ie</text:span>ć. I głos aparatu, który mówi - stworzymy, pogłębimy, odnowimy, oprzemy, powiększymy itd. Czyli wykonuje pewien zabieg lingw<text:span text:style-name="T1933">is</text:span>tyczny przy<text:s/>„okrągłym stole”.</text:p>
      <text:p text:style-name="P1934">Proszę państwa, jeżeli my z tego stołu odejdziemy bez zadowolenia ludzi ze wsi, a wyłącznie z zadowoleniem aparatu, który wykonuje tutaj pewne gry<text:s/><text:span text:style-name="T1935">li</text:span>ngw<text:span text:style-name="T1936">isty</text:span>czne, to będzie bardzo niedobrze dla tego<text:s/>„stołu”. Tu ma by<text:span text:style-name="T1937">ć</text:span><text:s/>zawarte poroz<text:span text:style-name="T1938">u</text:span>mienie narodowe, a nie wzajemne uprzejme uczestnictwo w pewnych - powiedzmy takich artystycznych bardziej inwokacjach jakie słyszeliśmy.</text:p>
      <text:p text:style-name="P1939">Tak że ja bym proponował panowie przewodni<text:span text:style-name="T1940">cz</text:span>ą<text:span text:style-name="T1941">cy</text:span>, że jeżeli już powołujemy takie zespoły to zastanowić się - czy nie powołać zespołu, który sformułowałby krótko zdanie na temat samorządu<text:span text:style-name="T1942">.</text:span></text:p>
      <text:p text:style-name="P1943">Po prostu teraz z miejsca powołać zespół, który by powiedział coś o samorządzie. Natomiast następnym razem zastanowilibyśmy się nad destaliniza<text:span text:style-name="T1944">cj</text:span>ą.</text:p>
      <text:p text:style-name="P1945">Dziękuję bardzo.</text:p>
      <text:p text:style-name="P1946"><text:span text:style-name="T1947">Przewodniczący</text:span>:</text:p>
      <text:p text:style-name="P1948">Dziękuję bardzo. Proszę uprzejmie<text:span text:style-name="T1949">.</text:span></text:p>
      <text:p text:style-name="P1950"><text:span text:style-name="T1951">Ob. Kazimierz Grzesiak</text:span>:</text:p>
      <text:p text:style-name="P1952">Chciałbym się zwrócić do panów z bardzo gorącą prośbą. Rzucanie haseł jest to fajna sprawa. W tym towarzystwie też może mieć miejsce. Ale ja z kolei jestem inżynierem i mnie odpowiadają konkrety. I chciałbym parę konkretów na temat samorządu tym panom, którzy się wypowiadają - powiedzieć.</text:p>
      <text:p text:style-name="P1953">Przykro mi bardzo, że badania, o których będę mówił pochodzą z kwietnia<text:s/><text:span text:style-name="T1954">1</text:span>987 r<text:span text:style-name="T1955">.</text:span><text:s/>i dotyczą samorządu<text:s/><text:soft-page-break/>wiejskiego. Następne za<text:s/><text:span text:style-name="T1956">1</text:span>988 r. być może że przedstawię 27 lutego na spotkaniu.</text:p>
      <text:p text:style-name="P1957">Została przeprowadzona sonda wśród mieszkańców wsi<text:span text:style-name="T1958">.</text:span><text:span text:style-name="T1959"><text:s/></text:span>I efekty jej są takie. Przytoczę tekst bym nie był posądzony o przekłamania.</text:p>
      <text:p text:style-name="P1960"><text:span text:style-name="T1961">Z</text:span><text:s/>działalnością gminy wiąże się funk<text:span text:style-name="T1962">cj</text:span>onowanie rady sołeckiej. Z badań wynika, że 70 proc. respondentów oceniło działalność rady sołeckiej jako dobrą lub bardzo dobrą. Pracę sołtysów oceniło pozytywnie 80 proc. respondentów.<text:s/><text:span text:style-name="T1963">54</text:span><text:s/>proc. uznało, że dobrze przebiegają zebrania w<text:span text:style-name="T1964">i</text:span>ejsk<text:span text:style-name="T1965">ie.</text:span></text:p>
      <text:p text:style-name="P1966">Z podanych<text:s/><text:span text:style-name="T1967">I</text:span>nformacji wyłania si<text:span text:style-name="T1968">ę</text:span><text:s/>dość optymistyczny obraz funk<text:span text:style-name="T1969">cj</text:span>onowan<text:span text:style-name="T1970">ia</text:span><text:s/>samorządu, ale opinia ta ewoluuje wśród innych form samorządu. Najwyższą ocenę otrzymały koła gospodyń wiejskich, bo 67,4 proc. respondentów oceniło ich pracę jako dobrą lub bardzo dobrą. I oceny te są wyższe niż uzyskane w 198<text:span text:style-name="T1971">4</text:span><text:s/>roku.</text:p>
      <text:p text:style-name="P1972">Na tym tle oczywiście inne organizacje wychodzą gorzej. Dlaczego o tym mówię? Dlatego proszę państwa,<text:s/><text:span text:style-name="T1973">ż</text:span>e jesteśmy po wyborach samorządu wiejskiego<text:span text:style-name="T1974">.</text:span><text:s/>Rolnicy wybrali do tego samorządu 211 396 ludzi. Przytoczę ich skład: 60 proc. są t<text:span text:style-name="T1975">o</text:span><text:s/>ludzie bezpartyjni, około 21 proc. - PZPR, około 20 proc. - ZSL i SD<text:span text:style-name="T1976">.</text:span></text:p>
      <text:p text:style-name="P1977">I dlaczego ja o tym mówię? Po prostu dlatego, że w samorządach wiejskich pracuje olbrzymia armia uczciwych ludzi. I ja nie mam mandatu do tego, by oceniać, po tym co przytoczyłem, by po prostu uznać, że ich praca jest z<text:span text:style-name="T1978">ł</text:span>a,<text:span text:style-name="T1979"><text:s/></text:span>że na wsi wybrano ludzi złych.</text:p>
      <text:p text:style-name="P1980">No kto z nas na tej sali ma prawo oceny tej 200 tysięcznej armii społecznie zaangażowanych ludzi na wsi<text:span text:style-name="T1981">.</text:span></text:p>
      <text:p text:style-name="P1982">/Głosy z sali/.</text:p>
      <text:p text:style-name="P1983">Poczekajcie<text:span text:style-name="T1984">.</text:span><text:s/>Ja chcę wypowiedzieć w tej sprawie swoją kwestię. Kto z nas posiada monopol na takie oceny? Ja jestem przekonany, że w dziedzinie samorządu terytorialnego i pracownic<text:span text:style-name="T1985">ze</text:span>go, a spółdzielczego w szczególności - trzeba dokonywać zmian. I byłbym za wyrażeniem woli, by zmiany w tym kierunku przebiegały. Jesteśmy w trakcie dyskusji i<text:s/><text:span text:style-name="T1986">są<text:s/></text:span>już przecież prowadzone prace przygotowawcze nad zmianą Konstytucji, a więc ustawy zasadniczej, która m.in. regulować również będzie ten temat. Czyli myślę, że w tym zespole bylibyśmy w stanie wypracować tylko stanowisko o charakterze ogólnym. Natomiast byłbym przeciwny totalnemu potępianiu tego samorządu, który funkcjonu<text:span text:style-name="T1987">je</text:span>.</text:p>
      <text:p text:style-name="P1988">Bowiem proszę państwa, byłoby to z krzywdą dla tej olbrzymiej grupy ludzi społecznie zaangażowanych. I<text:s/><text:span text:style-name="T1989">o</text:span><text:s/>to tylko chciałem was bardzo prosić.</text:p>
      <text:p text:style-name="P1990"><text:span text:style-name="T1991">Przewodniczący</text:span>:</text:p>
      <text:p text:style-name="P1992">Dziękuję<text:span text:style-name="T1993">.</text:span><text:s/>Pan Leonard Godzinowski prosił pierwszy - proszę bardzo.</text:p>
      <text:p text:style-name="P1994"><text:span text:style-name="T1995">Ob. Leonard Godzinowsk</text:span>i:</text:p>
      <text:p text:style-name="P1996">Bardzo przepraszam tak źle trafiłem, że w czasie tematów ostrych politycznych. A ja właśnie jeszcze o produkcji, ale tylko króciutko.</text:p>
      <text:p text:style-name="P1997">Celem jak gdyby tutaj naszego spotkania tego zespołu<text:s/>rolników i ludzi związanych z rolnictwem, jest jak gdyby pierwszą sprawą<text:s/><text:span text:style-name="T1998">-</text:span><text:s/>jak poprawić warunki ekonomiczne życia na wsi<text:span text:style-name="T1999">.</text:span><text:s/>I druga sprawa - samowystarczalność żywnościowa.</text:p>
      <text:p text:style-name="P2000">I to wszystko, co wybitne autorytety tu powiedziały, z tym si<text:span text:style-name="T2001">ę</text:span><text:s/>zgadzam.<text:s/><text:span text:style-name="T2002">T</text:span>ylko że jest to program, który będziemy realizować, wyniki konkretne tego będą - restrukturyzac<text:span text:style-name="T2003">ja<text:s/></text:span>w przemyśle, urynkow<text:span text:style-name="T2004">ie</text:span>nie - w roku<text:s/><text:soft-page-break/>1995 albo i 2000. A człowiek głodny, to człowiek zły.<text:s/><text:span text:style-name="T2005">I</text:span><text:s/>dlatego jest to zadanie drugie - samowystarczalność żywnościowa, jeżeli w najbliższym roku czy dwóch nie będzie odczuwalnej poprawy na rynku żywn<text:span text:style-name="T2006">oś</text:span>ciowym, to nasze obrady zostaną zapomniane i nie będzie żadnego społecznego z nich efektu.</text:p>
      <text:p text:style-name="P2007">I uważam takie trzy czynniki, które zadecydują o tym, które trzeba na początku, jeżeli uznamy za słuszne, p<text:span text:style-name="T2008">o<text:s/></text:span>prostu wyegzekwować. To jest - zwiększenie nawożenia azotowego, jako drożdży, zwiększenie środków ochrony roślin i paszy. Oczywiście pasza jest następstwem pierwszych dwóch. I na te dwa czynniki, bo pasza będzie automatyczn<text:span text:style-name="T2009">ie</text:span><text:s/>prawda, zwiększenie nawożenia<text:s/><text:span text:style-name="T2010">a</text:span>zotowego i środków ochrony roślin<text:s/><text:span text:style-name="T2011">-</text:span><text:s/>musi nas być stać jako dział gospodarki. Ewentualnie nawet jeżeli trzeba, to kosztem innych działów. Jeżeli tego nie zrobimy, to nie zdążymy zrealizować wszystkich naszych pięknych tutaj założeń, bardzo słusznych rozwiązań. Bo musi to zaowocować co n<text:span text:style-name="T2012">aj</text:span>mn<text:span text:style-name="T2013">ie</text:span>j tutaj za rok to nasze spotkanie już. A dopiero na bazie, że się poprawi, zwiększy produkcja żywności, produktów rolnych - może tak powiedzmy ściślej, czy surowców, pół-surowc<text:span text:style-name="T2014">ów</text:span><text:s/>- to wtedy można będzie w miarę spokojnie, co nie znaczy, że<text:s/><text:span text:style-name="T2015">w</text:span>olno - realizować te założ<text:span text:style-name="T2016">e</text:span>nia restrukturyzacyjne, urynkowienia itp. Bo to w sumie<text:s/><text:span text:style-name="T2017">będą</text:span><text:s/>to wszystko nasze procesy, a my musimy się czuć odpowiedzialni za całoś<text:span text:style-name="T2018">ć</text:span><text:s/>społeczeństwa w tym naszym zadaniu<text:span text:style-name="T2019">.</text:span></text:p>
      <text:p text:style-name="P2020">Dziękuję<text:span text:style-name="T2021">.</text:span></text:p>
      <text:p text:style-name="P2022"><text:span text:style-name="T2023">Przewodn</text:span><text:span text:style-name="T2024">ic</text:span><text:span text:style-name="T2025">zący</text:span>:</text:p>
      <text:p text:style-name="P2026">Dziękuję<text:span text:style-name="T2027">.</text:span><text:s/>Pan Lipiec proszę<text:span text:style-name="T2028">.</text:span></text:p>
      <text:p text:style-name="P2029"><text:span text:style-name="T2030">Ob</text:span><text:span text:style-name="T2031">.</text:span><text:span text:style-name="T2032"><text:s/></text:span><text:span text:style-name="T2033">Edw</text:span><text:span text:style-name="T2034">a</text:span><text:span text:style-name="T2035">rd</text:span><text:span text:style-name="T2036"><text:s/>Lipie</text:span><text:span text:style-name="T2037">c</text:span>:</text:p>
      <text:p text:style-name="P2038">Nie chciałem zabierać głos w tym temacie, ale po prostu zostałem jakby zdopingowany przez wystąpienie pana. Dlatego, że nam chyba nikomu nie chodzi tutaj o to żeby mówić, że samorząd wiejski źle pracuje<text:span text:style-name="T2039">.</text:span><text:s/>Tylko chodzi nam o mechanizmy zapobiegające wypaczaniu, po prostu, działania tego samorządu<text:span text:style-name="T2040">.</text:span></text:p>
      <text:p text:style-name="P2041">Ja nie będę gołosłowny<text:span text:style-name="T2042">.</text:span><text:s/>Jestem rolnikiem z województwa z<text:span text:style-name="T2043">ie</text:span>lonogó<text:span text:style-name="T2044">rs</text:span>kiego<text:span text:style-name="T2045">.</text:span><text:s/>Jestem członkiem samorządu wiejskiego<text:span text:style-name="T2046">.<text:s/></text:span>Przy powstawaniu samorządu wiejskiego przywieziono nam wzór statutu<text:span text:style-name="T2047">.</text:span><text:s/>Dobrze, że przywieziono, bo po prostu mieliśmy się na czym oprzeć<text:span text:style-name="T2048">.</text:span><text:s/>Ale myśmy mieli opracowany wzór własnego statutu, który w zasadzie różnił się tylko tym, że na przykład w tym statucie nie było przewodniej roli partii, że nie.<text:span text:style-name="T2049">..</text:span><text:s/>Wyszliśmy z założeń... Nie to nie są gołosłowne rzeczy<text:span text:style-name="T2050">.</text:span><text:s/>Dlatego<text:s/><text:span text:style-name="T2051">ż</text:span>e po prostu wyszliśmy z założenia, że u nas był tylko jeden czło<text:span text:style-name="T2052">wie</text:span>k partyjny, dlatego nie wstawiliśmy tego punktu<text:span text:style-name="T2053">.</text:span></text:p>
      <text:p text:style-name="P2054">Przyjechał sekretarz partii i on mówi, że jeśli tego statutu przykładowego nie przyjmiemy, to po prostu całe zebranie jest nieważne, jak również nieważna jest jednogłośnie wybrana Rada<text:span text:style-name="T2055">.</text:span><text:s/>To było wbrew wszelkim przepisom, to było łaman<text:span text:style-name="T2056">ie</text:span><text:s/>prawa<text:span text:style-name="T2057">.</text:span></text:p>
      <text:p text:style-name="P2058">Co się dzieje? Nie uznano tej Rady, ponieważ myśmy nie przyjęli, tylko chcieliśmy przy swoim statucie pozostać. Zawieszono nam na 2,5 roku fundusz wiejski tak zwany, to zrobiono bezprawnie, nam zawieszono. To nie jest gołosłowne. To jest wieś Drożków, to wszystko jest do sprawdzenia. Protokoły, wszystko jest do sprawdzenia.</text:p>
      <text:p text:style-name="P2059"><text:span text:style-name="T2060">A</text:span><text:s/>więc to nie są rzeczy, które się n<text:span text:style-name="T2061">ie</text:span><text:s/>dzi<text:span text:style-name="T2062">ej</text:span>ą. A więc te rzeczy muszą być zabezp<text:span text:style-name="T2063">ie</text:span>czone. Ostatecznie jak można mówić o prawidłowej działalności samorządu, jeśli urzędnik, który przyjeżdża, nawet nie urzędnik państwowy tylko partyjny, po prostu ma prawo ingerowania w jakieś postanow<text:span text:style-name="T2064">ie</text:span>nia. To są n<text:span text:style-name="T2065">ie</text:span>prawidłowo<text:span text:style-name="T2066">śc</text:span>i. I żeby takich rzeczy nie było stawiam<text:span text:style-name="T2067"><text:s/></text:span>wniosek, żeby jednak powołać tę komisję<text:s/><text:soft-page-break/>samorządu, która będzie zapobiegać takim historiom.</text:p>
      <text:p text:style-name="P2068">Dziękuję.</text:p>
      <text:p text:style-name="P2069"><text:span text:style-name="T2070">Przewodniczący</text:span>:</text:p>
      <text:p text:style-name="P2071">Dziękuję. Proszę - pan Waldemar Pańko.</text:p>
      <text:p text:style-name="P2072"><text:span text:style-name="T2073">Ob</text:span><text:span text:style-name="T2074">.</text:span><text:span text:style-name="T2075"><text:s/>Waldemar Pańko</text:span>:</text:p>
      <text:p text:style-name="P2076">Moje nazwisko Pańko, jestem prawnikiem. W związku z tym, że jestem również w zespole samorządu terytorialnego chciałem zabrać głos a propos tego wystąpienia, które sugerowało, że tu ktoś chciałby podważać pracowitość i oddanie sprawom samorządności wiejskiej tych, którzy zostali wybrani.</text:p>
      <text:p text:style-name="P2077">Mnie się<text:s/><text:span text:style-name="T2078">wyda</text:span>je, że tu nie chodzi o to, aby oceniać<text:s/>i nikt w tym zakresie nie chce występować<text:span text:style-name="T2079">.</text:span></text:p>
      <text:p text:style-name="P2080">Ja rozumiem, że w głosie pana Jacka Szy<text:span text:style-name="T2081">ma</text:span>nderskiego wystąpiła chęć określenia stanowiska tego zespołu w stosunku również do zespołu, właśnie samorządności terytorialnej, które nie ujmuje w szczególnym, odrębnym zakresie samorządu wiejskiego.</text:p>
      <text:p text:style-name="P2082">I chodziłoby tutaj o to, ażeby rozważyć takie problemy jak kwestia samorządu w ogóle, nie tylko wiejskiego w znaczeniu. Bo pan się odniósł tylko do rady sołeckiej, a chodzi o samorząd terytorialny gminny, chodzi o<text:s/><text:span text:style-name="T2083">to</text:span><text:s/>co nazywamy samorządem mieszkańców wsi, chodzi o samorząd również spółdzielczy wiejski, bo też go zaliczamy do tego. I chodzi również o samorząd rolniczy w tym znaczeniu, w jakim ściśle określamy zebranie gospodarujących na wsi jest tym wyrazem samorządności rolniczej, czy wreszcie w sferze samorządności w sferze związków zawodowych, organizacji itd.</text:p>
      <text:p text:style-name="P2084">Mnie się wydaje, że chociażby jeżeli chodzi tylko o samorząd terytorialny, to jest problem stanowiska tego zespołu co do tego - czy ma by<text:span text:style-name="T2085">ć</text:span><text:s/>zasada jednolitości władzy państwowej, a więc czy tak jak ustawa z 198<text:span text:style-name="T2086">3</text:span><text:s/>roku, po zeszłor<text:span text:style-name="T2087">oc</text:span>znych zmianach ma być obojnackim tworem, a więc równocześnie by<text:span text:style-name="T2088">ć</text:span><text:s/>organem samorządu terytorialnego i być organem władzy czy nie.</text:p>
      <text:p text:style-name="P2089">I moim zdaniem chodzi o to, aby nie wchodzić w szczegóły, ale żeby wyrazić swoją opinię czy w odniesieniu do gminy wiejskiej jak ta sprawa powinna się kształtować, to stanowisko.</text:p>
      <text:p text:style-name="P2090">Druga rzecz - przy<text:s/><text:span text:style-name="T2091">g</text:span>minach wielowioskowych, kilkunastowioskowych dzisiaj bez powiatu<text:span text:style-name="T2092">.</text:span><text:s/>Czy da się rzeczywiście<text:s/>dalej utrzymać ten ograniczony zakres kompetencji samorządu wiejskiego w rozumieniu mieszkańców wsi. Przecież stanowiące i opiniodawcze kompetencje samorządu mieszkańców są przez wszystkich podważane. Tak że nie chodzi o to czy ktoś wybierze<text:s/><text:span text:style-name="T2093">d</text:span>obrych do samorządu rady sołeckiej, tylko co ta rada sołecka w ogóle może.</text:p>
      <text:p text:style-name="P2094">Następna kwestia<text:s/><text:span text:style-name="T2095">-</text:span><text:s/>kompetencje tej rady sołeckiej a kółka rolnicze<text:span text:style-name="T2096">.</text:span><text:s/>No przecież wiadomo, że w latach osiemdziesiątych ograniczono niektóre kompetencje samorządu mieszkańców, które przejęły kółka rolnicze np<text:span text:style-name="T2097">.</text:span><text:s/>w zakresie opiniowania sprzedaży gruntów Państwowego Funduszu Ziemi i opiniowania reflektantów<text:span text:style-name="T2098">.</text:span></text:p>
      <text:p text:style-name="P2099">Problem inny, który moim zdaniem powinien stanąć<text:span text:style-name="T2100">,<text:s/></text:span>przygotowuje się ustawę o własności komunalnej, ale kwestia co z tym, co było do tej pory mieniem<text:s/><text:span text:style-name="T2101">g</text:span>minnym, a które wchodziło - że tak powiem<text:s/><text:span text:style-name="T2102">-</text:span><text:s/>w zakres dyspozycji samorządu mieszkańców w pewnym zakresie. Czy tego aby nie przejmie własność komunalna gminna. I wówczas wieś straci na tym. Czy też - jak niektórzy twierdzą<text:s/><text:span text:style-name="T2103">-</text:span><text:s/>dać podmiotowość wsi i pozwolić jej też mieć własny majątek obok mienia gminnego, gminy samej jako jednostki<text:s/><text:span text:style-name="T2104">te</text:span>rytorialnej, samorządu terytorialnego.</text:p>
      <text:soft-page-break/>
      <text:p text:style-name="P2105">Jest tu mnóstwo - moim zdaniem<text:s/><text:span text:style-name="T2106">-</text:span><text:s/>problemów. I o to chodz<text:span text:style-name="T2107">i</text:span>,<text:span text:style-name="T2108"><text:s/></text:span>aby zabezpieczyć... Tak<text:s/><text:span text:style-name="T2109">ż</text:span>e ja przepraszam bardzo, ale odczułem ten głos jako głos niezrozumienia tego o co tu chodziło.</text:p>
      <text:p text:style-name="P2110"><text:span text:style-name="T2111">O</text:span><text:span text:style-name="T2112">b. <text:s text:c="22"/></text:span><text:span text:style-name="T2113">:</text:span></text:p>
      <text:p text:style-name="P2114">Ja całkowicie się z panem zgadzam, całkowicie się zgadza<text:span text:style-name="T2115">m</text:span>, z tokiem pańskiego rozumowania. Odniosłem się do czego innego<text:span text:style-name="T2116">.</text:span></text:p>
      <text:p text:style-name="P2117"><text:span text:style-name="T2118">O</text:span><text:span text:style-name="T2119">b.</text:span><text:span text:style-name="T2120"><text:s/>Edward Lipiec</text:span>:</text:p>
      <text:p text:style-name="P2121">Ja miałem wrażenie, że pan<text:s/><text:span text:style-name="T2122">j</text:span>akby chciał nas przekonać, że z samorządnością wiejską jest tak dobrze, że nie ma o czym mówić<text:span text:style-name="T2123">.</text:span></text:p>
      <text:p text:style-name="P2124"><text:span text:style-name="T2125">O</text:span><text:span text:style-name="T2126">b. <text:s text:c="22"/></text:span><text:span text:style-name="T2127">:</text:span></text:p>
      <text:p text:style-name="P2128">Absolutnie się zgadzam z pańskim stanow<text:span text:style-name="T2129">is</text:span>kiem, a gwoli wyjaśnienia to odnosiłem si<text:span text:style-name="T2130">ę</text:span><text:s/>do czego innego<text:span text:style-name="T2131">.<text:s/></text:span>Dziękuję bardzo.</text:p>
      <text:p text:style-name="P2132"><text:span text:style-name="T2133">Przewodniczący</text:span>:</text:p>
      <text:p text:style-name="P2134">Czy może ktoś na temat ten chciałby się wypowiedzieć?</text:p>
      <text:p text:style-name="P2135"><text:span text:style-name="T2136">Ob.<text:s/></text:span><text:span text:style-name="T2137">J</text:span><text:span text:style-name="T2138">an Beszta-Borowski</text:span>:</text:p>
      <text:p text:style-name="P2139">Ja na poprzednim naszym posiedzeniu wysłuchałem wypowiedzi pana Grzesiaka tutaj.<text:s/>I<text:s/>akurat identyczną wypowiedź<text:s/>do kamery,<text:s/>to było w telewizji oglądałem.<text:s/>I<text:s/>tak jakby dosłownie pan powiedział. Mówił pan z głowy, ale tak jakby to było zapisane.</text:p>
      <text:p text:style-name="P2140"><text:span text:style-name="T2141">I</text:span><text:s/>pan tam powiedział mianowicie - jakiego oni chcą tu pluralizmu, przecież na wsi jest pluralizm, jak nigdzie indziej. Wieś ma i partię i ZSL i SD.<text:s/><text:span text:style-name="T2142">I</text:span><text:s/>nawet duszpasterstwo rolników - jak pan wymienił<text:s/><text:span text:style-name="T2143">-</text:span><text:s/>wieś ma. Ma dużo, że wym<text:span text:style-name="T2144">i</text:span>enię kółka rolnicze i 2 mln w nich członków itd<text:span text:style-name="T2145">.</text:span><text:s/>A tylko zaledwie 7 tys. wsi tam gdzieś jest, gdzie tam nie ma jeszcze nic.</text:p>
      <text:p text:style-name="P2146">Tak zrozumiałem to,<text:s/><text:span text:style-name="T2147">że</text:span><text:s/>w tych 7 tysiącach może się um<text:span text:style-name="T2148">i</text:span>e<text:span text:style-name="T2149">j</text:span>scowi<text:span text:style-name="T2150">ć</text:span><text:s/><text:span text:style-name="T2151">„</text:span>Solidarnoś<text:span text:style-name="T2152">ć</text:span>”, tak ja to zrozumiałem. To jest niebezpieczne, może ja błędnie to zrozumiałem.</text:p>
      <text:p text:style-name="P2153">Ale to n<text:span text:style-name="T2154">ie</text:span><text:s/>będę tego toku rozumowan<text:span text:style-name="T2155">ia</text:span><text:s/>ciągnął dalej<text:span text:style-name="T2156">.<text:s/></text:span>Jeśli pan nas ma za dzieci, ja nie powiem za głupców, przepraszam pana, to więcej tego nie będę rozwijał<text:span text:style-name="T2157">.</text:span></text:p>
      <text:p text:style-name="P2158">My wiemy jaka była obrona tego rolnika, jakie te organizacje, kto je tworzył it<text:span text:style-name="T2159">d.</text:span>, itd<text:span text:style-name="T2160">.</text:span><text:s/>Nie będę tego rozwijał<text:span text:style-name="T2161">.</text:span><text:s/>Czy ci członkowie, nie będę nawet do tych obecnych członków Kółek Rolniczych, czy dziś są to rzeczywiście członkowie kółek, jeśli nikt nie płaci składek? To powiem tylko jeden fakt, który chyba wystarczy.</text:p>
      <text:p text:style-name="P2162">Ale wracając jeszcze. Tu wspomniał pan Lipiec - rady sołeckie. Znam wieś, gdzie nie wybrano tej rady sołeckiej. I proszę państwa, ci ludzie muszą do gminy chodzić po kartki, bo nie pozwolono tam nawet wybrać sołtysa za karę, że oni nie chcą rady sołeckiej. Tej rady ze sztampy, bo z góry ją zaplanowano, że w całym kraju musi by<text:span text:style-name="T2163">ć<text:s/></text:span>identyczna rada sołecka.</text:p>
      <text:p text:style-name="P2164">My boimy się tej sztampy, my, bo wszystko w tym kraju było robione pod sztampę<text:span text:style-name="T2165">.</text:span><text:s/>A dlaczego my musimy wybrać tę radę. My wybierzemy, niech to inaczej się nazywa, czy jeśli wybierzemy tę radę ona się skorumpu<text:span text:style-name="T2166">je</text:span>,<text:s/><text:span text:style-name="T2167">s</text:span>zczerze mówiąc, bo z braku wszystkiego - naczelnik, władza kupi ich.</text:p>
      <text:p text:style-name="P2168">I tu dlatego rolnicy ci obawiali się ją wybrać, bo się ludzie skorumpują.</text:p>
      <text:p text:style-name="P2169">I<text:s/><text:span text:style-name="T2170">wł</text:span>aśnie ci ludzie musieli chodzić po kartki, nie uruchomiono podobnie tegoż funduszu wiejskiego. Dotychczas nie jest on uruchomiony. Pisali na ten temat do gazety, do Sejmu, do różnych władz,<text:s/><text:soft-page-break/>przyjeżdżali. Ale dlaczego wy nie chcecie tej rady, za wszelką cenę. A więc boją się, że ci ludzie wychylą się i inni wezmą z nich przykład. Otóż władza się boi tego właśnie jakiegoś precedensu<text:span text:style-name="T2171">.</text:span></text:p>
      <text:p text:style-name="P2172">Natomiast pan tu mówił, że statystyka mówi itd<text:span text:style-name="T2173">.</text:span><text:s/>Ja co do tych ludzi często nie mam zastrzeżeń, że to są szczerzy ludzie, którzy tam działają. Natomiast statystyka była podobnie i do wyborów<text:span text:style-name="T2174">.</text:span><text:s/>Przez<text:s/><text:span text:style-name="T2175">4</text:span>0 lat mieliśmy 99,8 proc. w wyborach uczestników. Nawiasem mówiąc to chorąży pokoju mawiał kiedyś w 1922 roku, żeby<text:s/><text:span text:style-name="T2176">-</text:span><text:s/>nie ważne towarzysze - kto i jak będzie głosował, natomiast ważne bardzo jest towarzysze - kto i jak będzie liczył głosy. Ale to tylko tak nawiasem pow<text:span text:style-name="T2177">ie</text:span>działem<text:span text:style-name="T2178">.</text:span></text:p>
      <text:p text:style-name="P2179">Wybory wójta. Właśnie - tu tenże samorząd, Naczelnik jest w tej chwili szczerze mówiąc - mianowany. A więc zadaniem samorządu byłoby, żeby rzeczywiście on był wybrany przez przedstawicieli gminy. To byłaby ważna sprawa.</text:p>
      <text:p text:style-name="P2180"><text:span text:style-name="T2181">I</text:span><text:s/>wójt, jak już podkreślałem, to jest psychologiczna rzecz<text:span text:style-name="T2182">.<text:s/></text:span>Niech nie będzie ten naczelnik, już z góry naczelnik - nic my nie mamy<text:span text:style-name="T2183">.</text:span><text:s/>To jest bardzo ważny moment.</text:p>
      <text:p text:style-name="P2184">Proszę państwa - wybory dziś sołtysów i rady sołeckiej zostały tak zdeprecjonowane, że na zebranie zgłasza się<text:s/><text:span text:style-name="T2185">5</text:span><text:s/>proc. ludzi i ma prawo<text:s/><text:span text:style-name="T2186">wy</text:span>b<text:span text:style-name="T2187">ra</text:span>ć. To jest skandal<text:span text:style-name="T2188">.</text:span></text:p>
      <text:p text:style-name="P2189">Proszę państwa, my nie możemy dopuścić do tak znikomego znaczenia tej sprawy. Jeśli nie przyjdzie, pół godziny mija i zarządza się zebranie. I wystarczy tam nawet kilka osób i wybiera. Proszę państwa, tak nie można. To nie ma znaczenia ani sołtys autorytetu, ani rada. To musimy zmienić.</text:p>
      <text:p text:style-name="P2190">Dziękuję, bo przedłużam<text:span text:style-name="T2191">.</text:span></text:p>
      <text:p text:style-name="P2192"><text:span text:style-name="T2193">Przewodniczący</text:span>:</text:p>
      <text:p text:style-name="P2194">Czy jeszcze ktoś chciał zabrać głos?</text:p>
      <text:p text:style-name="P2195"><text:span text:style-name="T2196">O</text:span><text:span text:style-name="T2197">b. <text:s text:c="22"/></text:span><text:span text:style-name="T2198">:</text:span></text:p>
      <text:p text:style-name="P2199">Ja po prostu chciałem się wypowiedzieć za tym, że ten zespół nie byłby sprzeczny tutaj z pana wypowiedzią. I mógłby rzeczywiście przyczynić się do popchnięcia jakby sprawy na tym<text:s/>„podsto<text:span text:style-name="T2200">l</text:span>iku”<text:s/>samorządowym.</text:p>
      <text:p text:style-name="P2201">Dlatego uważam, że cenna jest to inicjatywa. I poza tym - jak z naszych doświadczeń wynika<text:s/><text:span text:style-name="T2202">-</text:span><text:s/>do tej grupy, czy to podgrupy<text:s/><text:span text:style-name="T2203">pr</text:span>zygotowującej idą równo zarówno z jednej, jak i z drugiej strony tych dwóch koalicji. A więc nie ma niebezpieczeństwa. Po prostu niech oni idą.</text:p>
      <text:p text:style-name="P2204">Ja się tutaj zgadzam z przedmówcami praktycznie wszystkimi, że od samorządu na wsi, w gminie i w<text:span text:style-name="T2205">oj</text:span>ewództwie, najwięcej w tym kraju zależy, absolutnie najwięcej.</text:p>
      <text:p text:style-name="P2206">Dlatego ten temat musi być dokładnie dopracowany.<text:s/>I myślę, że powinniśmy się za czymś tutaj opowiedzieć - jako właśnie ten<text:s/>„stolik”<text:s/>rolniczy.</text:p>
      <text:p text:style-name="P2207">Dziękuję<text:span text:style-name="T2208">.</text:span></text:p>
      <text:p text:style-name="P2209">Przewodniczący:<text:bookmark-start text:name="bookmark0"/><text:bookmark-end text:name="bookmark0"/></text:p>
      <text:p text:style-name="P2210">Proszę bardzo - pan Siarkiewicz.</text:p>
      <text:p text:style-name="P2211"><text:span text:style-name="T2212">Ob. Siarkiewicz</text:span>:</text:p>
      <text:p text:style-name="P2213">Sprawa samorządu terytorialnego, bądź samorządu zawodowego zarówno na wsi jak i w mieście jest tak ważka i tak szeroka, że mógłbym powiedzieć - jako że pro<text:span text:style-name="T2214">fe</text:span>sjonalnie nie jestem rolnikiem - szersza od samego rolnictwa.</text:p>
      <text:p text:style-name="P2215">Jest specjalny zespół, który ma ten temat omówić.<text:s/>I można by powiedzieć formalnie, że my jako<text:s/><text:soft-page-break/>podzespół rolny czy rolnictwa, nie powinniśmy tą sprawą się zajmować.</text:p>
      <text:p text:style-name="P2216">Ale uważam, że dla komp<text:span text:style-name="T2217">leme</text:span>n<text:span text:style-name="T2218">tarn</text:span>o<text:span text:style-name="T2219">śc</text:span>i zagadn<text:span text:style-name="T2220">ie</text:span>ń związanych z działalnością wsi i rolnictwa, wszystkie tematy mogą by<text:span text:style-name="T2221">ć</text:span><text:s/>przedmiotem obrad, ale solidnych i dogłębnych obrad<text:span text:style-name="T2222">.</text:span></text:p>
      <text:p text:style-name="P2223">Zespoły powołujemy wtedy, kiedy zagadnienie zostało bardzo dokładnie omówione. Bo zespół to nie jest zespół mędrców, który sam coś wymyśli. Ma sformułować myśl, która tu zostaje wypracowana.</text:p>
      <text:p text:style-name="P2224">Ponieważ prob<text:span text:style-name="T2225">l</text:span>em samorządu nie został omówiony - moim zdaniem, dotknięty tylko, byłoby przedwczesne powoływanie zespołu. Bo ten zespół będzie błądził, bardzo będzie błądził. Zwłaszcza w wypowiedziach niektórych panów rysuje się problem samorządu terytorialnego, zrekonstruowan<text:span text:style-name="T2226">ie</text:span><text:s/>go zu<text:span text:style-name="T2227">pe</text:span>łne.</text:p>
      <text:p text:style-name="P2228">Słyszałem na posiedzeniu przedwczoraj - ktoś powiedział, że trzeba zastąpić urzędy gminne samorządem<text:span text:style-name="T2229">.</text:span><text:s/>Toż to rewolucja, to wymaga zmiany ustawy zasadniczej, Konstytucji.</text:p>
      <text:p text:style-name="P2230">Pan zaś, przepraszam, że nazwiska nie wymówię, dawał parę propozycji i takich zabiegów, które można by przeprowadzić bez zmiany ustawy zasadniczej. I dał pan sporo przykładów schorzenia działalności, funk<text:span text:style-name="T2231">cj</text:span>onowania, pewnej patologii, której regulować ustawą nie trzeba. A więc sama orka tego tematu jest raz płytka, raz głęboka.<text:s/>I dlatego panie przewodniczący, panie profesorze, uważam, że powołanie zespołu za przedwczesne. Jeżeli nasz podzespół uzna, że ten problem warto omówić, to trzeba by przygotować go na następne posiedzenie i dokładnie omówić w różnych aspektach.</text:p>
      <text:p text:style-name="P2232"><text:span text:style-name="T2233">P</text:span><text:span text:style-name="T2234">rze</text:span><text:span text:style-name="T2235">w</text:span><text:span text:style-name="T2236">od</text:span><text:span text:style-name="T2237">n</text:span><text:span text:style-name="T2238">icz</text:span><text:span text:style-name="T2239">ą</text:span><text:span text:style-name="T2240">cy</text:span><text:span text:style-name="T2241">:</text:span></text:p>
      <text:p text:style-name="P2242">Proszę - pa<text:span text:style-name="T2243">n</text:span>...</text:p>
      <text:p text:style-name="P2244"><text:span text:style-name="T2245">O</text:span><text:span text:style-name="T2246">b. <text:s text:c="22"/></text:span><text:span text:style-name="T2247">:</text:span></text:p>
      <text:p text:style-name="P2248">W moim pojęciu nie ma tutaj różnicy między stronami<text:span text:style-name="T2249">.</text:span><text:span text:style-name="T2250"><text:s/></text:span>Bo jeżeli mamy omawiać wszystkie sprawy, które wiążą się z rolnictwem, to już przesądziliśmy o tym, że i samorząd powinien być przedmiotem naszych obrad.<text:s/>Jeżeli tak, to nic nie stoi na przeszkodzie, żebyśmy dzisiaj wybrali zespół, który już niejako będzie się przygotowywał do tego, że na nim ciążyć będzie obowiązek wypracowania stanowiska<text:span text:style-name="T2251">.</text:span><text:s/>I dlatego już nawet dzisiaj przez ten okres 2<text:s/><text:span text:style-name="T2252">-</text:span><text:s/>3 dni, ci członkowie komisji będą starali się sami przemyśleć problem - jak go ują<text:span text:style-name="T2253">ć</text:span>, jak sprecyzować itd. I dlatego sądzę, że nie ma tutaj rozbieżności i można swobodnie przy<text:span text:style-name="T2254">st</text:span>ąpić do wyboru zespołu.</text:p>
      <text:p text:style-name="P2255">Dziękuję bardzo.</text:p>
      <text:p text:style-name="P2256"><text:span text:style-name="T2257">Przewodniczący</text:span>:</text:p>
      <text:p text:style-name="P2258">Ja myślę jednak, a pan pro<text:span text:style-name="T2259">f.</text:span><text:s/>Siarkiewicz może nie będzie mi miał za złe, że może będzie jednak dobrze dla toku naszych obrad jeżeli mniejszy zespół przygotuje co? Przecież nie cały system samorządu. To się kto inny<text:span text:style-name="T2260">,</text:span><text:s/>ale pewne votum - co my uważamy, że powinno być uwzględnione z punktu widzenia potrzeb wsi i rolnictwa.</text:p>
      <text:p text:style-name="P2261">A więc będzie to pewne jednostronne spojrzenie. Tak jak zrobiliśmy v<text:span text:style-name="T2262">ot</text:span>um w sprawie związków rolników do zespołu tamtego co pchnęło sprawę. Tak samo i tu możemy dać takie samo votum do tego w sprawach samorządowych.</text:p>
      <text:p text:style-name="P2263">Ja myślę,<text:s/><text:span text:style-name="T2264">że</text:span><text:s/>ten zespó<text:span text:style-name="T2265">ł</text:span><text:s/>po prostu mógłby na następne spotkanie przygotować propozycję krótką tekst, który wyrażałby wspólne stanowisko plus uzasadnienie<text:span text:style-name="T2266">.<text:s/></text:span>Również na piśmie. Mielibyśmy wówczas formalną podstawę negocjacyjną po prostu<text:span text:style-name="T2267">.</text:span><text:s/><text:span text:style-name="T2268">I</text:span><text:s/>wtedy te seminaryjne obrady dałyby się skrócić<text:span text:style-name="T2269">.</text:span></text:p>
      <text:soft-page-break/>
      <text:p text:style-name="P2270">Dziękuję<text:span text:style-name="T2271">.</text:span></text:p>
      <text:p text:style-name="P2272"><text:span text:style-name="T2273">Przew</text:span><text:span text:style-name="T2274">od</text:span><text:span text:style-name="T2275">nicząc</text:span><text:span text:style-name="T2276">y</text:span><text:span text:style-name="T2277">:</text:span></text:p>
      <text:p text:style-name="P2278">Otóż jeszcze jedno<text:s/><text:span text:style-name="T2279">-</text:span><text:s/>czy w związku z tym można byłoby prosi<text:span text:style-name="T2280">ć</text:span><text:s/>o jakieś 3 osoby z państwa strony<text:span text:style-name="T2281">.</text:span></text:p>
      <text:p text:style-name="P2282"><text:span text:style-name="T2283">O</text:span><text:span text:style-name="T2284">b. <text:s text:c="22"/></text:span><text:span text:style-name="T2285">:</text:span></text:p>
      <text:p text:style-name="P2286">Może jeszcze małe tylko sprostowanie<text:span text:style-name="T2287">...</text:span><text:s/>No może nie sprostowanie<text:span text:style-name="T2288">.</text:span><text:s/>Otóż<text:s/><text:span text:style-name="T2289">ja</text:span>k to państwo do tej pory zauważyli w tych rozmowach już kończąceg<text:span text:style-name="T2290">o</text:span><text:s/>się drugiego dnia praktycznie biorąc nie negocjujemy, bo w wielu przypadkach, po niewielkim okresie dyskusji jest tak duża zbieżność, że to cieszy, choć niektórych martwi,<text:s/><text:span text:style-name="T2291">ż</text:span>e to za szybko idzie.</text:p>
      <text:p text:style-name="P2292">Ale my chłop<text:span text:style-name="T2293">i</text:span>, a wiosna idzie i musimy się spieszyć<text:span text:style-name="T2294">.</text:span></text:p>
      <text:p text:style-name="P2295">I a propos tego składu zespołu, to ja proponuję z naszej strony: prof. Siarkiewicz, pani Sołtyk - ona się zgodzi, ja z nią wcześniej roz<text:span text:style-name="T2296">m</text:span>awiałem w tej sprawie.</text:p>
      <text:p text:style-name="P2297"><text:span text:style-name="T2298">T</text:span>o na razie mamy<text:span text:style-name="T2299">...</text:span><text:s/>To jest tak: pani Sołtyk Grażyna, pan Kazimierz Siarkiewicz, pan Józef Bąk<text:span text:style-name="T2300">.</text:span></text:p>
      <text:p text:style-name="P2301"><text:span text:style-name="T2302">Przewodniczący</text:span>:</text:p>
      <text:p text:style-name="P2303">Dobrze, tak.<text:s/><text:span text:style-name="T2304">Z</text:span><text:s/>naszej natomiast strony byłby pan Waldemar Pańko, Piotr Baumgart i Jacek Szymanderski<text:span text:style-name="T2305">.</text:span></text:p>
      <text:p text:style-name="P2306">Jest jeszcze jedna sprawa, a mianowicie: wpłynęło tu<text:s/>pisemne stanowisko<text:s/><text:span text:style-name="T2307">O</text:span>PZZ w kwestiach demonopoliza<text:span text:style-name="T2308">c</text:span>ji w gospodarce żywnościowej. To mi przypomina jedną rzecz, że myśmy o demonopoliza<text:span text:style-name="T2309">cj</text:span>i cały czas mówili, ale nie mamy tutaj konkluzji. W związku z tym byłaby propozycja, żeby może nie mnożąc zespołów, poprosić pierwszy zespół ten, który będzie w sprawie cen obradował, bo to si<text:span text:style-name="T2310">ę</text:span><text:s/>jednak by bardzo łączyło. I widzę, że osoby są dobre, które by tu coś mogły powiedzieć. Po prostu, żeby ten sam zespół przygotował nam również krótkie stanowisko - propozy<text:span text:style-name="T2311">cje</text:span><text:s/>zapisu w sprawie dem<text:span text:style-name="T2312">on</text:span>opol<text:span text:style-name="T2313">iz</text:span>a<text:span text:style-name="T2314">cji.</text:span></text:p>
      <text:p text:style-name="P2315">Czy byłaby zgoda na to? Po prostu, żeby już nie mnożyć zespołów, żeby ten sam zechciał to zrobi<text:span text:style-name="T2316">ć</text:span>.</text:p>
      <text:p text:style-name="P2317">Wobec tego przypomnę raz jeszcze, że spotkamy si<text:span text:style-name="T2318">ę<text:s/></text:span>27 lutego, mam nadzieję w nieco większej sali<text:span text:style-name="T2319">...</text:span></text:p>
      <text:p text:style-name="P2320">Proszę państwa, tutaj musimy ustalić jeszcze jedną kwestię. Bo być może będzie propozycja, żeby to zrobić wspólne posiedzenie tego<text:s/>„stolika”<text:s/>z tym ekonom<text:span text:style-name="T2321">i</text:span>cznym -<text:s/><text:span text:style-name="T2322">o</text:span>gólnym. Ale to zobaczymy... W każdym razie proszę już zarezerwować czas godzina 10<text:span text:style-name="T2323">.</text:span>30 w poniedziałek 27 lutego. A liczę, że nasze dzielne zespoły do tego czasu przygotują nam niezbędne projekty.</text:p>
      <text:p text:style-name="P2324">W takim razie wypada mi podziękować państwu.</text:p>
      <text:p text:style-name="P2325">Dziękuję.</text:p>
      <text:p text:style-name="P2326">/Zakończenie obrad<text:s/><text:span text:style-name="T2327">godz.16.</text:span><text:span text:style-name="T2328">5</text:span><text:span text:style-name="T2329">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3:00Z</meta:creation-date>
    <dc:date>2023-10-30T19:33:00Z</dc:date>
    <meta:template xlink:href="Normal.dotm" xlink:type="simple"/>
    <meta:editing-cycles>2</meta:editing-cycles>
    <meta:editing-duration>PT0S</meta:editing-duration>
    <meta:document-statistic meta:page-count="63" meta:paragraph-count="404" meta:word-count="28937" meta:character-count="202157" meta:row-count="1446" meta:non-whitespace-character-count="173624"/>
  </office:meta>
</office:document-meta>
</file>